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Gen 1-Wind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312" calcext:value-type="float">
            <text:p>1.8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76" calcext:value-type="float">
            <text:p>1.0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82" calcext:value-type="float">
            <text:p>1.1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892" calcext:value-type="float">
            <text:p>3.58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834" calcext:value-type="float">
            <text:p>1.88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718" calcext:value-type="float">
            <text:p>2.97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472" calcext:value-type="float">
            <text:p>5.6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5234" calcext:value-type="float">
            <text:p>7.52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4338" calcext:value-type="float">
            <text:p>6.43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644" calcext:value-type="float">
            <text:p>7.36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2352" calcext:value-type="float">
            <text:p>6.23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0946" calcext:value-type="float">
            <text:p>11.09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5038" calcext:value-type="float">
            <text:p>20.50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796" calcext:value-type="float">
            <text:p>26.7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6054" calcext:value-type="float">
            <text:p>27.60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9648" calcext:value-type="float">
            <text:p>27.9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6674" calcext:value-type="float">
            <text:p>28.66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029" calcext:value-type="float">
            <text:p>28.0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3446" calcext:value-type="float">
            <text:p>28.34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6792" calcext:value-type="float">
            <text:p>27.67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.5148" calcext:value-type="float">
            <text:p>24.51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3888" calcext:value-type="float">
            <text:p>18.38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998" calcext:value-type="float">
            <text:p>19.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6966" calcext:value-type="float">
            <text:p>24.6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4388" calcext:value-type="float">
            <text:p>22.4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3174" calcext:value-type="float">
            <text:p>15.3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964" calcext:value-type="float">
            <text:p>11.69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7122" calcext:value-type="float">
            <text:p>12.7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6624" calcext:value-type="float">
            <text:p>12.66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2014" calcext:value-type="float">
            <text:p>14.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0592" calcext:value-type="float">
            <text:p>20.0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5248" calcext:value-type="float">
            <text:p>26.52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2886" calcext:value-type="float">
            <text:p>27.28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9726" calcext:value-type="float">
            <text:p>27.97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8694" calcext:value-type="float">
            <text:p>27.86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354" calcext:value-type="float">
            <text:p>27.3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472" calcext:value-type="float">
            <text:p>26.4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8078" calcext:value-type="float">
            <text:p>25.8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0784" calcext:value-type="float">
            <text:p>23.0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1404" calcext:value-type="float">
            <text:p>21.14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106" calcext:value-type="float">
            <text:p>23.1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6484" calcext:value-type="float">
            <text:p>23.64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0152" calcext:value-type="float">
            <text:p>22.01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1672" calcext:value-type="float">
            <text:p>20.16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283" calcext:value-type="float">
            <text:p>14.2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9012" calcext:value-type="float">
            <text:p>9.9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1418" calcext:value-type="float">
            <text:p>10.1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66" calcext:value-type="float">
            <text:p>8.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782" calcext:value-type="float">
            <text:p>9.7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144" calcext:value-type="float">
            <text:p>9.9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98" calcext:value-type="float">
            <text:p>12.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5038" calcext:value-type="float">
            <text:p>11.5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244" calcext:value-type="float">
            <text:p>9.2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1484" calcext:value-type="float">
            <text:p>13.14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8306" calcext:value-type="float">
            <text:p>13.8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1246" calcext:value-type="float">
            <text:p>14.12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2396" calcext:value-type="float">
            <text:p>13.2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6464" calcext:value-type="float">
            <text:p>13.6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9542" calcext:value-type="float">
            <text:p>13.95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5466" calcext:value-type="float">
            <text:p>15.54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2558" calcext:value-type="float">
            <text:p>16.25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0742" calcext:value-type="float">
            <text:p>14.07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3854" calcext:value-type="float">
            <text:p>16.38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115" calcext:value-type="float">
            <text:p>20.1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1594" calcext:value-type="float">
            <text:p>20.15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806" calcext:value-type="float">
            <text:p>19.8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3058" calcext:value-type="float">
            <text:p>20.3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6404" calcext:value-type="float">
            <text:p>22.64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2378" calcext:value-type="float">
            <text:p>22.23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1334" calcext:value-type="float">
            <text:p>16.13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083" calcext:value-type="float">
            <text:p>16.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134" calcext:value-type="float">
            <text:p>14.8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21" calcext:value-type="float">
            <text:p>13.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8114" calcext:value-type="float">
            <text:p>10.8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2666" calcext:value-type="float">
            <text:p>10.2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788" calcext:value-type="float">
            <text:p>7.9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9172" calcext:value-type="float">
            <text:p>8.91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9972" calcext:value-type="float">
            <text:p>6.99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4592" calcext:value-type="float">
            <text:p>7.4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3854" calcext:value-type="float">
            <text:p>7.38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514" calcext:value-type="float">
            <text:p>8.3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4872" calcext:value-type="float">
            <text:p>9.4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2474" calcext:value-type="float">
            <text:p>13.24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2066" calcext:value-type="float">
            <text:p>16.20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335" calcext:value-type="float">
            <text:p>19.3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5274" calcext:value-type="float">
            <text:p>18.52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5798" calcext:value-type="float">
            <text:p>19.57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1304" calcext:value-type="float">
            <text:p>19.13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221" calcext:value-type="float">
            <text:p>16.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1992" calcext:value-type="float">
            <text:p>18.1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319" calcext:value-type="float">
            <text:p>17.3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0076" calcext:value-type="float">
            <text:p>11.00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7464" calcext:value-type="float">
            <text:p>9.74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8258" calcext:value-type="float">
            <text:p>7.82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704" calcext:value-type="float">
            <text:p>7.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684" calcext:value-type="float">
            <text:p>9.9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722" calcext:value-type="float">
            <text:p>7.3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814" calcext:value-type="float">
            <text:p>2.98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23" calcext:value-type="float">
            <text:p>4.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002" calcext:value-type="float">
            <text:p>4.9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704" calcext:value-type="float">
            <text:p>4.67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0078" calcext:value-type="float">
            <text:p>12.00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7392" calcext:value-type="float">
            <text:p>12.7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1268" calcext:value-type="float">
            <text:p>16.1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4568" calcext:value-type="float">
            <text:p>19.4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4304" calcext:value-type="float">
            <text:p>16.43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0906" calcext:value-type="float">
            <text:p>15.09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4314" calcext:value-type="float">
            <text:p>15.43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3422" calcext:value-type="float">
            <text:p>16.34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0452" calcext:value-type="float">
            <text:p>13.04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7184" calcext:value-type="float">
            <text:p>16.7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8602" calcext:value-type="float">
            <text:p>20.86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7558" calcext:value-type="float">
            <text:p>23.75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4062" calcext:value-type="float">
            <text:p>27.40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8922" calcext:value-type="float">
            <text:p>24.89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6132" calcext:value-type="float">
            <text:p>24.61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7948" calcext:value-type="float">
            <text:p>17.79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5162" calcext:value-type="float">
            <text:p>13.51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3294" calcext:value-type="float">
            <text:p>18.3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295" calcext:value-type="float">
            <text:p>23.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7938" calcext:value-type="float">
            <text:p>24.7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0792" calcext:value-type="float">
            <text:p>18.0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2948" calcext:value-type="float">
            <text:p>16.2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969" calcext:value-type="float">
            <text:p>15.9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143" calcext:value-type="float">
            <text:p>13.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356" calcext:value-type="float">
            <text:p>13.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6072" calcext:value-type="float">
            <text:p>21.6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506" calcext:value-type="float">
            <text:p>25.5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8272" calcext:value-type="float">
            <text:p>26.8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758" calcext:value-type="float">
            <text:p>25.7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3324" calcext:value-type="float">
            <text:p>27.33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4182" calcext:value-type="float">
            <text:p>27.41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8124" calcext:value-type="float">
            <text:p>27.81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7836" calcext:value-type="float">
            <text:p>27.78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707" calcext:value-type="float">
            <text:p>28.7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1456" calcext:value-type="float">
            <text:p>29.14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2398" calcext:value-type="float">
            <text:p>29.23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304" calcext:value-type="float">
            <text:p>29.3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2602" calcext:value-type="float">
            <text:p>29.26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1582" calcext:value-type="float">
            <text:p>29.15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686" calcext:value-type="float">
            <text:p>28.96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2708" calcext:value-type="float">
            <text:p>28.27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8312" calcext:value-type="float">
            <text:p>25.8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5538" calcext:value-type="float">
            <text:p>24.5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983" calcext:value-type="float">
            <text:p>25.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677" calcext:value-type="float">
            <text:p>22.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2936" calcext:value-type="float">
            <text:p>22.2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5634" calcext:value-type="float">
            <text:p>21.56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292" calcext:value-type="float">
            <text:p>23.2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3364" calcext:value-type="float">
            <text:p>23.3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3456" calcext:value-type="float">
            <text:p>21.34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962" calcext:value-type="float">
            <text:p>8.29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576" calcext:value-type="float">
            <text:p>3.6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2246" calcext:value-type="float">
            <text:p>4.2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592" calcext:value-type="float">
            <text:p>11.5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1178" calcext:value-type="float">
            <text:p>16.11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717" calcext:value-type="float">
            <text:p>21.7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6826" calcext:value-type="float">
            <text:p>23.6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932" calcext:value-type="float">
            <text:p>25.9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6908" calcext:value-type="float">
            <text:p>16.69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454" calcext:value-type="float">
            <text:p>3.24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2774" calcext:value-type="float">
            <text:p>4.27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754" calcext:value-type="float">
            <text:p>8.7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3396" calcext:value-type="float">
            <text:p>12.33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1668" calcext:value-type="float">
            <text:p>12.16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079" calcext:value-type="float">
            <text:p>8.0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726" calcext:value-type="float">
            <text:p>6.9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676" calcext:value-type="float">
            <text:p>5.9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204" calcext:value-type="float">
            <text:p>5.7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902" calcext:value-type="float">
            <text:p>4.3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022" calcext:value-type="float">
            <text:p>3.5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144" calcext:value-type="float">
            <text:p>3.3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364" calcext:value-type="float">
            <text:p>1.4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276" calcext:value-type="float">
            <text:p>0.92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02" calcext:value-type="float">
            <text:p>0.3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36" calcext:value-type="float">
            <text:p>0.09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862" calcext:value-type="float">
            <text:p>1.18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332" calcext:value-type="float">
            <text:p>4.33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506" calcext:value-type="float">
            <text:p>1.65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183" calcext:value-type="float">
            <text:p>15.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1424" calcext:value-type="float">
            <text:p>10.14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627" calcext:value-type="float">
            <text:p>3.6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16" calcext:value-type="float">
            <text:p>0.14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018" calcext:value-type="float">
            <text:p>0.6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688" calcext:value-type="float">
            <text:p>1.4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8726" calcext:value-type="float">
            <text:p>1.8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032" calcext:value-type="float">
            <text:p>1.6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714" calcext:value-type="float">
            <text:p>3.9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62" calcext:value-type="float">
            <text:p>1.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302" calcext:value-type="float">
            <text:p>2.8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64" calcext:value-type="float">
            <text:p>0.8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704" calcext:value-type="float">
            <text:p>4.67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3712" calcext:value-type="float">
            <text:p>14.37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1258" calcext:value-type="float">
            <text:p>5.12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0074" calcext:value-type="float">
            <text:p>7.0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59" calcext:value-type="float">
            <text:p>1.3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9434" calcext:value-type="float">
            <text:p>1.94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1874" calcext:value-type="float">
            <text:p>7.18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1972" calcext:value-type="float">
            <text:p>5.1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004" calcext:value-type="float">
            <text:p>8.0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818" calcext:value-type="float">
            <text:p>4.6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78" calcext:value-type="float">
            <text:p>5.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632" calcext:value-type="float">
            <text:p>2.8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88" calcext:value-type="float">
            <text:p>4.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889" calcext:value-type="float">
            <text:p>5.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264" calcext:value-type="float">
            <text:p>5.4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3992" calcext:value-type="float">
            <text:p>4.3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706" calcext:value-type="float">
            <text:p>2.97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114" calcext:value-type="float">
            <text:p>1.5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198" calcext:value-type="float">
            <text:p>0.61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2474" calcext:value-type="float">
            <text:p>4.2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2264" calcext:value-type="float">
            <text:p>7.2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0208" calcext:value-type="float">
            <text:p>14.02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2522" calcext:value-type="float">
            <text:p>28.25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5178" calcext:value-type="float">
            <text:p>9.51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0824" calcext:value-type="float">
            <text:p>10.0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7698" calcext:value-type="float">
            <text:p>9.76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7658" calcext:value-type="float">
            <text:p>7.76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678" calcext:value-type="float">
            <text:p>6.6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0824" calcext:value-type="float">
            <text:p>7.08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101" calcext:value-type="float">
            <text:p>10.1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3278" calcext:value-type="float">
            <text:p>10.3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276" calcext:value-type="float">
            <text:p>14.7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462" calcext:value-type="float">
            <text:p>18.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3152" calcext:value-type="float">
            <text:p>16.3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3816" calcext:value-type="float">
            <text:p>12.3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1322" calcext:value-type="float">
            <text:p>13.1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3386" calcext:value-type="float">
            <text:p>13.3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1754" calcext:value-type="float">
            <text:p>16.17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9306" calcext:value-type="float">
            <text:p>18.9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252" calcext:value-type="float">
            <text:p>24.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3134" calcext:value-type="float">
            <text:p>25.31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6556" calcext:value-type="float">
            <text:p>26.6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0644" calcext:value-type="float">
            <text:p>28.06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.0082" calcext:value-type="float">
            <text:p>29.00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178" calcext:value-type="float">
            <text:p>29.1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2236" calcext:value-type="float">
            <text:p>29.22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2806" calcext:value-type="float">
            <text:p>29.28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1636" calcext:value-type="float">
            <text:p>29.1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307" calcext:value-type="float">
            <text:p>29.3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1888" calcext:value-type="float">
            <text:p>29.18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1762" calcext:value-type="float">
            <text:p>29.17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9056" calcext:value-type="float">
            <text:p>28.90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7148" calcext:value-type="float">
            <text:p>28.71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.3138" calcext:value-type="float">
            <text:p>27.31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7128" calcext:value-type="float">
            <text:p>27.7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575" calcext:value-type="float">
            <text:p>28.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2134" calcext:value-type="float">
            <text:p>29.21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163" calcext:value-type="float">
            <text:p>29.1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0334" calcext:value-type="float">
            <text:p>29.0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722" calcext:value-type="float">
            <text:p>28.7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8636" calcext:value-type="float">
            <text:p>28.8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.2752" calcext:value-type="float">
            <text:p>29.27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.337" calcext:value-type="float">
            <text:p>29.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9608" calcext:value-type="float">
            <text:p>28.9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054" calcext:value-type="float">
            <text:p>27.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2842" calcext:value-type="float">
            <text:p>26.28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3318" calcext:value-type="float">
            <text:p>9.33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012" calcext:value-type="float">
            <text:p>3.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144" calcext:value-type="float">
            <text:p>3.0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12" calcext:value-type="float">
            <text:p>3.0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144" calcext:value-type="float">
            <text:p>3.0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5994" calcext:value-type="float">
            <text:p>21.59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1576" calcext:value-type="float">
            <text:p>29.15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7112" calcext:value-type="float">
            <text:p>28.71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2404" calcext:value-type="float">
            <text:p>29.2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6662" calcext:value-type="float">
            <text:p>28.66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0994" calcext:value-type="float">
            <text:p>29.0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3028" calcext:value-type="float">
            <text:p>29.30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3058" calcext:value-type="float">
            <text:p>29.30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232" calcext:value-type="float">
            <text:p>29.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0574" calcext:value-type="float">
            <text:p>23.05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326" calcext:value-type="float">
            <text:p>22.3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0318" calcext:value-type="float">
            <text:p>24.0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9334" calcext:value-type="float">
            <text:p>26.93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5486" calcext:value-type="float">
            <text:p>28.5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325" calcext:value-type="float">
            <text:p>26.3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6948" calcext:value-type="float">
            <text:p>24.69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078" calcext:value-type="float">
            <text:p>27.0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.653" calcext:value-type="float">
            <text:p>28.6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7734" calcext:value-type="float">
            <text:p>27.77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9386" calcext:value-type="float">
            <text:p>28.93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7424" calcext:value-type="float">
            <text:p>28.74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1102" calcext:value-type="float">
            <text:p>29.1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1822" calcext:value-type="float">
            <text:p>29.18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7736" calcext:value-type="float">
            <text:p>28.77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3498" calcext:value-type="float">
            <text:p>27.34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523" calcext:value-type="float">
            <text:p>23.5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9122" calcext:value-type="float">
            <text:p>16.91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0174" calcext:value-type="float">
            <text:p>15.0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416" calcext:value-type="float">
            <text:p>12.4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41" calcext:value-type="float">
            <text:p>12.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1394" calcext:value-type="float">
            <text:p>10.1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5642" calcext:value-type="float">
            <text:p>7.56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538" calcext:value-type="float">
            <text:p>8.5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684" calcext:value-type="float">
            <text:p>7.56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1066" calcext:value-type="float">
            <text:p>11.10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6126" calcext:value-type="float">
            <text:p>15.6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2218" calcext:value-type="float">
            <text:p>20.22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9408" calcext:value-type="float">
            <text:p>18.94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096" calcext:value-type="float">
            <text:p>21.0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3274" calcext:value-type="float">
            <text:p>17.32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2048" calcext:value-type="float">
            <text:p>16.20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6832" calcext:value-type="float">
            <text:p>17.68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8592" calcext:value-type="float">
            <text:p>21.85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952" calcext:value-type="float">
            <text:p>23.9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0156" calcext:value-type="float">
            <text:p>27.01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4008" calcext:value-type="float">
            <text:p>27.40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7198" calcext:value-type="float">
            <text:p>26.71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4716" calcext:value-type="float">
            <text:p>21.47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8164" calcext:value-type="float">
            <text:p>14.81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6456" calcext:value-type="float">
            <text:p>18.6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634" calcext:value-type="float">
            <text:p>14.6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4964" calcext:value-type="float">
            <text:p>10.4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784" calcext:value-type="float">
            <text:p>11.0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346" calcext:value-type="float">
            <text:p>10.4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646" calcext:value-type="float">
            <text:p>2.06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54" calcext:value-type="float">
            <text:p>3.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696" calcext:value-type="float">
            <text:p>3.6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31" calcext:value-type="float">
            <text:p>4.1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826" calcext:value-type="float">
            <text:p>0.58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478" calcext:value-type="float">
            <text:p>1.4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86" calcext:value-type="float">
            <text:p>1.9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52" calcext:value-type="float">
            <text:p>0.38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226" calcext:value-type="float">
            <text:p>0.52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376" calcext:value-type="float">
            <text:p>2.0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49" calcext:value-type="float">
            <text:p>3.8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6886" calcext:value-type="float">
            <text:p>8.6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0194" calcext:value-type="float">
            <text:p>13.0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9062" calcext:value-type="float">
            <text:p>7.90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6992" calcext:value-type="float">
            <text:p>7.69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7526" calcext:value-type="float">
            <text:p>7.75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0844" calcext:value-type="float">
            <text:p>8.08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331" calcext:value-type="float">
            <text:p>8.3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2732" calcext:value-type="float">
            <text:p>16.27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9472" calcext:value-type="float">
            <text:p>14.94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1268" calcext:value-type="float">
            <text:p>16.1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248" calcext:value-type="float">
            <text:p>13.3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266" calcext:value-type="float">
            <text:p>11.2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1024" calcext:value-type="float">
            <text:p>11.1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1862" calcext:value-type="float">
            <text:p>7.18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596" calcext:value-type="float">
            <text:p>3.15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568" calcext:value-type="float">
            <text:p>1.15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22" calcext:value-type="float">
            <text:p>0.35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58" calcext:value-type="float">
            <text:p>0.56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38" calcext:value-type="float">
            <text:p>0.13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78" calcext:value-type="float">
            <text:p>3.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432" calcext:value-type="float">
            <text:p>3.94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024" calcext:value-type="float">
            <text:p>6.00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3136" calcext:value-type="float">
            <text:p>8.31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0902" calcext:value-type="float">
            <text:p>10.09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677" calcext:value-type="float">
            <text:p>16.6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901" calcext:value-type="float">
            <text:p>17.9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006" calcext:value-type="float">
            <text:p>6.0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2662" calcext:value-type="float">
            <text:p>5.26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504" calcext:value-type="float">
            <text:p>9.5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2042" calcext:value-type="float">
            <text:p>7.20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5508" calcext:value-type="float">
            <text:p>12.55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3636" calcext:value-type="float">
            <text:p>12.3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872" calcext:value-type="float">
            <text:p>12.1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874" calcext:value-type="float">
            <text:p>8.0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904" calcext:value-type="float">
            <text:p>5.69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652" calcext:value-type="float">
            <text:p>4.7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048" calcext:value-type="float">
            <text:p>4.8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924" calcext:value-type="float">
            <text:p>2.79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76" calcext:value-type="float">
            <text:p>0.32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394" calcext:value-type="float">
            <text:p>3.23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824" calcext:value-type="float">
            <text:p>1.98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672" calcext:value-type="float">
            <text:p>2.16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35" calcext:value-type="float">
            <text:p>3.4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8048" calcext:value-type="float">
            <text:p>4.80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966" calcext:value-type="float">
            <text:p>3.69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14" calcext:value-type="float">
            <text:p>4.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0426" calcext:value-type="float">
            <text:p>3.04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604" calcext:value-type="float">
            <text:p>1.16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526" calcext:value-type="float">
            <text:p>1.45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58" calcext:value-type="float">
            <text:p>4.4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0098" calcext:value-type="float">
            <text:p>10.00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8482" calcext:value-type="float">
            <text:p>5.84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0938" calcext:value-type="float">
            <text:p>4.0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192" calcext:value-type="float">
            <text:p>4.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416" calcext:value-type="float">
            <text:p>4.6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616" calcext:value-type="float">
            <text:p>4.7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494" calcext:value-type="float">
            <text:p>1.64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38" calcext:value-type="float">
            <text:p>0.4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38" calcext:value-type="float">
            <text:p>0.16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42" calcext:value-type="float">
            <text:p>0.63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526" calcext:value-type="float">
            <text:p>2.3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626" calcext:value-type="float">
            <text:p>4.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964" calcext:value-type="float">
            <text:p>2.99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38" calcext:value-type="float">
            <text:p>2.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672" calcext:value-type="float">
            <text:p>4.56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8904" calcext:value-type="float">
            <text:p>6.8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9534" calcext:value-type="float">
            <text:p>6.95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5858" calcext:value-type="float">
            <text:p>13.58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558" calcext:value-type="float">
            <text:p>15.5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5184" calcext:value-type="float">
            <text:p>27.5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7544" calcext:value-type="float">
            <text:p>28.75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6926" calcext:value-type="float">
            <text:p>25.69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0324" calcext:value-type="float">
            <text:p>18.03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8104" calcext:value-type="float">
            <text:p>17.81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499" calcext:value-type="float">
            <text:p>5.4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697" calcext:value-type="float">
            <text:p>8.6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2968" calcext:value-type="float">
            <text:p>14.2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904" calcext:value-type="float">
            <text:p>7.49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424" calcext:value-type="float">
            <text:p>5.9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416" calcext:value-type="float">
            <text:p>3.1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209" calcext:value-type="float">
            <text:p>10.2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364" calcext:value-type="float">
            <text:p>5.33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3602" calcext:value-type="float">
            <text:p>19.36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2434" calcext:value-type="float">
            <text:p>11.2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704" calcext:value-type="float">
            <text:p>7.3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864" calcext:value-type="float">
            <text:p>3.08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243" calcext:value-type="float">
            <text:p>6.2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202" calcext:value-type="float">
            <text:p>6.52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358" calcext:value-type="float">
            <text:p>5.3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582" calcext:value-type="float">
            <text:p>3.95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949" calcext:value-type="float">
            <text:p>14.9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026" calcext:value-type="float">
            <text:p>11.50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2666" calcext:value-type="float">
            <text:p>4.26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8668" calcext:value-type="float">
            <text:p>8.86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374" calcext:value-type="float">
            <text:p>7.93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0734" calcext:value-type="float">
            <text:p>4.07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7918" calcext:value-type="float">
            <text:p>2.7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624" calcext:value-type="float">
            <text:p>4.2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48" calcext:value-type="float">
            <text:p>0.2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342" calcext:value-type="float">
            <text:p>1.83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774" calcext:value-type="float">
            <text:p>3.0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6706" calcext:value-type="float">
            <text:p>5.67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6694" calcext:value-type="float">
            <text:p>11.66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6004" calcext:value-type="float">
            <text:p>17.60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8594" calcext:value-type="float">
            <text:p>13.85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929" calcext:value-type="float">
            <text:p>7.9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2794" calcext:value-type="float">
            <text:p>5.27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0252" calcext:value-type="float">
            <text:p>3.02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1634" calcext:value-type="float">
            <text:p>4.16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4498" calcext:value-type="float">
            <text:p>5.44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954" calcext:value-type="float">
            <text:p>0.3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72" calcext:value-type="float">
            <text:p>0.0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12" calcext:value-type="float">
            <text:p>0.48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442" calcext:value-type="float">
            <text:p>1.14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32" calcext:value-type="float">
            <text:p>0.25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08" calcext:value-type="float">
            <text:p>0.07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26" calcext:value-type="float">
            <text:p>0.13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998" calcext:value-type="float">
            <text:p>0.79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59" calcext:value-type="float">
            <text:p>1.6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4554" calcext:value-type="float">
            <text:p>3.45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948" calcext:value-type="float">
            <text:p>3.99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234" calcext:value-type="float">
            <text:p>3.0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54" calcext:value-type="float">
            <text:p>2.7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272" calcext:value-type="float">
            <text:p>1.32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42" calcext:value-type="float">
            <text:p>0.09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542" calcext:value-type="float">
            <text:p>1.05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034" calcext:value-type="float">
            <text:p>1.70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596" calcext:value-type="float">
            <text:p>0.45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622" calcext:value-type="float">
            <text:p>0.8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784" calcext:value-type="float">
            <text:p>1.7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168" calcext:value-type="float">
            <text:p>3.3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156" calcext:value-type="float">
            <text:p>5.7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3614" calcext:value-type="float">
            <text:p>7.3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512" calcext:value-type="float">
            <text:p>4.9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446" calcext:value-type="float">
            <text:p>4.04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46" calcext:value-type="float">
            <text:p>1.04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72" calcext:value-type="float">
            <text:p>0.06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44" calcext:value-type="float">
            <text:p>0.3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284" calcext:value-type="float">
            <text:p>0.42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342" calcext:value-type="float">
            <text:p>1.53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5408" calcext:value-type="float">
            <text:p>13.54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6936" calcext:value-type="float">
            <text:p>18.69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4766" calcext:value-type="float">
            <text:p>25.47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0238" calcext:value-type="float">
            <text:p>23.02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583" calcext:value-type="float">
            <text:p>23.5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8118" calcext:value-type="float">
            <text:p>18.81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1018" calcext:value-type="float">
            <text:p>17.1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473" calcext:value-type="float">
            <text:p>19.4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7456" calcext:value-type="float">
            <text:p>14.74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8814" calcext:value-type="float">
            <text:p>12.8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966" calcext:value-type="float">
            <text:p>10.8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4418" calcext:value-type="float">
            <text:p>13.4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4144" calcext:value-type="float">
            <text:p>14.4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2472" calcext:value-type="float">
            <text:p>15.24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5932" calcext:value-type="float">
            <text:p>17.5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5824" calcext:value-type="float">
            <text:p>20.5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2064" calcext:value-type="float">
            <text:p>21.2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4016" calcext:value-type="float">
            <text:p>19.4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9908" calcext:value-type="float">
            <text:p>19.99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0346" calcext:value-type="float">
            <text:p>26.0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306" calcext:value-type="float">
            <text:p>27.33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1962" calcext:value-type="float">
            <text:p>27.1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0616" calcext:value-type="float">
            <text:p>26.06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9268" calcext:value-type="float">
            <text:p>23.92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3284" calcext:value-type="float">
            <text:p>28.32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1792" calcext:value-type="float">
            <text:p>29.17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211" calcext:value-type="float">
            <text:p>29.2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2512" calcext:value-type="float">
            <text:p>29.25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791" calcext:value-type="float">
            <text:p>28.7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6054" calcext:value-type="float">
            <text:p>27.60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7762" calcext:value-type="float">
            <text:p>26.77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4702" calcext:value-type="float">
            <text:p>26.47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6956" calcext:value-type="float">
            <text:p>25.6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4938" calcext:value-type="float">
            <text:p>27.49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72" calcext:value-type="float">
            <text:p>24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959" calcext:value-type="float">
            <text:p>22.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7156" calcext:value-type="float">
            <text:p>23.7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4844" calcext:value-type="float">
            <text:p>22.48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7636" calcext:value-type="float">
            <text:p>17.7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2754" calcext:value-type="float">
            <text:p>18.27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5772" calcext:value-type="float">
            <text:p>21.5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2656" calcext:value-type="float">
            <text:p>26.2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2088" calcext:value-type="float">
            <text:p>27.2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0066" calcext:value-type="float">
            <text:p>27.00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2352" calcext:value-type="float">
            <text:p>27.23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6546" calcext:value-type="float">
            <text:p>27.65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441" calcext:value-type="float">
            <text:p>27.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888" calcext:value-type="float">
            <text:p>27.8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495" calcext:value-type="float">
            <text:p>27.4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4224" calcext:value-type="float">
            <text:p>27.42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3386" calcext:value-type="float">
            <text:p>25.33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78" calcext:value-type="float">
            <text:p>21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0736" calcext:value-type="float">
            <text:p>23.07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2074" calcext:value-type="float">
            <text:p>17.20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011" calcext:value-type="float">
            <text:p>16.0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3416" calcext:value-type="float">
            <text:p>13.34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4184" calcext:value-type="float">
            <text:p>10.4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542" calcext:value-type="float">
            <text:p>10.0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3232" calcext:value-type="float">
            <text:p>11.3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826" calcext:value-type="float">
            <text:p>7.4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954" calcext:value-type="float">
            <text:p>6.3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6726" calcext:value-type="float">
            <text:p>9.6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0808" calcext:value-type="float">
            <text:p>11.08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3754" calcext:value-type="float">
            <text:p>8.37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1846" calcext:value-type="float">
            <text:p>11.18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452" calcext:value-type="float">
            <text:p>16.4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9036" calcext:value-type="float">
            <text:p>12.9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986" calcext:value-type="float">
            <text:p>16.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6338" calcext:value-type="float">
            <text:p>16.63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7056" calcext:value-type="float">
            <text:p>15.70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138" calcext:value-type="float">
            <text:p>18.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7838" calcext:value-type="float">
            <text:p>19.7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923" calcext:value-type="float">
            <text:p>16.9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5598" calcext:value-type="float">
            <text:p>15.55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9876" calcext:value-type="float">
            <text:p>18.98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254" calcext:value-type="float">
            <text:p>16.2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689" calcext:value-type="float">
            <text:p>19.6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4014" calcext:value-type="float">
            <text:p>21.40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4298" calcext:value-type="float">
            <text:p>25.42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273" calcext:value-type="float">
            <text:p>18.2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0052" calcext:value-type="float">
            <text:p>14.0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192" calcext:value-type="float">
            <text:p>10.5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67" calcext:value-type="float">
            <text:p>6.8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936" calcext:value-type="float">
            <text:p>6.9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6944" calcext:value-type="float">
            <text:p>7.6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024" calcext:value-type="float">
            <text:p>11.1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6174" calcext:value-type="float">
            <text:p>12.61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2182" calcext:value-type="float">
            <text:p>11.2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324" calcext:value-type="float">
            <text:p>15.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5782" calcext:value-type="float">
            <text:p>17.57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189" calcext:value-type="float">
            <text:p>21.1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8372" calcext:value-type="float">
            <text:p>19.83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4554" calcext:value-type="float">
            <text:p>21.45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.0084" calcext:value-type="float">
            <text:p>24.00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7924" calcext:value-type="float">
            <text:p>26.79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5898" calcext:value-type="float">
            <text:p>27.5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0776" calcext:value-type="float">
            <text:p>28.07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3984" calcext:value-type="float">
            <text:p>27.39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3996" calcext:value-type="float">
            <text:p>27.39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6102" calcext:value-type="float">
            <text:p>27.61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4966" calcext:value-type="float">
            <text:p>26.49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521" calcext:value-type="float">
            <text:p>25.5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1774" calcext:value-type="float">
            <text:p>20.17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133" calcext:value-type="float">
            <text:p>20.1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3708" calcext:value-type="float">
            <text:p>18.3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9476" calcext:value-type="float">
            <text:p>16.9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783" calcext:value-type="float">
            <text:p>18.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4174" calcext:value-type="float">
            <text:p>17.4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0066" calcext:value-type="float">
            <text:p>15.00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2024" calcext:value-type="float">
            <text:p>16.2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5952" calcext:value-type="float">
            <text:p>15.59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9708" calcext:value-type="float">
            <text:p>12.97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2732" calcext:value-type="float">
            <text:p>13.27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0432" calcext:value-type="float">
            <text:p>21.04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935" calcext:value-type="float">
            <text:p>22.9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4144" calcext:value-type="float">
            <text:p>23.4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2908" calcext:value-type="float">
            <text:p>23.29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0916" calcext:value-type="float">
            <text:p>23.0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5032" calcext:value-type="float">
            <text:p>26.5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1802" calcext:value-type="float">
            <text:p>25.18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9794" calcext:value-type="float">
            <text:p>25.9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721" calcext:value-type="float">
            <text:p>26.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3028" calcext:value-type="float">
            <text:p>26.30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8104" calcext:value-type="float">
            <text:p>23.8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694" calcext:value-type="float">
            <text:p>20.6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8654" calcext:value-type="float">
            <text:p>19.86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0794" calcext:value-type="float">
            <text:p>19.07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4586" calcext:value-type="float">
            <text:p>13.45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4208" calcext:value-type="float">
            <text:p>10.4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524" calcext:value-type="float">
            <text:p>7.9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606" calcext:value-type="float">
            <text:p>6.36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134" calcext:value-type="float">
            <text:p>4.61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2666" calcext:value-type="float">
            <text:p>7.2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38" calcext:value-type="float">
            <text:p>5.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604" calcext:value-type="float">
            <text:p>3.26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614" calcext:value-type="float">
            <text:p>4.66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206" calcext:value-type="float">
            <text:p>4.32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518" calcext:value-type="float">
            <text:p>3.45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794" calcext:value-type="float">
            <text:p>3.17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378" calcext:value-type="float">
            <text:p>5.4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6656" calcext:value-type="float">
            <text:p>7.6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948" calcext:value-type="float">
            <text:p>1.5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032" calcext:value-type="float">
            <text:p>3.7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0668" calcext:value-type="float">
            <text:p>4.0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406" calcext:value-type="float">
            <text:p>4.44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738" calcext:value-type="float">
            <text:p>5.4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2918" calcext:value-type="float">
            <text:p>4.29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652" calcext:value-type="float">
            <text:p>3.26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859" calcext:value-type="float">
            <text:p>2.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49" calcext:value-type="float">
            <text:p>5.3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666" calcext:value-type="float">
            <text:p>7.56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6004" calcext:value-type="float">
            <text:p>5.60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7614" calcext:value-type="float">
            <text:p>3.7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37" calcext:value-type="float">
            <text:p>2.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42" calcext:value-type="float">
            <text:p>1.1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58" calcext:value-type="float">
            <text:p>1.1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008" calcext:value-type="float">
            <text:p>1.3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96" calcext:value-type="float">
            <text:p>0.2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294" calcext:value-type="float">
            <text:p>1.22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116" calcext:value-type="float">
            <text:p>3.4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962" calcext:value-type="float">
            <text:p>3.19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578" calcext:value-type="float">
            <text:p>2.55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52" calcext:value-type="float">
            <text:p>0.20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4192" calcext:value-type="float">
            <text:p>2.4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367" calcext:value-type="float">
            <text:p>5.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5412" calcext:value-type="float">
            <text:p>6.54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2242" calcext:value-type="float">
            <text:p>5.22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3172" calcext:value-type="float">
            <text:p>5.31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3308" calcext:value-type="float">
            <text:p>4.33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286" calcext:value-type="float">
            <text:p>4.7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345" calcext:value-type="float">
            <text:p>6.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226" calcext:value-type="float">
            <text:p>6.52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0182" calcext:value-type="float">
            <text:p>7.01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1492" calcext:value-type="float">
            <text:p>5.1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028" calcext:value-type="float">
            <text:p>2.6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694" calcext:value-type="float">
            <text:p>1.76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94" calcext:value-type="float">
            <text:p>0.50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24" calcext:value-type="float">
            <text:p>1.1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292" calcext:value-type="float">
            <text:p>2.62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334" calcext:value-type="float">
            <text:p>1.43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358" calcext:value-type="float">
            <text:p>0.5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94" calcext:value-type="float">
            <text:p>0.08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848" calcext:value-type="float">
            <text:p>1.3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586" calcext:value-type="float">
            <text:p>2.35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274" calcext:value-type="float">
            <text:p>0.22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804" calcext:value-type="float">
            <text:p>1.8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954" calcext:value-type="float">
            <text:p>2.4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55" calcext:value-type="float">
            <text:p>2.6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864" calcext:value-type="float">
            <text:p>2.18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246" calcext:value-type="float">
            <text:p>6.2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9508" calcext:value-type="float">
            <text:p>11.95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494" calcext:value-type="float">
            <text:p>3.1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226" calcext:value-type="float">
            <text:p>2.02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432" calcext:value-type="float">
            <text:p>0.34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666" calcext:value-type="float">
            <text:p>0.3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368" calcext:value-type="float">
            <text:p>5.2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736" calcext:value-type="float">
            <text:p>3.27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4" calcext:value-type="float">
            <text:p>0.5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55" calcext:value-type="float">
            <text:p>1.4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746" calcext:value-type="float">
            <text:p>1.67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94" calcext:value-type="float">
            <text:p>0.86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19" calcext:value-type="float">
            <text:p>1.7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046" calcext:value-type="float">
            <text:p>2.30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348" calcext:value-type="float">
            <text:p>5.13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939" calcext:value-type="float">
            <text:p>6.9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2314" calcext:value-type="float">
            <text:p>11.23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0564" calcext:value-type="float">
            <text:p>9.05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9552" calcext:value-type="float">
            <text:p>12.95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7232" calcext:value-type="float">
            <text:p>16.7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3302" calcext:value-type="float">
            <text:p>22.33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4678" calcext:value-type="float">
            <text:p>20.46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4202" calcext:value-type="float">
            <text:p>22.42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4086" calcext:value-type="float">
            <text:p>18.40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6632" calcext:value-type="float">
            <text:p>13.66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099" calcext:value-type="float">
            <text:p>12.0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742" calcext:value-type="float">
            <text:p>11.7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9972" calcext:value-type="float">
            <text:p>12.99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0668" calcext:value-type="float">
            <text:p>16.0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5586" calcext:value-type="float">
            <text:p>15.5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1" calcext:value-type="float">
            <text:p>18.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1486" calcext:value-type="float">
            <text:p>20.1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5816" calcext:value-type="float">
            <text:p>19.5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188" calcext:value-type="float">
            <text:p>22.1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.138" calcext:value-type="float">
            <text:p>24.1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072" calcext:value-type="float">
            <text:p>5.7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15" calcext:value-type="float">
            <text:p>3.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132" calcext:value-type="float">
            <text:p>3.0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016" calcext:value-type="float">
            <text:p>17.6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1052" calcext:value-type="float">
            <text:p>28.10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.4742" calcext:value-type="float">
            <text:p>28.47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.719" calcext:value-type="float">
            <text:p>28.7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0592" calcext:value-type="float">
            <text:p>29.05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319" calcext:value-type="float">
            <text:p>29.3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2464" calcext:value-type="float">
            <text:p>29.24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6386" calcext:value-type="float">
            <text:p>28.63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573" calcext:value-type="float">
            <text:p>27.5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9072" calcext:value-type="float">
            <text:p>27.90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5504" calcext:value-type="float">
            <text:p>22.55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5746" calcext:value-type="float">
            <text:p>23.57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898" calcext:value-type="float">
            <text:p>23.8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3518" calcext:value-type="float">
            <text:p>25.3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234" calcext:value-type="float">
            <text:p>21.3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4186" calcext:value-type="float">
            <text:p>26.4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7308" calcext:value-type="float">
            <text:p>24.7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8002" calcext:value-type="float">
            <text:p>26.8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1408" calcext:value-type="float">
            <text:p>26.1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0134" calcext:value-type="float">
            <text:p>25.01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2344" calcext:value-type="float">
            <text:p>26.2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2342" calcext:value-type="float">
            <text:p>22.2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1854" calcext:value-type="float">
            <text:p>24.18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37" calcext:value-type="float">
            <text:p>23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2386" calcext:value-type="float">
            <text:p>17.23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9382" calcext:value-type="float">
            <text:p>8.93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583" calcext:value-type="float">
            <text:p>11.5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79" calcext:value-type="float">
            <text:p>11.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8634" calcext:value-type="float">
            <text:p>18.86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5712" calcext:value-type="float">
            <text:p>21.57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3324" calcext:value-type="float">
            <text:p>18.3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434" calcext:value-type="float">
            <text:p>11.54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6004" calcext:value-type="float">
            <text:p>14.60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4924" calcext:value-type="float">
            <text:p>17.49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2766" calcext:value-type="float">
            <text:p>12.27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824" calcext:value-type="float">
            <text:p>16.8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2408" calcext:value-type="float">
            <text:p>19.24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6976" calcext:value-type="float">
            <text:p>11.6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6926" calcext:value-type="float">
            <text:p>16.69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7438" calcext:value-type="float">
            <text:p>20.74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4618" calcext:value-type="float">
            <text:p>14.46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047" calcext:value-type="float">
            <text:p>16.0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2456" calcext:value-type="float">
            <text:p>16.2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5792" calcext:value-type="float">
            <text:p>13.5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4548" calcext:value-type="float">
            <text:p>15.45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6206" calcext:value-type="float">
            <text:p>16.62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9668" calcext:value-type="float">
            <text:p>19.96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547" calcext:value-type="float">
            <text:p>23.5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1834" calcext:value-type="float">
            <text:p>20.18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993" calcext:value-type="float">
            <text:p>15.9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4904" calcext:value-type="float">
            <text:p>7.4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0668" calcext:value-type="float">
            <text:p>13.06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1098" calcext:value-type="float">
            <text:p>21.10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577" calcext:value-type="float">
            <text:p>17.5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7344" calcext:value-type="float">
            <text:p>18.73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9528" calcext:value-type="float">
            <text:p>18.95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4952" calcext:value-type="float">
            <text:p>16.49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9476" calcext:value-type="float">
            <text:p>10.94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0098" calcext:value-type="float">
            <text:p>10.00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0442" calcext:value-type="float">
            <text:p>8.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9986" calcext:value-type="float">
            <text:p>4.99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5072" calcext:value-type="float">
            <text:p>4.5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174" calcext:value-type="float">
            <text:p>5.1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114" calcext:value-type="float">
            <text:p>8.7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155" calcext:value-type="float">
            <text:p>19.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054" calcext:value-type="float">
            <text:p>18.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5724" calcext:value-type="float">
            <text:p>18.57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318" calcext:value-type="float">
            <text:p>12.33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795" calcext:value-type="float">
            <text:p>15.7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6908" calcext:value-type="float">
            <text:p>13.6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5442" calcext:value-type="float">
            <text:p>12.54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144" calcext:value-type="float">
            <text:p>3.0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132" calcext:value-type="float">
            <text:p>3.0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3342" calcext:value-type="float">
            <text:p>18.33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068" calcext:value-type="float">
            <text:p>19.0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8478" calcext:value-type="float">
            <text:p>9.84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6158" calcext:value-type="float">
            <text:p>7.61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746" calcext:value-type="float">
            <text:p>1.97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16" calcext:value-type="float">
            <text:p>1.88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198" calcext:value-type="float">
            <text:p>1.51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306" calcext:value-type="float">
            <text:p>1.5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124" calcext:value-type="float">
            <text:p>3.2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206" calcext:value-type="float">
            <text:p>4.3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552" calcext:value-type="float">
            <text:p>1.8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266" calcext:value-type="float">
            <text:p>1.32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664" calcext:value-type="float">
            <text:p>1.4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46" calcext:value-type="float">
            <text:p>0.1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438" calcext:value-type="float">
            <text:p>0.6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48" calcext:value-type="float">
            <text:p>0.24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024" calcext:value-type="float">
            <text:p>0.6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42" calcext:value-type="float">
            <text:p>0.69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86" calcext:value-type="float">
            <text:p>0.07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672" calcext:value-type="float">
            <text:p>1.8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756" calcext:value-type="float">
            <text:p>1.87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604" calcext:value-type="float">
            <text:p>3.2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0196" calcext:value-type="float">
            <text:p>5.01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5968" calcext:value-type="float">
            <text:p>5.59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6104" calcext:value-type="float">
            <text:p>4.6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9976" calcext:value-type="float">
            <text:p>5.99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286" calcext:value-type="float">
            <text:p>5.32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4584" calcext:value-type="float">
            <text:p>6.45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782" calcext:value-type="float">
            <text:p>4.7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1024" calcext:value-type="float">
            <text:p>2.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484" calcext:value-type="float">
            <text:p>2.3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922" calcext:value-type="float">
            <text:p>6.2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67" calcext:value-type="float">
            <text:p>3.8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178" calcext:value-type="float">
            <text:p>1.1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82" calcext:value-type="float">
            <text:p>0.59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86" calcext:value-type="float">
            <text:p>0.67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72" calcext:value-type="float">
            <text:p>0.1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1688" calcext:value-type="float">
            <text:p>4.16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8804" calcext:value-type="float">
            <text:p>7.88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5352" calcext:value-type="float">
            <text:p>9.53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7202" calcext:value-type="float">
            <text:p>13.72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6194" calcext:value-type="float">
            <text:p>7.61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4878" calcext:value-type="float">
            <text:p>9.48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4736" calcext:value-type="float">
            <text:p>16.4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234" calcext:value-type="float">
            <text:p>12.2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9048" calcext:value-type="float">
            <text:p>15.90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1446" calcext:value-type="float">
            <text:p>18.14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993" calcext:value-type="float">
            <text:p>12.9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0718" calcext:value-type="float">
            <text:p>11.0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1516" calcext:value-type="float">
            <text:p>14.15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6614" calcext:value-type="float">
            <text:p>13.66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4116" calcext:value-type="float">
            <text:p>21.41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6476" calcext:value-type="float">
            <text:p>19.6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9792" calcext:value-type="float">
            <text:p>21.9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698" calcext:value-type="float">
            <text:p>25.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5118" calcext:value-type="float">
            <text:p>21.5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5476" calcext:value-type="float">
            <text:p>23.5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4924" calcext:value-type="float">
            <text:p>23.4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1324" calcext:value-type="float">
            <text:p>26.13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604" calcext:value-type="float">
            <text:p>26.6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.3578" calcext:value-type="float">
            <text:p>28.35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7366" calcext:value-type="float">
            <text:p>26.73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2012" calcext:value-type="float">
            <text:p>28.2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319" calcext:value-type="float">
            <text:p>29.3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181" calcext:value-type="float">
            <text:p>29.1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.022" calcext:value-type="float">
            <text:p>29.0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2476" calcext:value-type="float">
            <text:p>29.24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9764" calcext:value-type="float">
            <text:p>28.97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187" calcext:value-type="float">
            <text:p>29.1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0796" calcext:value-type="float">
            <text:p>29.07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8414" calcext:value-type="float">
            <text:p>28.84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02" calcext:value-type="float">
            <text:p>28.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2856" calcext:value-type="float">
            <text:p>24.28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5584" calcext:value-type="float">
            <text:p>23.55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9632" calcext:value-type="float">
            <text:p>19.96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4416" calcext:value-type="float">
            <text:p>18.44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8644" calcext:value-type="float">
            <text:p>17.8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1448" calcext:value-type="float">
            <text:p>19.1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8076" calcext:value-type="float">
            <text:p>21.8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2358" calcext:value-type="float">
            <text:p>21.23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028" calcext:value-type="float">
            <text:p>18.8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666" calcext:value-type="float">
            <text:p>5.76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44" calcext:value-type="float">
            <text:p>1.2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684" calcext:value-type="float">
            <text:p>21.6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0908" calcext:value-type="float">
            <text:p>28.09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681" calcext:value-type="float">
            <text:p>27.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4146" calcext:value-type="float">
            <text:p>27.4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1254" calcext:value-type="float">
            <text:p>27.12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2418" calcext:value-type="float">
            <text:p>27.2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1386" calcext:value-type="float">
            <text:p>27.13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4976" calcext:value-type="float">
            <text:p>25.49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0122" calcext:value-type="float">
            <text:p>25.01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718" calcext:value-type="float">
            <text:p>23.7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1184" calcext:value-type="float">
            <text:p>19.1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6822" calcext:value-type="float">
            <text:p>18.68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0726" calcext:value-type="float">
            <text:p>18.07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4488" calcext:value-type="float">
            <text:p>15.44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456" calcext:value-type="float">
            <text:p>12.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34" calcext:value-type="float">
            <text:p>9.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4352" calcext:value-type="float">
            <text:p>7.4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032" calcext:value-type="float">
            <text:p>7.0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7388" calcext:value-type="float">
            <text:p>7.7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0452" calcext:value-type="float">
            <text:p>7.04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9808" calcext:value-type="float">
            <text:p>8.98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626" calcext:value-type="float">
            <text:p>3.76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289" calcext:value-type="float">
            <text:p>20.2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161" calcext:value-type="float">
            <text:p>22.1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.5218" calcext:value-type="float">
            <text:p>20.52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1186" calcext:value-type="float">
            <text:p>26.11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.5288" calcext:value-type="float">
            <text:p>28.52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004" calcext:value-type="float">
            <text:p>29.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2584" calcext:value-type="float">
            <text:p>29.25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3028" calcext:value-type="float">
            <text:p>29.30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2038" calcext:value-type="float">
            <text:p>29.20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2098" calcext:value-type="float">
            <text:p>29.20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4574" calcext:value-type="float">
            <text:p>28.45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2518" calcext:value-type="float">
            <text:p>26.25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1532" calcext:value-type="float">
            <text:p>22.15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4716" calcext:value-type="float">
            <text:p>21.47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6604" calcext:value-type="float">
            <text:p>20.66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4714" calcext:value-type="float">
            <text:p>20.4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739" calcext:value-type="float">
            <text:p>23.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8718" calcext:value-type="float">
            <text:p>18.8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8086" calcext:value-type="float">
            <text:p>17.8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1862" calcext:value-type="float">
            <text:p>19.1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3542" calcext:value-type="float">
            <text:p>19.35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5808" calcext:value-type="float">
            <text:p>18.58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1544" calcext:value-type="float">
            <text:p>22.15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3502" calcext:value-type="float">
            <text:p>26.35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1562" calcext:value-type="float">
            <text:p>28.15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0124" calcext:value-type="float">
            <text:p>29.0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2464" calcext:value-type="float">
            <text:p>29.2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.3148" calcext:value-type="float">
            <text:p>29.31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3058" calcext:value-type="float">
            <text:p>29.30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3082" calcext:value-type="float">
            <text:p>29.3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2842" calcext:value-type="float">
            <text:p>29.28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3076" calcext:value-type="float">
            <text:p>29.30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304" calcext:value-type="float">
            <text:p>29.3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3106" calcext:value-type="float">
            <text:p>29.31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1444" calcext:value-type="float">
            <text:p>29.14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2162" calcext:value-type="float">
            <text:p>28.21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3064" calcext:value-type="float">
            <text:p>26.30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0352" calcext:value-type="float">
            <text:p>26.03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6514" calcext:value-type="float">
            <text:p>23.6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292" calcext:value-type="float">
            <text:p>23.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7598" calcext:value-type="float">
            <text:p>25.7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3746" calcext:value-type="float">
            <text:p>28.37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959" calcext:value-type="float">
            <text:p>28.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0364" calcext:value-type="float">
            <text:p>29.03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6014" calcext:value-type="float">
            <text:p>25.6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742" calcext:value-type="float">
            <text:p>2.07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108" calcext:value-type="float">
            <text:p>15.1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7604" calcext:value-type="float">
            <text:p>28.76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2902" calcext:value-type="float">
            <text:p>29.29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2886" calcext:value-type="float">
            <text:p>27.28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4854" calcext:value-type="float">
            <text:p>24.48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0104" calcext:value-type="float">
            <text:p>16.01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958" calcext:value-type="float">
            <text:p>20.9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9682" calcext:value-type="float">
            <text:p>14.9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2378" calcext:value-type="float">
            <text:p>16.2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217" calcext:value-type="float">
            <text:p>17.2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5106" calcext:value-type="float">
            <text:p>18.5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1634" calcext:value-type="float">
            <text:p>16.16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6304" calcext:value-type="float">
            <text:p>17.6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8316" calcext:value-type="float">
            <text:p>15.8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4224" calcext:value-type="float">
            <text:p>15.42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3816" calcext:value-type="float">
            <text:p>15.3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4974" calcext:value-type="float">
            <text:p>18.49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6748" calcext:value-type="float">
            <text:p>17.67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387" calcext:value-type="float">
            <text:p>15.3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5962" calcext:value-type="float">
            <text:p>17.5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.5748" calcext:value-type="float">
            <text:p>21.57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9682" calcext:value-type="float">
            <text:p>17.96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5872" calcext:value-type="float">
            <text:p>23.58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6106" calcext:value-type="float">
            <text:p>26.61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907" calcext:value-type="float">
            <text:p>26.9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549" calcext:value-type="float">
            <text:p>27.5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2774" calcext:value-type="float">
            <text:p>25.27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0778" calcext:value-type="float">
            <text:p>17.0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3096" calcext:value-type="float">
            <text:p>12.30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059" calcext:value-type="float">
            <text:p>13.0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1216" calcext:value-type="float">
            <text:p>11.12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5782" calcext:value-type="float">
            <text:p>8.5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066" calcext:value-type="float">
            <text:p>6.60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566" calcext:value-type="float">
            <text:p>9.45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7826" calcext:value-type="float">
            <text:p>10.7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2232" calcext:value-type="float">
            <text:p>9.2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3246" calcext:value-type="float">
            <text:p>6.32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9334" calcext:value-type="float">
            <text:p>5.93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3888" calcext:value-type="float">
            <text:p>6.3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834" calcext:value-type="float">
            <text:p>4.88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2212" calcext:value-type="float">
            <text:p>5.2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3668" calcext:value-type="float">
            <text:p>7.3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774" calcext:value-type="float">
            <text:p>6.0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8316" calcext:value-type="float">
            <text:p>6.83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2582" calcext:value-type="float">
            <text:p>7.25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9614" calcext:value-type="float">
            <text:p>7.96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3878" calcext:value-type="float">
            <text:p>10.38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4172" calcext:value-type="float">
            <text:p>19.4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1728" calcext:value-type="float">
            <text:p>24.17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7844" calcext:value-type="float">
            <text:p>19.78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8586" calcext:value-type="float">
            <text:p>18.85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6244" calcext:value-type="float">
            <text:p>17.62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762" calcext:value-type="float">
            <text:p>12.7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452" calcext:value-type="float">
            <text:p>10.4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0328" calcext:value-type="float">
            <text:p>11.03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8648" calcext:value-type="float">
            <text:p>10.8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294" calcext:value-type="float">
            <text:p>9.9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6596" calcext:value-type="float">
            <text:p>13.6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774" calcext:value-type="float">
            <text:p>9.3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84" calcext:value-type="float">
            <text:p>10.5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0676" calcext:value-type="float">
            <text:p>11.0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3848" calcext:value-type="float">
            <text:p>10.38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276" calcext:value-type="float">
            <text:p>5.12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4086" calcext:value-type="float">
            <text:p>6.40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236" calcext:value-type="float">
            <text:p>7.92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685" calcext:value-type="float">
            <text:p>11.6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084" calcext:value-type="float">
            <text:p>13.50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4496" calcext:value-type="float">
            <text:p>13.44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9678" calcext:value-type="float">
            <text:p>12.96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3468" calcext:value-type="float">
            <text:p>9.34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7862" calcext:value-type="float">
            <text:p>10.78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8276" calcext:value-type="float">
            <text:p>13.8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2986" calcext:value-type="float">
            <text:p>20.2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6492" calcext:value-type="float">
            <text:p>21.64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9176" calcext:value-type="float">
            <text:p>19.91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3032" calcext:value-type="float">
            <text:p>16.30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2026" calcext:value-type="float">
            <text:p>17.20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5842" calcext:value-type="float">
            <text:p>17.58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8388" calcext:value-type="float">
            <text:p>15.83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8984" calcext:value-type="float">
            <text:p>10.8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13" calcext:value-type="float">
            <text:p>11.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554" calcext:value-type="float">
            <text:p>9.4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0838" calcext:value-type="float">
            <text:p>14.08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2236" calcext:value-type="float">
            <text:p>14.2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714" calcext:value-type="float">
            <text:p>12.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2014" calcext:value-type="float">
            <text:p>8.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8438" calcext:value-type="float">
            <text:p>7.8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4076" calcext:value-type="float">
            <text:p>7.40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9992" calcext:value-type="float">
            <text:p>10.9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656" calcext:value-type="float">
            <text:p>16.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1328" calcext:value-type="float">
            <text:p>19.13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8034" calcext:value-type="float">
            <text:p>18.80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7376" calcext:value-type="float">
            <text:p>22.7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2688" calcext:value-type="float">
            <text:p>21.2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9444" calcext:value-type="float">
            <text:p>24.9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5148" calcext:value-type="float">
            <text:p>24.51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0672" calcext:value-type="float">
            <text:p>24.06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4112" calcext:value-type="float">
            <text:p>22.4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6326" calcext:value-type="float">
            <text:p>16.63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6516" calcext:value-type="float">
            <text:p>12.65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6558" calcext:value-type="float">
            <text:p>9.65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8528" calcext:value-type="float">
            <text:p>13.8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4" calcext:value-type="float">
            <text:p>11.7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302" calcext:value-type="float">
            <text:p>11.5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199" calcext:value-type="float">
            <text:p>11.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972" calcext:value-type="float">
            <text:p>12.6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3894" calcext:value-type="float">
            <text:p>15.38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3114" calcext:value-type="float">
            <text:p>15.3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064" calcext:value-type="float">
            <text:p>12.5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9244" calcext:value-type="float">
            <text:p>14.9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9452" calcext:value-type="float">
            <text:p>13.94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4098" calcext:value-type="float">
            <text:p>12.4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3304" calcext:value-type="float">
            <text:p>14.33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6808" calcext:value-type="float">
            <text:p>14.68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5574" calcext:value-type="float">
            <text:p>18.55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4902" calcext:value-type="float">
            <text:p>18.49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2054" calcext:value-type="float">
            <text:p>19.2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6612" calcext:value-type="float">
            <text:p>21.6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2292" calcext:value-type="float">
            <text:p>21.22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141" calcext:value-type="float">
            <text:p>24.1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7484" calcext:value-type="float">
            <text:p>25.74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007" calcext:value-type="float">
            <text:p>20.0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7358" calcext:value-type="float">
            <text:p>19.73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8272" calcext:value-type="float">
            <text:p>14.82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2194" calcext:value-type="float">
            <text:p>8.2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686" calcext:value-type="float">
            <text:p>9.7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9232" calcext:value-type="float">
            <text:p>8.9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978" calcext:value-type="float">
            <text:p>8.1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828" calcext:value-type="float">
            <text:p>5.78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834" calcext:value-type="float">
            <text:p>4.5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744" calcext:value-type="float">
            <text:p>7.5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8952" calcext:value-type="float">
            <text:p>6.89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0792" calcext:value-type="float">
            <text:p>6.0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3062" calcext:value-type="float">
            <text:p>10.30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6806" calcext:value-type="float">
            <text:p>10.68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1916" calcext:value-type="float">
            <text:p>7.19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263" calcext:value-type="float">
            <text:p>7.2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0466" calcext:value-type="float">
            <text:p>11.04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7744" calcext:value-type="float">
            <text:p>14.77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345" calcext:value-type="float">
            <text:p>6.3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31" calcext:value-type="float">
            <text:p>4.1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9854" calcext:value-type="float">
            <text:p>4.98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556" calcext:value-type="float">
            <text:p>11.5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2286" calcext:value-type="float">
            <text:p>9.2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0466" calcext:value-type="float">
            <text:p>8.04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9744" calcext:value-type="float">
            <text:p>9.97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9016" calcext:value-type="float">
            <text:p>8.90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9696" calcext:value-type="float">
            <text:p>12.9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534" calcext:value-type="float">
            <text:p>12.6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492" calcext:value-type="float">
            <text:p>10.54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1454" calcext:value-type="float">
            <text:p>10.14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0686" calcext:value-type="float">
            <text:p>7.06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3702" calcext:value-type="float">
            <text:p>6.37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2382" calcext:value-type="float">
            <text:p>6.23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84" calcext:value-type="float">
            <text:p>7.5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612" calcext:value-type="float">
            <text:p>3.06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8126" calcext:value-type="float">
            <text:p>4.8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039" calcext:value-type="float">
            <text:p>9.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678" calcext:value-type="float">
            <text:p>9.6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693" calcext:value-type="float">
            <text:p>9.6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7106" calcext:value-type="float">
            <text:p>7.71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2072" calcext:value-type="float">
            <text:p>7.20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0666" calcext:value-type="float">
            <text:p>6.0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1866" calcext:value-type="float">
            <text:p>6.18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0108" calcext:value-type="float">
            <text:p>6.01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557" calcext:value-type="float">
            <text:p>4.5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1702" calcext:value-type="float">
            <text:p>5.1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564" calcext:value-type="float">
            <text:p>5.75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236" calcext:value-type="float">
            <text:p>6.4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03" calcext:value-type="float">
            <text:p>3.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606" calcext:value-type="float">
            <text:p>2.7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738" calcext:value-type="float">
            <text:p>2.1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888" calcext:value-type="float">
            <text:p>4.5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97" calcext:value-type="float">
            <text:p>4.4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2918" calcext:value-type="float">
            <text:p>4.29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1882" calcext:value-type="float">
            <text:p>11.1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8156" calcext:value-type="float">
            <text:p>13.8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0374" calcext:value-type="float">
            <text:p>13.03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1726" calcext:value-type="float">
            <text:p>14.17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697" calcext:value-type="float">
            <text:p>11.6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1276" calcext:value-type="float">
            <text:p>14.12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3646" calcext:value-type="float">
            <text:p>17.36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0212" calcext:value-type="float">
            <text:p>22.02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8338" calcext:value-type="float">
            <text:p>20.83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1974" calcext:value-type="float">
            <text:p>18.19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2616" calcext:value-type="float">
            <text:p>15.26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518" calcext:value-type="float">
            <text:p>11.55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8158" calcext:value-type="float">
            <text:p>8.81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7558" calcext:value-type="float">
            <text:p>8.75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8194" calcext:value-type="float">
            <text:p>8.8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192" calcext:value-type="float">
            <text:p>12.0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2098" calcext:value-type="float">
            <text:p>11.2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8464" calcext:value-type="float">
            <text:p>11.8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2194" calcext:value-type="float">
            <text:p>11.2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514" calcext:value-type="float">
            <text:p>10.75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0144" calcext:value-type="float">
            <text:p>12.0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5324" calcext:value-type="float">
            <text:p>13.53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112" calcext:value-type="float">
            <text:p>14.61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1104" calcext:value-type="float">
            <text:p>24.11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5524" calcext:value-type="float">
            <text:p>23.55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4838" calcext:value-type="float">
            <text:p>22.4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2836" calcext:value-type="float">
            <text:p>26.28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3268" calcext:value-type="float">
            <text:p>26.32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0866" calcext:value-type="float">
            <text:p>25.08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3592" calcext:value-type="float">
            <text:p>23.35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684" calcext:value-type="float">
            <text:p>24.6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3876" calcext:value-type="float">
            <text:p>21.38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4012" calcext:value-type="float">
            <text:p>20.40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8482" calcext:value-type="float">
            <text:p>20.84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4558" calcext:value-type="float">
            <text:p>23.4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128" calcext:value-type="float">
            <text:p>20.51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359" calcext:value-type="float">
            <text:p>16.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4724" calcext:value-type="float">
            <text:p>16.47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864" calcext:value-type="float">
            <text:p>15.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874" calcext:value-type="float">
            <text:p>13.78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436" calcext:value-type="float">
            <text:p>13.74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034" calcext:value-type="float">
            <text:p>17.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8268" calcext:value-type="float">
            <text:p>15.82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6914" calcext:value-type="float">
            <text:p>13.69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253" calcext:value-type="float">
            <text:p>11.2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2362" calcext:value-type="float">
            <text:p>14.23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3316" calcext:value-type="float">
            <text:p>8.3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15" calcext:value-type="float">
            <text:p>3.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807" calcext:value-type="float">
            <text:p>18.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8338" calcext:value-type="float">
            <text:p>14.83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806" calcext:value-type="float">
            <text:p>11.88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4212" calcext:value-type="float">
            <text:p>18.42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3192" calcext:value-type="float">
            <text:p>27.3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4778" calcext:value-type="float">
            <text:p>28.47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9456" calcext:value-type="float">
            <text:p>27.94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3096" calcext:value-type="float">
            <text:p>24.30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4862" calcext:value-type="float">
            <text:p>22.48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1912" calcext:value-type="float">
            <text:p>17.19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9148" calcext:value-type="float">
            <text:p>14.91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9096" calcext:value-type="float">
            <text:p>12.90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561" calcext:value-type="float">
            <text:p>9.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302" calcext:value-type="float">
            <text:p>9.1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056" calcext:value-type="float">
            <text:p>9.1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2002" calcext:value-type="float">
            <text:p>11.2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069" calcext:value-type="float">
            <text:p>18.0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3142" calcext:value-type="float">
            <text:p>11.31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636" calcext:value-type="float">
            <text:p>7.5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9424" calcext:value-type="float">
            <text:p>8.9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3396" calcext:value-type="float">
            <text:p>15.3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3562" calcext:value-type="float">
            <text:p>14.35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8744" calcext:value-type="float">
            <text:p>7.8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0836" calcext:value-type="float">
            <text:p>4.08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5652" calcext:value-type="float">
            <text:p>3.56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7822" calcext:value-type="float">
            <text:p>5.78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8018" calcext:value-type="float">
            <text:p>16.8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6108" calcext:value-type="float">
            <text:p>27.61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1776" calcext:value-type="float">
            <text:p>27.17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8066" calcext:value-type="float">
            <text:p>13.80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1682" calcext:value-type="float">
            <text:p>16.16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6438" calcext:value-type="float">
            <text:p>21.64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322" calcext:value-type="float">
            <text:p>17.3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3122" calcext:value-type="float">
            <text:p>16.31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321" calcext:value-type="float">
            <text:p>15.3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7154" calcext:value-type="float">
            <text:p>16.7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866" calcext:value-type="float">
            <text:p>13.3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0448" calcext:value-type="float">
            <text:p>17.0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7624" calcext:value-type="float">
            <text:p>14.76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306" calcext:value-type="float">
            <text:p>13.8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1576" calcext:value-type="float">
            <text:p>14.1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4504" calcext:value-type="float">
            <text:p>14.4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718" calcext:value-type="float">
            <text:p>14.67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049" calcext:value-type="float">
            <text:p>20.0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3488" calcext:value-type="float">
            <text:p>25.34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9378" calcext:value-type="float">
            <text:p>21.9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2322" calcext:value-type="float">
            <text:p>21.23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4928" calcext:value-type="float">
            <text:p>19.49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6388" calcext:value-type="float">
            <text:p>17.6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543" calcext:value-type="float">
            <text:p>21.5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2468" calcext:value-type="float">
            <text:p>25.2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7188" calcext:value-type="float">
            <text:p>24.71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1044" calcext:value-type="float">
            <text:p>24.10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794" calcext:value-type="float">
            <text:p>19.7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2672" calcext:value-type="float">
            <text:p>19.26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3468" calcext:value-type="float">
            <text:p>18.34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2192" calcext:value-type="float">
            <text:p>16.21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6024" calcext:value-type="float">
            <text:p>15.60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4036" calcext:value-type="float">
            <text:p>14.40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2964" calcext:value-type="float">
            <text:p>18.2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3292" calcext:value-type="float">
            <text:p>17.3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8506" calcext:value-type="float">
            <text:p>20.8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4174" calcext:value-type="float">
            <text:p>17.4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8004" calcext:value-type="float">
            <text:p>15.8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462" calcext:value-type="float">
            <text:p>13.5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2118" calcext:value-type="float">
            <text:p>15.2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9528" calcext:value-type="float">
            <text:p>18.95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3828" calcext:value-type="float">
            <text:p>18.38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6364" calcext:value-type="float">
            <text:p>20.6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3896" calcext:value-type="float">
            <text:p>16.38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6268" calcext:value-type="float">
            <text:p>11.62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2848" calcext:value-type="float">
            <text:p>8.28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2182" calcext:value-type="float">
            <text:p>8.21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8776" calcext:value-type="float">
            <text:p>8.87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137" calcext:value-type="float">
            <text:p>19.1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1416" calcext:value-type="float">
            <text:p>24.14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7278" calcext:value-type="float">
            <text:p>21.72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1516" calcext:value-type="float">
            <text:p>23.15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3592" calcext:value-type="float">
            <text:p>23.35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262" calcext:value-type="float">
            <text:p>11.2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3102" calcext:value-type="float">
            <text:p>18.31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931" calcext:value-type="float">
            <text:p>14.9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118" calcext:value-type="float">
            <text:p>14.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861" calcext:value-type="float">
            <text:p>18.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8724" calcext:value-type="float">
            <text:p>21.8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134" calcext:value-type="float">
            <text:p>16.1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0076" calcext:value-type="float">
            <text:p>14.00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4396" calcext:value-type="float">
            <text:p>14.4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8764" calcext:value-type="float">
            <text:p>11.8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0328" calcext:value-type="float">
            <text:p>17.0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8798" calcext:value-type="float">
            <text:p>19.8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3342" calcext:value-type="float">
            <text:p>18.33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724" calcext:value-type="float">
            <text:p>12.27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732" calcext:value-type="float">
            <text:p>7.57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6768" calcext:value-type="float">
            <text:p>6.67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3402" calcext:value-type="float">
            <text:p>6.34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5152" calcext:value-type="float">
            <text:p>8.51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2482" calcext:value-type="float">
            <text:p>14.24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3872" calcext:value-type="float">
            <text:p>22.3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8356" calcext:value-type="float">
            <text:p>26.83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7952" calcext:value-type="float">
            <text:p>13.79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6192" calcext:value-type="float">
            <text:p>18.61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689" calcext:value-type="float">
            <text:p>22.6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2112" calcext:value-type="float">
            <text:p>21.21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314" calcext:value-type="float">
            <text:p>25.3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.1482" calcext:value-type="float">
            <text:p>27.14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7062" calcext:value-type="float">
            <text:p>27.7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9516" calcext:value-type="float">
            <text:p>27.9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0992" calcext:value-type="float">
            <text:p>25.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7884" calcext:value-type="float">
            <text:p>18.7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0786" calcext:value-type="float">
            <text:p>9.07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676" calcext:value-type="float">
            <text:p>2.6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494" calcext:value-type="float">
            <text:p>3.44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642" calcext:value-type="float">
            <text:p>3.66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0892" calcext:value-type="float">
            <text:p>2.08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794" calcext:value-type="float">
            <text:p>1.67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608" calcext:value-type="float">
            <text:p>1.96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24" calcext:value-type="float">
            <text:p>0.93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118" calcext:value-type="float">
            <text:p>2.01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1444" calcext:value-type="float">
            <text:p>5.14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9582" calcext:value-type="float">
            <text:p>15.95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8188" calcext:value-type="float">
            <text:p>23.81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774" calcext:value-type="float">
            <text:p>21.07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2522" calcext:value-type="float">
            <text:p>19.25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486" calcext:value-type="float">
            <text:p>9.4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6528" calcext:value-type="float">
            <text:p>3.65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3286" calcext:value-type="float">
            <text:p>5.3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314" calcext:value-type="float">
            <text:p>10.33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462" calcext:value-type="float">
            <text:p>0.94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3254" calcext:value-type="float">
            <text:p>4.32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7736" calcext:value-type="float">
            <text:p>4.7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424" calcext:value-type="float">
            <text:p>5.6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652" calcext:value-type="float">
            <text:p>10.16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8712" calcext:value-type="float">
            <text:p>12.8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136" calcext:value-type="float">
            <text:p>11.6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003" calcext:value-type="float">
            <text:p>9.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892" calcext:value-type="float">
            <text:p>5.08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662" calcext:value-type="float">
            <text:p>1.06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527" calcext:value-type="float">
            <text:p>22.5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3248" calcext:value-type="float">
            <text:p>28.32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4264" calcext:value-type="float">
            <text:p>26.4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.0898" calcext:value-type="float">
            <text:p>29.08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7754" calcext:value-type="float">
            <text:p>19.77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108" calcext:value-type="float">
            <text:p>1.2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138" calcext:value-type="float">
            <text:p>1.21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014" calcext:value-type="float">
            <text:p>12.7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3178" calcext:value-type="float">
            <text:p>20.3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44" calcext:value-type="float">
            <text:p>1.2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08" calcext:value-type="float">
            <text:p>1.2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8952" calcext:value-type="float">
            <text:p>9.89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3134" calcext:value-type="float">
            <text:p>28.31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188" calcext:value-type="float">
            <text:p>28.91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9452" calcext:value-type="float">
            <text:p>28.94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8076" calcext:value-type="float">
            <text:p>27.8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0076" calcext:value-type="float">
            <text:p>26.0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4352" calcext:value-type="float">
            <text:p>22.4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1492" calcext:value-type="float">
            <text:p>26.1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317" calcext:value-type="float">
            <text:p>25.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4856" calcext:value-type="float">
            <text:p>28.4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094" calcext:value-type="float">
            <text:p>27.50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6166" calcext:value-type="float">
            <text:p>26.61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687" calcext:value-type="float">
            <text:p>27.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4748" calcext:value-type="float">
            <text:p>28.47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974" calcext:value-type="float">
            <text:p>28.9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3466" calcext:value-type="float">
            <text:p>29.34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2584" calcext:value-type="float">
            <text:p>29.25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378" calcext:value-type="float">
            <text:p>2.7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08" calcext:value-type="float">
            <text:p>1.2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5422" calcext:value-type="float">
            <text:p>5.54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2424" calcext:value-type="float">
            <text:p>15.2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5012" calcext:value-type="float">
            <text:p>7.50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3572" calcext:value-type="float">
            <text:p>28.35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2726" calcext:value-type="float">
            <text:p>28.27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8236" calcext:value-type="float">
            <text:p>26.82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8434" calcext:value-type="float">
            <text:p>20.84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1684" calcext:value-type="float">
            <text:p>26.1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619" calcext:value-type="float">
            <text:p>23.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349" calcext:value-type="float">
            <text:p>20.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1318" calcext:value-type="float">
            <text:p>17.1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8816" calcext:value-type="float">
            <text:p>16.8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7184" calcext:value-type="float">
            <text:p>22.7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4264" calcext:value-type="float">
            <text:p>17.42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7102" calcext:value-type="float">
            <text:p>14.7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8728" calcext:value-type="float">
            <text:p>17.8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704" calcext:value-type="float">
            <text:p>1.3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8092" calcext:value-type="float">
            <text:p>11.8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3042" calcext:value-type="float">
            <text:p>6.30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178" calcext:value-type="float">
            <text:p>3.21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78" calcext:value-type="float">
            <text:p>0.54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32" calcext:value-type="float">
            <text:p>0.10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96" calcext:value-type="float">
            <text:p>0.12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512" calcext:value-type="float">
            <text:p>2.85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058" calcext:value-type="float">
            <text:p>0.80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34" calcext:value-type="float">
            <text:p>0.14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174" calcext:value-type="float">
            <text:p>2.71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4558" calcext:value-type="float">
            <text:p>2.45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463" calcext:value-type="float">
            <text:p>2.4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2818" calcext:value-type="float">
            <text:p>2.2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972" calcext:value-type="float">
            <text:p>1.2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78" calcext:value-type="float">
            <text:p>1.0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81" calcext:value-type="float">
            <text:p>2.1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792" calcext:value-type="float">
            <text:p>4.87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252" calcext:value-type="float">
            <text:p>3.6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39" calcext:value-type="float">
            <text:p>2.1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834" calcext:value-type="float">
            <text:p>1.58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52" calcext:value-type="float">
            <text:p>0.23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914" calcext:value-type="float">
            <text:p>1.99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8798" calcext:value-type="float">
            <text:p>1.87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05" calcext:value-type="float">
            <text:p>2.2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01" calcext:value-type="float">
            <text:p>2.3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818" calcext:value-type="float">
            <text:p>1.9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624" calcext:value-type="float">
            <text:p>1.8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538" calcext:value-type="float">
            <text:p>1.75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1402" calcext:value-type="float">
            <text:p>2.14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684" calcext:value-type="float">
            <text:p>1.26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616" calcext:value-type="float">
            <text:p>2.6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678" calcext:value-type="float">
            <text:p>3.06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884" calcext:value-type="float">
            <text:p>1.68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432" calcext:value-type="float">
            <text:p>1.24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4248" calcext:value-type="float">
            <text:p>3.4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24" calcext:value-type="float">
            <text:p>3.8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534" calcext:value-type="float">
            <text:p>3.6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148" calcext:value-type="float">
            <text:p>2.6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844" calcext:value-type="float">
            <text:p>2.08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426" calcext:value-type="float">
            <text:p>2.1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49" calcext:value-type="float">
            <text:p>4.7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834" calcext:value-type="float">
            <text:p>4.88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636" calcext:value-type="float">
            <text:p>5.4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798" calcext:value-type="float">
            <text:p>5.77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214" calcext:value-type="float">
            <text:p>3.52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756" calcext:value-type="float">
            <text:p>3.07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798" calcext:value-type="float">
            <text:p>1.27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04" calcext:value-type="float">
            <text:p>0.65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94" calcext:value-type="float">
            <text:p>0.95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8388" calcext:value-type="float">
            <text:p>6.83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1098" calcext:value-type="float">
            <text:p>6.1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598" calcext:value-type="float">
            <text:p>2.95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882" calcext:value-type="float">
            <text:p>2.78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712" calcext:value-type="float">
            <text:p>2.97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988" calcext:value-type="float">
            <text:p>3.89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8306" calcext:value-type="float">
            <text:p>1.83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7706" calcext:value-type="float">
            <text:p>1.7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944" calcext:value-type="float">
            <text:p>2.5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274" calcext:value-type="float">
            <text:p>2.0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378" calcext:value-type="float">
            <text:p>3.63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358" calcext:value-type="float">
            <text:p>2.6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534" calcext:value-type="float">
            <text:p>1.85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774" calcext:value-type="float">
            <text:p>2.47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57" calcext:value-type="float">
            <text:p>3.6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2826" calcext:value-type="float">
            <text:p>6.2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308" calcext:value-type="float">
            <text:p>8.5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536" calcext:value-type="float">
            <text:p>4.65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882" calcext:value-type="float">
            <text:p>1.58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484" calcext:value-type="float">
            <text:p>2.04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104" calcext:value-type="float">
            <text:p>0.71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126" calcext:value-type="float">
            <text:p>1.8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3434" calcext:value-type="float">
            <text:p>10.34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5008" calcext:value-type="float">
            <text:p>2.5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438" calcext:value-type="float">
            <text:p>2.74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632" calcext:value-type="float">
            <text:p>2.86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021" calcext:value-type="float">
            <text:p>9.0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341" calcext:value-type="float">
            <text:p>10.3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1642" calcext:value-type="float">
            <text:p>11.16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8158" calcext:value-type="float">
            <text:p>8.81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1674" calcext:value-type="float">
            <text:p>9.16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9316" calcext:value-type="float">
            <text:p>8.9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66" calcext:value-type="float">
            <text:p>8.0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293" calcext:value-type="float">
            <text:p>7.2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242" calcext:value-type="float">
            <text:p>8.52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56" calcext:value-type="float">
            <text:p>10.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5498" calcext:value-type="float">
            <text:p>10.54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841" calcext:value-type="float">
            <text:p>14.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874" calcext:value-type="float">
            <text:p>12.58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8384" calcext:value-type="float">
            <text:p>13.83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355" calcext:value-type="float">
            <text:p>20.3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618" calcext:value-type="float">
            <text:p>24.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6842" calcext:value-type="float">
            <text:p>25.68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9556" calcext:value-type="float">
            <text:p>26.9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.9282" calcext:value-type="float">
            <text:p>24.92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4666" calcext:value-type="float">
            <text:p>26.46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6162" calcext:value-type="float">
            <text:p>24.6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.8026" calcext:value-type="float">
            <text:p>20.80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5936" calcext:value-type="float">
            <text:p>22.59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8522" calcext:value-type="float">
            <text:p>22.85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2168" calcext:value-type="float">
            <text:p>19.2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8556" calcext:value-type="float">
            <text:p>18.8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2012" calcext:value-type="float">
            <text:p>16.20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2938" calcext:value-type="float">
            <text:p>14.2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792" calcext:value-type="float">
            <text:p>11.47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0316" calcext:value-type="float">
            <text:p>11.0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42" calcext:value-type="float">
            <text:p>11.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926" calcext:value-type="float">
            <text:p>9.49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678" calcext:value-type="float">
            <text:p>9.96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8076" calcext:value-type="float">
            <text:p>9.80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146" calcext:value-type="float">
            <text:p>12.4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366" calcext:value-type="float">
            <text:p>9.93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5608" calcext:value-type="float">
            <text:p>11.5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554" calcext:value-type="float">
            <text:p>16.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41" calcext:value-type="float">
            <text:p>15.7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5484" calcext:value-type="float">
            <text:p>15.54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162" calcext:value-type="float">
            <text:p>18.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0242" calcext:value-type="float">
            <text:p>25.0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.5054" calcext:value-type="float">
            <text:p>25.50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3326" calcext:value-type="float">
            <text:p>19.33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4322" calcext:value-type="float">
            <text:p>19.43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2034" calcext:value-type="float">
            <text:p>21.2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6796" calcext:value-type="float">
            <text:p>17.67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0472" calcext:value-type="float">
            <text:p>20.04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9528" calcext:value-type="float">
            <text:p>21.95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3196" calcext:value-type="float">
            <text:p>17.31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4976" calcext:value-type="float">
            <text:p>13.49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2496" calcext:value-type="float">
            <text:p>12.24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027" calcext:value-type="float">
            <text:p>9.0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4204" calcext:value-type="float">
            <text:p>8.4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064" calcext:value-type="float">
            <text:p>7.4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408" calcext:value-type="float">
            <text:p>8.7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8924" calcext:value-type="float">
            <text:p>10.8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1932" calcext:value-type="float">
            <text:p>9.19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314" calcext:value-type="float">
            <text:p>7.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548" calcext:value-type="float">
            <text:p>12.45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6002" calcext:value-type="float">
            <text:p>13.6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291" calcext:value-type="float">
            <text:p>9.2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662" calcext:value-type="float">
            <text:p>11.8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4796" calcext:value-type="float">
            <text:p>16.47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2808" calcext:value-type="float">
            <text:p>18.28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157" calcext:value-type="float">
            <text:p>8.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096" calcext:value-type="float">
            <text:p>9.0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861" calcext:value-type="float">
            <text:p>12.8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5176" calcext:value-type="float">
            <text:p>14.51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817" calcext:value-type="float">
            <text:p>17.8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5174" calcext:value-type="float">
            <text:p>19.51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2318" calcext:value-type="float">
            <text:p>16.23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6006" calcext:value-type="float">
            <text:p>12.6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1034" calcext:value-type="float">
            <text:p>10.10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3512" calcext:value-type="float">
            <text:p>10.35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2034" calcext:value-type="float">
            <text:p>9.20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0412" calcext:value-type="float">
            <text:p>8.0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802" calcext:value-type="float">
            <text:p>9.58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38" calcext:value-type="float">
            <text:p>9.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8684" calcext:value-type="float">
            <text:p>10.8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6434" calcext:value-type="float">
            <text:p>10.64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6258" calcext:value-type="float">
            <text:p>9.62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0532" calcext:value-type="float">
            <text:p>11.05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752" calcext:value-type="float">
            <text:p>10.7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05" calcext:value-type="float">
            <text:p>4.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79" calcext:value-type="float">
            <text:p>2.6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328" calcext:value-type="float">
            <text:p>3.83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798" calcext:value-type="float">
            <text:p>6.37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7414" calcext:value-type="float">
            <text:p>8.7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9756" calcext:value-type="float">
            <text:p>9.97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9128" calcext:value-type="float">
            <text:p>10.9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8232" calcext:value-type="float">
            <text:p>12.82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4384" calcext:value-type="float">
            <text:p>14.43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3588" calcext:value-type="float">
            <text:p>15.35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5612" calcext:value-type="float">
            <text:p>13.56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8328" calcext:value-type="float">
            <text:p>12.83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9948" calcext:value-type="float">
            <text:p>15.99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4308" calcext:value-type="float">
            <text:p>15.43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8546" calcext:value-type="float">
            <text:p>19.85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4234" calcext:value-type="float">
            <text:p>17.4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4022" calcext:value-type="float">
            <text:p>16.4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434" calcext:value-type="float">
            <text:p>11.8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8604" calcext:value-type="float">
            <text:p>9.8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276" calcext:value-type="float">
            <text:p>11.42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8954" calcext:value-type="float">
            <text:p>7.89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234" calcext:value-type="float">
            <text:p>6.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7062" calcext:value-type="float">
            <text:p>9.70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782" calcext:value-type="float">
            <text:p>13.7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7344" calcext:value-type="float">
            <text:p>21.7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3854" calcext:value-type="float">
            <text:p>22.38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3744" calcext:value-type="float">
            <text:p>21.3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.07" calcext:value-type="float">
            <text:p>20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1488" calcext:value-type="float">
            <text:p>15.14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5032" calcext:value-type="float">
            <text:p>14.5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9624" calcext:value-type="float">
            <text:p>15.96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3524" calcext:value-type="float">
            <text:p>16.35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2166" calcext:value-type="float">
            <text:p>18.21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0848" calcext:value-type="float">
            <text:p>19.08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4144" calcext:value-type="float">
            <text:p>20.41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6594" calcext:value-type="float">
            <text:p>18.65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5962" calcext:value-type="float">
            <text:p>17.59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5182" calcext:value-type="float">
            <text:p>14.51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3478" calcext:value-type="float">
            <text:p>20.3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3734" calcext:value-type="float">
            <text:p>13.3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344" calcext:value-type="float">
            <text:p>9.4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836" calcext:value-type="float">
            <text:p>7.38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3458" calcext:value-type="float">
            <text:p>7.3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008" calcext:value-type="float">
            <text:p>10.0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37" calcext:value-type="float">
            <text:p>8.3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0186" calcext:value-type="float">
            <text:p>9.01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7746" calcext:value-type="float">
            <text:p>9.7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415" calcext:value-type="float">
            <text:p>11.4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019" calcext:value-type="float">
            <text:p>11.0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4636" calcext:value-type="float">
            <text:p>17.46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7078" calcext:value-type="float">
            <text:p>17.70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5398" calcext:value-type="float">
            <text:p>11.5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7846" calcext:value-type="float">
            <text:p>8.78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3338" calcext:value-type="float">
            <text:p>10.33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6356" calcext:value-type="float">
            <text:p>13.6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706" calcext:value-type="float">
            <text:p>17.7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3428" calcext:value-type="float">
            <text:p>16.34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0954" calcext:value-type="float">
            <text:p>15.09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1866" calcext:value-type="float">
            <text:p>15.18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3182" calcext:value-type="float">
            <text:p>13.31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0024" calcext:value-type="float">
            <text:p>12.00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8638" calcext:value-type="float">
            <text:p>8.86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3898" calcext:value-type="float">
            <text:p>8.38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6042" calcext:value-type="float">
            <text:p>6.6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376" calcext:value-type="float">
            <text:p>6.5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662" calcext:value-type="float">
            <text:p>4.96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648" calcext:value-type="float">
            <text:p>5.4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444" calcext:value-type="float">
            <text:p>4.8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66" calcext:value-type="float">
            <text:p>5.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796" calcext:value-type="float">
            <text:p>4.4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108" calcext:value-type="float">
            <text:p>4.21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688" calcext:value-type="float">
            <text:p>5.6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4812" calcext:value-type="float">
            <text:p>12.48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3702" calcext:value-type="float">
            <text:p>12.3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7512" calcext:value-type="float">
            <text:p>6.75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2354" calcext:value-type="float">
            <text:p>4.23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714" calcext:value-type="float">
            <text:p>3.6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702" calcext:value-type="float">
            <text:p>3.07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1956" calcext:value-type="float">
            <text:p>6.1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3878" calcext:value-type="float">
            <text:p>10.38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6442" calcext:value-type="float">
            <text:p>14.64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9834" calcext:value-type="float">
            <text:p>18.98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5082" calcext:value-type="float">
            <text:p>21.50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7382" calcext:value-type="float">
            <text:p>16.73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2658" calcext:value-type="float">
            <text:p>15.26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0428" calcext:value-type="float">
            <text:p>16.04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1848" calcext:value-type="float">
            <text:p>15.18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8856" calcext:value-type="float">
            <text:p>15.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402" calcext:value-type="float">
            <text:p>11.1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206" calcext:value-type="float">
            <text:p>12.72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9384" calcext:value-type="float">
            <text:p>12.93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2974" calcext:value-type="float">
            <text:p>14.29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7186" calcext:value-type="float">
            <text:p>11.71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718" calcext:value-type="float">
            <text:p>11.97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6932" calcext:value-type="float">
            <text:p>10.6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9222" calcext:value-type="float">
            <text:p>9.9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2818" calcext:value-type="float">
            <text:p>17.28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3206" calcext:value-type="float">
            <text:p>16.32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3802" calcext:value-type="float">
            <text:p>17.38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7248" calcext:value-type="float">
            <text:p>15.72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2852" calcext:value-type="float">
            <text:p>16.28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5916" calcext:value-type="float">
            <text:p>18.59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886" calcext:value-type="float">
            <text:p>20.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0786" calcext:value-type="float">
            <text:p>24.07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2494" calcext:value-type="float">
            <text:p>26.24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442" calcext:value-type="float">
            <text:p>26.4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7114" calcext:value-type="float">
            <text:p>26.7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0934" calcext:value-type="float">
            <text:p>23.09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364" calcext:value-type="float">
            <text:p>23.3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7932" calcext:value-type="float">
            <text:p>21.79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9806" calcext:value-type="float">
            <text:p>19.98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3996" calcext:value-type="float">
            <text:p>18.3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0082" calcext:value-type="float">
            <text:p>17.00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2342" calcext:value-type="float">
            <text:p>19.2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0518" calcext:value-type="float">
            <text:p>16.05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3324" calcext:value-type="float">
            <text:p>18.3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148" calcext:value-type="float">
            <text:p>20.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6504" calcext:value-type="float">
            <text:p>18.6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7636" calcext:value-type="float">
            <text:p>20.7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8516" calcext:value-type="float">
            <text:p>19.85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4338" calcext:value-type="float">
            <text:p>27.43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9566" calcext:value-type="float">
            <text:p>28.9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4968" calcext:value-type="float">
            <text:p>27.49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0174" calcext:value-type="float">
            <text:p>9.01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0168" calcext:value-type="float">
            <text:p>9.01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0168" calcext:value-type="float">
            <text:p>9.01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0156" calcext:value-type="float">
            <text:p>9.01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8608" calcext:value-type="float">
            <text:p>23.86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8456" calcext:value-type="float">
            <text:p>28.84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5072" calcext:value-type="float">
            <text:p>28.50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1186" calcext:value-type="float">
            <text:p>26.11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7172" calcext:value-type="float">
            <text:p>22.71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8542" calcext:value-type="float">
            <text:p>20.85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7216" calcext:value-type="float">
            <text:p>20.72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933" calcext:value-type="float">
            <text:p>15.9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0186" calcext:value-type="float">
            <text:p>18.0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6882" calcext:value-type="float">
            <text:p>15.6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074" calcext:value-type="float">
            <text:p>19.0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4318" calcext:value-type="float">
            <text:p>14.4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1478" calcext:value-type="float">
            <text:p>16.14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6898" calcext:value-type="float">
            <text:p>17.68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0144" calcext:value-type="float">
            <text:p>6.0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138" calcext:value-type="float">
            <text:p>6.0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0138" calcext:value-type="float">
            <text:p>6.0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132" calcext:value-type="float">
            <text:p>6.0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138" calcext:value-type="float">
            <text:p>6.0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144" calcext:value-type="float">
            <text:p>6.0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12" calcext:value-type="float">
            <text:p>6.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0132" calcext:value-type="float">
            <text:p>6.01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15" calcext:value-type="float">
            <text:p>6.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204" calcext:value-type="float">
            <text:p>18.2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8312" calcext:value-type="float">
            <text:p>28.83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6824" calcext:value-type="float">
            <text:p>28.68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3248" calcext:value-type="float">
            <text:p>28.32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475" calcext:value-type="float">
            <text:p>26.4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574" calcext:value-type="float">
            <text:p>20.5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586" calcext:value-type="float">
            <text:p>20.05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7888" calcext:value-type="float">
            <text:p>20.78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1508" calcext:value-type="float">
            <text:p>19.15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0518" calcext:value-type="float">
            <text:p>19.0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8352" calcext:value-type="float">
            <text:p>15.8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5344" calcext:value-type="float">
            <text:p>14.5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8784" calcext:value-type="float">
            <text:p>12.8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64" calcext:value-type="float">
            <text:p>14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9634" calcext:value-type="float">
            <text:p>17.96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639" calcext:value-type="float">
            <text:p>15.6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9712" calcext:value-type="float">
            <text:p>17.97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19" calcext:value-type="float">
            <text:p>11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748" calcext:value-type="float">
            <text:p>12.87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4154" calcext:value-type="float">
            <text:p>13.4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5514" calcext:value-type="float">
            <text:p>18.55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645" calcext:value-type="float">
            <text:p>21.6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7034" calcext:value-type="float">
            <text:p>22.70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6618" calcext:value-type="float">
            <text:p>21.66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817" calcext:value-type="float">
            <text:p>23.8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5592" calcext:value-type="float">
            <text:p>21.55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8686" calcext:value-type="float">
            <text:p>20.86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8278" calcext:value-type="float">
            <text:p>20.82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7478" calcext:value-type="float">
            <text:p>19.74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6024" calcext:value-type="float">
            <text:p>18.6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322" calcext:value-type="float">
            <text:p>17.3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1892" calcext:value-type="float">
            <text:p>16.18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4592" calcext:value-type="float">
            <text:p>13.45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316" calcext:value-type="float">
            <text:p>11.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468" calcext:value-type="float">
            <text:p>8.4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362" calcext:value-type="float">
            <text:p>6.7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992" calcext:value-type="float">
            <text:p>7.6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5616" calcext:value-type="float">
            <text:p>12.56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0616" calcext:value-type="float">
            <text:p>11.06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4044" calcext:value-type="float">
            <text:p>9.40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8832" calcext:value-type="float">
            <text:p>9.8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6854" calcext:value-type="float">
            <text:p>10.68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8812" calcext:value-type="float">
            <text:p>14.88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4226" calcext:value-type="float">
            <text:p>19.4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5658" calcext:value-type="float">
            <text:p>18.56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244" calcext:value-type="float">
            <text:p>17.2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5294" calcext:value-type="float">
            <text:p>16.52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33" calcext:value-type="float">
            <text:p>21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253" calcext:value-type="float">
            <text:p>26.2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3796" calcext:value-type="float">
            <text:p>26.3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4778" calcext:value-type="float">
            <text:p>25.47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1478" calcext:value-type="float">
            <text:p>25.14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207" calcext:value-type="float">
            <text:p>24.2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3062" calcext:value-type="float">
            <text:p>22.30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1862" calcext:value-type="float">
            <text:p>16.18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4256" calcext:value-type="float">
            <text:p>19.42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6288" calcext:value-type="float">
            <text:p>15.62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0018" calcext:value-type="float">
            <text:p>12.0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316" calcext:value-type="float">
            <text:p>13.7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6038" calcext:value-type="float">
            <text:p>16.6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786" calcext:value-type="float">
            <text:p>11.7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0994" calcext:value-type="float">
            <text:p>17.0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5884" calcext:value-type="float">
            <text:p>20.5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9666" calcext:value-type="float">
            <text:p>12.96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6854" calcext:value-type="float">
            <text:p>7.68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9968" calcext:value-type="float">
            <text:p>10.9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0362" calcext:value-type="float">
            <text:p>13.03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7986" calcext:value-type="float">
            <text:p>12.7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1884" calcext:value-type="float">
            <text:p>9.18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7638" calcext:value-type="float">
            <text:p>9.76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2902" calcext:value-type="float">
            <text:p>17.29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7948" calcext:value-type="float">
            <text:p>20.79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3474" calcext:value-type="float">
            <text:p>18.34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0582" calcext:value-type="float">
            <text:p>18.05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4214" calcext:value-type="float">
            <text:p>19.42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0916" calcext:value-type="float">
            <text:p>20.09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3196" calcext:value-type="float">
            <text:p>20.31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0428" calcext:value-type="float">
            <text:p>16.04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841" calcext:value-type="float">
            <text:p>14.8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3276" calcext:value-type="float">
            <text:p>15.32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4612" calcext:value-type="float">
            <text:p>14.4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992" calcext:value-type="float">
            <text:p>10.6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48" calcext:value-type="float">
            <text:p>8.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738" calcext:value-type="float">
            <text:p>8.77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135" calcext:value-type="float">
            <text:p>12.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514" calcext:value-type="float">
            <text:p>10.75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0526" calcext:value-type="float">
            <text:p>8.0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4844" calcext:value-type="float">
            <text:p>10.48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0652" calcext:value-type="float">
            <text:p>5.06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774" calcext:value-type="float">
            <text:p>4.27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124" calcext:value-type="float">
            <text:p>8.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9724" calcext:value-type="float">
            <text:p>5.97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06" calcext:value-type="float">
            <text:p>6.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443" calcext:value-type="float">
            <text:p>7.4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066" calcext:value-type="float">
            <text:p>9.0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7578" calcext:value-type="float">
            <text:p>9.75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6016" calcext:value-type="float">
            <text:p>11.6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9352" calcext:value-type="float">
            <text:p>17.9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7772" calcext:value-type="float">
            <text:p>19.77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7002" calcext:value-type="float">
            <text:p>18.70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1284" calcext:value-type="float">
            <text:p>15.12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011" calcext:value-type="float">
            <text:p>16.0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8002" calcext:value-type="float">
            <text:p>17.80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4164" calcext:value-type="float">
            <text:p>9.41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9344" calcext:value-type="float">
            <text:p>4.9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88" calcext:value-type="float">
            <text:p>4.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1432" calcext:value-type="float">
            <text:p>8.1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394" calcext:value-type="float">
            <text:p>8.0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156" calcext:value-type="float">
            <text:p>6.3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16" calcext:value-type="float">
            <text:p>1.07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656" calcext:value-type="float">
            <text:p>2.8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24" calcext:value-type="float">
            <text:p>0.6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76" calcext:value-type="float">
            <text:p>1.16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794" calcext:value-type="float">
            <text:p>2.27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88" calcext:value-type="float">
            <text:p>0.41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32" calcext:value-type="float">
            <text:p>0.25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13" calcext:value-type="float">
            <text:p>2.6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3868" calcext:value-type="float">
            <text:p>8.38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9168" calcext:value-type="float">
            <text:p>9.91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3226" calcext:value-type="float">
            <text:p>11.32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7384" calcext:value-type="float">
            <text:p>14.73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607" calcext:value-type="float">
            <text:p>14.6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351" calcext:value-type="float">
            <text:p>12.3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0894" calcext:value-type="float">
            <text:p>12.08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85" calcext:value-type="float">
            <text:p>6.5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2846" calcext:value-type="float">
            <text:p>7.28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6578" calcext:value-type="float">
            <text:p>10.6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996" calcext:value-type="float">
            <text:p>8.4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542" calcext:value-type="float">
            <text:p>4.3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7" calcext:value-type="float">
            <text:p>2.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322" calcext:value-type="float">
            <text:p>1.73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058" calcext:value-type="float">
            <text:p>1.40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688" calcext:value-type="float">
            <text:p>4.7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184" calcext:value-type="float">
            <text:p>5.01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458" calcext:value-type="float">
            <text:p>3.44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184" calcext:value-type="float">
            <text:p>1.7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536" calcext:value-type="float">
            <text:p>2.85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37" calcext:value-type="float">
            <text:p>4.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1032" calcext:value-type="float">
            <text:p>6.1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6516" calcext:value-type="float">
            <text:p>6.6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9854" calcext:value-type="float">
            <text:p>7.98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6044" calcext:value-type="float">
            <text:p>10.60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3956" calcext:value-type="float">
            <text:p>13.39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4324" calcext:value-type="float">
            <text:p>14.4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3536" calcext:value-type="float">
            <text:p>16.35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7688" calcext:value-type="float">
            <text:p>13.76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879" calcext:value-type="float">
            <text:p>12.8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372" calcext:value-type="float">
            <text:p>12.3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2538" calcext:value-type="float">
            <text:p>12.25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1412" calcext:value-type="float">
            <text:p>16.14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2756" calcext:value-type="float">
            <text:p>16.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4364" calcext:value-type="float">
            <text:p>16.4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546" calcext:value-type="float">
            <text:p>14.1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0714" calcext:value-type="float">
            <text:p>15.0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0124" calcext:value-type="float">
            <text:p>17.0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393" calcext:value-type="float">
            <text:p>15.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4502" calcext:value-type="float">
            <text:p>16.4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716" calcext:value-type="float">
            <text:p>9.47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8476" calcext:value-type="float">
            <text:p>14.84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4624" calcext:value-type="float">
            <text:p>14.46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4078" calcext:value-type="float">
            <text:p>11.40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095" calcext:value-type="float">
            <text:p>10.0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264" calcext:value-type="float">
            <text:p>9.2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7908" calcext:value-type="float">
            <text:p>18.79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1118" calcext:value-type="float">
            <text:p>25.11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312" calcext:value-type="float">
            <text:p>25.53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6368" calcext:value-type="float">
            <text:p>25.6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7156" calcext:value-type="float">
            <text:p>23.71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876" calcext:value-type="float">
            <text:p>21.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3166" calcext:value-type="float">
            <text:p>20.31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8424" calcext:value-type="float">
            <text:p>18.84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523" calcext:value-type="float">
            <text:p>17.5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9216" calcext:value-type="float">
            <text:p>18.9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433" calcext:value-type="float">
            <text:p>17.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108" calcext:value-type="float">
            <text:p>14.1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8188" calcext:value-type="float">
            <text:p>11.8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45" calcext:value-type="float">
            <text:p>12.6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4074" calcext:value-type="float">
            <text:p>15.4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0756" calcext:value-type="float">
            <text:p>15.07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326" calcext:value-type="float">
            <text:p>13.3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4318" calcext:value-type="float">
            <text:p>11.4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591" calcext:value-type="float">
            <text:p>18.5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767" calcext:value-type="float">
            <text:p>16.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6598" calcext:value-type="float">
            <text:p>14.65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2626" calcext:value-type="float">
            <text:p>11.26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9336" calcext:value-type="float">
            <text:p>9.93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298" calcext:value-type="float">
            <text:p>13.72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0366" calcext:value-type="float">
            <text:p>18.03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018" calcext:value-type="float">
            <text:p>18.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8388" calcext:value-type="float">
            <text:p>21.83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6128" calcext:value-type="float">
            <text:p>22.61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309" calcext:value-type="float">
            <text:p>21.3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2968" calcext:value-type="float">
            <text:p>20.29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05" calcext:value-type="float">
            <text:p>20.5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8452" calcext:value-type="float">
            <text:p>17.84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883" calcext:value-type="float">
            <text:p>14.8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694" calcext:value-type="float">
            <text:p>11.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056" calcext:value-type="float">
            <text:p>12.7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518" calcext:value-type="float">
            <text:p>11.8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1948" calcext:value-type="float">
            <text:p>11.1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7064" calcext:value-type="float">
            <text:p>13.7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5948" calcext:value-type="float">
            <text:p>10.59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067" calcext:value-type="float">
            <text:p>11.0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1318" calcext:value-type="float">
            <text:p>11.1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1672" calcext:value-type="float">
            <text:p>14.16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528" calcext:value-type="float">
            <text:p>9.35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2424" calcext:value-type="float">
            <text:p>9.2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1638" calcext:value-type="float">
            <text:p>9.16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1186" calcext:value-type="float">
            <text:p>11.11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293" calcext:value-type="float">
            <text:p>16.2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165" calcext:value-type="float">
            <text:p>18.1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7472" calcext:value-type="float">
            <text:p>19.74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366" calcext:value-type="float">
            <text:p>21.3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491" calcext:value-type="float">
            <text:p>19.4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621" calcext:value-type="float">
            <text:p>18.6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3606" calcext:value-type="float">
            <text:p>15.36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6466" calcext:value-type="float">
            <text:p>14.64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0122" calcext:value-type="float">
            <text:p>13.01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7738" calcext:value-type="float">
            <text:p>11.7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416" calcext:value-type="float">
            <text:p>12.1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986" calcext:value-type="float">
            <text:p>10.9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5566" calcext:value-type="float">
            <text:p>11.5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754" calcext:value-type="float">
            <text:p>11.67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6962" calcext:value-type="float">
            <text:p>7.69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768" calcext:value-type="float">
            <text:p>7.5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662" calcext:value-type="float">
            <text:p>7.6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6918" calcext:value-type="float">
            <text:p>6.69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3632" calcext:value-type="float">
            <text:p>7.3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28" calcext:value-type="float">
            <text:p>7.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236" calcext:value-type="float">
            <text:p>3.72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622" calcext:value-type="float">
            <text:p>2.06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9556" calcext:value-type="float">
            <text:p>2.9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4746" calcext:value-type="float">
            <text:p>6.4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3026" calcext:value-type="float">
            <text:p>7.30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0734" calcext:value-type="float">
            <text:p>10.07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162" calcext:value-type="float">
            <text:p>12.01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0094" calcext:value-type="float">
            <text:p>14.00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8962" calcext:value-type="float">
            <text:p>14.89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6094" calcext:value-type="float">
            <text:p>14.60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483" calcext:value-type="float">
            <text:p>12.4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036" calcext:value-type="float">
            <text:p>12.0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6118" calcext:value-type="float">
            <text:p>8.61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7944" calcext:value-type="float">
            <text:p>6.7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634" calcext:value-type="float">
            <text:p>10.1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672" calcext:value-type="float">
            <text:p>11.1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254" calcext:value-type="float">
            <text:p>3.7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112" calcext:value-type="float">
            <text:p>4.7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472" calcext:value-type="float">
            <text:p>5.4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79" calcext:value-type="float">
            <text:p>5.6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87" calcext:value-type="float">
            <text:p>4.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588" calcext:value-type="float">
            <text:p>3.95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642" calcext:value-type="float">
            <text:p>5.76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196" calcext:value-type="float">
            <text:p>2.91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8978" calcext:value-type="float">
            <text:p>4.89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4258" calcext:value-type="float">
            <text:p>8.42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4138" calcext:value-type="float">
            <text:p>8.4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565" calcext:value-type="float">
            <text:p>8.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044" calcext:value-type="float">
            <text:p>13.0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9246" calcext:value-type="float">
            <text:p>15.92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2644" calcext:value-type="float">
            <text:p>14.26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2908" calcext:value-type="float">
            <text:p>11.29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4746" calcext:value-type="float">
            <text:p>9.47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4164" calcext:value-type="float">
            <text:p>9.41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6272" calcext:value-type="float">
            <text:p>7.6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58" calcext:value-type="float">
            <text:p>7.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058" calcext:value-type="float">
            <text:p>6.2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334" calcext:value-type="float">
            <text:p>7.43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588" calcext:value-type="float">
            <text:p>6.3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4318" calcext:value-type="float">
            <text:p>8.43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3252" calcext:value-type="float">
            <text:p>9.32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5998" calcext:value-type="float">
            <text:p>8.59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698" calcext:value-type="float">
            <text:p>8.5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11" calcext:value-type="float">
            <text:p>9.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499" calcext:value-type="float">
            <text:p>5.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716" calcext:value-type="float">
            <text:p>4.07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178" calcext:value-type="float">
            <text:p>3.21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592" calcext:value-type="float">
            <text:p>1.45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9714" calcext:value-type="float">
            <text:p>6.97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0668" calcext:value-type="float">
            <text:p>13.0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8672" calcext:value-type="float">
            <text:p>10.86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366" calcext:value-type="float">
            <text:p>12.03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9306" calcext:value-type="float">
            <text:p>12.93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1434" calcext:value-type="float">
            <text:p>15.14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201" calcext:value-type="float">
            <text:p>15.2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0834" calcext:value-type="float">
            <text:p>15.08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9776" calcext:value-type="float">
            <text:p>16.97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2104" calcext:value-type="float">
            <text:p>17.21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7412" calcext:value-type="float">
            <text:p>13.7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516" calcext:value-type="float">
            <text:p>14.4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3758" calcext:value-type="float">
            <text:p>22.3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1792" calcext:value-type="float">
            <text:p>23.1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6604" calcext:value-type="float">
            <text:p>11.66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762" calcext:value-type="float">
            <text:p>3.9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88" calcext:value-type="float">
            <text:p>0.77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1868" calcext:value-type="float">
            <text:p>4.18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492" calcext:value-type="float">
            <text:p>5.74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624" calcext:value-type="float">
            <text:p>6.96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672" calcext:value-type="float">
            <text:p>6.6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9112" calcext:value-type="float">
            <text:p>5.9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528" calcext:value-type="float">
            <text:p>6.5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5916" calcext:value-type="float">
            <text:p>9.5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0802" calcext:value-type="float">
            <text:p>14.08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3856" calcext:value-type="float">
            <text:p>17.3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.2062" calcext:value-type="float">
            <text:p>20.20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1932" calcext:value-type="float">
            <text:p>24.19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0538" calcext:value-type="float">
            <text:p>26.05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136" calcext:value-type="float">
            <text:p>26.1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0424" calcext:value-type="float">
            <text:p>26.04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0946" calcext:value-type="float">
            <text:p>26.09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6982" calcext:value-type="float">
            <text:p>23.69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2004" calcext:value-type="float">
            <text:p>24.20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8276" calcext:value-type="float">
            <text:p>19.8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2296" calcext:value-type="float">
            <text:p>17.2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5534" calcext:value-type="float">
            <text:p>16.5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2852" calcext:value-type="float">
            <text:p>13.2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0612" calcext:value-type="float">
            <text:p>6.0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181" calcext:value-type="float">
            <text:p>8.1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583" calcext:value-type="float">
            <text:p>8.5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386" calcext:value-type="float">
            <text:p>10.3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5546" calcext:value-type="float">
            <text:p>13.5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3558" calcext:value-type="float">
            <text:p>18.35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6034" calcext:value-type="float">
            <text:p>23.6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0534" calcext:value-type="float">
            <text:p>24.05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.2422" calcext:value-type="float">
            <text:p>20.2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4124" calcext:value-type="float">
            <text:p>19.41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1508" calcext:value-type="float">
            <text:p>16.15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4108" calcext:value-type="float">
            <text:p>17.4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7972" calcext:value-type="float">
            <text:p>17.7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0676" calcext:value-type="float">
            <text:p>20.0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6192" calcext:value-type="float">
            <text:p>24.61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6302" calcext:value-type="float">
            <text:p>22.63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506" calcext:value-type="float">
            <text:p>19.05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1874" calcext:value-type="float">
            <text:p>19.18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514" calcext:value-type="float">
            <text:p>14.5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1744" calcext:value-type="float">
            <text:p>11.17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6646" calcext:value-type="float">
            <text:p>14.66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216" calcext:value-type="float">
            <text:p>8.4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306" calcext:value-type="float">
            <text:p>3.6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1076" calcext:value-type="float">
            <text:p>13.1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156" calcext:value-type="float">
            <text:p>13.2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0222" calcext:value-type="float">
            <text:p>9.0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0796" calcext:value-type="float">
            <text:p>8.0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734" calcext:value-type="float">
            <text:p>3.47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414" calcext:value-type="float">
            <text:p>5.7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83" calcext:value-type="float">
            <text:p>9.1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0068" calcext:value-type="float">
            <text:p>10.0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67" calcext:value-type="float">
            <text:p>3.5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152" calcext:value-type="float">
            <text:p>1.9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714" calcext:value-type="float">
            <text:p>3.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334" calcext:value-type="float">
            <text:p>6.53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4816" calcext:value-type="float">
            <text:p>14.48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8278" calcext:value-type="float">
            <text:p>17.8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867" calcext:value-type="float">
            <text:p>21.8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2316" calcext:value-type="float">
            <text:p>24.23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217" calcext:value-type="float">
            <text:p>23.2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6826" calcext:value-type="float">
            <text:p>20.68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9324" calcext:value-type="float">
            <text:p>12.93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5598" calcext:value-type="float">
            <text:p>12.55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9622" calcext:value-type="float">
            <text:p>11.96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8956" calcext:value-type="float">
            <text:p>11.8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068" calcext:value-type="float">
            <text:p>10.6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5184" calcext:value-type="float">
            <text:p>9.5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5156" calcext:value-type="float">
            <text:p>10.51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79" calcext:value-type="float">
            <text:p>11.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2676" calcext:value-type="float">
            <text:p>12.2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15" calcext:value-type="float">
            <text:p>7.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098" calcext:value-type="float">
            <text:p>7.0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936" calcext:value-type="float">
            <text:p>7.59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752" calcext:value-type="float">
            <text:p>9.77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6312" calcext:value-type="float">
            <text:p>12.63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89" calcext:value-type="float">
            <text:p>12.4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5622" calcext:value-type="float">
            <text:p>9.56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3874" calcext:value-type="float">
            <text:p>8.38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1302" calcext:value-type="float">
            <text:p>9.13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2536" calcext:value-type="float">
            <text:p>11.25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9312" calcext:value-type="float">
            <text:p>15.93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3304" calcext:value-type="float">
            <text:p>17.33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6562" calcext:value-type="float">
            <text:p>14.65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0662" calcext:value-type="float">
            <text:p>13.06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1046" calcext:value-type="float">
            <text:p>13.10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3266" calcext:value-type="float">
            <text:p>13.32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9336" calcext:value-type="float">
            <text:p>12.93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9336" calcext:value-type="float">
            <text:p>12.93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832" calcext:value-type="float">
            <text:p>11.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636" calcext:value-type="float">
            <text:p>10.8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12" calcext:value-type="float">
            <text:p>11.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2148" calcext:value-type="float">
            <text:p>15.2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682" calcext:value-type="float">
            <text:p>11.96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283" calcext:value-type="float">
            <text:p>11.2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5028" calcext:value-type="float">
            <text:p>9.50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0012" calcext:value-type="float">
            <text:p>9.0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7198" calcext:value-type="float">
            <text:p>11.71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9822" calcext:value-type="float">
            <text:p>9.9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1738" calcext:value-type="float">
            <text:p>11.17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4844" calcext:value-type="float">
            <text:p>10.48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1462" calcext:value-type="float">
            <text:p>8.1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5056" calcext:value-type="float">
            <text:p>8.5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419" calcext:value-type="float">
            <text:p>10.4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3832" calcext:value-type="float">
            <text:p>11.38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0642" calcext:value-type="float">
            <text:p>15.06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1216" calcext:value-type="float">
            <text:p>14.12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9176" calcext:value-type="float">
            <text:p>13.91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9896" calcext:value-type="float">
            <text:p>13.98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4096" calcext:value-type="float">
            <text:p>14.40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878" calcext:value-type="float">
            <text:p>13.8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5884" calcext:value-type="float">
            <text:p>14.58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443" calcext:value-type="float">
            <text:p>16.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2192" calcext:value-type="float">
            <text:p>19.2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9176" calcext:value-type="float">
            <text:p>19.9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9068" calcext:value-type="float">
            <text:p>19.90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7206" calcext:value-type="float">
            <text:p>18.7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5038" calcext:value-type="float">
            <text:p>17.5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4596" calcext:value-type="float">
            <text:p>15.45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98" calcext:value-type="float">
            <text:p>14.62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2552" calcext:value-type="float">
            <text:p>13.2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878" calcext:value-type="float">
            <text:p>11.88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2718" calcext:value-type="float">
            <text:p>12.27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728" calcext:value-type="float">
            <text:p>12.17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7246" calcext:value-type="float">
            <text:p>11.7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9018" calcext:value-type="float">
            <text:p>12.9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4552" calcext:value-type="float">
            <text:p>14.45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326" calcext:value-type="float">
            <text:p>19.3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5654" calcext:value-type="float">
            <text:p>25.56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3234" calcext:value-type="float">
            <text:p>27.3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1586" calcext:value-type="float">
            <text:p>25.15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3078" calcext:value-type="float">
            <text:p>21.30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2568" calcext:value-type="float">
            <text:p>15.25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9372" calcext:value-type="float">
            <text:p>18.93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0436" calcext:value-type="float">
            <text:p>23.04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7334" calcext:value-type="float">
            <text:p>25.73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7138" calcext:value-type="float">
            <text:p>26.7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5134" calcext:value-type="float">
            <text:p>26.5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4448" calcext:value-type="float">
            <text:p>25.4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086" calcext:value-type="float">
            <text:p>22.0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6808" calcext:value-type="float">
            <text:p>23.6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0832" calcext:value-type="float">
            <text:p>26.08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4934" calcext:value-type="float">
            <text:p>25.49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7216" calcext:value-type="float">
            <text:p>20.7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0672" calcext:value-type="float">
            <text:p>24.06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2912" calcext:value-type="float">
            <text:p>25.29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7452" calcext:value-type="float">
            <text:p>27.74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754" calcext:value-type="float">
            <text:p>26.7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51" calcext:value-type="float">
            <text:p>26.7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.6516" calcext:value-type="float">
            <text:p>24.6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9838" calcext:value-type="float">
            <text:p>23.98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109" calcext:value-type="float">
            <text:p>23.1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68" calcext:value-type="float">
            <text:p>23.5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5602" calcext:value-type="float">
            <text:p>26.56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671" calcext:value-type="float">
            <text:p>28.6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0676" calcext:value-type="float">
            <text:p>29.06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2422" calcext:value-type="float">
            <text:p>29.24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32" calcext:value-type="float">
            <text:p>28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.4152" calcext:value-type="float">
            <text:p>27.41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.7302" calcext:value-type="float">
            <text:p>27.73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4194" calcext:value-type="float">
            <text:p>27.4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2934" calcext:value-type="float">
            <text:p>24.2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656" calcext:value-type="float">
            <text:p>19.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565" calcext:value-type="float">
            <text:p>23.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3994" calcext:value-type="float">
            <text:p>17.3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5548" calcext:value-type="float">
            <text:p>20.5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6428" calcext:value-type="float">
            <text:p>22.6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.1364" calcext:value-type="float">
            <text:p>25.1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5574" calcext:value-type="float">
            <text:p>27.55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4934" calcext:value-type="float">
            <text:p>28.4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4766" calcext:value-type="float">
            <text:p>28.47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6702" calcext:value-type="float">
            <text:p>27.67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2384" calcext:value-type="float">
            <text:p>25.23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.5688" calcext:value-type="float">
            <text:p>24.56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056" calcext:value-type="float">
            <text:p>25.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5768" calcext:value-type="float">
            <text:p>28.5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935" calcext:value-type="float">
            <text:p>28.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449" calcext:value-type="float">
            <text:p>28.4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3776" calcext:value-type="float">
            <text:p>28.37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1544" calcext:value-type="float">
            <text:p>28.15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5004" calcext:value-type="float">
            <text:p>27.50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4252" calcext:value-type="float">
            <text:p>17.42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3442" calcext:value-type="float">
            <text:p>11.3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0546" calcext:value-type="float">
            <text:p>18.05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1476" calcext:value-type="float">
            <text:p>27.1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1872" calcext:value-type="float">
            <text:p>24.1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6358" calcext:value-type="float">
            <text:p>17.63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4112" calcext:value-type="float">
            <text:p>19.4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3586" calcext:value-type="float">
            <text:p>17.3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02" calcext:value-type="float">
            <text:p>12.4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0074" calcext:value-type="float">
            <text:p>10.00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8792" calcext:value-type="float">
            <text:p>7.8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6056" calcext:value-type="float">
            <text:p>10.6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3618" calcext:value-type="float">
            <text:p>12.3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468" calcext:value-type="float">
            <text:p>15.04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2378" calcext:value-type="float">
            <text:p>19.23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1516" calcext:value-type="float">
            <text:p>17.1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4682" calcext:value-type="float">
            <text:p>13.46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1532" calcext:value-type="float">
            <text:p>13.15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9012" calcext:value-type="float">
            <text:p>15.9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8144" calcext:value-type="float">
            <text:p>19.8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3838" calcext:value-type="float">
            <text:p>23.38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6264" calcext:value-type="float">
            <text:p>21.6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62" calcext:value-type="float">
            <text:p>19.0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208" calcext:value-type="float">
            <text:p>14.32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0756" calcext:value-type="float">
            <text:p>12.07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9952" calcext:value-type="float">
            <text:p>8.99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7706" calcext:value-type="float">
            <text:p>10.7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26" calcext:value-type="float">
            <text:p>11.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59" calcext:value-type="float">
            <text:p>6.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974" calcext:value-type="float">
            <text:p>5.59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176" calcext:value-type="float">
            <text:p>4.3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332" calcext:value-type="float">
            <text:p>3.13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304" calcext:value-type="float">
            <text:p>1.7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888" calcext:value-type="float">
            <text:p>1.2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472" calcext:value-type="float">
            <text:p>1.7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558" calcext:value-type="float">
            <text:p>2.15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322" calcext:value-type="float">
            <text:p>2.3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408" calcext:value-type="float">
            <text:p>1.84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18" calcext:value-type="float">
            <text:p>0.27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026" calcext:value-type="float">
            <text:p>0.40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32" calcext:value-type="float">
            <text:p>0.58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06" calcext:value-type="float">
            <text:p>0.45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06" calcext:value-type="float">
            <text:p>0.66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524" calcext:value-type="float">
            <text:p>0.15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94" calcext:value-type="float">
            <text:p>0.17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88" calcext:value-type="float">
            <text:p>0.08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74" calcext:value-type="float">
            <text:p>0.16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38" calcext:value-type="float">
            <text:p>0.28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12" calcext:value-type="float">
            <text:p>0.3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04" calcext:value-type="float">
            <text:p>0.0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626" calcext:value-type="float">
            <text:p>1.6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692" calcext:value-type="float">
            <text:p>0.46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48" calcext:value-type="float">
            <text:p>0.84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468" calcext:value-type="float">
            <text:p>0.94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48" calcext:value-type="float">
            <text:p>0.09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98" calcext:value-type="float">
            <text:p>0.07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526" calcext:value-type="float">
            <text:p>0.25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61" calcext:value-type="float">
            <text:p>6.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4166" calcext:value-type="float">
            <text:p>7.4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3044" calcext:value-type="float">
            <text:p>7.3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13" calcext:value-type="float">
            <text:p>6.8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782" calcext:value-type="float">
            <text:p>5.27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259" calcext:value-type="float">
            <text:p>5.2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68" calcext:value-type="float">
            <text:p>4.8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786" calcext:value-type="float">
            <text:p>4.27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182" calcext:value-type="float">
            <text:p>1.6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62" calcext:value-type="float">
            <text:p>0.9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522" calcext:value-type="float">
            <text:p>0.35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602" calcext:value-type="float">
            <text:p>0.16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86" calcext:value-type="float">
            <text:p>0.07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132" calcext:value-type="float">
            <text:p>1.5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518" calcext:value-type="float">
            <text:p>2.5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862" calcext:value-type="float">
            <text:p>3.28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52" calcext:value-type="float">
            <text:p>0.9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28" calcext:value-type="float">
            <text:p>0.4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028" calcext:value-type="float">
            <text:p>0.5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02" calcext:value-type="float">
            <text:p>0.16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72" calcext:value-type="float">
            <text:p>0.6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92" calcext:value-type="float">
            <text:p>0.3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1004" calcext:value-type="float">
            <text:p>7.10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866" calcext:value-type="float">
            <text:p>1.68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334" calcext:value-type="float">
            <text:p>0.53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83" calcext:value-type="float">
            <text:p>1.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04" calcext:value-type="float">
            <text:p>0.0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16" calcext:value-type="float">
            <text:p>0.6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42" calcext:value-type="float">
            <text:p>0.09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628" calcext:value-type="float">
            <text:p>2.96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362" calcext:value-type="float">
            <text:p>3.73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512" calcext:value-type="float">
            <text:p>4.6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872" calcext:value-type="float">
            <text:p>4.08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926" calcext:value-type="float">
            <text:p>5.89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86" calcext:value-type="float">
            <text:p>2.5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4384" calcext:value-type="float">
            <text:p>2.4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304" calcext:value-type="float">
            <text:p>2.63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556" calcext:value-type="float">
            <text:p>2.0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118" calcext:value-type="float">
            <text:p>1.41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642" calcext:value-type="float">
            <text:p>0.6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9664" calcext:value-type="float">
            <text:p>2.96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26" calcext:value-type="float">
            <text:p>0.10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606" calcext:value-type="float">
            <text:p>0.96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06" calcext:value-type="float">
            <text:p>0.06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14" calcext:value-type="float">
            <text:p>0.1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46" calcext:value-type="float">
            <text:p>0.2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412" calcext:value-type="float">
            <text:p>2.34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362" calcext:value-type="float">
            <text:p>5.53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211" calcext:value-type="float">
            <text:p>5.2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998" calcext:value-type="float">
            <text:p>2.2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272" calcext:value-type="float">
            <text:p>1.6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812" calcext:value-type="float">
            <text:p>2.58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934" calcext:value-type="float">
            <text:p>2.69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774" calcext:value-type="float">
            <text:p>3.67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314" calcext:value-type="float">
            <text:p>3.7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732" calcext:value-type="float">
            <text:p>3.7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6944" calcext:value-type="float">
            <text:p>4.69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7176" calcext:value-type="float">
            <text:p>3.71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3188" calcext:value-type="float">
            <text:p>4.31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024" calcext:value-type="float">
            <text:p>0.30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02" calcext:value-type="float">
            <text:p>0.4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54" calcext:value-type="float">
            <text:p>0.1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84" calcext:value-type="float">
            <text:p>0.1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276" calcext:value-type="float">
            <text:p>1.22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78" calcext:value-type="float">
            <text:p>0.4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12" calcext:value-type="float">
            <text:p>0.5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514" calcext:value-type="float">
            <text:p>1.45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548" calcext:value-type="float">
            <text:p>4.6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936" calcext:value-type="float">
            <text:p>3.99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754" calcext:value-type="float">
            <text:p>1.17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874" calcext:value-type="float">
            <text:p>1.78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1012" calcext:value-type="float">
            <text:p>2.10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14" calcext:value-type="float">
            <text:p>0.82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06" calcext:value-type="float">
            <text:p>0.24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312" calcext:value-type="float">
            <text:p>0.93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56" calcext:value-type="float">
            <text:p>0.70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24" calcext:value-type="float">
            <text:p>0.9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018" calcext:value-type="float">
            <text:p>1.5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434" calcext:value-type="float">
            <text:p>2.54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238" calcext:value-type="float">
            <text:p>1.12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62" calcext:value-type="float">
            <text:p>0.1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22" calcext:value-type="float">
            <text:p>0.11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02" calcext:value-type="float">
            <text:p>0.19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9568" calcext:value-type="float">
            <text:p>2.95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25" calcext:value-type="float">
            <text:p>5.0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3052" calcext:value-type="float">
            <text:p>5.30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324" calcext:value-type="float">
            <text:p>6.3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06" calcext:value-type="float">
            <text:p>6.3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487" calcext:value-type="float">
            <text:p>5.4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5208" calcext:value-type="float">
            <text:p>3.52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9196" calcext:value-type="float">
            <text:p>2.91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78" calcext:value-type="float">
            <text:p>0.72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784" calcext:value-type="float">
            <text:p>1.77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068" calcext:value-type="float">
            <text:p>4.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526" calcext:value-type="float">
            <text:p>3.2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456" calcext:value-type="float">
            <text:p>1.2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7738" calcext:value-type="float">
            <text:p>2.77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676" calcext:value-type="float">
            <text:p>1.46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19" calcext:value-type="float">
            <text:p>3.5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108" calcext:value-type="float">
            <text:p>5.71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7792" calcext:value-type="float">
            <text:p>5.77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5868" calcext:value-type="float">
            <text:p>3.5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212" calcext:value-type="float">
            <text:p>2.5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78" calcext:value-type="float">
            <text:p>1.2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96" calcext:value-type="float">
            <text:p>0.24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794" calcext:value-type="float">
            <text:p>1.37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544" calcext:value-type="float">
            <text:p>1.1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838" calcext:value-type="float">
            <text:p>2.38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92" calcext:value-type="float">
            <text:p>1.1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18" calcext:value-type="float">
            <text:p>1.35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344" calcext:value-type="float">
            <text:p>2.2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946" calcext:value-type="float">
            <text:p>1.19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428" calcext:value-type="float">
            <text:p>1.3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74" calcext:value-type="float">
            <text:p>1.12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88" calcext:value-type="float">
            <text:p>0.08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58" calcext:value-type="float">
            <text:p>0.35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742" calcext:value-type="float">
            <text:p>0.87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548" calcext:value-type="float">
            <text:p>2.5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0454" calcext:value-type="float">
            <text:p>8.04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0428" calcext:value-type="float">
            <text:p>16.04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1192" calcext:value-type="float">
            <text:p>17.1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4534" calcext:value-type="float">
            <text:p>17.45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119" calcext:value-type="float">
            <text:p>16.1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872" calcext:value-type="float">
            <text:p>10.8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5026" calcext:value-type="float">
            <text:p>8.50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044" calcext:value-type="float">
            <text:p>7.0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2304" calcext:value-type="float">
            <text:p>12.23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8746" calcext:value-type="float">
            <text:p>11.87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2196" calcext:value-type="float">
            <text:p>9.2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112" calcext:value-type="float">
            <text:p>7.4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062" calcext:value-type="float">
            <text:p>8.20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2032" calcext:value-type="float">
            <text:p>8.20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2716" calcext:value-type="float">
            <text:p>8.27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212" calcext:value-type="float">
            <text:p>6.7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246" calcext:value-type="float">
            <text:p>6.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726" calcext:value-type="float">
            <text:p>5.77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208" calcext:value-type="float">
            <text:p>4.72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592" calcext:value-type="float">
            <text:p>2.3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114" calcext:value-type="float">
            <text:p>0.91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696" calcext:value-type="float">
            <text:p>3.96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85" calcext:value-type="float">
            <text:p>1.1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154" calcext:value-type="float">
            <text:p>2.6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7618" calcext:value-type="float">
            <text:p>2.76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3946" calcext:value-type="float">
            <text:p>5.39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464" calcext:value-type="float">
            <text:p>4.4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718" calcext:value-type="float">
            <text:p>5.7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4162" calcext:value-type="float">
            <text:p>5.41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16" calcext:value-type="float">
            <text:p>3.5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448" calcext:value-type="float">
            <text:p>1.7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728" calcext:value-type="float">
            <text:p>1.67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3164" calcext:value-type="float">
            <text:p>1.3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48" calcext:value-type="float">
            <text:p>0.7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48" calcext:value-type="float">
            <text:p>0.6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072" calcext:value-type="float">
            <text:p>3.0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42" calcext:value-type="float">
            <text:p>0.6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26" calcext:value-type="float">
            <text:p>0.07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06" calcext:value-type="float">
            <text:p>0.24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088" calcext:value-type="float">
            <text:p>0.50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44" calcext:value-type="float">
            <text:p>0.70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28" calcext:value-type="float">
            <text:p>0.95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958" calcext:value-type="float">
            <text:p>1.19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156" calcext:value-type="float">
            <text:p>0.91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416" calcext:value-type="float">
            <text:p>2.54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1182" calcext:value-type="float">
            <text:p>3.11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361" calcext:value-type="float">
            <text:p>2.3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512" calcext:value-type="float">
            <text:p>1.6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92" calcext:value-type="float">
            <text:p>1.7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34" calcext:value-type="float">
            <text:p>1.31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38" calcext:value-type="float">
            <text:p>4.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932" calcext:value-type="float">
            <text:p>2.8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34" calcext:value-type="float">
            <text:p>4.4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834" calcext:value-type="float">
            <text:p>3.38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038" calcext:value-type="float">
            <text:p>1.3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76" calcext:value-type="float">
            <text:p>0.08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14" calcext:value-type="float">
            <text:p>0.10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668" calcext:value-type="float">
            <text:p>1.06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712" calcext:value-type="float">
            <text:p>2.7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4354" calcext:value-type="float">
            <text:p>2.43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192" calcext:value-type="float">
            <text:p>2.41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2938" calcext:value-type="float">
            <text:p>2.2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854" calcext:value-type="float">
            <text:p>1.98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382" calcext:value-type="float">
            <text:p>1.1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008" calcext:value-type="float">
            <text:p>2.2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796" calcext:value-type="float">
            <text:p>2.0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976" calcext:value-type="float">
            <text:p>1.4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163" calcext:value-type="float">
            <text:p>5.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9594" calcext:value-type="float">
            <text:p>6.95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2932" calcext:value-type="float">
            <text:p>5.29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634" calcext:value-type="float">
            <text:p>1.16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84" calcext:value-type="float">
            <text:p>0.0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118" calcext:value-type="float">
            <text:p>1.11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44" calcext:value-type="float">
            <text:p>0.19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0622" calcext:value-type="float">
            <text:p>2.06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7224" calcext:value-type="float">
            <text:p>6.72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8984" calcext:value-type="float">
            <text:p>7.89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083" calcext:value-type="float">
            <text:p>4.0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2494" calcext:value-type="float">
            <text:p>2.2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0716" calcext:value-type="float">
            <text:p>4.07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0456" calcext:value-type="float">
            <text:p>3.0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128" calcext:value-type="float">
            <text:p>3.11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667" calcext:value-type="float">
            <text:p>2.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392" calcext:value-type="float">
            <text:p>5.5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828" calcext:value-type="float">
            <text:p>4.2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166" calcext:value-type="float">
            <text:p>3.8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636" calcext:value-type="float">
            <text:p>2.16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26" calcext:value-type="float">
            <text:p>0.76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42" calcext:value-type="float">
            <text:p>0.06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54" calcext:value-type="float">
            <text:p>0.15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8962" calcext:value-type="float">
            <text:p>5.89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0738" calcext:value-type="float">
            <text:p>9.07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6172" calcext:value-type="float">
            <text:p>5.61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234" calcext:value-type="float">
            <text:p>2.12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328" calcext:value-type="float">
            <text:p>1.43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5896" calcext:value-type="float">
            <text:p>2.58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5722" calcext:value-type="float">
            <text:p>2.57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902" calcext:value-type="float">
            <text:p>4.0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158" calcext:value-type="float">
            <text:p>3.4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04" calcext:value-type="float">
            <text:p>0.5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922" calcext:value-type="float">
            <text:p>0.8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92" calcext:value-type="float">
            <text:p>0.1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76" calcext:value-type="float">
            <text:p>1.1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078" calcext:value-type="float">
            <text:p>3.0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708" calcext:value-type="float">
            <text:p>4.87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6636" calcext:value-type="float">
            <text:p>3.66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4276" calcext:value-type="float">
            <text:p>2.4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544" calcext:value-type="float">
            <text:p>1.7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24" calcext:value-type="float">
            <text:p>0.21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94" calcext:value-type="float">
            <text:p>0.89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308" calcext:value-type="float">
            <text:p>1.03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52" calcext:value-type="float">
            <text:p>0.14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082" calcext:value-type="float">
            <text:p>0.2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654" calcext:value-type="float">
            <text:p>0.66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818" calcext:value-type="float">
            <text:p>2.28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136" calcext:value-type="float">
            <text:p>2.31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742" calcext:value-type="float">
            <text:p>0.87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462" calcext:value-type="float">
            <text:p>1.24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236" calcext:value-type="float">
            <text:p>0.72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499" calcext:value-type="float">
            <text:p>2.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604" calcext:value-type="float">
            <text:p>2.6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512" calcext:value-type="float">
            <text:p>3.4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21" calcext:value-type="float">
            <text:p>3.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878" calcext:value-type="float">
            <text:p>2.5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332" calcext:value-type="float">
            <text:p>4.33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256" calcext:value-type="float">
            <text:p>5.02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406" calcext:value-type="float">
            <text:p>4.74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078" calcext:value-type="float">
            <text:p>2.40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26" calcext:value-type="float">
            <text:p>1.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266" calcext:value-type="float">
            <text:p>3.42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23" calcext:value-type="float">
            <text:p>2.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798" calcext:value-type="float">
            <text:p>2.17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3094" calcext:value-type="float">
            <text:p>2.30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074" calcext:value-type="float">
            <text:p>2.5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702" calcext:value-type="float">
            <text:p>1.27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06" calcext:value-type="float">
            <text:p>0.45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1232" calcext:value-type="float">
            <text:p>7.12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3792" calcext:value-type="float">
            <text:p>6.37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4426" calcext:value-type="float">
            <text:p>5.44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376" calcext:value-type="float">
            <text:p>5.93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931" calcext:value-type="float">
            <text:p>2.9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818" calcext:value-type="float">
            <text:p>0.78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62" calcext:value-type="float">
            <text:p>0.6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58" calcext:value-type="float">
            <text:p>0.1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44" calcext:value-type="float">
            <text:p>0.1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18" calcext:value-type="float">
            <text:p>0.2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78" calcext:value-type="float">
            <text:p>0.7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34" calcext:value-type="float">
            <text:p>0.4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282" calcext:value-type="float">
            <text:p>0.32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874" calcext:value-type="float">
            <text:p>0.58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128" calcext:value-type="float">
            <text:p>0.41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9266" calcext:value-type="float">
            <text:p>4.92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1202" calcext:value-type="float">
            <text:p>16.12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1456" calcext:value-type="float">
            <text:p>14.14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9432" calcext:value-type="float">
            <text:p>9.94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8146" calcext:value-type="float">
            <text:p>11.8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962" calcext:value-type="float">
            <text:p>3.19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5338" calcext:value-type="float">
            <text:p>2.53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4634" calcext:value-type="float">
            <text:p>4.46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4218" calcext:value-type="float">
            <text:p>3.4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596" calcext:value-type="float">
            <text:p>1.35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64" calcext:value-type="float">
            <text:p>0.41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606" calcext:value-type="float">
            <text:p>1.26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2594" calcext:value-type="float">
            <text:p>4.25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002" calcext:value-type="float">
            <text:p>6.4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9116" calcext:value-type="float">
            <text:p>7.91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8474" calcext:value-type="float">
            <text:p>10.8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4478" calcext:value-type="float">
            <text:p>16.44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574" calcext:value-type="float">
            <text:p>17.5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0188" calcext:value-type="float">
            <text:p>16.01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5824" calcext:value-type="float">
            <text:p>11.58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833" calcext:value-type="float">
            <text:p>10.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096" calcext:value-type="float">
            <text:p>4.80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2904" calcext:value-type="float">
            <text:p>3.29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2934" calcext:value-type="float">
            <text:p>6.29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1744" calcext:value-type="float">
            <text:p>8.17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872" calcext:value-type="float">
            <text:p>6.1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518" calcext:value-type="float">
            <text:p>4.6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858" calcext:value-type="float">
            <text:p>3.9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196" calcext:value-type="float">
            <text:p>2.9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47" calcext:value-type="float">
            <text:p>4.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932" calcext:value-type="float">
            <text:p>4.99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704" calcext:value-type="float">
            <text:p>4.7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0154" calcext:value-type="float">
            <text:p>5.0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624" calcext:value-type="float">
            <text:p>4.56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904" calcext:value-type="float">
            <text:p>3.59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368" calcext:value-type="float">
            <text:p>4.33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565" calcext:value-type="float">
            <text:p>8.5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482" calcext:value-type="float">
            <text:p>6.44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7522" calcext:value-type="float">
            <text:p>5.75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759" calcext:value-type="float">
            <text:p>6.7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115" calcext:value-type="float">
            <text:p>8.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201" calcext:value-type="float">
            <text:p>9.2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9606" calcext:value-type="float">
            <text:p>9.96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2124" calcext:value-type="float">
            <text:p>9.21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0444" calcext:value-type="float">
            <text:p>9.04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664" calcext:value-type="float">
            <text:p>5.96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31" calcext:value-type="float">
            <text:p>6.5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4732" calcext:value-type="float">
            <text:p>5.47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7948" calcext:value-type="float">
            <text:p>5.7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114" calcext:value-type="float">
            <text:p>6.9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96" calcext:value-type="float">
            <text:p>8.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072" calcext:value-type="float">
            <text:p>8.7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0592" calcext:value-type="float">
            <text:p>8.0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3606" calcext:value-type="float">
            <text:p>9.36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724" calcext:value-type="float">
            <text:p>9.27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5734" calcext:value-type="float">
            <text:p>8.57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1344" calcext:value-type="float">
            <text:p>6.1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768" calcext:value-type="float">
            <text:p>6.07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5034" calcext:value-type="float">
            <text:p>6.5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447" calcext:value-type="float">
            <text:p>6.4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4966" calcext:value-type="float">
            <text:p>5.49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118" calcext:value-type="float">
            <text:p>5.1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1294" calcext:value-type="float">
            <text:p>8.12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2718" calcext:value-type="float">
            <text:p>9.27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0266" calcext:value-type="float">
            <text:p>10.02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5032" calcext:value-type="float">
            <text:p>11.50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472" calcext:value-type="float">
            <text:p>11.4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5722" calcext:value-type="float">
            <text:p>11.57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1792" calcext:value-type="float">
            <text:p>8.17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2512" calcext:value-type="float">
            <text:p>8.25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0856" calcext:value-type="float">
            <text:p>11.08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462" calcext:value-type="float">
            <text:p>6.94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5544" calcext:value-type="float">
            <text:p>6.5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406" calcext:value-type="float">
            <text:p>7.4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402" calcext:value-type="float">
            <text:p>6.6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088" calcext:value-type="float">
            <text:p>5.6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8662" calcext:value-type="float">
            <text:p>5.8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574" calcext:value-type="float">
            <text:p>6.25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9442" calcext:value-type="float">
            <text:p>8.94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9738" calcext:value-type="float">
            <text:p>9.97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2566" calcext:value-type="float">
            <text:p>8.25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921" calcext:value-type="float">
            <text:p>9.9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5284" calcext:value-type="float">
            <text:p>8.52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007" calcext:value-type="float">
            <text:p>5.0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294" calcext:value-type="float">
            <text:p>3.62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23" calcext:value-type="float">
            <text:p>3.4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796" calcext:value-type="float">
            <text:p>5.67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9068" calcext:value-type="float">
            <text:p>7.90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1472" calcext:value-type="float">
            <text:p>13.14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1944" calcext:value-type="float">
            <text:p>15.19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2404" calcext:value-type="float">
            <text:p>11.24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285" calcext:value-type="float">
            <text:p>9.2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5466" calcext:value-type="float">
            <text:p>6.54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15" calcext:value-type="float">
            <text:p>4.2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2494" calcext:value-type="float">
            <text:p>2.24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4216" calcext:value-type="float">
            <text:p>2.42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612" calcext:value-type="float">
            <text:p>1.26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532" calcext:value-type="float">
            <text:p>1.4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98" calcext:value-type="float">
            <text:p>0.9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12" calcext:value-type="float">
            <text:p>0.4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718" calcext:value-type="float">
            <text:p>0.57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74" calcext:value-type="float">
            <text:p>0.55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492" calcext:value-type="float">
            <text:p>0.64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846" calcext:value-type="float">
            <text:p>1.28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986" calcext:value-type="float">
            <text:p>1.09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052" calcext:value-type="float">
            <text:p>1.70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08" calcext:value-type="float">
            <text:p>0.61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982" calcext:value-type="float">
            <text:p>0.29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004" calcext:value-type="float">
            <text:p>0.20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78" calcext:value-type="float">
            <text:p>0.8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002" calcext:value-type="float">
            <text:p>0.4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94" calcext:value-type="float">
            <text:p>0.4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286" calcext:value-type="float">
            <text:p>2.62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5864" calcext:value-type="float">
            <text:p>10.58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6788" calcext:value-type="float">
            <text:p>7.67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6716" calcext:value-type="float">
            <text:p>4.67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018" calcext:value-type="float">
            <text:p>3.9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3782" calcext:value-type="float">
            <text:p>4.37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083" calcext:value-type="float">
            <text:p>4.0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2546" calcext:value-type="float">
            <text:p>4.25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018" calcext:value-type="float">
            <text:p>6.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54" calcext:value-type="float">
            <text:p>8.2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69" calcext:value-type="float">
            <text:p>11.7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1728" calcext:value-type="float">
            <text:p>9.17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3764" calcext:value-type="float">
            <text:p>7.37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5192" calcext:value-type="float">
            <text:p>7.5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3094" calcext:value-type="float">
            <text:p>8.30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9724" calcext:value-type="float">
            <text:p>8.97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7574" calcext:value-type="float">
            <text:p>7.75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6954" calcext:value-type="float">
            <text:p>6.69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6948" calcext:value-type="float">
            <text:p>6.69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2898" calcext:value-type="float">
            <text:p>6.28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3168" calcext:value-type="float">
            <text:p>6.31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6724" calcext:value-type="float">
            <text:p>5.67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77" calcext:value-type="float">
            <text:p>4.3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028" calcext:value-type="float">
            <text:p>4.70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9564" calcext:value-type="float">
            <text:p>9.95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5638" calcext:value-type="float">
            <text:p>11.56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5378" calcext:value-type="float">
            <text:p>13.53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8302" calcext:value-type="float">
            <text:p>11.83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948" calcext:value-type="float">
            <text:p>9.9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016" calcext:value-type="float">
            <text:p>12.50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7918" calcext:value-type="float">
            <text:p>11.79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8562" calcext:value-type="float">
            <text:p>3.85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4852" calcext:value-type="float">
            <text:p>5.48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108" calcext:value-type="float">
            <text:p>8.7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26" calcext:value-type="float">
            <text:p>9.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072" calcext:value-type="float">
            <text:p>6.3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042" calcext:value-type="float">
            <text:p>2.7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98" calcext:value-type="float">
            <text:p>1.1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374" calcext:value-type="float">
            <text:p>2.53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932" calcext:value-type="float">
            <text:p>3.1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046" calcext:value-type="float">
            <text:p>2.90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132" calcext:value-type="float">
            <text:p>3.0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224" calcext:value-type="float">
            <text:p>1.9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076" calcext:value-type="float">
            <text:p>1.70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13" calcext:value-type="float">
            <text:p>2.3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9124" calcext:value-type="float">
            <text:p>2.91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068" calcext:value-type="float">
            <text:p>4.30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6318" calcext:value-type="float">
            <text:p>6.6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9122" calcext:value-type="float">
            <text:p>7.9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3512" calcext:value-type="float">
            <text:p>7.35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314" calcext:value-type="float">
            <text:p>4.3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6748" calcext:value-type="float">
            <text:p>2.67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2142" calcext:value-type="float">
            <text:p>3.21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216" calcext:value-type="float">
            <text:p>1.82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368" calcext:value-type="float">
            <text:p>1.93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3492" calcext:value-type="float">
            <text:p>3.3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104" calcext:value-type="float">
            <text:p>2.5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54" calcext:value-type="float">
            <text:p>0.18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72" calcext:value-type="float">
            <text:p>0.48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006" calcext:value-type="float">
            <text:p>1.8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352" calcext:value-type="float">
            <text:p>1.4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842" calcext:value-type="float">
            <text:p>1.68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042" calcext:value-type="float">
            <text:p>2.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338" calcext:value-type="float">
            <text:p>2.23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19" calcext:value-type="float">
            <text:p>2.9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082" calcext:value-type="float">
            <text:p>2.3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016" calcext:value-type="float">
            <text:p>2.00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0448" calcext:value-type="float">
            <text:p>2.0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5866" calcext:value-type="float">
            <text:p>2.58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221" calcext:value-type="float">
            <text:p>4.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946" calcext:value-type="float">
            <text:p>5.0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256" calcext:value-type="float">
            <text:p>5.6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18" calcext:value-type="float">
            <text:p>8.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4478" calcext:value-type="float">
            <text:p>7.44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606" calcext:value-type="float">
            <text:p>2.46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44" calcext:value-type="float">
            <text:p>0.9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638" calcext:value-type="float">
            <text:p>0.76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54" calcext:value-type="float">
            <text:p>0.45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52" calcext:value-type="float">
            <text:p>0.38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2348" calcext:value-type="float">
            <text:p>7.23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949" calcext:value-type="float">
            <text:p>8.9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2092" calcext:value-type="float">
            <text:p>8.20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748" calcext:value-type="float">
            <text:p>8.7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8562" calcext:value-type="float">
            <text:p>9.85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4652" calcext:value-type="float">
            <text:p>10.46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7044" calcext:value-type="float">
            <text:p>9.70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9982" calcext:value-type="float">
            <text:p>8.99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3186" calcext:value-type="float">
            <text:p>6.31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3676" calcext:value-type="float">
            <text:p>5.36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3758" calcext:value-type="float">
            <text:p>4.37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2192" calcext:value-type="float">
            <text:p>4.21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6478" calcext:value-type="float">
            <text:p>5.6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296" calcext:value-type="float">
            <text:p>7.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778" calcext:value-type="float">
            <text:p>6.8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05" calcext:value-type="float">
            <text:p>5.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078" calcext:value-type="float">
            <text:p>2.7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896" calcext:value-type="float">
            <text:p>1.9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106" calcext:value-type="float">
            <text:p>2.6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01" calcext:value-type="float">
            <text:p>1.7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612" calcext:value-type="float">
            <text:p>2.46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846" calcext:value-type="float">
            <text:p>0.68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88" calcext:value-type="float">
            <text:p>0.11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92" calcext:value-type="float">
            <text:p>0.82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828" calcext:value-type="float">
            <text:p>1.28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666" calcext:value-type="float">
            <text:p>2.46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234" calcext:value-type="float">
            <text:p>3.92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2298" calcext:value-type="float">
            <text:p>9.22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1916" calcext:value-type="float">
            <text:p>10.19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0182" calcext:value-type="float">
            <text:p>7.01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4618" calcext:value-type="float">
            <text:p>5.46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4622" calcext:value-type="float">
            <text:p>4.46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318" calcext:value-type="float">
            <text:p>4.23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862" calcext:value-type="float">
            <text:p>3.88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5126" calcext:value-type="float">
            <text:p>4.51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4462" calcext:value-type="float">
            <text:p>5.44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448" calcext:value-type="float">
            <text:p>5.0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516" calcext:value-type="float">
            <text:p>4.2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676" calcext:value-type="float">
            <text:p>2.3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818" calcext:value-type="float">
            <text:p>2.5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944" calcext:value-type="float">
            <text:p>4.39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276" calcext:value-type="float">
            <text:p>2.7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386" calcext:value-type="float">
            <text:p>4.63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156" calcext:value-type="float">
            <text:p>6.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0754" calcext:value-type="float">
            <text:p>5.07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3354" calcext:value-type="float">
            <text:p>3.33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978" calcext:value-type="float">
            <text:p>3.99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0836" calcext:value-type="float">
            <text:p>4.08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4234" calcext:value-type="float">
            <text:p>5.42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848" calcext:value-type="float">
            <text:p>7.8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807" calcext:value-type="float">
            <text:p>9.8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4332" calcext:value-type="float">
            <text:p>9.43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5654" calcext:value-type="float">
            <text:p>10.56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2312" calcext:value-type="float">
            <text:p>10.23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0348" calcext:value-type="float">
            <text:p>9.03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0124" calcext:value-type="float">
            <text:p>8.01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575" calcext:value-type="float">
            <text:p>7.5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8754" calcext:value-type="float">
            <text:p>6.87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559" calcext:value-type="float">
            <text:p>5.5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4796" calcext:value-type="float">
            <text:p>4.4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284" calcext:value-type="float">
            <text:p>5.5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158" calcext:value-type="float">
            <text:p>7.3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87" calcext:value-type="float">
            <text:p>3.0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536" calcext:value-type="float">
            <text:p>1.9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842" calcext:value-type="float">
            <text:p>3.1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614" calcext:value-type="float">
            <text:p>3.16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118" calcext:value-type="float">
            <text:p>5.0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556" calcext:value-type="float">
            <text:p>5.3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808" calcext:value-type="float">
            <text:p>2.38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994" calcext:value-type="float">
            <text:p>1.4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112" calcext:value-type="float">
            <text:p>2.31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258" calcext:value-type="float">
            <text:p>3.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7958" calcext:value-type="float">
            <text:p>4.7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644" calcext:value-type="float">
            <text:p>5.26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6186" calcext:value-type="float">
            <text:p>6.61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4654" calcext:value-type="float">
            <text:p>8.46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1856" calcext:value-type="float">
            <text:p>10.18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2242" calcext:value-type="float">
            <text:p>8.22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5068" calcext:value-type="float">
            <text:p>5.50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03" calcext:value-type="float">
            <text:p>4.2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9594" calcext:value-type="float">
            <text:p>3.95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6012" calcext:value-type="float">
            <text:p>3.6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0192" calcext:value-type="float">
            <text:p>3.0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376" calcext:value-type="float">
            <text:p>4.4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158" calcext:value-type="float">
            <text:p>6.4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312" calcext:value-type="float">
            <text:p>9.93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7854" calcext:value-type="float">
            <text:p>9.7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4914" calcext:value-type="float">
            <text:p>6.49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304" calcext:value-type="float">
            <text:p>4.7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8832" calcext:value-type="float">
            <text:p>3.8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272" calcext:value-type="float">
            <text:p>2.8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724" calcext:value-type="float">
            <text:p>1.77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54" calcext:value-type="float">
            <text:p>0.66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66" calcext:value-type="float">
            <text:p>0.24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29" calcext:value-type="float">
            <text:p>2.5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662" calcext:value-type="float">
            <text:p>4.36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6314" calcext:value-type="float">
            <text:p>7.63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5872" calcext:value-type="float">
            <text:p>8.5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6258" calcext:value-type="float">
            <text:p>9.62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8654" calcext:value-type="float">
            <text:p>7.86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2402" calcext:value-type="float">
            <text:p>7.24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4686" calcext:value-type="float">
            <text:p>6.46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828" calcext:value-type="float">
            <text:p>3.98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7074" calcext:value-type="float">
            <text:p>3.70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758" calcext:value-type="float">
            <text:p>2.27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898" calcext:value-type="float">
            <text:p>2.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454" calcext:value-type="float">
            <text:p>5.6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3348" calcext:value-type="float">
            <text:p>6.33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74" calcext:value-type="float">
            <text:p>5.8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502" calcext:value-type="float">
            <text:p>4.7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854" calcext:value-type="float">
            <text:p>2.88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956" calcext:value-type="float">
            <text:p>1.39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676" calcext:value-type="float">
            <text:p>1.76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274" calcext:value-type="float">
            <text:p>1.72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502" calcext:value-type="float">
            <text:p>2.65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064" calcext:value-type="float">
            <text:p>2.6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598" calcext:value-type="float">
            <text:p>2.65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394" calcext:value-type="float">
            <text:p>3.23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4544" calcext:value-type="float">
            <text:p>4.45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764" calcext:value-type="float">
            <text:p>5.27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7806" calcext:value-type="float">
            <text:p>6.78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8938" calcext:value-type="float">
            <text:p>8.89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457" calcext:value-type="float">
            <text:p>8.4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0776" calcext:value-type="float">
            <text:p>7.07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0022" calcext:value-type="float">
            <text:p>5.00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392" calcext:value-type="float">
            <text:p>2.83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146" calcext:value-type="float">
            <text:p>1.61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362" calcext:value-type="float">
            <text:p>1.03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353" calcext:value-type="float">
            <text:p>1.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802" calcext:value-type="float">
            <text:p>2.98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146" calcext:value-type="float">
            <text:p>4.3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808" calcext:value-type="float">
            <text:p>2.3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474" calcext:value-type="float">
            <text:p>3.0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664" calcext:value-type="float">
            <text:p>2.9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996" calcext:value-type="float">
            <text:p>3.0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184" calcext:value-type="float">
            <text:p>2.6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39" calcext:value-type="float">
            <text:p>2.4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152" calcext:value-type="float">
            <text:p>2.8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278" calcext:value-type="float">
            <text:p>3.12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99" calcext:value-type="float">
            <text:p>6.0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7986" calcext:value-type="float">
            <text:p>6.79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4096" calcext:value-type="float">
            <text:p>8.40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0074" calcext:value-type="float">
            <text:p>10.0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5446" calcext:value-type="float">
            <text:p>14.54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8476" calcext:value-type="float">
            <text:p>17.84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7884" calcext:value-type="float">
            <text:p>15.78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9146" calcext:value-type="float">
            <text:p>10.91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8116" calcext:value-type="float">
            <text:p>8.81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122" calcext:value-type="float">
            <text:p>7.91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1676" calcext:value-type="float">
            <text:p>7.16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2088" calcext:value-type="float">
            <text:p>6.20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916" calcext:value-type="float">
            <text:p>3.8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074" calcext:value-type="float">
            <text:p>5.2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244" calcext:value-type="float">
            <text:p>6.5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122" calcext:value-type="float">
            <text:p>4.9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468" calcext:value-type="float">
            <text:p>2.7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73" calcext:value-type="float">
            <text:p>3.5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254" calcext:value-type="float">
            <text:p>1.92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44" calcext:value-type="float">
            <text:p>0.9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156" calcext:value-type="float">
            <text:p>0.6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88" calcext:value-type="float">
            <text:p>0.50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92" calcext:value-type="float">
            <text:p>0.40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58" calcext:value-type="float">
            <text:p>0.32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026" calcext:value-type="float">
            <text:p>1.00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9416" calcext:value-type="float">
            <text:p>1.9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6402" calcext:value-type="float">
            <text:p>3.64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4564" calcext:value-type="float">
            <text:p>5.45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627" calcext:value-type="float">
            <text:p>6.6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8022" calcext:value-type="float">
            <text:p>6.80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6456" calcext:value-type="float">
            <text:p>6.64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286" calcext:value-type="float">
            <text:p>5.2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7914" calcext:value-type="float">
            <text:p>3.79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374" calcext:value-type="float">
            <text:p>1.03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652" calcext:value-type="float">
            <text:p>0.86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862" calcext:value-type="float">
            <text:p>3.88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4372" calcext:value-type="float">
            <text:p>2.43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196" calcext:value-type="float">
            <text:p>1.41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768" calcext:value-type="float">
            <text:p>0.67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328" calcext:value-type="float">
            <text:p>2.3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856" calcext:value-type="float">
            <text:p>1.48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042" calcext:value-type="float">
            <text:p>1.5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52" calcext:value-type="float">
            <text:p>0.9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914" calcext:value-type="float">
            <text:p>2.2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88" calcext:value-type="float">
            <text:p>0.8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738" calcext:value-type="float">
            <text:p>1.2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978" calcext:value-type="float">
            <text:p>1.5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204" calcext:value-type="float">
            <text:p>0.62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776" calcext:value-type="float">
            <text:p>2.57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8534" calcext:value-type="float">
            <text:p>1.85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04" calcext:value-type="float">
            <text:p>0.1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438" calcext:value-type="float">
            <text:p>0.34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814" calcext:value-type="float">
            <text:p>2.38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722" calcext:value-type="float">
            <text:p>1.97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204" calcext:value-type="float">
            <text:p>0.92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28" calcext:value-type="float">
            <text:p>1.1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002" calcext:value-type="float">
            <text:p>0.4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24" calcext:value-type="float">
            <text:p>0.9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36" calcext:value-type="float">
            <text:p>1.44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882" calcext:value-type="float">
            <text:p>4.5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7378" calcext:value-type="float">
            <text:p>8.73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77" calcext:value-type="float">
            <text:p>2.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672" calcext:value-type="float">
            <text:p>1.26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112" calcext:value-type="float">
            <text:p>2.0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39" calcext:value-type="float">
            <text:p>2.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864" calcext:value-type="float">
            <text:p>2.78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76" calcext:value-type="float">
            <text:p>0.98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86" calcext:value-type="float">
            <text:p>0.13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728" calcext:value-type="float">
            <text:p>0.1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24" calcext:value-type="float">
            <text:p>1.5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976" calcext:value-type="float">
            <text:p>3.89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388" calcext:value-type="float">
            <text:p>4.43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7872" calcext:value-type="float">
            <text:p>3.7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6048" calcext:value-type="float">
            <text:p>3.60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3966" calcext:value-type="float">
            <text:p>3.39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1922" calcext:value-type="float">
            <text:p>4.19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5778" calcext:value-type="float">
            <text:p>3.5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78" calcext:value-type="float">
            <text:p>1.1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988" calcext:value-type="float">
            <text:p>2.09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526" calcext:value-type="float">
            <text:p>1.15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94" calcext:value-type="float">
            <text:p>0.4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634" calcext:value-type="float">
            <text:p>0.56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6114" calcext:value-type="float">
            <text:p>3.61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424" calcext:value-type="float">
            <text:p>1.74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98" calcext:value-type="float">
            <text:p>0.19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54" calcext:value-type="float">
            <text:p>0.1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34" calcext:value-type="float">
            <text:p>0.23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97" calcext:value-type="float">
            <text:p>1.1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456" calcext:value-type="float">
            <text:p>1.5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74" calcext:value-type="float">
            <text:p>0.6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364" calcext:value-type="float">
            <text:p>1.1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504" calcext:value-type="float">
            <text:p>2.75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888" calcext:value-type="float">
            <text:p>1.88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34" calcext:value-type="float">
            <text:p>0.47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16" calcext:value-type="float">
            <text:p>0.4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888" calcext:value-type="float">
            <text:p>2.18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576" calcext:value-type="float">
            <text:p>3.95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476" calcext:value-type="float">
            <text:p>2.84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06" calcext:value-type="float">
            <text:p>0.06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3992" calcext:value-type="float">
            <text:p>4.3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206" calcext:value-type="float">
            <text:p>6.1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94" calcext:value-type="float">
            <text:p>5.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588" calcext:value-type="float">
            <text:p>4.8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303" calcext:value-type="float">
            <text:p>6.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026" calcext:value-type="float">
            <text:p>5.20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652" calcext:value-type="float">
            <text:p>5.36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88" calcext:value-type="float">
            <text:p>5.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034" calcext:value-type="float">
            <text:p>6.8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0814" calcext:value-type="float">
            <text:p>5.08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794" calcext:value-type="float">
            <text:p>4.07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592" calcext:value-type="float">
            <text:p>3.55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202" calcext:value-type="float">
            <text:p>2.32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134" calcext:value-type="float">
            <text:p>1.01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952" calcext:value-type="float">
            <text:p>1.79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698" calcext:value-type="float">
            <text:p>3.16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6698" calcext:value-type="float">
            <text:p>4.66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228" calcext:value-type="float">
            <text:p>1.52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42" calcext:value-type="float">
            <text:p>0.3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88" calcext:value-type="float">
            <text:p>0.4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974" calcext:value-type="float">
            <text:p>2.89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626" calcext:value-type="float">
            <text:p>2.56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55" calcext:value-type="float">
            <text:p>1.1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36" calcext:value-type="float">
            <text:p>0.18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84" calcext:value-type="float">
            <text:p>0.0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0688" calcext:value-type="float">
            <text:p>2.0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546" calcext:value-type="float">
            <text:p>2.75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222" calcext:value-type="float">
            <text:p>1.82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6412" calcext:value-type="float">
            <text:p>2.64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2404" calcext:value-type="float">
            <text:p>2.2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98" calcext:value-type="float">
            <text:p>0.52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764" calcext:value-type="float">
            <text:p>1.6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484" calcext:value-type="float">
            <text:p>4.74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128" calcext:value-type="float">
            <text:p>4.6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378" calcext:value-type="float">
            <text:p>3.03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62" calcext:value-type="float">
            <text:p>3.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2702" calcext:value-type="float">
            <text:p>4.27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656" calcext:value-type="float">
            <text:p>2.5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126" calcext:value-type="float">
            <text:p>0.91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122" calcext:value-type="float">
            <text:p>0.41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66" calcext:value-type="float">
            <text:p>0.15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64" calcext:value-type="float">
            <text:p>0.5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124" calcext:value-type="float">
            <text:p>1.71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3806" calcext:value-type="float">
            <text:p>4.38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007" calcext:value-type="float">
            <text:p>5.0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3112" calcext:value-type="float">
            <text:p>5.31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054" calcext:value-type="float">
            <text:p>3.90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826" calcext:value-type="float">
            <text:p>1.18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044" calcext:value-type="float">
            <text:p>1.60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7636" calcext:value-type="float">
            <text:p>2.7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28" calcext:value-type="float">
            <text:p>1.3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262" calcext:value-type="float">
            <text:p>2.0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404" calcext:value-type="float">
            <text:p>2.2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84" calcext:value-type="float">
            <text:p>1.0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78" calcext:value-type="float">
            <text:p>0.4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578" calcext:value-type="float">
            <text:p>1.35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402" calcext:value-type="float">
            <text:p>1.24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9546" calcext:value-type="float">
            <text:p>6.95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1422" calcext:value-type="float">
            <text:p>6.14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7328" calcext:value-type="float">
            <text:p>4.73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231" calcext:value-type="float">
            <text:p>3.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926" calcext:value-type="float">
            <text:p>1.99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9104" calcext:value-type="float">
            <text:p>1.91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8672" calcext:value-type="float">
            <text:p>1.86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818" calcext:value-type="float">
            <text:p>1.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616" calcext:value-type="float">
            <text:p>1.4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336" calcext:value-type="float">
            <text:p>2.4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92" calcext:value-type="float">
            <text:p>1.8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62" calcext:value-type="float">
            <text:p>1.21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42" calcext:value-type="float">
            <text:p>0.54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36" calcext:value-type="float">
            <text:p>0.2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28" calcext:value-type="float">
            <text:p>0.20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58" calcext:value-type="float">
            <text:p>0.17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76" calcext:value-type="float">
            <text:p>0.98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06" calcext:value-type="float">
            <text:p>3.9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588" calcext:value-type="float">
            <text:p>2.45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284" calcext:value-type="float">
            <text:p>1.02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92" calcext:value-type="float">
            <text:p>0.85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114" calcext:value-type="float">
            <text:p>3.0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879" calcext:value-type="float">
            <text:p>6.8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009" calcext:value-type="float">
            <text:p>9.0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754" calcext:value-type="float">
            <text:p>8.7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9988" calcext:value-type="float">
            <text:p>5.99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499" calcext:value-type="float">
            <text:p>5.4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996" calcext:value-type="float">
            <text:p>4.29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9368" calcext:value-type="float">
            <text:p>1.93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11" calcext:value-type="float">
            <text:p>2.2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3498" calcext:value-type="float">
            <text:p>3.3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108" calcext:value-type="float">
            <text:p>3.0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398" calcext:value-type="float">
            <text:p>3.7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404" calcext:value-type="float">
            <text:p>4.34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18" calcext:value-type="float">
            <text:p>0.87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948" calcext:value-type="float">
            <text:p>0.69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34" calcext:value-type="float">
            <text:p>0.80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158" calcext:value-type="float">
            <text:p>0.41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068" calcext:value-type="float">
            <text:p>2.50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8186" calcext:value-type="float">
            <text:p>4.81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896" calcext:value-type="float">
            <text:p>3.18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04" calcext:value-type="float">
            <text:p>0.23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906" calcext:value-type="float">
            <text:p>0.09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12" calcext:value-type="float">
            <text:p>0.06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58" calcext:value-type="float">
            <text:p>0.92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978" calcext:value-type="float">
            <text:p>1.59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266" calcext:value-type="float">
            <text:p>3.42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186" calcext:value-type="float">
            <text:p>4.5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732" calcext:value-type="float">
            <text:p>3.67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176" calcext:value-type="float">
            <text:p>2.8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882" calcext:value-type="float">
            <text:p>1.88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64" calcext:value-type="float">
            <text:p>0.20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24" calcext:value-type="float">
            <text:p>0.27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244" calcext:value-type="float">
            <text:p>0.22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176" calcext:value-type="float">
            <text:p>1.31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136" calcext:value-type="float">
            <text:p>1.71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44" calcext:value-type="float">
            <text:p>0.1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12" calcext:value-type="float">
            <text:p>0.1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66" calcext:value-type="float">
            <text:p>0.18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304" calcext:value-type="float">
            <text:p>1.13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336" calcext:value-type="float">
            <text:p>3.03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7696" calcext:value-type="float">
            <text:p>5.76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732" calcext:value-type="float">
            <text:p>9.7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1834" calcext:value-type="float">
            <text:p>8.18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1768" calcext:value-type="float">
            <text:p>5.17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2254" calcext:value-type="float">
            <text:p>2.22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18" calcext:value-type="float">
            <text:p>1.2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762" calcext:value-type="float">
            <text:p>1.57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224" calcext:value-type="float">
            <text:p>1.0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134" calcext:value-type="float">
            <text:p>1.3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54" calcext:value-type="float">
            <text:p>0.18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776" calcext:value-type="float">
            <text:p>1.9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474" calcext:value-type="float">
            <text:p>1.84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414" calcext:value-type="float">
            <text:p>1.2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246" calcext:value-type="float">
            <text:p>1.22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96" calcext:value-type="float">
            <text:p>1.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748" calcext:value-type="float">
            <text:p>5.7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0794" calcext:value-type="float">
            <text:p>7.07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3932" calcext:value-type="float">
            <text:p>7.39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7318" calcext:value-type="float">
            <text:p>5.73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182" calcext:value-type="float">
            <text:p>3.11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578" calcext:value-type="float">
            <text:p>0.1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14" calcext:value-type="float">
            <text:p>0.5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44" calcext:value-type="float">
            <text:p>0.9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56" calcext:value-type="float">
            <text:p>0.3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96" calcext:value-type="float">
            <text:p>0.3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68" calcext:value-type="float">
            <text:p>0.6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06" calcext:value-type="float">
            <text:p>0.15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12" calcext:value-type="float">
            <text:p>0.09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96" calcext:value-type="float">
            <text:p>0.24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598" calcext:value-type="float">
            <text:p>1.75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952" calcext:value-type="float">
            <text:p>2.69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59" calcext:value-type="float">
            <text:p>4.0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828" calcext:value-type="float">
            <text:p>3.0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516" calcext:value-type="float">
            <text:p>1.8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944" calcext:value-type="float">
            <text:p>0.19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66" calcext:value-type="float">
            <text:p>0.12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738" calcext:value-type="float">
            <text:p>5.1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3478" calcext:value-type="float">
            <text:p>23.34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816" calcext:value-type="float">
            <text:p>15.8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0762" calcext:value-type="float">
            <text:p>15.0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0264" calcext:value-type="float">
            <text:p>18.0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8972" calcext:value-type="float">
            <text:p>10.89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7472" calcext:value-type="float">
            <text:p>10.74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4312" calcext:value-type="float">
            <text:p>11.43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482" calcext:value-type="float">
            <text:p>13.4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6626" calcext:value-type="float">
            <text:p>13.66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858" calcext:value-type="float">
            <text:p>12.8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6638" calcext:value-type="float">
            <text:p>10.6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1746" calcext:value-type="float">
            <text:p>9.17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1748" calcext:value-type="float">
            <text:p>7.17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0178" calcext:value-type="float">
            <text:p>5.01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6776" calcext:value-type="float">
            <text:p>4.67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1424" calcext:value-type="float">
            <text:p>4.14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2622" calcext:value-type="float">
            <text:p>6.26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0766" calcext:value-type="float">
            <text:p>8.07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685" calcext:value-type="float">
            <text:p>2.6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44" calcext:value-type="float">
            <text:p>2.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036" calcext:value-type="float">
            <text:p>4.20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624" calcext:value-type="float">
            <text:p>3.9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472" calcext:value-type="float">
            <text:p>3.54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124" calcext:value-type="float">
            <text:p>4.11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3362" calcext:value-type="float">
            <text:p>4.33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264" calcext:value-type="float">
            <text:p>5.7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6416" calcext:value-type="float">
            <text:p>4.6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792" calcext:value-type="float">
            <text:p>1.8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948" calcext:value-type="float">
            <text:p>2.79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568" calcext:value-type="float">
            <text:p>1.15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86" calcext:value-type="float">
            <text:p>0.19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74" calcext:value-type="float">
            <text:p>0.34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484" calcext:value-type="float">
            <text:p>1.14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234" calcext:value-type="float">
            <text:p>3.92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646" calcext:value-type="float">
            <text:p>1.46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512" calcext:value-type="float">
            <text:p>0.15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14" calcext:value-type="float">
            <text:p>1.0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35" calcext:value-type="float">
            <text:p>3.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8068" calcext:value-type="float">
            <text:p>8.80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9318" calcext:value-type="float">
            <text:p>9.93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4324" calcext:value-type="float">
            <text:p>8.43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817" calcext:value-type="float">
            <text:p>11.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2482" calcext:value-type="float">
            <text:p>11.24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4234" calcext:value-type="float">
            <text:p>8.42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6828" calcext:value-type="float">
            <text:p>9.68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5802" calcext:value-type="float">
            <text:p>6.5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516" calcext:value-type="float">
            <text:p>2.1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624" calcext:value-type="float">
            <text:p>1.86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756" calcext:value-type="float">
            <text:p>2.47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356" calcext:value-type="float">
            <text:p>4.3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7118" calcext:value-type="float">
            <text:p>4.71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5832" calcext:value-type="float">
            <text:p>6.58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5828" calcext:value-type="float">
            <text:p>10.58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2506" calcext:value-type="float">
            <text:p>11.2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8834" calcext:value-type="float">
            <text:p>7.88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9088" calcext:value-type="float">
            <text:p>8.90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398" calcext:value-type="float">
            <text:p>10.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2634" calcext:value-type="float">
            <text:p>24.2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132" calcext:value-type="float">
            <text:p>3.0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132" calcext:value-type="float">
            <text:p>3.01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162" calcext:value-type="float">
            <text:p>3.0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9178" calcext:value-type="float">
            <text:p>20.91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607" calcext:value-type="float">
            <text:p>26.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798" calcext:value-type="float">
            <text:p>15.7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132" calcext:value-type="float">
            <text:p>3.01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8036" calcext:value-type="float">
            <text:p>13.80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185" calcext:value-type="float">
            <text:p>25.1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5688" calcext:value-type="float">
            <text:p>24.56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291" calcext:value-type="float">
            <text:p>24.2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1062" calcext:value-type="float">
            <text:p>24.10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4558" calcext:value-type="float">
            <text:p>14.45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9926" calcext:value-type="float">
            <text:p>7.99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775" calcext:value-type="float">
            <text:p>26.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9882" calcext:value-type="float">
            <text:p>27.9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3644" calcext:value-type="float">
            <text:p>28.36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3644" calcext:value-type="float">
            <text:p>28.3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2252" calcext:value-type="float">
            <text:p>28.2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732" calcext:value-type="float">
            <text:p>27.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8796" calcext:value-type="float">
            <text:p>27.8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7464" calcext:value-type="float">
            <text:p>27.7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7986" calcext:value-type="float">
            <text:p>27.7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4166" calcext:value-type="float">
            <text:p>25.41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4764" calcext:value-type="float">
            <text:p>21.47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6452" calcext:value-type="float">
            <text:p>19.64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225" calcext:value-type="float">
            <text:p>18.2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2186" calcext:value-type="float">
            <text:p>16.21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494" calcext:value-type="float">
            <text:p>13.4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846" calcext:value-type="float">
            <text:p>15.8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3048" calcext:value-type="float">
            <text:p>12.3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8092" calcext:value-type="float">
            <text:p>11.80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9474" calcext:value-type="float">
            <text:p>9.94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512" calcext:value-type="float">
            <text:p>10.5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6796" calcext:value-type="float">
            <text:p>11.67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375" calcext:value-type="float">
            <text:p>12.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5746" calcext:value-type="float">
            <text:p>8.57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1204" calcext:value-type="float">
            <text:p>5.12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0206" calcext:value-type="float">
            <text:p>4.0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736" calcext:value-type="float">
            <text:p>3.5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854" calcext:value-type="float">
            <text:p>3.48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902" calcext:value-type="float">
            <text:p>2.29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632" calcext:value-type="float">
            <text:p>1.96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834" calcext:value-type="float">
            <text:p>1.2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86" calcext:value-type="float">
            <text:p>0.61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416" calcext:value-type="float">
            <text:p>1.6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416" calcext:value-type="float">
            <text:p>0.7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7258" calcext:value-type="float">
            <text:p>2.72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504" calcext:value-type="float">
            <text:p>3.95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2976" calcext:value-type="float">
            <text:p>6.29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67" calcext:value-type="float">
            <text:p>4.4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322" calcext:value-type="float">
            <text:p>3.83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012" calcext:value-type="float">
            <text:p>3.00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98" calcext:value-type="float">
            <text:p>0.1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24" calcext:value-type="float">
            <text:p>0.12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432" calcext:value-type="float">
            <text:p>1.24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794" calcext:value-type="float">
            <text:p>1.37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426" calcext:value-type="float">
            <text:p>1.54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704" calcext:value-type="float">
            <text:p>2.57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112" calcext:value-type="float">
            <text:p>1.4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76" calcext:value-type="float">
            <text:p>0.0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362" calcext:value-type="float">
            <text:p>1.03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41" calcext:value-type="float">
            <text:p>1.9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592" calcext:value-type="float">
            <text:p>1.45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78" calcext:value-type="float">
            <text:p>0.54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28" calcext:value-type="float">
            <text:p>0.56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348" calcext:value-type="float">
            <text:p>1.83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994" calcext:value-type="float">
            <text:p>1.19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34" calcext:value-type="float">
            <text:p>0.65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544" calcext:value-type="float">
            <text:p>0.55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482" calcext:value-type="float">
            <text:p>1.64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486" calcext:value-type="float">
            <text:p>1.54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344" calcext:value-type="float">
            <text:p>1.33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432" calcext:value-type="float">
            <text:p>2.14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24" calcext:value-type="float">
            <text:p>1.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674" calcext:value-type="float">
            <text:p>0.16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32" calcext:value-type="float">
            <text:p>0.1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9" calcext:value-type="float">
            <text:p>1.1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246" calcext:value-type="float">
            <text:p>3.92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514" calcext:value-type="float">
            <text:p>14.5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46" calcext:value-type="float">
            <text:p>12.1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9548" calcext:value-type="float">
            <text:p>4.9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4828" calcext:value-type="float">
            <text:p>14.48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.6514" calcext:value-type="float">
            <text:p>20.65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2022" calcext:value-type="float">
            <text:p>18.20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624" calcext:value-type="float">
            <text:p>12.06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418" calcext:value-type="float">
            <text:p>8.4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8944" calcext:value-type="float">
            <text:p>5.89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974" calcext:value-type="float">
            <text:p>4.09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736" calcext:value-type="float">
            <text:p>5.97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8412" calcext:value-type="float">
            <text:p>9.84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4956" calcext:value-type="float">
            <text:p>6.49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198" calcext:value-type="float">
            <text:p>3.91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344" calcext:value-type="float">
            <text:p>1.03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56" calcext:value-type="float">
            <text:p>0.4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492" calcext:value-type="float">
            <text:p>1.54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56" calcext:value-type="float">
            <text:p>0.73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6616" calcext:value-type="float">
            <text:p>11.66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449" calcext:value-type="float">
            <text:p>16.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8718" calcext:value-type="float">
            <text:p>18.87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7372" calcext:value-type="float">
            <text:p>14.7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7652" calcext:value-type="float">
            <text:p>16.76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1466" calcext:value-type="float">
            <text:p>13.14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163" calcext:value-type="float">
            <text:p>8.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2892" calcext:value-type="float">
            <text:p>9.28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5682" calcext:value-type="float">
            <text:p>12.5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198" calcext:value-type="float">
            <text:p>15.1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5476" calcext:value-type="float">
            <text:p>11.54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654" calcext:value-type="float">
            <text:p>6.6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7382" calcext:value-type="float">
            <text:p>7.73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1718" calcext:value-type="float">
            <text:p>7.1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3642" calcext:value-type="float">
            <text:p>6.36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2944" calcext:value-type="float">
            <text:p>2.29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848" calcext:value-type="float">
            <text:p>0.48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639" calcext:value-type="float">
            <text:p>3.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302" calcext:value-type="float">
            <text:p>8.2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59" calcext:value-type="float">
            <text:p>10.9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8216" calcext:value-type="float">
            <text:p>16.8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522" calcext:value-type="float">
            <text:p>21.05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8942" calcext:value-type="float">
            <text:p>22.8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2432" calcext:value-type="float">
            <text:p>19.24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1652" calcext:value-type="float">
            <text:p>16.16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6632" calcext:value-type="float">
            <text:p>13.6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952" calcext:value-type="float">
            <text:p>11.9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9208" calcext:value-type="float">
            <text:p>5.92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02" calcext:value-type="float">
            <text:p>4.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64" calcext:value-type="float">
            <text:p>3.5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1618" calcext:value-type="float">
            <text:p>5.16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7882" calcext:value-type="float">
            <text:p>5.78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4982" calcext:value-type="float">
            <text:p>4.49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774" calcext:value-type="float">
            <text:p>3.97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016" calcext:value-type="float">
            <text:p>4.1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203" calcext:value-type="float">
            <text:p>4.2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8858" calcext:value-type="float">
            <text:p>4.88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3644" calcext:value-type="float">
            <text:p>4.36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504" calcext:value-type="float">
            <text:p>5.15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468" calcext:value-type="float">
            <text:p>3.4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212" calcext:value-type="float">
            <text:p>0.7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08" calcext:value-type="float">
            <text:p>0.9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86" calcext:value-type="float">
            <text:p>0.7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78" calcext:value-type="float">
            <text:p>0.8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132" calcext:value-type="float">
            <text:p>2.71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442" calcext:value-type="float">
            <text:p>4.14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0056" calcext:value-type="float">
            <text:p>7.00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7248" calcext:value-type="float">
            <text:p>12.7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3874" calcext:value-type="float">
            <text:p>14.3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421" calcext:value-type="float">
            <text:p>11.4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246" calcext:value-type="float">
            <text:p>5.12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024" calcext:value-type="float">
            <text:p>8.40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4046" calcext:value-type="float">
            <text:p>7.40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024" calcext:value-type="float">
            <text:p>3.30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326" calcext:value-type="float">
            <text:p>2.53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908" calcext:value-type="float">
            <text:p>3.19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3396" calcext:value-type="float">
            <text:p>3.33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72" calcext:value-type="float">
            <text:p>2.40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1768" calcext:value-type="float">
            <text:p>5.1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7408" calcext:value-type="float">
            <text:p>5.74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9798" calcext:value-type="float">
            <text:p>3.97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3504" calcext:value-type="float">
            <text:p>3.35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0812" calcext:value-type="float">
            <text:p>4.0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208" calcext:value-type="float">
            <text:p>7.4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514" calcext:value-type="float">
            <text:p>15.2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3364" calcext:value-type="float">
            <text:p>14.3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8166" calcext:value-type="float">
            <text:p>9.81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031" calcext:value-type="float">
            <text:p>11.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781" calcext:value-type="float">
            <text:p>11.7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1068" calcext:value-type="float">
            <text:p>12.10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8762" calcext:value-type="float">
            <text:p>22.87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4844" calcext:value-type="float">
            <text:p>16.48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5128" calcext:value-type="float">
            <text:p>11.51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1088" calcext:value-type="float">
            <text:p>13.1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8408" calcext:value-type="float">
            <text:p>13.84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2198" calcext:value-type="float">
            <text:p>13.2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8444" calcext:value-type="float">
            <text:p>10.8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3668" calcext:value-type="float">
            <text:p>10.3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512" calcext:value-type="float">
            <text:p>10.5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0466" calcext:value-type="float">
            <text:p>11.04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2734" calcext:value-type="float">
            <text:p>11.27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5442" calcext:value-type="float">
            <text:p>9.54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8026" calcext:value-type="float">
            <text:p>8.80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7116" calcext:value-type="float">
            <text:p>9.7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3992" calcext:value-type="float">
            <text:p>13.39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7058" calcext:value-type="float">
            <text:p>16.7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9114" calcext:value-type="float">
            <text:p>24.9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388" calcext:value-type="float">
            <text:p>29.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0268" calcext:value-type="float">
            <text:p>29.0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3718" calcext:value-type="float">
            <text:p>29.3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3016" calcext:value-type="float">
            <text:p>29.3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2866" calcext:value-type="float">
            <text:p>29.28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0634" calcext:value-type="float">
            <text:p>29.06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.1432" calcext:value-type="float">
            <text:p>29.1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.3322" calcext:value-type="float">
            <text:p>29.3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9434" calcext:value-type="float">
            <text:p>28.94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2018" calcext:value-type="float">
            <text:p>25.2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2114" calcext:value-type="float">
            <text:p>22.2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.5822" calcext:value-type="float">
            <text:p>28.58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.7694" calcext:value-type="float">
            <text:p>28.76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7044" calcext:value-type="float">
            <text:p>27.70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4272" calcext:value-type="float">
            <text:p>27.42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4842" calcext:value-type="float">
            <text:p>27.48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6122" calcext:value-type="float">
            <text:p>25.61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8874" calcext:value-type="float">
            <text:p>21.88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3326" calcext:value-type="float">
            <text:p>25.33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0556" calcext:value-type="float">
            <text:p>29.05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016" calcext:value-type="float">
            <text:p>29.0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0196" calcext:value-type="float">
            <text:p>29.01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4078" calcext:value-type="float">
            <text:p>29.4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3982" calcext:value-type="float">
            <text:p>29.3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298" calcext:value-type="float">
            <text:p>29.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0304" calcext:value-type="float">
            <text:p>29.03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3598" calcext:value-type="float">
            <text:p>29.35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3856" calcext:value-type="float">
            <text:p>29.3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2716" calcext:value-type="float">
            <text:p>29.27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.7526" calcext:value-type="float">
            <text:p>28.75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.569" calcext:value-type="float">
            <text:p>28.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8612" calcext:value-type="float">
            <text:p>19.86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548" calcext:value-type="float">
            <text:p>12.1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99" calcext:value-type="float">
            <text:p>9.3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166" calcext:value-type="float">
            <text:p>8.1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1202" calcext:value-type="float">
            <text:p>7.12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024" calcext:value-type="float">
            <text:p>6.00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4636" calcext:value-type="float">
            <text:p>5.46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36" calcext:value-type="float">
            <text:p>6.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8708" calcext:value-type="float">
            <text:p>7.87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1444" calcext:value-type="float">
            <text:p>8.14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7582" calcext:value-type="float">
            <text:p>11.75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4782" calcext:value-type="float">
            <text:p>15.47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472" calcext:value-type="float">
            <text:p>14.34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4844" calcext:value-type="float">
            <text:p>13.48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3912" calcext:value-type="float">
            <text:p>12.39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1076" calcext:value-type="float">
            <text:p>13.1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564" calcext:value-type="float">
            <text:p>12.05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946" calcext:value-type="float">
            <text:p>13.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4724" calcext:value-type="float">
            <text:p>13.4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8896" calcext:value-type="float">
            <text:p>17.8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452" calcext:value-type="float">
            <text:p>19.4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0356" calcext:value-type="float">
            <text:p>19.03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5252" calcext:value-type="float">
            <text:p>16.52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0076" calcext:value-type="float">
            <text:p>14.00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5426" calcext:value-type="float">
            <text:p>13.5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0832" calcext:value-type="float">
            <text:p>8.08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396" calcext:value-type="float">
            <text:p>7.53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754" calcext:value-type="float">
            <text:p>5.7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1854" calcext:value-type="float">
            <text:p>3.18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152" calcext:value-type="float">
            <text:p>1.01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686" calcext:value-type="float">
            <text:p>0.46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098" calcext:value-type="float">
            <text:p>1.3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176" calcext:value-type="float">
            <text:p>1.31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1162" calcext:value-type="float">
            <text:p>2.11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4218" calcext:value-type="float">
            <text:p>6.42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1976" calcext:value-type="float">
            <text:p>7.19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2272" calcext:value-type="float">
            <text:p>8.22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4166" calcext:value-type="float">
            <text:p>7.41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0922" calcext:value-type="float">
            <text:p>5.09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5554" calcext:value-type="float">
            <text:p>11.5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13" calcext:value-type="float">
            <text:p>11.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68" calcext:value-type="float">
            <text:p>11.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756" calcext:value-type="float">
            <text:p>11.7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402" calcext:value-type="float">
            <text:p>18.64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0216" calcext:value-type="float">
            <text:p>18.02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2068" calcext:value-type="float">
            <text:p>14.20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7508" calcext:value-type="float">
            <text:p>13.75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5226" calcext:value-type="float">
            <text:p>15.52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946" calcext:value-type="float">
            <text:p>12.89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148" calcext:value-type="float">
            <text:p>8.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3206" calcext:value-type="float">
            <text:p>10.32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7128" calcext:value-type="float">
            <text:p>9.7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9692" calcext:value-type="float">
            <text:p>7.96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9018" calcext:value-type="float">
            <text:p>6.9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3694" calcext:value-type="float">
            <text:p>8.36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7912" calcext:value-type="float">
            <text:p>8.79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746" calcext:value-type="float">
            <text:p>7.7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2994" calcext:value-type="float">
            <text:p>6.29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9464" calcext:value-type="float">
            <text:p>4.9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3732" calcext:value-type="float">
            <text:p>3.37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098" calcext:value-type="float">
            <text:p>4.0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4224" calcext:value-type="float">
            <text:p>3.42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66" calcext:value-type="float">
            <text:p>0.8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64" calcext:value-type="float">
            <text:p>1.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256" calcext:value-type="float">
            <text:p>2.32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67" calcext:value-type="float">
            <text:p>2.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058" calcext:value-type="float">
            <text:p>2.90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008" calcext:value-type="float">
            <text:p>2.8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12" calcext:value-type="float">
            <text:p>4.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1208" calcext:value-type="float">
            <text:p>7.1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9494" calcext:value-type="float">
            <text:p>10.94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4996" calcext:value-type="float">
            <text:p>17.49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0844" calcext:value-type="float">
            <text:p>20.08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7722" calcext:value-type="float">
            <text:p>21.77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3588" calcext:value-type="float">
            <text:p>21.35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3438" calcext:value-type="float">
            <text:p>15.34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1738" calcext:value-type="float">
            <text:p>14.17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153" calcext:value-type="float">
            <text:p>18.1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3098" calcext:value-type="float">
            <text:p>22.30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2704" calcext:value-type="float">
            <text:p>23.27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7276" calcext:value-type="float">
            <text:p>17.72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725" calcext:value-type="float">
            <text:p>16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5702" calcext:value-type="float">
            <text:p>16.5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6536" calcext:value-type="float">
            <text:p>16.6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1226" calcext:value-type="float">
            <text:p>19.1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2612" calcext:value-type="float">
            <text:p>19.2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1012" calcext:value-type="float">
            <text:p>17.10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704" calcext:value-type="float">
            <text:p>16.7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1776" calcext:value-type="float">
            <text:p>15.17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6332" calcext:value-type="float">
            <text:p>16.63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5458" calcext:value-type="float">
            <text:p>14.54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2918" calcext:value-type="float">
            <text:p>7.29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446" calcext:value-type="float">
            <text:p>9.74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068" calcext:value-type="float">
            <text:p>13.0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4996" calcext:value-type="float">
            <text:p>14.49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109" calcext:value-type="float">
            <text:p>14.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5954" calcext:value-type="float">
            <text:p>13.5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804" calcext:value-type="float">
            <text:p>12.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3388" calcext:value-type="float">
            <text:p>11.33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1836" calcext:value-type="float">
            <text:p>9.18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6488" calcext:value-type="float">
            <text:p>10.64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1446" calcext:value-type="float">
            <text:p>12.14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1852" calcext:value-type="float">
            <text:p>8.18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8856" calcext:value-type="float">
            <text:p>6.88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1856" calcext:value-type="float">
            <text:p>7.18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9998" calcext:value-type="float">
            <text:p>10.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046" calcext:value-type="float">
            <text:p>12.5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612" calcext:value-type="float">
            <text:p>14.7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3244" calcext:value-type="float">
            <text:p>11.32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965" calcext:value-type="float">
            <text:p>10.9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582" calcext:value-type="float">
            <text:p>12.5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305" calcext:value-type="float">
            <text:p>10.3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193" calcext:value-type="float">
            <text:p>14.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0378" calcext:value-type="float">
            <text:p>15.0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314" calcext:value-type="float">
            <text:p>10.3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394" calcext:value-type="float">
            <text:p>3.83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336" calcext:value-type="float">
            <text:p>3.63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119" calcext:value-type="float">
            <text:p>4.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0654" calcext:value-type="float">
            <text:p>6.0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9034" calcext:value-type="float">
            <text:p>5.90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9046" calcext:value-type="float">
            <text:p>5.9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257" calcext:value-type="float">
            <text:p>7.2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5272" calcext:value-type="float">
            <text:p>8.52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2474" calcext:value-type="float">
            <text:p>7.24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2038" calcext:value-type="float">
            <text:p>11.20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8836" calcext:value-type="float">
            <text:p>14.88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8726" calcext:value-type="float">
            <text:p>10.87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0106" calcext:value-type="float">
            <text:p>11.01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8224" calcext:value-type="float">
            <text:p>11.82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6064" calcext:value-type="float">
            <text:p>14.6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963" calcext:value-type="float">
            <text:p>15.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1574" calcext:value-type="float">
            <text:p>16.1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2622" calcext:value-type="float">
            <text:p>15.26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5012" calcext:value-type="float">
            <text:p>13.5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6122" calcext:value-type="float">
            <text:p>10.6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601" calcext:value-type="float">
            <text:p>11.6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6296" calcext:value-type="float">
            <text:p>22.62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1554" calcext:value-type="float">
            <text:p>27.15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7696" calcext:value-type="float">
            <text:p>20.76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5976" calcext:value-type="float">
            <text:p>12.59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9372" calcext:value-type="float">
            <text:p>18.93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008" calcext:value-type="float">
            <text:p>19.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5956" calcext:value-type="float">
            <text:p>20.59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7354" calcext:value-type="float">
            <text:p>26.73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7548" calcext:value-type="float">
            <text:p>27.75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7722" calcext:value-type="float">
            <text:p>27.77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0006" calcext:value-type="float">
            <text:p>27.00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3506" calcext:value-type="float">
            <text:p>22.35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535" calcext:value-type="float">
            <text:p>20.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5158" calcext:value-type="float">
            <text:p>17.51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0392" calcext:value-type="float">
            <text:p>19.03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9118" calcext:value-type="float">
            <text:p>20.91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7862" calcext:value-type="float">
            <text:p>28.78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2152" calcext:value-type="float">
            <text:p>29.2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9962" calcext:value-type="float">
            <text:p>28.99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1516" calcext:value-type="float">
            <text:p>29.1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7842" calcext:value-type="float">
            <text:p>27.78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8554" calcext:value-type="float">
            <text:p>11.8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132" calcext:value-type="float">
            <text:p>6.0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0126" calcext:value-type="float">
            <text:p>6.0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144" calcext:value-type="float">
            <text:p>6.0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0132" calcext:value-type="float">
            <text:p>6.0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138" calcext:value-type="float">
            <text:p>6.0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132" calcext:value-type="float">
            <text:p>6.0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138" calcext:value-type="float">
            <text:p>6.0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9152" calcext:value-type="float">
            <text:p>10.9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2176" calcext:value-type="float">
            <text:p>23.21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4502" calcext:value-type="float">
            <text:p>22.45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3712" calcext:value-type="float">
            <text:p>20.37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5902" calcext:value-type="float">
            <text:p>17.59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7008" calcext:value-type="float">
            <text:p>18.70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781" calcext:value-type="float">
            <text:p>17.7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0328" calcext:value-type="float">
            <text:p>14.03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0096" calcext:value-type="float">
            <text:p>12.00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5602" calcext:value-type="float">
            <text:p>11.56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3848" calcext:value-type="float">
            <text:p>10.38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934" calcext:value-type="float">
            <text:p>20.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7158" calcext:value-type="float">
            <text:p>27.7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9756" calcext:value-type="float">
            <text:p>24.9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1394" calcext:value-type="float">
            <text:p>22.1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1582" calcext:value-type="float">
            <text:p>20.1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0816" calcext:value-type="float">
            <text:p>21.0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184" calcext:value-type="float">
            <text:p>23.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3304" calcext:value-type="float">
            <text:p>11.3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015" calcext:value-type="float">
            <text:p>6.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144" calcext:value-type="float">
            <text:p>6.0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9586" calcext:value-type="float">
            <text:p>5.95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7674" calcext:value-type="float">
            <text:p>6.76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588" calcext:value-type="float">
            <text:p>3.95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992" calcext:value-type="float">
            <text:p>2.5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62" calcext:value-type="float">
            <text:p>0.85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98" calcext:value-type="float">
            <text:p>0.52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038" calcext:value-type="float">
            <text:p>2.80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6252" calcext:value-type="float">
            <text:p>3.62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8288" calcext:value-type="float">
            <text:p>4.82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9872" calcext:value-type="float">
            <text:p>7.9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65" calcext:value-type="float">
            <text:p>8.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638" calcext:value-type="float">
            <text:p>9.1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9312" calcext:value-type="float">
            <text:p>12.93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5128" calcext:value-type="float">
            <text:p>14.5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7272" calcext:value-type="float">
            <text:p>15.7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953" calcext:value-type="float">
            <text:p>13.9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996" calcext:value-type="float">
            <text:p>12.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7346" calcext:value-type="float">
            <text:p>10.7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3534" calcext:value-type="float">
            <text:p>9.3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982" calcext:value-type="float">
            <text:p>8.39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1928" calcext:value-type="float">
            <text:p>10.19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7374" calcext:value-type="float">
            <text:p>9.73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7112" calcext:value-type="float">
            <text:p>7.7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7734" calcext:value-type="float">
            <text:p>6.77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5686" calcext:value-type="float">
            <text:p>5.56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1614" calcext:value-type="float">
            <text:p>6.1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4402" calcext:value-type="float">
            <text:p>8.4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9886" calcext:value-type="float">
            <text:p>8.98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0062" calcext:value-type="float">
            <text:p>10.00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7174" calcext:value-type="float">
            <text:p>5.71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89" calcext:value-type="float">
            <text:p>1.0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2484" calcext:value-type="float">
            <text:p>3.24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7396" calcext:value-type="float">
            <text:p>8.73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8724" calcext:value-type="float">
            <text:p>15.8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182" calcext:value-type="float">
            <text:p>14.8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0126" calcext:value-type="float">
            <text:p>18.0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7412" calcext:value-type="float">
            <text:p>22.7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6242" calcext:value-type="float">
            <text:p>25.62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1778" calcext:value-type="float">
            <text:p>28.1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776" calcext:value-type="float">
            <text:p>28.7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4926" calcext:value-type="float">
            <text:p>24.49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4306" calcext:value-type="float">
            <text:p>20.4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8186" calcext:value-type="float">
            <text:p>19.81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81" calcext:value-type="float">
            <text:p>21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9492" calcext:value-type="float">
            <text:p>24.94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1594" calcext:value-type="float">
            <text:p>26.15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2436" calcext:value-type="float">
            <text:p>27.24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7098" calcext:value-type="float">
            <text:p>27.7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882" calcext:value-type="float">
            <text:p>27.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3174" calcext:value-type="float">
            <text:p>27.31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198" calcext:value-type="float">
            <text:p>27.1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8454" calcext:value-type="float">
            <text:p>24.8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9552" calcext:value-type="float">
            <text:p>15.95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1704" calcext:value-type="float">
            <text:p>18.1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4396" calcext:value-type="float">
            <text:p>17.43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004" calcext:value-type="float">
            <text:p>17.0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7006" calcext:value-type="float">
            <text:p>17.70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.0456" calcext:value-type="float">
            <text:p>21.0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6228" calcext:value-type="float">
            <text:p>21.6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7264" calcext:value-type="float">
            <text:p>23.7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4226" calcext:value-type="float">
            <text:p>28.4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9246" calcext:value-type="float">
            <text:p>27.9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472" calcext:value-type="float">
            <text:p>26.4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4736" calcext:value-type="float">
            <text:p>25.4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6666" calcext:value-type="float">
            <text:p>24.66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3624" calcext:value-type="float">
            <text:p>24.36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689" calcext:value-type="float">
            <text:p>19.6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0914" calcext:value-type="float">
            <text:p>22.0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206" calcext:value-type="float">
            <text:p>22.2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.6326" calcext:value-type="float">
            <text:p>22.63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3304" calcext:value-type="float">
            <text:p>23.33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0478" calcext:value-type="float">
            <text:p>23.04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7118" calcext:value-type="float">
            <text:p>25.7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8872" calcext:value-type="float">
            <text:p>26.8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7266" calcext:value-type="float">
            <text:p>27.72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9036" calcext:value-type="float">
            <text:p>24.90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5796" calcext:value-type="float">
            <text:p>21.57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964" calcext:value-type="float">
            <text:p>20.09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8384" calcext:value-type="float">
            <text:p>25.83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0716" calcext:value-type="float">
            <text:p>28.07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9812" calcext:value-type="float">
            <text:p>28.9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9566" calcext:value-type="float">
            <text:p>28.9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9854" calcext:value-type="float">
            <text:p>28.98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1622" calcext:value-type="float">
            <text:p>28.16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773" calcext:value-type="float">
            <text:p>25.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38" calcext:value-type="float">
            <text:p>1.21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5268" calcext:value-type="float">
            <text:p>24.5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379" calcext:value-type="float">
            <text:p>23.3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6296" calcext:value-type="float">
            <text:p>22.62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0606" calcext:value-type="float">
            <text:p>18.06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4948" calcext:value-type="float">
            <text:p>20.4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0894" calcext:value-type="float">
            <text:p>21.08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4086" calcext:value-type="float">
            <text:p>21.40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3292" calcext:value-type="float">
            <text:p>23.32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0954" calcext:value-type="float">
            <text:p>24.09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7574" calcext:value-type="float">
            <text:p>19.75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4566" calcext:value-type="float">
            <text:p>18.45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755" calcext:value-type="float">
            <text:p>19.7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297" calcext:value-type="float">
            <text:p>18.2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4236" calcext:value-type="float">
            <text:p>15.42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495" calcext:value-type="float">
            <text:p>12.4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2348" calcext:value-type="float">
            <text:p>13.23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332" calcext:value-type="float">
            <text:p>12.7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6594" calcext:value-type="float">
            <text:p>9.6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2224" calcext:value-type="float">
            <text:p>8.2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3826" calcext:value-type="float">
            <text:p>11.38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008" calcext:value-type="float">
            <text:p>12.4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0778" calcext:value-type="float">
            <text:p>11.0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5816" calcext:value-type="float">
            <text:p>10.5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302" calcext:value-type="float">
            <text:p>8.23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164" calcext:value-type="float">
            <text:p>5.51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216" calcext:value-type="float">
            <text:p>9.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0078" calcext:value-type="float">
            <text:p>9.00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0438" calcext:value-type="float">
            <text:p>9.04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5134" calcext:value-type="float">
            <text:p>8.51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6298" calcext:value-type="float">
            <text:p>8.62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9304" calcext:value-type="float">
            <text:p>8.93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1186" calcext:value-type="float">
            <text:p>11.11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983" calcext:value-type="float">
            <text:p>7.9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8086" calcext:value-type="float">
            <text:p>8.80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835" calcext:value-type="float">
            <text:p>5.8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36" calcext:value-type="float">
            <text:p>4.8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9596" calcext:value-type="float">
            <text:p>1.95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968" calcext:value-type="float">
            <text:p>0.49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262" calcext:value-type="float">
            <text:p>0.8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78" calcext:value-type="float">
            <text:p>0.5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98" calcext:value-type="float">
            <text:p>1.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124" calcext:value-type="float">
            <text:p>2.3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12" calcext:value-type="float">
            <text:p>0.7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66" calcext:value-type="float">
            <text:p>0.2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72" calcext:value-type="float">
            <text:p>0.09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306" calcext:value-type="float">
            <text:p>2.1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144" calcext:value-type="float">
            <text:p>5.71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252" calcext:value-type="float">
            <text:p>6.9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866" calcext:value-type="float">
            <text:p>1.6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12" calcext:value-type="float">
            <text:p>1.5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982" calcext:value-type="float">
            <text:p>2.39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62" calcext:value-type="float">
            <text:p>2.8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719" calcext:value-type="float">
            <text:p>7.7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5304" calcext:value-type="float">
            <text:p>9.5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5656" calcext:value-type="float">
            <text:p>14.56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7054" calcext:value-type="float">
            <text:p>17.70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5706" calcext:value-type="float">
            <text:p>15.57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9458" calcext:value-type="float">
            <text:p>16.94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939" calcext:value-type="float">
            <text:p>18.9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814" calcext:value-type="float">
            <text:p>20.08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5856" calcext:value-type="float">
            <text:p>18.58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6606" calcext:value-type="float">
            <text:p>18.66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6214" calcext:value-type="float">
            <text:p>26.6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3604" calcext:value-type="float">
            <text:p>29.3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2788" calcext:value-type="float">
            <text:p>29.2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1602" calcext:value-type="float">
            <text:p>12.1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32" calcext:value-type="float">
            <text:p>3.0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15" calcext:value-type="float">
            <text:p>3.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15" calcext:value-type="float">
            <text:p>3.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7804" calcext:value-type="float">
            <text:p>17.78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2658" calcext:value-type="float">
            <text:p>6.26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438" calcext:value-type="float">
            <text:p>3.04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734" calcext:value-type="float">
            <text:p>1.37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358" calcext:value-type="float">
            <text:p>2.33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26" calcext:value-type="float">
            <text:p>2.5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696" calcext:value-type="float">
            <text:p>2.46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69" calcext:value-type="float">
            <text:p>2.1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9398" calcext:value-type="float">
            <text:p>4.93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7302" calcext:value-type="float">
            <text:p>3.73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576" calcext:value-type="float">
            <text:p>5.45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1966" calcext:value-type="float">
            <text:p>5.19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952" calcext:value-type="float">
            <text:p>2.9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6624" calcext:value-type="float">
            <text:p>3.6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88" calcext:value-type="float">
            <text:p>5.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576" calcext:value-type="float">
            <text:p>6.95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2688" calcext:value-type="float">
            <text:p>9.2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0556" calcext:value-type="float">
            <text:p>14.0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039" calcext:value-type="float">
            <text:p>12.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5656" calcext:value-type="float">
            <text:p>11.5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8046" calcext:value-type="float">
            <text:p>9.80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5626" calcext:value-type="float">
            <text:p>11.56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1954" calcext:value-type="float">
            <text:p>11.19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4392" calcext:value-type="float">
            <text:p>9.4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6624" calcext:value-type="float">
            <text:p>6.66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312" calcext:value-type="float">
            <text:p>6.03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274" calcext:value-type="float">
            <text:p>5.32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504" calcext:value-type="float">
            <text:p>3.95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3336" calcext:value-type="float">
            <text:p>3.33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2002" calcext:value-type="float">
            <text:p>5.20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7844" calcext:value-type="float">
            <text:p>4.78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021" calcext:value-type="float">
            <text:p>6.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8962" calcext:value-type="float">
            <text:p>5.89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9538" calcext:value-type="float">
            <text:p>5.95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327" calcext:value-type="float">
            <text:p>6.3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3256" calcext:value-type="float">
            <text:p>8.32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498" calcext:value-type="float">
            <text:p>6.94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524" calcext:value-type="float">
            <text:p>10.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5626" calcext:value-type="float">
            <text:p>23.5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5788" calcext:value-type="float">
            <text:p>20.5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0686" calcext:value-type="float">
            <text:p>22.06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0846" calcext:value-type="float">
            <text:p>21.08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8378" calcext:value-type="float">
            <text:p>22.83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304" calcext:value-type="float">
            <text:p>17.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6016" calcext:value-type="float">
            <text:p>17.6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1844" calcext:value-type="float">
            <text:p>13.18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039" calcext:value-type="float">
            <text:p>12.0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2222" calcext:value-type="float">
            <text:p>10.2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8452" calcext:value-type="float">
            <text:p>5.84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1154" calcext:value-type="float">
            <text:p>4.1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994" calcext:value-type="float">
            <text:p>3.59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5652" calcext:value-type="float">
            <text:p>3.56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9236" calcext:value-type="float">
            <text:p>4.92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7576" calcext:value-type="float">
            <text:p>5.75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4274" calcext:value-type="float">
            <text:p>7.4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6782" calcext:value-type="float">
            <text:p>7.67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4094" calcext:value-type="float">
            <text:p>7.40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0696" calcext:value-type="float">
            <text:p>9.06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0038" calcext:value-type="float">
            <text:p>10.00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497" calcext:value-type="float">
            <text:p>10.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766" calcext:value-type="float">
            <text:p>13.1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622" calcext:value-type="float">
            <text:p>14.9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832" calcext:value-type="float">
            <text:p>17.8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0896" calcext:value-type="float">
            <text:p>19.0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5552" calcext:value-type="float">
            <text:p>22.55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2686" calcext:value-type="float">
            <text:p>23.26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316" calcext:value-type="float">
            <text:p>17.3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1262" calcext:value-type="float">
            <text:p>16.12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6814" calcext:value-type="float">
            <text:p>14.68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7482" calcext:value-type="float">
            <text:p>12.7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5766" calcext:value-type="float">
            <text:p>12.5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284" calcext:value-type="float">
            <text:p>7.2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588" calcext:value-type="float">
            <text:p>3.95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558" calcext:value-type="float">
            <text:p>3.95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674" calcext:value-type="float">
            <text:p>2.86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51" calcext:value-type="float">
            <text:p>2.7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144" calcext:value-type="float">
            <text:p>2.41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974" calcext:value-type="float">
            <text:p>2.89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967" calcext:value-type="float">
            <text:p>2.9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706" calcext:value-type="float">
            <text:p>6.87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1888" calcext:value-type="float">
            <text:p>11.18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5948" calcext:value-type="float">
            <text:p>7.59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1498" calcext:value-type="float">
            <text:p>5.1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122" calcext:value-type="float">
            <text:p>3.1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692" calcext:value-type="float">
            <text:p>3.1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532" calcext:value-type="float">
            <text:p>2.6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1644" calcext:value-type="float">
            <text:p>6.16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551" calcext:value-type="float">
            <text:p>7.5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7514" calcext:value-type="float">
            <text:p>13.75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5908" calcext:value-type="float">
            <text:p>14.59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0082" calcext:value-type="float">
            <text:p>11.0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6334" calcext:value-type="float">
            <text:p>11.63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47" calcext:value-type="float">
            <text:p>8.2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9922" calcext:value-type="float">
            <text:p>8.99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0024" calcext:value-type="float">
            <text:p>9.00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9734" calcext:value-type="float">
            <text:p>7.97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832" calcext:value-type="float">
            <text:p>5.08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1594" calcext:value-type="float">
            <text:p>2.1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866" calcext:value-type="float">
            <text:p>1.68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268" calcext:value-type="float">
            <text:p>1.42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448" calcext:value-type="float">
            <text:p>1.74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66" calcext:value-type="float">
            <text:p>1.2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68" calcext:value-type="float">
            <text:p>0.10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54" calcext:value-type="float">
            <text:p>0.18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154" calcext:value-type="float">
            <text:p>0.5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784" calcext:value-type="float">
            <text:p>1.7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854" calcext:value-type="float">
            <text:p>2.28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334" calcext:value-type="float">
            <text:p>2.33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48" calcext:value-type="float">
            <text:p>1.7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594" calcext:value-type="float">
            <text:p>3.35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796" calcext:value-type="float">
            <text:p>3.2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742" calcext:value-type="float">
            <text:p>3.27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438" calcext:value-type="float">
            <text:p>1.8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88" calcext:value-type="float">
            <text:p>0.71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6436" calcext:value-type="float">
            <text:p>5.64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668" calcext:value-type="float">
            <text:p>2.86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12" calcext:value-type="float">
            <text:p>0.24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96" calcext:value-type="float">
            <text:p>0.1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56" calcext:value-type="float">
            <text:p>0.64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96" calcext:value-type="float">
            <text:p>0.60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7572" calcext:value-type="float">
            <text:p>9.75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028" calcext:value-type="float">
            <text:p>4.7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674" calcext:value-type="float">
            <text:p>0.46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48" calcext:value-type="float">
            <text:p>0.24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32" calcext:value-type="float">
            <text:p>0.10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804" calcext:value-type="float">
            <text:p>2.18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798" calcext:value-type="float">
            <text:p>3.07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14" calcext:value-type="float">
            <text:p>1.9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14" calcext:value-type="float">
            <text:p>3.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1564" calcext:value-type="float">
            <text:p>2.15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108" calcext:value-type="float">
            <text:p>2.71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9608" calcext:value-type="float">
            <text:p>7.9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5616" calcext:value-type="float">
            <text:p>9.56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2346" calcext:value-type="float">
            <text:p>9.2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1532" calcext:value-type="float">
            <text:p>10.15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5014" calcext:value-type="float">
            <text:p>8.50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764" calcext:value-type="float">
            <text:p>7.7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1764" calcext:value-type="float">
            <text:p>6.17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8294" calcext:value-type="float">
            <text:p>7.82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9966" calcext:value-type="float">
            <text:p>9.99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3942" calcext:value-type="float">
            <text:p>6.39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5514" calcext:value-type="float">
            <text:p>3.55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9506" calcext:value-type="float">
            <text:p>7.95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1972" calcext:value-type="float">
            <text:p>17.1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711" calcext:value-type="float">
            <text:p>27.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5726" calcext:value-type="float">
            <text:p>25.5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9946" calcext:value-type="float">
            <text:p>20.99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7324" calcext:value-type="float">
            <text:p>20.7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6356" calcext:value-type="float">
            <text:p>22.63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9722" calcext:value-type="float">
            <text:p>25.97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1872" calcext:value-type="float">
            <text:p>24.18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4602" calcext:value-type="float">
            <text:p>27.46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1034" calcext:value-type="float">
            <text:p>25.10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662" calcext:value-type="float">
            <text:p>10.6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464" calcext:value-type="float">
            <text:p>4.6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03" calcext:value-type="float">
            <text:p>4.5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1212" calcext:value-type="float">
            <text:p>6.1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124" calcext:value-type="float">
            <text:p>6.51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8336" calcext:value-type="float">
            <text:p>4.83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1946" calcext:value-type="float">
            <text:p>4.1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5334" calcext:value-type="float">
            <text:p>3.53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458" calcext:value-type="float">
            <text:p>2.84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9788" calcext:value-type="float">
            <text:p>1.97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92" calcext:value-type="float">
            <text:p>3.1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7464" calcext:value-type="float">
            <text:p>3.74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624" calcext:value-type="float">
            <text:p>6.6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8956" calcext:value-type="float">
            <text:p>5.89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1672" calcext:value-type="float">
            <text:p>2.1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4" calcext:value-type="float">
            <text:p>0.0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02" calcext:value-type="float">
            <text:p>0.07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36" calcext:value-type="float">
            <text:p>0.18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434" calcext:value-type="float">
            <text:p>0.44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634" calcext:value-type="float">
            <text:p>0.86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412" calcext:value-type="float">
            <text:p>1.44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746" calcext:value-type="float">
            <text:p>1.0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54" calcext:value-type="float">
            <text:p>0.09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822" calcext:value-type="float">
            <text:p>0.68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9082" calcext:value-type="float">
            <text:p>2.90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3808" calcext:value-type="float">
            <text:p>8.38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4256" calcext:value-type="float">
            <text:p>7.42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0046" calcext:value-type="float">
            <text:p>8.00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4976" calcext:value-type="float">
            <text:p>7.4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0384" calcext:value-type="float">
            <text:p>21.0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1258" calcext:value-type="float">
            <text:p>29.1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999" calcext:value-type="float">
            <text:p>27.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678" calcext:value-type="float">
            <text:p>1.26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61" calcext:value-type="float">
            <text:p>1.4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2036" calcext:value-type="float">
            <text:p>10.2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7396" calcext:value-type="float">
            <text:p>8.73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7746" calcext:value-type="float">
            <text:p>9.7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577" calcext:value-type="float">
            <text:p>11.5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8348" calcext:value-type="float">
            <text:p>7.83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0952" calcext:value-type="float">
            <text:p>8.09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0196" calcext:value-type="float">
            <text:p>8.01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356" calcext:value-type="float">
            <text:p>7.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4506" calcext:value-type="float">
            <text:p>12.45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8972" calcext:value-type="float">
            <text:p>13.89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9882" calcext:value-type="float">
            <text:p>15.98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5256" calcext:value-type="float">
            <text:p>18.52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4494" calcext:value-type="float">
            <text:p>15.44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7196" calcext:value-type="float">
            <text:p>16.7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955" calcext:value-type="float">
            <text:p>17.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888" calcext:value-type="float">
            <text:p>13.8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2142" calcext:value-type="float">
            <text:p>12.2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314" calcext:value-type="float">
            <text:p>11.5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386" calcext:value-type="float">
            <text:p>6.73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48" calcext:value-type="float">
            <text:p>4.8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028" calcext:value-type="float">
            <text:p>5.60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6342" calcext:value-type="float">
            <text:p>6.6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618" calcext:value-type="float">
            <text:p>2.7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11" calcext:value-type="float">
            <text:p>2.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55" calcext:value-type="float">
            <text:p>2.9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529" calcext:value-type="float">
            <text:p>5.5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648" calcext:value-type="float">
            <text:p>4.56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0836" calcext:value-type="float">
            <text:p>4.08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3874" calcext:value-type="float">
            <text:p>5.3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9916" calcext:value-type="float">
            <text:p>5.99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1022" calcext:value-type="float">
            <text:p>4.10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274" calcext:value-type="float">
            <text:p>3.2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7966" calcext:value-type="float">
            <text:p>2.79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478" calcext:value-type="float">
            <text:p>0.84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768" calcext:value-type="float">
            <text:p>1.2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906" calcext:value-type="float">
            <text:p>4.29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7202" calcext:value-type="float">
            <text:p>10.72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0298" calcext:value-type="float">
            <text:p>20.02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9144" calcext:value-type="float">
            <text:p>18.91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6908" calcext:value-type="float">
            <text:p>10.69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776" calcext:value-type="float">
            <text:p>5.57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228" calcext:value-type="float">
            <text:p>5.7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6696" calcext:value-type="float">
            <text:p>6.66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5366" calcext:value-type="float">
            <text:p>7.53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4486" calcext:value-type="float">
            <text:p>8.44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1162" calcext:value-type="float">
            <text:p>11.1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7452" calcext:value-type="float">
            <text:p>12.74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6942" calcext:value-type="float">
            <text:p>15.69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8668" calcext:value-type="float">
            <text:p>14.86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1926" calcext:value-type="float">
            <text:p>15.19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4808" calcext:value-type="float">
            <text:p>22.4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223" calcext:value-type="float">
            <text:p>26.2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.018" calcext:value-type="float">
            <text:p>27.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.2202" calcext:value-type="float">
            <text:p>27.22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1964" calcext:value-type="float">
            <text:p>28.1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2398" calcext:value-type="float">
            <text:p>29.2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7406" calcext:value-type="float">
            <text:p>28.7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034" calcext:value-type="float">
            <text:p>29.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7664" calcext:value-type="float">
            <text:p>28.7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495" calcext:value-type="float">
            <text:p>27.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2626" calcext:value-type="float">
            <text:p>26.26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9558" calcext:value-type="float">
            <text:p>21.95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8288" calcext:value-type="float">
            <text:p>22.82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4398" calcext:value-type="float">
            <text:p>18.4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9914" calcext:value-type="float">
            <text:p>16.9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6276" calcext:value-type="float">
            <text:p>15.62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5098" calcext:value-type="float">
            <text:p>17.5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409" calcext:value-type="float">
            <text:p>23.4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729" calcext:value-type="float">
            <text:p>24.7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73" calcext:value-type="float">
            <text:p>23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7214" calcext:value-type="float">
            <text:p>25.72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236" calcext:value-type="float">
            <text:p>28.2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9094" calcext:value-type="float">
            <text:p>26.90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123" calcext:value-type="float">
            <text:p>24.1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4456" calcext:value-type="float">
            <text:p>23.44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0814" calcext:value-type="float">
            <text:p>23.08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5778" calcext:value-type="float">
            <text:p>18.57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7976" calcext:value-type="float">
            <text:p>16.79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8284" calcext:value-type="float">
            <text:p>20.8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033" calcext:value-type="float">
            <text:p>18.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048" calcext:value-type="float">
            <text:p>13.8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2934" calcext:value-type="float">
            <text:p>15.2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0934" calcext:value-type="float">
            <text:p>14.0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2108" calcext:value-type="float">
            <text:p>16.21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851" calcext:value-type="float">
            <text:p>13.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3942" calcext:value-type="float">
            <text:p>9.3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5106" calcext:value-type="float">
            <text:p>6.51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352" calcext:value-type="float">
            <text:p>7.43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694" calcext:value-type="float">
            <text:p>3.8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816" calcext:value-type="float">
            <text:p>3.38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1364" calcext:value-type="float">
            <text:p>4.1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87" calcext:value-type="float">
            <text:p>3.3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3408" calcext:value-type="float">
            <text:p>3.3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5454" calcext:value-type="float">
            <text:p>3.54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1184" calcext:value-type="float">
            <text:p>4.11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1922" calcext:value-type="float">
            <text:p>7.19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8956" calcext:value-type="float">
            <text:p>8.89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581" calcext:value-type="float">
            <text:p>10.5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0982" calcext:value-type="float">
            <text:p>8.09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7156" calcext:value-type="float">
            <text:p>5.7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692" calcext:value-type="float">
            <text:p>6.1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3626" calcext:value-type="float">
            <text:p>10.36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5918" calcext:value-type="float">
            <text:p>19.59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9576" calcext:value-type="float">
            <text:p>15.9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552" calcext:value-type="float">
            <text:p>13.25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3532" calcext:value-type="float">
            <text:p>17.35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215" calcext:value-type="float">
            <text:p>13.2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535" calcext:value-type="float">
            <text:p>11.5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6032" calcext:value-type="float">
            <text:p>10.6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5066" calcext:value-type="float">
            <text:p>16.50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8722" calcext:value-type="float">
            <text:p>14.87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2066" calcext:value-type="float">
            <text:p>13.20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39" calcext:value-type="float">
            <text:p>12.0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6084" calcext:value-type="float">
            <text:p>12.6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6548" calcext:value-type="float">
            <text:p>10.6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5998" calcext:value-type="float">
            <text:p>8.59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6982" calcext:value-type="float">
            <text:p>8.69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7398" calcext:value-type="float">
            <text:p>6.73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1086" calcext:value-type="float">
            <text:p>6.10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5834" calcext:value-type="float">
            <text:p>4.58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778" calcext:value-type="float">
            <text:p>5.7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3332" calcext:value-type="float">
            <text:p>7.33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4024" calcext:value-type="float">
            <text:p>8.4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382" calcext:value-type="float">
            <text:p>7.7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446" calcext:value-type="float">
            <text:p>4.9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13" calcext:value-type="float">
            <text:p>3.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57" calcext:value-type="float">
            <text:p>4.5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53" calcext:value-type="float">
            <text:p>2.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796" calcext:value-type="float">
            <text:p>1.77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596" calcext:value-type="float">
            <text:p>1.3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048" calcext:value-type="float">
            <text:p>0.6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166" calcext:value-type="float">
            <text:p>2.01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38" calcext:value-type="float">
            <text:p>1.4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65" calcext:value-type="float">
            <text:p>1.3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818" calcext:value-type="float">
            <text:p>1.38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604" calcext:value-type="float">
            <text:p>0.5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402" calcext:value-type="float">
            <text:p>0.94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158" calcext:value-type="float">
            <text:p>1.01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068" calcext:value-type="float">
            <text:p>1.00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798" calcext:value-type="float">
            <text:p>3.97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4686" calcext:value-type="float">
            <text:p>9.46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9034" calcext:value-type="float">
            <text:p>14.90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2198" calcext:value-type="float">
            <text:p>10.21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1576" calcext:value-type="float">
            <text:p>8.15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962" calcext:value-type="float">
            <text:p>4.9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7898" calcext:value-type="float">
            <text:p>7.7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152" calcext:value-type="float">
            <text:p>13.9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645" calcext:value-type="float">
            <text:p>15.6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557" calcext:value-type="float">
            <text:p>13.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405" calcext:value-type="float">
            <text:p>15.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4042" calcext:value-type="float">
            <text:p>20.40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3364" calcext:value-type="float">
            <text:p>23.3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67" calcext:value-type="float">
            <text:p>20.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2206" calcext:value-type="float">
            <text:p>17.22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6112" calcext:value-type="float">
            <text:p>17.6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7554" calcext:value-type="float">
            <text:p>12.75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336" calcext:value-type="float">
            <text:p>15.03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5018" calcext:value-type="float">
            <text:p>13.5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6542" calcext:value-type="float">
            <text:p>19.65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909" calcext:value-type="float">
            <text:p>24.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7684" calcext:value-type="float">
            <text:p>26.7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3198" calcext:value-type="float">
            <text:p>27.31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2436" calcext:value-type="float">
            <text:p>27.24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252" calcext:value-type="float">
            <text:p>24.2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2702" calcext:value-type="float">
            <text:p>19.27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7978" calcext:value-type="float">
            <text:p>23.79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733" calcext:value-type="float">
            <text:p>26.7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0362" calcext:value-type="float">
            <text:p>28.03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3578" calcext:value-type="float">
            <text:p>28.35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3848" calcext:value-type="float">
            <text:p>28.3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3236" calcext:value-type="float">
            <text:p>28.3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4252" calcext:value-type="float">
            <text:p>23.4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6766" calcext:value-type="float">
            <text:p>20.6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44" calcext:value-type="float">
            <text:p>1.2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38" calcext:value-type="float">
            <text:p>1.2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016" calcext:value-type="float">
            <text:p>14.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9646" calcext:value-type="float">
            <text:p>23.96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764" calcext:value-type="float">
            <text:p>19.7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7004" calcext:value-type="float">
            <text:p>16.70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7712" calcext:value-type="float">
            <text:p>19.77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.0474" calcext:value-type="float">
            <text:p>21.0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8088" calcext:value-type="float">
            <text:p>15.80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5946" calcext:value-type="float">
            <text:p>12.59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557" calcext:value-type="float">
            <text:p>10.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6862" calcext:value-type="float">
            <text:p>8.68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557" calcext:value-type="float">
            <text:p>7.5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8874" calcext:value-type="float">
            <text:p>6.88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9128" calcext:value-type="float">
            <text:p>7.91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766" calcext:value-type="float">
            <text:p>6.57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4484" calcext:value-type="float">
            <text:p>7.44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9478" calcext:value-type="float">
            <text:p>8.94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0346" calcext:value-type="float">
            <text:p>11.0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228" calcext:value-type="float">
            <text:p>11.1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61" calcext:value-type="float">
            <text:p>12.8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0276" calcext:value-type="float">
            <text:p>18.02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1094" calcext:value-type="float">
            <text:p>16.10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162" calcext:value-type="float">
            <text:p>6.0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0132" calcext:value-type="float">
            <text:p>6.0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162" calcext:value-type="float">
            <text:p>6.0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015" calcext:value-type="float">
            <text:p>6.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15" calcext:value-type="float">
            <text:p>6.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15" calcext:value-type="float">
            <text:p>6.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15" calcext:value-type="float">
            <text:p>6.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144" calcext:value-type="float">
            <text:p>6.0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0156" calcext:value-type="float">
            <text:p>6.0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126" calcext:value-type="float">
            <text:p>6.0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168" calcext:value-type="float">
            <text:p>6.0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144" calcext:value-type="float">
            <text:p>6.0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945" calcext:value-type="float">
            <text:p>12.9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7324" calcext:value-type="float">
            <text:p>14.73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388" calcext:value-type="float">
            <text:p>14.3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9994" calcext:value-type="float">
            <text:p>14.99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748" calcext:value-type="float">
            <text:p>17.7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5376" calcext:value-type="float">
            <text:p>18.53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2608" calcext:value-type="float">
            <text:p>23.26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989" calcext:value-type="float">
            <text:p>25.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388" calcext:value-type="float">
            <text:p>11.0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162" calcext:value-type="float">
            <text:p>6.0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144" calcext:value-type="float">
            <text:p>6.0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18" calcext:value-type="float">
            <text:p>2.7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54" calcext:value-type="float">
            <text:p>0.60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471" calcext:value-type="float">
            <text:p>15.4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0218" calcext:value-type="float">
            <text:p>22.02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2158" calcext:value-type="float">
            <text:p>26.21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3816" calcext:value-type="float">
            <text:p>24.38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4888" calcext:value-type="float">
            <text:p>23.48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0708" calcext:value-type="float">
            <text:p>24.07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69" calcext:value-type="float">
            <text:p>21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1096" calcext:value-type="float">
            <text:p>17.10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7472" calcext:value-type="float">
            <text:p>10.74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509" calcext:value-type="float">
            <text:p>7.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9408" calcext:value-type="float">
            <text:p>6.9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885" calcext:value-type="float">
            <text:p>6.8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7552" calcext:value-type="float">
            <text:p>5.7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4702" calcext:value-type="float">
            <text:p>5.47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3558" calcext:value-type="float">
            <text:p>6.3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5126" calcext:value-type="float">
            <text:p>4.51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255" calcext:value-type="float">
            <text:p>3.2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3584" calcext:value-type="float">
            <text:p>4.35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808" calcext:value-type="float">
            <text:p>5.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866" calcext:value-type="float">
            <text:p>9.7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638" calcext:value-type="float">
            <text:p>12.4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9916" calcext:value-type="float">
            <text:p>11.9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2142" calcext:value-type="float">
            <text:p>9.2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6294" calcext:value-type="float">
            <text:p>9.62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811" calcext:value-type="float">
            <text:p>14.8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8784" calcext:value-type="float">
            <text:p>15.87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6258" calcext:value-type="float">
            <text:p>12.62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5386" calcext:value-type="float">
            <text:p>14.53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778" calcext:value-type="float">
            <text:p>11.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0654" calcext:value-type="float">
            <text:p>12.06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304" calcext:value-type="float">
            <text:p>11.3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2168" calcext:value-type="float">
            <text:p>7.21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2486" calcext:value-type="float">
            <text:p>4.24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878" calcext:value-type="float">
            <text:p>2.58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974" calcext:value-type="float">
            <text:p>1.69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718" calcext:value-type="float">
            <text:p>0.87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098" calcext:value-type="float">
            <text:p>1.00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3668" calcext:value-type="float">
            <text:p>4.3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8042" calcext:value-type="float">
            <text:p>1.80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896" calcext:value-type="float">
            <text:p>0.7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302" calcext:value-type="float">
            <text:p>2.8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724" calcext:value-type="float">
            <text:p>4.4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578" calcext:value-type="float">
            <text:p>4.0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414" calcext:value-type="float">
            <text:p>1.2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12" calcext:value-type="float">
            <text:p>0.21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852" calcext:value-type="float">
            <text:p>1.28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28" calcext:value-type="float">
            <text:p>3.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026" calcext:value-type="float">
            <text:p>4.60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2434" calcext:value-type="float">
            <text:p>5.24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6966" calcext:value-type="float">
            <text:p>6.69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0876" calcext:value-type="float">
            <text:p>6.08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6138" calcext:value-type="float">
            <text:p>6.61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0944" calcext:value-type="float">
            <text:p>10.09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3734" calcext:value-type="float">
            <text:p>13.37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005" calcext:value-type="float">
            <text:p>7.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312" calcext:value-type="float">
            <text:p>9.6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414" calcext:value-type="float">
            <text:p>15.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5144" calcext:value-type="float">
            <text:p>19.5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378" calcext:value-type="float">
            <text:p>13.23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861" calcext:value-type="float">
            <text:p>15.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554" calcext:value-type="float">
            <text:p>12.45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9432" calcext:value-type="float">
            <text:p>9.9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46" calcext:value-type="float">
            <text:p>5.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0502" calcext:value-type="float">
            <text:p>5.05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896" calcext:value-type="float">
            <text:p>8.28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4274" calcext:value-type="float">
            <text:p>22.42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6942" calcext:value-type="float">
            <text:p>24.69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.6834" calcext:value-type="float">
            <text:p>24.68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9648" calcext:value-type="float">
            <text:p>6.96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144" calcext:value-type="float">
            <text:p>1.2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0714" calcext:value-type="float">
            <text:p>21.07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2146" calcext:value-type="float">
            <text:p>20.21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0132" calcext:value-type="float">
            <text:p>18.0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9018" calcext:value-type="float">
            <text:p>15.9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9986" calcext:value-type="float">
            <text:p>13.99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7342" calcext:value-type="float">
            <text:p>14.73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0858" calcext:value-type="float">
            <text:p>15.0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8346" calcext:value-type="float">
            <text:p>18.8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4646" calcext:value-type="float">
            <text:p>22.4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2578" calcext:value-type="float">
            <text:p>17.2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5704" calcext:value-type="float">
            <text:p>8.5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15" calcext:value-type="float">
            <text:p>6.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0156" calcext:value-type="float">
            <text:p>6.01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132" calcext:value-type="float">
            <text:p>6.0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3336" calcext:value-type="float">
            <text:p>21.33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8156" calcext:value-type="float">
            <text:p>19.8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9618" calcext:value-type="float">
            <text:p>12.9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352" calcext:value-type="float">
            <text:p>14.3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5564" calcext:value-type="float">
            <text:p>16.55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8932" calcext:value-type="float">
            <text:p>23.89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3718" calcext:value-type="float">
            <text:p>23.3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1736" calcext:value-type="float">
            <text:p>19.17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3554" calcext:value-type="float">
            <text:p>16.35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7872" calcext:value-type="float">
            <text:p>15.78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0454" calcext:value-type="float">
            <text:p>14.0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5678" calcext:value-type="float">
            <text:p>10.56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0074" calcext:value-type="float">
            <text:p>7.00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984" calcext:value-type="float">
            <text:p>9.09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7682" calcext:value-type="float">
            <text:p>13.76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2288" calcext:value-type="float">
            <text:p>16.22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2336" calcext:value-type="float">
            <text:p>16.2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404" calcext:value-type="float">
            <text:p>21.4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6588" calcext:value-type="float">
            <text:p>24.6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7976" calcext:value-type="float">
            <text:p>25.7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2044" calcext:value-type="float">
            <text:p>26.2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669" calcext:value-type="float">
            <text:p>24.6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8398" calcext:value-type="float">
            <text:p>20.8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946" calcext:value-type="float">
            <text:p>11.9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48" calcext:value-type="float">
            <text:p>5.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232" calcext:value-type="float">
            <text:p>5.3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858" calcext:value-type="float">
            <text:p>2.78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192" calcext:value-type="float">
            <text:p>4.21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7334" calcext:value-type="float">
            <text:p>4.73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8804" calcext:value-type="float">
            <text:p>4.88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488" calcext:value-type="float">
            <text:p>5.24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782" calcext:value-type="float">
            <text:p>4.37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14" calcext:value-type="float">
            <text:p>3.88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222" calcext:value-type="float">
            <text:p>3.62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242" calcext:value-type="float">
            <text:p>4.2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202" calcext:value-type="float">
            <text:p>4.72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786" calcext:value-type="float">
            <text:p>3.7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482" calcext:value-type="float">
            <text:p>0.74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24" calcext:value-type="float">
            <text:p>0.1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22" calcext:value-type="float">
            <text:p>1.4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96" calcext:value-type="float">
            <text:p>0.8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996" calcext:value-type="float">
            <text:p>0.39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354" calcext:value-type="float">
            <text:p>1.23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466" calcext:value-type="float">
            <text:p>2.94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5632" calcext:value-type="float">
            <text:p>2.56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216" calcext:value-type="float">
            <text:p>0.62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106" calcext:value-type="float">
            <text:p>0.2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26" calcext:value-type="float">
            <text:p>0.49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426" calcext:value-type="float">
            <text:p>1.24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326" calcext:value-type="float">
            <text:p>1.93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178" calcext:value-type="float">
            <text:p>2.0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78" calcext:value-type="float">
            <text:p>0.18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62" calcext:value-type="float">
            <text:p>0.22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62" calcext:value-type="float">
            <text:p>0.1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66" calcext:value-type="float">
            <text:p>0.12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684" calcext:value-type="float">
            <text:p>1.2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726" calcext:value-type="float">
            <text:p>3.6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343" calcext:value-type="float">
            <text:p>5.3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3706" calcext:value-type="float">
            <text:p>8.37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2802" calcext:value-type="float">
            <text:p>9.28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7298" calcext:value-type="float">
            <text:p>10.72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8332" calcext:value-type="float">
            <text:p>8.83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766" calcext:value-type="float">
            <text:p>6.57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1938" calcext:value-type="float">
            <text:p>6.19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397" calcext:value-type="float">
            <text:p>8.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072" calcext:value-type="float">
            <text:p>9.3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178" calcext:value-type="float">
            <text:p>8.6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1898" calcext:value-type="float">
            <text:p>10.1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6136" calcext:value-type="float">
            <text:p>5.6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988" calcext:value-type="float">
            <text:p>4.79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652" calcext:value-type="float">
            <text:p>4.16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948" calcext:value-type="float">
            <text:p>5.19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3654" calcext:value-type="float">
            <text:p>6.36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4334" calcext:value-type="float">
            <text:p>7.43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7288" calcext:value-type="float">
            <text:p>5.72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3544" calcext:value-type="float">
            <text:p>5.35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57" calcext:value-type="float">
            <text:p>3.0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906" calcext:value-type="float">
            <text:p>1.59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714" calcext:value-type="float">
            <text:p>4.57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263" calcext:value-type="float">
            <text:p>7.2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0368" calcext:value-type="float">
            <text:p>10.03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9444" calcext:value-type="float">
            <text:p>12.94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3236" calcext:value-type="float">
            <text:p>4.32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918" calcext:value-type="float">
            <text:p>0.69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02" calcext:value-type="float">
            <text:p>0.58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0802" calcext:value-type="float">
            <text:p>8.08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998" calcext:value-type="float">
            <text:p>22.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8836" calcext:value-type="float">
            <text:p>26.88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.0524" calcext:value-type="float">
            <text:p>28.05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2564" calcext:value-type="float">
            <text:p>28.2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1646" calcext:value-type="float">
            <text:p>28.16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9976" calcext:value-type="float">
            <text:p>26.99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204" calcext:value-type="float">
            <text:p>12.02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21" calcext:value-type="float">
            <text:p>12.0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9916" calcext:value-type="float">
            <text:p>11.99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082" calcext:value-type="float">
            <text:p>8.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452" calcext:value-type="float">
            <text:p>1.64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38" calcext:value-type="float">
            <text:p>0.16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504" calcext:value-type="float">
            <text:p>0.35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06" calcext:value-type="float">
            <text:p>0.21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178" calcext:value-type="float">
            <text:p>1.1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6" calcext:value-type="float">
            <text:p>0.6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24" calcext:value-type="float">
            <text:p>0.1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488" calcext:value-type="float">
            <text:p>3.14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694" calcext:value-type="float">
            <text:p>1.7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76" calcext:value-type="float">
            <text:p>0.05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052" calcext:value-type="float">
            <text:p>0.50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544" calcext:value-type="float">
            <text:p>3.25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4548" calcext:value-type="float">
            <text:p>3.45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2826" calcext:value-type="float">
            <text:p>3.28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708" calcext:value-type="float">
            <text:p>1.27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652" calcext:value-type="float">
            <text:p>0.2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32" calcext:value-type="float">
            <text:p>1.0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36" calcext:value-type="float">
            <text:p>0.4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52" calcext:value-type="float">
            <text:p>0.20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384" calcext:value-type="float">
            <text:p>2.7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79" calcext:value-type="float">
            <text:p>2.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608" calcext:value-type="float">
            <text:p>4.0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48" calcext:value-type="float">
            <text:p>5.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8582" calcext:value-type="float">
            <text:p>7.85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0186" calcext:value-type="float">
            <text:p>9.01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1416" calcext:value-type="float">
            <text:p>9.1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5608" calcext:value-type="float">
            <text:p>5.56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4956" calcext:value-type="float">
            <text:p>6.4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117" calcext:value-type="float">
            <text:p>6.1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234" calcext:value-type="float">
            <text:p>6.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5666" calcext:value-type="float">
            <text:p>7.56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7162" calcext:value-type="float">
            <text:p>8.71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2182" calcext:value-type="float">
            <text:p>11.21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4364" calcext:value-type="float">
            <text:p>10.43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8216" calcext:value-type="float">
            <text:p>7.82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2222" calcext:value-type="float">
            <text:p>10.22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978" calcext:value-type="float">
            <text:p>9.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408" calcext:value-type="float">
            <text:p>10.8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68" calcext:value-type="float">
            <text:p>1.3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8668" calcext:value-type="float">
            <text:p>23.86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824" calcext:value-type="float">
            <text:p>22.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9776" calcext:value-type="float">
            <text:p>19.9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7472" calcext:value-type="float">
            <text:p>13.74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5666" calcext:value-type="float">
            <text:p>10.56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0218" calcext:value-type="float">
            <text:p>10.02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9028" calcext:value-type="float">
            <text:p>11.90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2682" calcext:value-type="float">
            <text:p>12.26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9878" calcext:value-type="float">
            <text:p>10.98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1598" calcext:value-type="float">
            <text:p>10.15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041" calcext:value-type="float">
            <text:p>10.0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2598" calcext:value-type="float">
            <text:p>12.25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8906" calcext:value-type="float">
            <text:p>16.89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3216" calcext:value-type="float">
            <text:p>15.32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254" calcext:value-type="float">
            <text:p>11.52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535" calcext:value-type="float">
            <text:p>17.5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401" calcext:value-type="float">
            <text:p>19.4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.1154" calcext:value-type="float">
            <text:p>22.1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0732" calcext:value-type="float">
            <text:p>21.0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5734" calcext:value-type="float">
            <text:p>20.5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0358" calcext:value-type="float">
            <text:p>17.03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1126" calcext:value-type="float">
            <text:p>14.1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7322" calcext:value-type="float">
            <text:p>16.7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2118" calcext:value-type="float">
            <text:p>18.2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8142" calcext:value-type="float">
            <text:p>15.81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6272" calcext:value-type="float">
            <text:p>19.6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1646" calcext:value-type="float">
            <text:p>13.16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0986" calcext:value-type="float">
            <text:p>7.09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62" calcext:value-type="float">
            <text:p>4.3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802" calcext:value-type="float">
            <text:p>1.7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412" calcext:value-type="float">
            <text:p>1.4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92" calcext:value-type="float">
            <text:p>0.37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152" calcext:value-type="float">
            <text:p>0.71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6232" calcext:value-type="float">
            <text:p>2.62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884" calcext:value-type="float">
            <text:p>1.98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6496" calcext:value-type="float">
            <text:p>2.64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7494" calcext:value-type="float">
            <text:p>3.74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6342" calcext:value-type="float">
            <text:p>3.63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2818" calcext:value-type="float">
            <text:p>5.2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46" calcext:value-type="float">
            <text:p>6.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328" calcext:value-type="float">
            <text:p>4.7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898" calcext:value-type="float">
            <text:p>4.4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844" calcext:value-type="float">
            <text:p>2.08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74" calcext:value-type="float">
            <text:p>0.9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58" calcext:value-type="float">
            <text:p>0.14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02" calcext:value-type="float">
            <text:p>0.97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836" calcext:value-type="float">
            <text:p>2.88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184" calcext:value-type="float">
            <text:p>2.9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9374" calcext:value-type="float">
            <text:p>4.93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596" calcext:value-type="float">
            <text:p>3.45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606" calcext:value-type="float">
            <text:p>0.96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48" calcext:value-type="float">
            <text:p>0.69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8726" calcext:value-type="float">
            <text:p>7.87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1768" calcext:value-type="float">
            <text:p>5.17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08" calcext:value-type="float">
            <text:p>0.3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84" calcext:value-type="float">
            <text:p>0.09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16" calcext:value-type="float">
            <text:p>1.07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224" calcext:value-type="float">
            <text:p>0.42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114" calcext:value-type="float">
            <text:p>1.51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4038" calcext:value-type="float">
            <text:p>3.40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986" calcext:value-type="float">
            <text:p>3.1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978" calcext:value-type="float">
            <text:p>1.29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804" calcext:value-type="float">
            <text:p>0.68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04" calcext:value-type="float">
            <text:p>0.2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68" calcext:value-type="float">
            <text:p>0.4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794" calcext:value-type="float">
            <text:p>1.07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7108" calcext:value-type="float">
            <text:p>5.7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632" calcext:value-type="float">
            <text:p>8.5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3032" calcext:value-type="float">
            <text:p>7.3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11" calcext:value-type="float">
            <text:p>7.3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2642" calcext:value-type="float">
            <text:p>10.26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6368" calcext:value-type="float">
            <text:p>13.63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2506" calcext:value-type="float">
            <text:p>11.25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989" calcext:value-type="float">
            <text:p>10.9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7824" calcext:value-type="float">
            <text:p>12.78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4758" calcext:value-type="float">
            <text:p>15.47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5154" calcext:value-type="float">
            <text:p>15.5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5326" calcext:value-type="float">
            <text:p>14.53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89" calcext:value-type="float">
            <text:p>13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4618" calcext:value-type="float">
            <text:p>14.46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0446" calcext:value-type="float">
            <text:p>16.04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9656" calcext:value-type="float">
            <text:p>22.96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2578" calcext:value-type="float">
            <text:p>23.2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51" calcext:value-type="float">
            <text:p>27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1988" calcext:value-type="float">
            <text:p>28.1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2962" calcext:value-type="float">
            <text:p>29.2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2872" calcext:value-type="float">
            <text:p>29.2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9384" calcext:value-type="float">
            <text:p>27.9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0412" calcext:value-type="float">
            <text:p>29.04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9498" calcext:value-type="float">
            <text:p>27.94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2398" calcext:value-type="float">
            <text:p>26.23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8058" calcext:value-type="float">
            <text:p>18.80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8178" calcext:value-type="float">
            <text:p>12.8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036" calcext:value-type="float">
            <text:p>9.90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1606" calcext:value-type="float">
            <text:p>8.16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686" calcext:value-type="float">
            <text:p>7.6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226" calcext:value-type="float">
            <text:p>8.2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2126" calcext:value-type="float">
            <text:p>10.21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9628" calcext:value-type="float">
            <text:p>8.96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3692" calcext:value-type="float">
            <text:p>7.3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8132" calcext:value-type="float">
            <text:p>7.8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1656" calcext:value-type="float">
            <text:p>12.16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5274" calcext:value-type="float">
            <text:p>12.52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962" calcext:value-type="float">
            <text:p>11.59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022" calcext:value-type="float">
            <text:p>11.0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8582" calcext:value-type="float">
            <text:p>7.85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9504" calcext:value-type="float">
            <text:p>6.9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966" calcext:value-type="float">
            <text:p>7.29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066" calcext:value-type="float">
            <text:p>10.50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3912" calcext:value-type="float">
            <text:p>21.39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393" calcext:value-type="float">
            <text:p>18.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915" calcext:value-type="float">
            <text:p>18.9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422" calcext:value-type="float">
            <text:p>17.5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4756" calcext:value-type="float">
            <text:p>17.47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369" calcext:value-type="float">
            <text:p>18.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2048" calcext:value-type="float">
            <text:p>16.2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2126" calcext:value-type="float">
            <text:p>7.2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572" calcext:value-type="float">
            <text:p>4.65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256" calcext:value-type="float">
            <text:p>0.82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96" calcext:value-type="float">
            <text:p>0.09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54" calcext:value-type="float">
            <text:p>0.06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54" calcext:value-type="float">
            <text:p>0.06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54" calcext:value-type="float">
            <text:p>0.2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602" calcext:value-type="float">
            <text:p>2.86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4228" calcext:value-type="float">
            <text:p>8.4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334" calcext:value-type="float">
            <text:p>11.3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315" calcext:value-type="float">
            <text:p>9.3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488" calcext:value-type="float">
            <text:p>9.14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0316" calcext:value-type="float">
            <text:p>5.0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372" calcext:value-type="float">
            <text:p>4.83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392" calcext:value-type="float">
            <text:p>2.83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68" calcext:value-type="float">
            <text:p>0.49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256" calcext:value-type="float">
            <text:p>0.22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618" calcext:value-type="float">
            <text:p>1.26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55" calcext:value-type="float">
            <text:p>2.3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944" calcext:value-type="float">
            <text:p>3.49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544" calcext:value-type="float">
            <text:p>3.85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381" calcext:value-type="float">
            <text:p>3.3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426" calcext:value-type="float">
            <text:p>3.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92" calcext:value-type="float">
            <text:p>5.0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93" calcext:value-type="float">
            <text:p>8.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8954" calcext:value-type="float">
            <text:p>13.8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4774" calcext:value-type="float">
            <text:p>8.4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22" calcext:value-type="float">
            <text:p>1.2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076" calcext:value-type="float">
            <text:p>2.00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16" calcext:value-type="float">
            <text:p>0.47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54" calcext:value-type="float">
            <text:p>0.2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266" calcext:value-type="float">
            <text:p>2.52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452" calcext:value-type="float">
            <text:p>3.74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222" calcext:value-type="float">
            <text:p>3.3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976" calcext:value-type="float">
            <text:p>3.29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5448" calcext:value-type="float">
            <text:p>3.54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7346" calcext:value-type="float">
            <text:p>4.7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1378" calcext:value-type="float">
            <text:p>5.13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8488" calcext:value-type="float">
            <text:p>8.84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3022" calcext:value-type="float">
            <text:p>11.30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7618" calcext:value-type="float">
            <text:p>14.76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5762" calcext:value-type="float">
            <text:p>16.57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1896" calcext:value-type="float">
            <text:p>15.18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779" calcext:value-type="float">
            <text:p>13.7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916" calcext:value-type="float">
            <text:p>11.9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3926" calcext:value-type="float">
            <text:p>13.39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286" calcext:value-type="float">
            <text:p>11.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422" calcext:value-type="float">
            <text:p>10.3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894" calcext:value-type="float">
            <text:p>6.8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6606" calcext:value-type="float">
            <text:p>9.6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2962" calcext:value-type="float">
            <text:p>17.2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6368" calcext:value-type="float">
            <text:p>22.6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6854" calcext:value-type="float">
            <text:p>10.68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805" calcext:value-type="float">
            <text:p>5.8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438" calcext:value-type="float">
            <text:p>1.54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12" calcext:value-type="float">
            <text:p>0.15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68" calcext:value-type="float">
            <text:p>0.0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0168" calcext:value-type="float">
            <text:p>3.01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938" calcext:value-type="float">
            <text:p>2.59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732" calcext:value-type="float">
            <text:p>0.07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76" calcext:value-type="float">
            <text:p>0.2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228" calcext:value-type="float">
            <text:p>2.1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358" calcext:value-type="float">
            <text:p>1.73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828" calcext:value-type="float">
            <text:p>2.4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692" calcext:value-type="float">
            <text:p>1.36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54" calcext:value-type="float">
            <text:p>3.9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8396" calcext:value-type="float">
            <text:p>4.8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036" calcext:value-type="float">
            <text:p>9.0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0912" calcext:value-type="float">
            <text:p>12.09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3158" calcext:value-type="float">
            <text:p>10.3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302" calcext:value-type="float">
            <text:p>7.03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066" calcext:value-type="float">
            <text:p>4.50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478" calcext:value-type="float">
            <text:p>3.84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164" calcext:value-type="float">
            <text:p>2.21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684" calcext:value-type="float">
            <text:p>1.26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17" calcext:value-type="float">
            <text:p>2.5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4882" calcext:value-type="float">
            <text:p>5.48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606" calcext:value-type="float">
            <text:p>5.46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798" calcext:value-type="float">
            <text:p>1.87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146" calcext:value-type="float">
            <text:p>0.41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428" calcext:value-type="float">
            <text:p>0.1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38" calcext:value-type="float">
            <text:p>1.78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96" calcext:value-type="float">
            <text:p>1.3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02" calcext:value-type="float">
            <text:p>0.8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322" calcext:value-type="float">
            <text:p>0.23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46" calcext:value-type="float">
            <text:p>0.65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828" calcext:value-type="float">
            <text:p>3.98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3676" calcext:value-type="float">
            <text:p>8.3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3424" calcext:value-type="float">
            <text:p>11.34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971" calcext:value-type="float">
            <text:p>7.9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9526" calcext:value-type="float">
            <text:p>5.95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364" calcext:value-type="float">
            <text:p>6.83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2702" calcext:value-type="float">
            <text:p>16.27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438" calcext:value-type="float">
            <text:p>11.44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7122" calcext:value-type="float">
            <text:p>12.7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382" calcext:value-type="float">
            <text:p>9.2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0742" calcext:value-type="float">
            <text:p>11.0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6632" calcext:value-type="float">
            <text:p>10.6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7638" calcext:value-type="float">
            <text:p>9.76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918" calcext:value-type="float">
            <text:p>0.39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184" calcext:value-type="float">
            <text:p>0.2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806" calcext:value-type="float">
            <text:p>1.38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334" calcext:value-type="float">
            <text:p>3.83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058" calcext:value-type="float">
            <text:p>6.50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5726" calcext:value-type="float">
            <text:p>7.57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9242" calcext:value-type="float">
            <text:p>7.92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7294" calcext:value-type="float">
            <text:p>11.72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5384" calcext:value-type="float">
            <text:p>10.53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2362" calcext:value-type="float">
            <text:p>11.23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8378" calcext:value-type="float">
            <text:p>10.83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2082" calcext:value-type="float">
            <text:p>15.20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9208" calcext:value-type="float">
            <text:p>17.92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7702" calcext:value-type="float">
            <text:p>20.77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9666" calcext:value-type="float">
            <text:p>15.9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535" calcext:value-type="float">
            <text:p>17.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3912" calcext:value-type="float">
            <text:p>18.3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7072" calcext:value-type="float">
            <text:p>17.7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374" calcext:value-type="float">
            <text:p>11.5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0912" calcext:value-type="float">
            <text:p>12.09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7974" calcext:value-type="float">
            <text:p>18.79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9094" calcext:value-type="float">
            <text:p>11.90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6068" calcext:value-type="float">
            <text:p>7.60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24" calcext:value-type="float">
            <text:p>0.8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08" calcext:value-type="float">
            <text:p>0.67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78" calcext:value-type="float">
            <text:p>0.18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92" calcext:value-type="float">
            <text:p>0.13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976" calcext:value-type="float">
            <text:p>0.89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262" calcext:value-type="float">
            <text:p>2.62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087" calcext:value-type="float">
            <text:p>9.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6836" calcext:value-type="float">
            <text:p>16.68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8818" calcext:value-type="float">
            <text:p>14.8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02" calcext:value-type="float">
            <text:p>15.7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0608" calcext:value-type="float">
            <text:p>13.06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4626" calcext:value-type="float">
            <text:p>12.46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6384" calcext:value-type="float">
            <text:p>9.63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5602" calcext:value-type="float">
            <text:p>8.56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1876" calcext:value-type="float">
            <text:p>8.1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99" calcext:value-type="float">
            <text:p>9.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73" calcext:value-type="float">
            <text:p>7.1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22" calcext:value-type="float">
            <text:p>3.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02" calcext:value-type="float">
            <text:p>4.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748" calcext:value-type="float">
            <text:p>2.37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854" calcext:value-type="float">
            <text:p>4.38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289" calcext:value-type="float">
            <text:p>5.2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87" calcext:value-type="float">
            <text:p>5.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902" calcext:value-type="float">
            <text:p>1.09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52" calcext:value-type="float">
            <text:p>0.08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42" calcext:value-type="float">
            <text:p>0.66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84" calcext:value-type="float">
            <text:p>0.24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876" calcext:value-type="float">
            <text:p>1.28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2646" calcext:value-type="float">
            <text:p>6.26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637" calcext:value-type="float">
            <text:p>14.6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3374" calcext:value-type="float">
            <text:p>19.33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2208" calcext:value-type="float">
            <text:p>18.2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0258" calcext:value-type="float">
            <text:p>15.02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102" calcext:value-type="float">
            <text:p>9.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3202" calcext:value-type="float">
            <text:p>11.32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1704" calcext:value-type="float">
            <text:p>15.17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0926" calcext:value-type="float">
            <text:p>13.09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9126" calcext:value-type="float">
            <text:p>3.9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58" calcext:value-type="float">
            <text:p>0.1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82" calcext:value-type="float">
            <text:p>0.0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68" calcext:value-type="float">
            <text:p>0.1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17" calcext:value-type="float">
            <text:p>4.6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074" calcext:value-type="float">
            <text:p>4.00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72" calcext:value-type="float">
            <text:p>3.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328" calcext:value-type="float">
            <text:p>2.93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1516" calcext:value-type="float">
            <text:p>8.15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9968" calcext:value-type="float">
            <text:p>10.99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5204" calcext:value-type="float">
            <text:p>7.5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1456" calcext:value-type="float">
            <text:p>2.14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082" calcext:value-type="float">
            <text:p>0.2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362" calcext:value-type="float">
            <text:p>1.63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2108" calcext:value-type="float">
            <text:p>4.21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54" calcext:value-type="float">
            <text:p>0.78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2404" calcext:value-type="float">
            <text:p>2.24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94" calcext:value-type="float">
            <text:p>0.02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036" calcext:value-type="float">
            <text:p>0.6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04" calcext:value-type="float">
            <text:p>0.1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66" calcext:value-type="float">
            <text:p>0.1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074" calcext:value-type="float">
            <text:p>3.40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756" calcext:value-type="float">
            <text:p>3.7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534" calcext:value-type="float">
            <text:p>3.5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3792" calcext:value-type="float">
            <text:p>3.37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2442" calcext:value-type="float">
            <text:p>15.24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5768" calcext:value-type="float">
            <text:p>19.57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0118" calcext:value-type="float">
            <text:p>14.01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5024" calcext:value-type="float">
            <text:p>10.50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17" calcext:value-type="float">
            <text:p>1.0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966" calcext:value-type="float">
            <text:p>0.0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47" calcext:value-type="float">
            <text:p>1.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456" calcext:value-type="float">
            <text:p>6.0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016" calcext:value-type="float">
            <text:p>5.0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51" calcext:value-type="float">
            <text:p>2.4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638" calcext:value-type="float">
            <text:p>1.36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06" calcext:value-type="float">
            <text:p>0.4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996" calcext:value-type="float">
            <text:p>6.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7914" calcext:value-type="float">
            <text:p>6.79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216" calcext:value-type="float">
            <text:p>0.9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26" calcext:value-type="float">
            <text:p>0.10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6408" calcext:value-type="float">
            <text:p>12.64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0378" calcext:value-type="float">
            <text:p>12.03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224" calcext:value-type="float">
            <text:p>1.0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84" calcext:value-type="float">
            <text:p>0.0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34" calcext:value-type="float">
            <text:p>0.89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256" calcext:value-type="float">
            <text:p>2.3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66" calcext:value-type="float">
            <text:p>1.71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892" calcext:value-type="float">
            <text:p>1.18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23" calcext:value-type="float">
            <text:p>2.5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9638" calcext:value-type="float">
            <text:p>4.96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6916" calcext:value-type="float">
            <text:p>11.69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4006" calcext:value-type="float">
            <text:p>8.4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8672" calcext:value-type="float">
            <text:p>7.86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2356" calcext:value-type="float">
            <text:p>5.23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802" calcext:value-type="float">
            <text:p>1.48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846" calcext:value-type="float">
            <text:p>0.38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96" calcext:value-type="float">
            <text:p>0.09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924" calcext:value-type="float">
            <text:p>0.3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64" calcext:value-type="float">
            <text:p>0.29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856" calcext:value-type="float">
            <text:p>2.6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0352" calcext:value-type="float">
            <text:p>5.03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908" calcext:value-type="float">
            <text:p>4.09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2366" calcext:value-type="float">
            <text:p>4.23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8838" calcext:value-type="float">
            <text:p>9.8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0274" calcext:value-type="float">
            <text:p>8.02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8038" calcext:value-type="float">
            <text:p>11.80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7324" calcext:value-type="float">
            <text:p>11.73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511" calcext:value-type="float">
            <text:p>11.5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821" calcext:value-type="float">
            <text:p>7.8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276" calcext:value-type="float">
            <text:p>6.32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0396" calcext:value-type="float">
            <text:p>6.03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7264" calcext:value-type="float">
            <text:p>2.7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7404" calcext:value-type="float">
            <text:p>3.74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1506" calcext:value-type="float">
            <text:p>6.1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336" calcext:value-type="float">
            <text:p>12.3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0108" calcext:value-type="float">
            <text:p>12.01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0028" calcext:value-type="float">
            <text:p>8.0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164" calcext:value-type="float">
            <text:p>3.1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9306" calcext:value-type="float">
            <text:p>12.93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0018" calcext:value-type="float">
            <text:p>18.0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2836" calcext:value-type="float">
            <text:p>14.2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6686" calcext:value-type="float">
            <text:p>13.66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8452" calcext:value-type="float">
            <text:p>20.84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12" calcext:value-type="float">
            <text:p>6.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48" calcext:value-type="float">
            <text:p>1.47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06" calcext:value-type="float">
            <text:p>1.2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088" calcext:value-type="float">
            <text:p>0.20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38" calcext:value-type="float">
            <text:p>0.10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466" calcext:value-type="float">
            <text:p>0.24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192" calcext:value-type="float">
            <text:p>0.91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876" calcext:value-type="float">
            <text:p>1.28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289" calcext:value-type="float">
            <text:p>2.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34" calcext:value-type="float">
            <text:p>1.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72" calcext:value-type="float">
            <text:p>0.1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748" calcext:value-type="float">
            <text:p>2.07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348" calcext:value-type="float">
            <text:p>3.0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962" calcext:value-type="float">
            <text:p>2.8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446" calcext:value-type="float">
            <text:p>0.74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2148" calcext:value-type="float">
            <text:p>3.21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2132" calcext:value-type="float">
            <text:p>10.21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5736" calcext:value-type="float">
            <text:p>6.57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622" calcext:value-type="float">
            <text:p>4.46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6124" calcext:value-type="float">
            <text:p>2.61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496" calcext:value-type="float">
            <text:p>2.4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9028" calcext:value-type="float">
            <text:p>5.9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348" calcext:value-type="float">
            <text:p>6.6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2" calcext:value-type="float">
            <text:p>0.6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06" calcext:value-type="float">
            <text:p>0.2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884" calcext:value-type="float">
            <text:p>3.4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574" calcext:value-type="float">
            <text:p>2.35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436" calcext:value-type="float">
            <text:p>3.24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377" calcext:value-type="float">
            <text:p>4.3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99" calcext:value-type="float">
            <text:p>5.1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248" calcext:value-type="float">
            <text:p>12.42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3424" calcext:value-type="float">
            <text:p>8.3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4198" calcext:value-type="float">
            <text:p>5.4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166" calcext:value-type="float">
            <text:p>3.8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082" calcext:value-type="float">
            <text:p>1.1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52" calcext:value-type="float">
            <text:p>0.08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538" calcext:value-type="float">
            <text:p>2.0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34" calcext:value-type="float">
            <text:p>0.9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26" calcext:value-type="float">
            <text:p>0.19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44" calcext:value-type="float">
            <text:p>0.1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44" calcext:value-type="float">
            <text:p>0.28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776" calcext:value-type="float">
            <text:p>1.07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958" calcext:value-type="float">
            <text:p>1.19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472" calcext:value-type="float">
            <text:p>1.14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362" calcext:value-type="float">
            <text:p>0.43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106" calcext:value-type="float">
            <text:p>1.11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982" calcext:value-type="float">
            <text:p>1.49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648" calcext:value-type="float">
            <text:p>0.36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18" calcext:value-type="float">
            <text:p>0.06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098" calcext:value-type="float">
            <text:p>0.40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432" calcext:value-type="float">
            <text:p>0.64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82" calcext:value-type="float">
            <text:p>0.5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942" calcext:value-type="float">
            <text:p>1.59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56" calcext:value-type="float">
            <text:p>0.07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46" calcext:value-type="float">
            <text:p>0.95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22" calcext:value-type="float">
            <text:p>0.3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684" calcext:value-type="float">
            <text:p>2.16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5538" calcext:value-type="float">
            <text:p>3.55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4372" calcext:value-type="float">
            <text:p>5.43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0448" calcext:value-type="float">
            <text:p>8.04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0532" calcext:value-type="float">
            <text:p>8.05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901" calcext:value-type="float">
            <text:p>5.9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7708" calcext:value-type="float">
            <text:p>5.77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0086" calcext:value-type="float">
            <text:p>4.00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5946" calcext:value-type="float">
            <text:p>3.59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666" calcext:value-type="float">
            <text:p>1.26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706" calcext:value-type="float">
            <text:p>0.57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232" calcext:value-type="float">
            <text:p>1.72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142" calcext:value-type="float">
            <text:p>1.1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28" calcext:value-type="float">
            <text:p>1.1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178" calcext:value-type="float">
            <text:p>1.71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462" calcext:value-type="float">
            <text:p>5.4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864" calcext:value-type="float">
            <text:p>5.7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774" calcext:value-type="float">
            <text:p>4.87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144" calcext:value-type="float">
            <text:p>5.1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8776" calcext:value-type="float">
            <text:p>5.87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86" calcext:value-type="float">
            <text:p>2.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28" calcext:value-type="float">
            <text:p>0.80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1694" calcext:value-type="float">
            <text:p>4.1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293" calcext:value-type="float">
            <text:p>4.2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9746" calcext:value-type="float">
            <text:p>7.97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4374" calcext:value-type="float">
            <text:p>9.43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7756" calcext:value-type="float">
            <text:p>8.77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6964" calcext:value-type="float">
            <text:p>14.69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557" calcext:value-type="float">
            <text:p>16.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9098" calcext:value-type="float">
            <text:p>13.90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3302" calcext:value-type="float">
            <text:p>10.33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9926" calcext:value-type="float">
            <text:p>10.99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9318" calcext:value-type="float">
            <text:p>9.93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9216" calcext:value-type="float">
            <text:p>6.92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0958" calcext:value-type="float">
            <text:p>5.09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362" calcext:value-type="float">
            <text:p>7.3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2264" calcext:value-type="float">
            <text:p>7.2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264" calcext:value-type="float">
            <text:p>10.2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692" calcext:value-type="float">
            <text:p>9.4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9642" calcext:value-type="float">
            <text:p>6.9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83" calcext:value-type="float">
            <text:p>4.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249" calcext:value-type="float">
            <text:p>9.2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6074" calcext:value-type="float">
            <text:p>13.60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3538" calcext:value-type="float">
            <text:p>17.35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964" calcext:value-type="float">
            <text:p>13.49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677" calcext:value-type="float">
            <text:p>10.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4868" calcext:value-type="float">
            <text:p>13.48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1556" calcext:value-type="float">
            <text:p>19.1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9338" calcext:value-type="float">
            <text:p>16.93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7772" calcext:value-type="float">
            <text:p>22.77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6808" calcext:value-type="float">
            <text:p>26.68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4032" calcext:value-type="float">
            <text:p>27.40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4466" calcext:value-type="float">
            <text:p>28.44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6056" calcext:value-type="float">
            <text:p>28.60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8824" calcext:value-type="float">
            <text:p>26.8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1882" calcext:value-type="float">
            <text:p>20.18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4184" calcext:value-type="float">
            <text:p>16.4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1604" calcext:value-type="float">
            <text:p>16.16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8284" calcext:value-type="float">
            <text:p>14.82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8388" calcext:value-type="float">
            <text:p>15.83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385" calcext:value-type="float">
            <text:p>11.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192" calcext:value-type="float">
            <text:p>11.7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398" calcext:value-type="float">
            <text:p>5.53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108" calcext:value-type="float">
            <text:p>3.6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86" calcext:value-type="float">
            <text:p>3.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604" calcext:value-type="float">
            <text:p>4.46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596" calcext:value-type="float">
            <text:p>4.05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126" calcext:value-type="float">
            <text:p>0.9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492" calcext:value-type="float">
            <text:p>1.24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38" calcext:value-type="float">
            <text:p>0.37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54" calcext:value-type="float">
            <text:p>0.12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954" calcext:value-type="float">
            <text:p>12.0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8706" calcext:value-type="float">
            <text:p>12.87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0986" calcext:value-type="float">
            <text:p>7.09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1262" calcext:value-type="float">
            <text:p>4.12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606" calcext:value-type="float">
            <text:p>3.96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8348" calcext:value-type="float">
            <text:p>1.83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0082" calcext:value-type="float">
            <text:p>2.00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8084" calcext:value-type="float">
            <text:p>1.8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196" calcext:value-type="float">
            <text:p>2.3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64" calcext:value-type="float">
            <text:p>0.7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414" calcext:value-type="float">
            <text:p>1.2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214" calcext:value-type="float">
            <text:p>1.42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244" calcext:value-type="float">
            <text:p>4.1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808" calcext:value-type="float">
            <text:p>8.8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0928" calcext:value-type="float">
            <text:p>14.09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4782" calcext:value-type="float">
            <text:p>12.47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6422" calcext:value-type="float">
            <text:p>7.64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492" calcext:value-type="float">
            <text:p>9.04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128" calcext:value-type="float">
            <text:p>2.81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02" calcext:value-type="float">
            <text:p>0.10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284" calcext:value-type="float">
            <text:p>1.02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786" calcext:value-type="float">
            <text:p>1.87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118" calcext:value-type="float">
            <text:p>3.81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631" calcext:value-type="float">
            <text:p>20.6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5244" calcext:value-type="float">
            <text:p>18.52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0364" calcext:value-type="float">
            <text:p>17.0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2392" calcext:value-type="float">
            <text:p>20.23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.312" calcext:value-type="float">
            <text:p>24.3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143" calcext:value-type="float">
            <text:p>19.1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0114" calcext:value-type="float">
            <text:p>9.0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144" calcext:value-type="float">
            <text:p>3.6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1654" calcext:value-type="float">
            <text:p>11.16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1668" calcext:value-type="float">
            <text:p>9.1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0888" calcext:value-type="float">
            <text:p>9.08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0664" calcext:value-type="float">
            <text:p>8.0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299" calcext:value-type="float">
            <text:p>7.2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7484" calcext:value-type="float">
            <text:p>7.74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58" calcext:value-type="float">
            <text:p>7.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6074" calcext:value-type="float">
            <text:p>13.6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0382" calcext:value-type="float">
            <text:p>14.03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0482" calcext:value-type="float">
            <text:p>16.04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0326" calcext:value-type="float">
            <text:p>19.0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3352" calcext:value-type="float">
            <text:p>20.33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0496" calcext:value-type="float">
            <text:p>20.04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442" calcext:value-type="float">
            <text:p>23.4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973" calcext:value-type="float">
            <text:p>23.9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083" calcext:value-type="float">
            <text:p>22.0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4376" calcext:value-type="float">
            <text:p>19.43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4358" calcext:value-type="float">
            <text:p>13.43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7284" calcext:value-type="float">
            <text:p>6.72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9946" calcext:value-type="float">
            <text:p>2.99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1492" calcext:value-type="float">
            <text:p>14.14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2998" calcext:value-type="float">
            <text:p>17.2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512" calcext:value-type="float">
            <text:p>9.1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12" calcext:value-type="float">
            <text:p>3.0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8752" calcext:value-type="float">
            <text:p>5.8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8482" calcext:value-type="float">
            <text:p>14.8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3024" calcext:value-type="float">
            <text:p>15.3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0758" calcext:value-type="float">
            <text:p>16.0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011" calcext:value-type="float">
            <text:p>13.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3596" calcext:value-type="float">
            <text:p>10.35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0516" calcext:value-type="float">
            <text:p>15.0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754" calcext:value-type="float">
            <text:p>14.97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2838" calcext:value-type="float">
            <text:p>15.28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8994" calcext:value-type="float">
            <text:p>12.89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6456" calcext:value-type="float">
            <text:p>15.64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2384" calcext:value-type="float">
            <text:p>16.2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3092" calcext:value-type="float">
            <text:p>19.3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3748" calcext:value-type="float">
            <text:p>23.37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9182" calcext:value-type="float">
            <text:p>25.91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5554" calcext:value-type="float">
            <text:p>20.55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8452" calcext:value-type="float">
            <text:p>17.84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0806" calcext:value-type="float">
            <text:p>13.08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8368" calcext:value-type="float">
            <text:p>14.83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1286" calcext:value-type="float">
            <text:p>16.12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98" calcext:value-type="float">
            <text:p>19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3352" calcext:value-type="float">
            <text:p>23.3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8376" calcext:value-type="float">
            <text:p>27.83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462" calcext:value-type="float">
            <text:p>27.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2882" calcext:value-type="float">
            <text:p>25.2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6998" calcext:value-type="float">
            <text:p>13.69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082" calcext:value-type="float">
            <text:p>6.50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182" calcext:value-type="float">
            <text:p>6.7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4056" calcext:value-type="float">
            <text:p>6.40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922" calcext:value-type="float">
            <text:p>6.89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6078" calcext:value-type="float">
            <text:p>6.6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746" calcext:value-type="float">
            <text:p>7.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2162" calcext:value-type="float">
            <text:p>4.2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546" calcext:value-type="float">
            <text:p>2.75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582" calcext:value-type="float">
            <text:p>1.25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82" calcext:value-type="float">
            <text:p>0.11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42" calcext:value-type="float">
            <text:p>0.06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96" calcext:value-type="float">
            <text:p>0.18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3704" calcext:value-type="float">
            <text:p>1.3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196" calcext:value-type="float">
            <text:p>6.5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622" calcext:value-type="float">
            <text:p>7.7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858" calcext:value-type="float">
            <text:p>5.7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0984" calcext:value-type="float">
            <text:p>12.0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0134" calcext:value-type="float">
            <text:p>13.0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979" calcext:value-type="float">
            <text:p>5.9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298" calcext:value-type="float">
            <text:p>6.52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92" calcext:value-type="float">
            <text:p>1.12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64" calcext:value-type="float">
            <text:p>0.08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434" calcext:value-type="float">
            <text:p>0.44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72" calcext:value-type="float">
            <text:p>0.12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492" calcext:value-type="float">
            <text:p>1.5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4464" calcext:value-type="float">
            <text:p>3.44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1558" calcext:value-type="float">
            <text:p>11.15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1638" calcext:value-type="float">
            <text:p>9.16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9974" calcext:value-type="float">
            <text:p>16.99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096" calcext:value-type="float">
            <text:p>15.0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1222" calcext:value-type="float">
            <text:p>11.12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771" calcext:value-type="float">
            <text:p>3.7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337" calcext:value-type="float">
            <text:p>2.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476" calcext:value-type="float">
            <text:p>1.6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45" calcext:value-type="float">
            <text:p>1.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884" calcext:value-type="float">
            <text:p>2.5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166" calcext:value-type="float">
            <text:p>2.01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706" calcext:value-type="float">
            <text:p>1.77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28" calcext:value-type="float">
            <text:p>0.14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42" calcext:value-type="float">
            <text:p>0.66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4908" calcext:value-type="float">
            <text:p>3.49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438" calcext:value-type="float">
            <text:p>12.4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0196" calcext:value-type="float">
            <text:p>23.01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1986" calcext:value-type="float">
            <text:p>18.19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6646" calcext:value-type="float">
            <text:p>11.66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0766" calcext:value-type="float">
            <text:p>8.07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9488" calcext:value-type="float">
            <text:p>1.94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6832" calcext:value-type="float">
            <text:p>5.6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1318" calcext:value-type="float">
            <text:p>5.1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12" calcext:value-type="float">
            <text:p>3.6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78" calcext:value-type="float">
            <text:p>0.75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64" calcext:value-type="float">
            <text:p>0.2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528" calcext:value-type="float">
            <text:p>2.45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876" calcext:value-type="float">
            <text:p>3.0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706" calcext:value-type="float">
            <text:p>5.3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482" calcext:value-type="float">
            <text:p>3.14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428" calcext:value-type="float">
            <text:p>2.24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944" calcext:value-type="float">
            <text:p>1.69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01" calcext:value-type="float">
            <text:p>3.2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202" calcext:value-type="float">
            <text:p>1.42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042" calcext:value-type="float">
            <text:p>0.90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88" calcext:value-type="float">
            <text:p>0.6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022" calcext:value-type="float">
            <text:p>3.80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132" calcext:value-type="float">
            <text:p>4.51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094" calcext:value-type="float">
            <text:p>0.80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64" calcext:value-type="float">
            <text:p>0.11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28" calcext:value-type="float">
            <text:p>0.17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48" calcext:value-type="float">
            <text:p>0.18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304" calcext:value-type="float">
            <text:p>1.43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7944" calcext:value-type="float">
            <text:p>3.79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658" calcext:value-type="float">
            <text:p>2.06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294" calcext:value-type="float">
            <text:p>1.52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944" calcext:value-type="float">
            <text:p>3.19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7522" calcext:value-type="float">
            <text:p>2.7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472" calcext:value-type="float">
            <text:p>1.7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98" calcext:value-type="float">
            <text:p>0.8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8" calcext:value-type="float">
            <text:p>0.90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24" calcext:value-type="float">
            <text:p>0.9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44" calcext:value-type="float">
            <text:p>0.0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82" calcext:value-type="float">
            <text:p>0.05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26" calcext:value-type="float">
            <text:p>0.25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76" calcext:value-type="float">
            <text:p>0.47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14" calcext:value-type="float">
            <text:p>1.0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924" calcext:value-type="float">
            <text:p>1.29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5486" calcext:value-type="float">
            <text:p>7.54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282" calcext:value-type="float">
            <text:p>12.02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7372" calcext:value-type="float">
            <text:p>11.73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6088" calcext:value-type="float">
            <text:p>8.60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4798" calcext:value-type="float">
            <text:p>5.47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1808" calcext:value-type="float">
            <text:p>4.18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341" calcext:value-type="float">
            <text:p>4.3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1526" calcext:value-type="float">
            <text:p>4.15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7764" calcext:value-type="float">
            <text:p>6.7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602" calcext:value-type="float">
            <text:p>2.5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98" calcext:value-type="float">
            <text:p>1.0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582" calcext:value-type="float">
            <text:p>3.6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2694" calcext:value-type="float">
            <text:p>9.2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463" calcext:value-type="float">
            <text:p>11.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5504" calcext:value-type="float">
            <text:p>13.5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4402" calcext:value-type="float">
            <text:p>11.44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312" calcext:value-type="float">
            <text:p>4.53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486" calcext:value-type="float">
            <text:p>6.4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9778" calcext:value-type="float">
            <text:p>5.9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562" calcext:value-type="float">
            <text:p>3.85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78" calcext:value-type="float">
            <text:p>0.39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166" calcext:value-type="float">
            <text:p>1.41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4206" calcext:value-type="float">
            <text:p>9.42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6002" calcext:value-type="float">
            <text:p>10.60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408" calcext:value-type="float">
            <text:p>6.4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646" calcext:value-type="float">
            <text:p>1.16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244" calcext:value-type="float">
            <text:p>1.72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94" calcext:value-type="float">
            <text:p>0.44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618" calcext:value-type="float">
            <text:p>1.56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0224" calcext:value-type="float">
            <text:p>4.0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7172" calcext:value-type="float">
            <text:p>7.71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1084" calcext:value-type="float">
            <text:p>11.10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7786" calcext:value-type="float">
            <text:p>11.77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9192" calcext:value-type="float">
            <text:p>21.9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1126" calcext:value-type="float">
            <text:p>20.11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8162" calcext:value-type="float">
            <text:p>10.81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8174" calcext:value-type="float">
            <text:p>10.81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2526" calcext:value-type="float">
            <text:p>12.25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304" calcext:value-type="float">
            <text:p>14.33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046" calcext:value-type="float">
            <text:p>17.0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535" calcext:value-type="float">
            <text:p>11.5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3574" calcext:value-type="float">
            <text:p>11.3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9298" calcext:value-type="float">
            <text:p>14.9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4766" calcext:value-type="float">
            <text:p>16.4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2994" calcext:value-type="float">
            <text:p>12.29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791" calcext:value-type="float">
            <text:p>19.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0716" calcext:value-type="float">
            <text:p>13.07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722" calcext:value-type="float">
            <text:p>5.27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9314" calcext:value-type="float">
            <text:p>13.93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5478" calcext:value-type="float">
            <text:p>18.54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6974" calcext:value-type="float">
            <text:p>13.69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7644" calcext:value-type="float">
            <text:p>24.76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7428" calcext:value-type="float">
            <text:p>21.74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9984" calcext:value-type="float">
            <text:p>15.99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0158" calcext:value-type="float">
            <text:p>16.01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4602" calcext:value-type="float">
            <text:p>12.46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5546" calcext:value-type="float">
            <text:p>10.55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2594" calcext:value-type="float">
            <text:p>13.2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626" calcext:value-type="float">
            <text:p>14.8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734" calcext:value-type="float">
            <text:p>12.4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33" calcext:value-type="float">
            <text:p>7.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3452" calcext:value-type="float">
            <text:p>13.3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5988" calcext:value-type="float">
            <text:p>15.59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3478" calcext:value-type="float">
            <text:p>11.34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8226" calcext:value-type="float">
            <text:p>9.82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4104" calcext:value-type="float">
            <text:p>12.4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1168" calcext:value-type="float">
            <text:p>11.1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937" calcext:value-type="float">
            <text:p>8.9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3544" calcext:value-type="float">
            <text:p>5.35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214" calcext:value-type="float">
            <text:p>4.42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9224" calcext:value-type="float">
            <text:p>7.92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3684" calcext:value-type="float">
            <text:p>12.36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8174" calcext:value-type="float">
            <text:p>10.81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8162" calcext:value-type="float">
            <text:p>10.8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3178" calcext:value-type="float">
            <text:p>26.31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324" calcext:value-type="float">
            <text:p>27.3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6678" calcext:value-type="float">
            <text:p>24.66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1764" calcext:value-type="float">
            <text:p>15.17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0796" calcext:value-type="float">
            <text:p>8.07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5566" calcext:value-type="float">
            <text:p>5.55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0894" calcext:value-type="float">
            <text:p>6.08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5278" calcext:value-type="float">
            <text:p>8.5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39" calcext:value-type="float">
            <text:p>4.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12" calcext:value-type="float">
            <text:p>0.3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14" calcext:value-type="float">
            <text:p>5.5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394" calcext:value-type="float">
            <text:p>20.63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9182" calcext:value-type="float">
            <text:p>16.9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31" calcext:value-type="float">
            <text:p>17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659" calcext:value-type="float">
            <text:p>19.6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8632" calcext:value-type="float">
            <text:p>8.86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2286" calcext:value-type="float">
            <text:p>6.22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664" calcext:value-type="float">
            <text:p>6.26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3168" calcext:value-type="float">
            <text:p>3.31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274" calcext:value-type="float">
            <text:p>2.2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42" calcext:value-type="float">
            <text:p>0.69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306" calcext:value-type="float">
            <text:p>0.63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292" calcext:value-type="float">
            <text:p>1.12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7296" calcext:value-type="float">
            <text:p>3.72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6038" calcext:value-type="float">
            <text:p>4.60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59" calcext:value-type="float">
            <text:p>3.1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416" calcext:value-type="float">
            <text:p>0.1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88" calcext:value-type="float">
            <text:p>0.3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448" calcext:value-type="float">
            <text:p>1.7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972" calcext:value-type="float">
            <text:p>0.3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406" calcext:value-type="float">
            <text:p>0.54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438" calcext:value-type="float">
            <text:p>4.54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03" calcext:value-type="float">
            <text:p>9.9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1312" calcext:value-type="float">
            <text:p>5.13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006" calcext:value-type="float">
            <text:p>2.4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48" calcext:value-type="float">
            <text:p>0.12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58" calcext:value-type="float">
            <text:p>0.83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86" calcext:value-type="float">
            <text:p>0.16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462" calcext:value-type="float">
            <text:p>2.74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252" calcext:value-type="float">
            <text:p>1.22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866" calcext:value-type="float">
            <text:p>1.08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34" calcext:value-type="float">
            <text:p>0.05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048" calcext:value-type="float">
            <text:p>2.1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236" calcext:value-type="float">
            <text:p>2.5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56" calcext:value-type="float">
            <text:p>0.10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72" calcext:value-type="float">
            <text:p>0.03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776" calcext:value-type="float">
            <text:p>1.67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104" calcext:value-type="float">
            <text:p>2.5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008" calcext:value-type="float">
            <text:p>8.20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0458" calcext:value-type="float">
            <text:p>7.04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1868" calcext:value-type="float">
            <text:p>4.18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596" calcext:value-type="float">
            <text:p>3.45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4274" calcext:value-type="float">
            <text:p>4.42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7528" calcext:value-type="float">
            <text:p>2.75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584" calcext:value-type="float">
            <text:p>0.7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332" calcext:value-type="float">
            <text:p>9.4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2592" calcext:value-type="float">
            <text:p>9.25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3124" calcext:value-type="float">
            <text:p>8.3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7978" calcext:value-type="float">
            <text:p>8.7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0536" calcext:value-type="float">
            <text:p>7.0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8538" calcext:value-type="float">
            <text:p>3.85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53" calcext:value-type="float">
            <text:p>1.3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676" calcext:value-type="float">
            <text:p>0.56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3022" calcext:value-type="float">
            <text:p>2.30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474" calcext:value-type="float">
            <text:p>3.3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256" calcext:value-type="float">
            <text:p>5.62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9146" calcext:value-type="float">
            <text:p>13.9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2906" calcext:value-type="float">
            <text:p>16.29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9026" calcext:value-type="float">
            <text:p>10.90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0886" calcext:value-type="float">
            <text:p>8.08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012" calcext:value-type="float">
            <text:p>7.5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116" calcext:value-type="float">
            <text:p>7.1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859" calcext:value-type="float">
            <text:p>5.8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6404" calcext:value-type="float">
            <text:p>4.64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5634" calcext:value-type="float">
            <text:p>3.5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44" calcext:value-type="float">
            <text:p>3.5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716" calcext:value-type="float">
            <text:p>4.97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566" calcext:value-type="float">
            <text:p>4.9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268" calcext:value-type="float">
            <text:p>4.72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2266" calcext:value-type="float">
            <text:p>5.2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1088" calcext:value-type="float">
            <text:p>7.1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438" calcext:value-type="float">
            <text:p>6.04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506" calcext:value-type="float">
            <text:p>7.05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752" calcext:value-type="float">
            <text:p>4.7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3078" calcext:value-type="float">
            <text:p>9.3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1704" calcext:value-type="float">
            <text:p>9.1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5458" calcext:value-type="float">
            <text:p>8.54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534" calcext:value-type="float">
            <text:p>3.95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044" calcext:value-type="float">
            <text:p>3.7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928" calcext:value-type="float">
            <text:p>5.9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6184" calcext:value-type="float">
            <text:p>8.6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0236" calcext:value-type="float">
            <text:p>19.02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209" calcext:value-type="float">
            <text:p>25.2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1416" calcext:value-type="float">
            <text:p>21.14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137" calcext:value-type="float">
            <text:p>13.1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4454" calcext:value-type="float">
            <text:p>10.44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8544" calcext:value-type="float">
            <text:p>6.85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9514" calcext:value-type="float">
            <text:p>5.95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9888" calcext:value-type="float">
            <text:p>9.98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444" calcext:value-type="float">
            <text:p>9.3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03" calcext:value-type="float">
            <text:p>11.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0458" calcext:value-type="float">
            <text:p>13.0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3734" calcext:value-type="float">
            <text:p>7.3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612" calcext:value-type="float">
            <text:p>5.76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72" calcext:value-type="float">
            <text:p>4.86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348" calcext:value-type="float">
            <text:p>4.83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452" calcext:value-type="float">
            <text:p>2.84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76" calcext:value-type="float">
            <text:p>0.44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28" calcext:value-type="float">
            <text:p>0.68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582" calcext:value-type="float">
            <text:p>2.15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3798" calcext:value-type="float">
            <text:p>3.37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7278" calcext:value-type="float">
            <text:p>3.72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62" calcext:value-type="float">
            <text:p>4.0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5218" calcext:value-type="float">
            <text:p>5.52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782" calcext:value-type="float">
            <text:p>2.87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5076" calcext:value-type="float">
            <text:p>6.50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796" calcext:value-type="float">
            <text:p>4.77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6228" calcext:value-type="float">
            <text:p>3.62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834" calcext:value-type="float">
            <text:p>1.58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128" calcext:value-type="float">
            <text:p>0.4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06" calcext:value-type="float">
            <text:p>0.4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468" calcext:value-type="float">
            <text:p>2.74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128" calcext:value-type="float">
            <text:p>4.9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564" calcext:value-type="float">
            <text:p>3.3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07" calcext:value-type="float">
            <text:p>2.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506" calcext:value-type="float">
            <text:p>2.25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74" calcext:value-type="float">
            <text:p>0.6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14" calcext:value-type="float">
            <text:p>0.6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982" calcext:value-type="float">
            <text:p>3.29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2522" calcext:value-type="float">
            <text:p>4.25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944" calcext:value-type="float">
            <text:p>3.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9898" calcext:value-type="float">
            <text:p>2.9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298" calcext:value-type="float">
            <text:p>1.42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92" calcext:value-type="float">
            <text:p>0.7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92" calcext:value-type="float">
            <text:p>0.19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158" calcext:value-type="float">
            <text:p>2.51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514" calcext:value-type="float">
            <text:p>1.15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614" calcext:value-type="float">
            <text:p>0.46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818" calcext:value-type="float">
            <text:p>1.68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156" calcext:value-type="float">
            <text:p>3.9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072" calcext:value-type="float">
            <text:p>7.5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634" calcext:value-type="float">
            <text:p>3.5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816" calcext:value-type="float">
            <text:p>1.2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982" calcext:value-type="float">
            <text:p>3.29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556" calcext:value-type="float">
            <text:p>5.05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8376" calcext:value-type="float">
            <text:p>6.83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447" calcext:value-type="float">
            <text:p>6.4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948" calcext:value-type="float">
            <text:p>3.39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756" calcext:value-type="float">
            <text:p>3.07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1232" calcext:value-type="float">
            <text:p>7.12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497" calcext:value-type="float">
            <text:p>10.4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04" calcext:value-type="float">
            <text:p>13.7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8904" calcext:value-type="float">
            <text:p>15.89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5106" calcext:value-type="float">
            <text:p>21.51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407" calcext:value-type="float">
            <text:p>22.4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4178" calcext:value-type="float">
            <text:p>22.41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6274" calcext:value-type="float">
            <text:p>14.6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1344" calcext:value-type="float">
            <text:p>15.13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988" calcext:value-type="float">
            <text:p>14.9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9636" calcext:value-type="float">
            <text:p>15.96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7452" calcext:value-type="float">
            <text:p>15.74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8772" calcext:value-type="float">
            <text:p>15.8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552" calcext:value-type="float">
            <text:p>14.1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4944" calcext:value-type="float">
            <text:p>12.4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195" calcext:value-type="float">
            <text:p>15.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3222" calcext:value-type="float">
            <text:p>12.3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5514" calcext:value-type="float">
            <text:p>12.55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7396" calcext:value-type="float">
            <text:p>8.7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7844" calcext:value-type="float">
            <text:p>7.78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962" calcext:value-type="float">
            <text:p>7.39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004" calcext:value-type="float">
            <text:p>5.3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374" calcext:value-type="float">
            <text:p>2.83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0412" calcext:value-type="float">
            <text:p>5.04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7148" calcext:value-type="float">
            <text:p>7.7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146" calcext:value-type="float">
            <text:p>4.6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366" calcext:value-type="float">
            <text:p>2.73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8776" calcext:value-type="float">
            <text:p>2.87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6096" calcext:value-type="float">
            <text:p>9.60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7874" calcext:value-type="float">
            <text:p>19.78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063" calcext:value-type="float">
            <text:p>15.0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0728" calcext:value-type="float">
            <text:p>13.07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0854" calcext:value-type="float">
            <text:p>10.08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04" calcext:value-type="float">
            <text:p>6.8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7036" calcext:value-type="float">
            <text:p>8.70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0724" calcext:value-type="float">
            <text:p>11.07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4858" calcext:value-type="float">
            <text:p>8.4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26" calcext:value-type="float">
            <text:p>6.7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87" calcext:value-type="float">
            <text:p>10.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5596" calcext:value-type="float">
            <text:p>14.55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606" calcext:value-type="float">
            <text:p>12.96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4848" calcext:value-type="float">
            <text:p>15.48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.6162" calcext:value-type="float">
            <text:p>24.6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9298" calcext:value-type="float">
            <text:p>23.92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283" calcext:value-type="float">
            <text:p>17.2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238" calcext:value-type="float">
            <text:p>12.22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1562" calcext:value-type="float">
            <text:p>13.15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6028" calcext:value-type="float">
            <text:p>8.60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144" calcext:value-type="float">
            <text:p>9.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2516" calcext:value-type="float">
            <text:p>10.2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644" calcext:value-type="float">
            <text:p>11.8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2408" calcext:value-type="float">
            <text:p>13.2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5506" calcext:value-type="float">
            <text:p>11.55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7922" calcext:value-type="float">
            <text:p>10.79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0448" calcext:value-type="float">
            <text:p>11.04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8702" calcext:value-type="float">
            <text:p>7.87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1884" calcext:value-type="float">
            <text:p>6.18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275" calcext:value-type="float">
            <text:p>7.2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5988" calcext:value-type="float">
            <text:p>6.59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719" calcext:value-type="float">
            <text:p>7.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02" calcext:value-type="float">
            <text:p>9.0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7192" calcext:value-type="float">
            <text:p>8.7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436" calcext:value-type="float">
            <text:p>11.4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8146" calcext:value-type="float">
            <text:p>14.8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5092" calcext:value-type="float">
            <text:p>14.50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2618" calcext:value-type="float">
            <text:p>19.26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8574" calcext:value-type="float">
            <text:p>21.85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6058" calcext:value-type="float">
            <text:p>17.60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7908" calcext:value-type="float">
            <text:p>12.79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3106" calcext:value-type="float">
            <text:p>14.3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8946" calcext:value-type="float">
            <text:p>15.89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6258" calcext:value-type="float">
            <text:p>12.62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6156" calcext:value-type="float">
            <text:p>12.6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74" calcext:value-type="float">
            <text:p>11.8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8274" calcext:value-type="float">
            <text:p>21.82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6058" calcext:value-type="float">
            <text:p>23.60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7416" calcext:value-type="float">
            <text:p>24.74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3312" calcext:value-type="float">
            <text:p>24.33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0542" calcext:value-type="float">
            <text:p>22.05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2224" calcext:value-type="float">
            <text:p>20.22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7028" calcext:value-type="float">
            <text:p>16.70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9678" calcext:value-type="float">
            <text:p>15.96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7586" calcext:value-type="float">
            <text:p>16.75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3214" calcext:value-type="float">
            <text:p>17.3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5776" calcext:value-type="float">
            <text:p>17.57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986" calcext:value-type="float">
            <text:p>12.7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928" calcext:value-type="float">
            <text:p>11.9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0546" calcext:value-type="float">
            <text:p>15.05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0886" calcext:value-type="float">
            <text:p>17.08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2604" calcext:value-type="float">
            <text:p>15.26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8436" calcext:value-type="float">
            <text:p>12.84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2274" calcext:value-type="float">
            <text:p>12.22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7362" calcext:value-type="float">
            <text:p>15.7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9084" calcext:value-type="float">
            <text:p>18.90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6736" calcext:value-type="float">
            <text:p>20.67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549" calcext:value-type="float">
            <text:p>15.5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18" calcext:value-type="float">
            <text:p>12.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198" calcext:value-type="float">
            <text:p>12.01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186" calcext:value-type="float">
            <text:p>12.01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192" calcext:value-type="float">
            <text:p>12.01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0204" calcext:value-type="float">
            <text:p>12.02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186" calcext:value-type="float">
            <text:p>12.01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0174" calcext:value-type="float">
            <text:p>12.01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018" calcext:value-type="float">
            <text:p>12.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7624" calcext:value-type="float">
            <text:p>11.76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8012" calcext:value-type="float">
            <text:p>10.80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784" calcext:value-type="float">
            <text:p>11.7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007" calcext:value-type="float">
            <text:p>14.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476" calcext:value-type="float">
            <text:p>13.3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6234" calcext:value-type="float">
            <text:p>15.6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8206" calcext:value-type="float">
            <text:p>17.8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8868" calcext:value-type="float">
            <text:p>15.88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2096" calcext:value-type="float">
            <text:p>7.2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678" calcext:value-type="float">
            <text:p>4.56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906" calcext:value-type="float">
            <text:p>4.29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682" calcext:value-type="float">
            <text:p>5.3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0178" calcext:value-type="float">
            <text:p>11.0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5834" calcext:value-type="float">
            <text:p>22.58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0626" calcext:value-type="float">
            <text:p>25.06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9558" calcext:value-type="float">
            <text:p>15.95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7308" calcext:value-type="float">
            <text:p>6.7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898" calcext:value-type="float">
            <text:p>2.8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88" calcext:value-type="float">
            <text:p>0.71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92" calcext:value-type="float">
            <text:p>0.1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244" calcext:value-type="float">
            <text:p>0.52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038" calcext:value-type="float">
            <text:p>0.70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504" calcext:value-type="float">
            <text:p>1.55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918" calcext:value-type="float">
            <text:p>0.99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714" calcext:value-type="float">
            <text:p>1.57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2352" calcext:value-type="float">
            <text:p>3.2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426" calcext:value-type="float">
            <text:p>2.4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72" calcext:value-type="float">
            <text:p>0.6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714" calcext:value-type="float">
            <text:p>1.8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384" calcext:value-type="float">
            <text:p>3.03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7336" calcext:value-type="float">
            <text:p>8.7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0494" calcext:value-type="float">
            <text:p>7.04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3314" calcext:value-type="float">
            <text:p>7.33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1226" calcext:value-type="float">
            <text:p>16.12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928" calcext:value-type="float">
            <text:p>12.89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6236" calcext:value-type="float">
            <text:p>10.62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126" calcext:value-type="float">
            <text:p>6.0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576" calcext:value-type="float">
            <text:p>2.45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08" calcext:value-type="float">
            <text:p>1.2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83" calcext:value-type="float">
            <text:p>1.3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414" calcext:value-type="float">
            <text:p>1.84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768" calcext:value-type="float">
            <text:p>1.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6748" calcext:value-type="float">
            <text:p>5.67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9502" calcext:value-type="float">
            <text:p>5.95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4054" calcext:value-type="float">
            <text:p>5.40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3952" calcext:value-type="float">
            <text:p>2.3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244" calcext:value-type="float">
            <text:p>2.02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276" calcext:value-type="float">
            <text:p>3.02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4766" calcext:value-type="float">
            <text:p>4.47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4954" calcext:value-type="float">
            <text:p>8.49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4316" calcext:value-type="float">
            <text:p>7.43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1838" calcext:value-type="float">
            <text:p>4.1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7554" calcext:value-type="float">
            <text:p>3.75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834" calcext:value-type="float">
            <text:p>6.8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4814" calcext:value-type="float">
            <text:p>7.48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268" calcext:value-type="float">
            <text:p>3.22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44" calcext:value-type="float">
            <text:p>1.2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3986" calcext:value-type="float">
            <text:p>1.3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492" calcext:value-type="float">
            <text:p>5.1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958" calcext:value-type="float">
            <text:p>4.19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4268" calcext:value-type="float">
            <text:p>4.42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1018" calcext:value-type="float">
            <text:p>5.1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8642" calcext:value-type="float">
            <text:p>4.86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106" calcext:value-type="float">
            <text:p>3.51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822" calcext:value-type="float">
            <text:p>0.98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28" calcext:value-type="float">
            <text:p>0.05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92" calcext:value-type="float">
            <text:p>0.1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352" calcext:value-type="float">
            <text:p>1.4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038" calcext:value-type="float">
            <text:p>4.30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702" calcext:value-type="float">
            <text:p>6.97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3164" calcext:value-type="float">
            <text:p>7.31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28" calcext:value-type="float">
            <text:p>6.5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244" calcext:value-type="float">
            <text:p>5.6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796" calcext:value-type="float">
            <text:p>1.1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56" calcext:value-type="float">
            <text:p>0.1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378" calcext:value-type="float">
            <text:p>1.23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1118" calcext:value-type="float">
            <text:p>10.11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9864" calcext:value-type="float">
            <text:p>9.98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0674" calcext:value-type="float">
            <text:p>10.06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3476" calcext:value-type="float">
            <text:p>7.34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7672" calcext:value-type="float">
            <text:p>5.76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0006" calcext:value-type="float">
            <text:p>6.00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0366" calcext:value-type="float">
            <text:p>3.03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82" calcext:value-type="float">
            <text:p>1.0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796" calcext:value-type="float">
            <text:p>1.77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014" calcext:value-type="float">
            <text:p>4.9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204" calcext:value-type="float">
            <text:p>5.4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444" calcext:value-type="float">
            <text:p>4.84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684" calcext:value-type="float">
            <text:p>3.36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284" calcext:value-type="float">
            <text:p>2.22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04" calcext:value-type="float">
            <text:p>0.1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08" calcext:value-type="float">
            <text:p>4.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7626" calcext:value-type="float">
            <text:p>6.76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0296" calcext:value-type="float">
            <text:p>7.0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3218" calcext:value-type="float">
            <text:p>7.32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9928" calcext:value-type="float">
            <text:p>5.99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4182" calcext:value-type="float">
            <text:p>6.41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759" calcext:value-type="float">
            <text:p>6.7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7428" calcext:value-type="float">
            <text:p>6.7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134" calcext:value-type="float">
            <text:p>6.41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67" calcext:value-type="float">
            <text:p>5.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258" calcext:value-type="float">
            <text:p>6.0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4246" calcext:value-type="float">
            <text:p>8.4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572" calcext:value-type="float">
            <text:p>3.1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12" calcext:value-type="float">
            <text:p>0.63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04" calcext:value-type="float">
            <text:p>0.92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72" calcext:value-type="float">
            <text:p>0.0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74" calcext:value-type="float">
            <text:p>0.07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988" calcext:value-type="float">
            <text:p>2.69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6906" calcext:value-type="float">
            <text:p>6.69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8048" calcext:value-type="float">
            <text:p>7.8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261" calcext:value-type="float">
            <text:p>9.2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8016" calcext:value-type="float">
            <text:p>9.8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092" calcext:value-type="float">
            <text:p>7.0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273" calcext:value-type="float">
            <text:p>6.2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662" calcext:value-type="float">
            <text:p>2.56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1728" calcext:value-type="float">
            <text:p>3.17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9796" calcext:value-type="float">
            <text:p>2.97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3018" calcext:value-type="float">
            <text:p>3.3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634" calcext:value-type="float">
            <text:p>2.0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24" calcext:value-type="float">
            <text:p>0.1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682" calcext:value-type="float">
            <text:p>2.96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716" calcext:value-type="float">
            <text:p>2.27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48" calcext:value-type="float">
            <text:p>0.57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2802" calcext:value-type="float">
            <text:p>12.28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2082" calcext:value-type="float">
            <text:p>18.20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1384" calcext:value-type="float">
            <text:p>14.13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1172" calcext:value-type="float">
            <text:p>10.11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4756" calcext:value-type="float">
            <text:p>8.47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0938" calcext:value-type="float">
            <text:p>7.09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622" calcext:value-type="float">
            <text:p>6.56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022" calcext:value-type="float">
            <text:p>8.0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3184" calcext:value-type="float">
            <text:p>5.3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226" calcext:value-type="float">
            <text:p>3.2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51" calcext:value-type="float">
            <text:p>5.7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2382" calcext:value-type="float">
            <text:p>9.2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252" calcext:value-type="float">
            <text:p>3.3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238" calcext:value-type="float">
            <text:p>1.7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16" calcext:value-type="float">
            <text:p>0.1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324" calcext:value-type="float">
            <text:p>1.2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716" calcext:value-type="float">
            <text:p>3.17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55" calcext:value-type="float">
            <text:p>2.6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176" calcext:value-type="float">
            <text:p>3.71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431" calcext:value-type="float">
            <text:p>7.4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345" calcext:value-type="float">
            <text:p>9.3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9342" calcext:value-type="float">
            <text:p>15.93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686" calcext:value-type="float">
            <text:p>19.6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0738" calcext:value-type="float">
            <text:p>24.07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2384" calcext:value-type="float">
            <text:p>25.23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2662" calcext:value-type="float">
            <text:p>20.26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3914" calcext:value-type="float">
            <text:p>13.39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6628" calcext:value-type="float">
            <text:p>11.66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928" calcext:value-type="float">
            <text:p>11.9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724" calcext:value-type="float">
            <text:p>11.7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2434" calcext:value-type="float">
            <text:p>8.24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5162" calcext:value-type="float">
            <text:p>10.5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502" calcext:value-type="float">
            <text:p>10.4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892" calcext:value-type="float">
            <text:p>4.1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652" calcext:value-type="float">
            <text:p>1.4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12" calcext:value-type="float">
            <text:p>0.09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46" calcext:value-type="float">
            <text:p>0.65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584" calcext:value-type="float">
            <text:p>2.85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5032" calcext:value-type="float">
            <text:p>14.50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5138" calcext:value-type="float">
            <text:p>22.5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3278" calcext:value-type="float">
            <text:p>25.32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111" calcext:value-type="float">
            <text:p>21.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.3428" calcext:value-type="float">
            <text:p>22.34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663" calcext:value-type="float">
            <text:p>15.6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6986" calcext:value-type="float">
            <text:p>10.69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0656" calcext:value-type="float">
            <text:p>7.0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3872" calcext:value-type="float">
            <text:p>4.3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896" calcext:value-type="float">
            <text:p>2.28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3574" calcext:value-type="float">
            <text:p>2.35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794" calcext:value-type="float">
            <text:p>2.57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556" calcext:value-type="float">
            <text:p>1.15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1996" calcext:value-type="float">
            <text:p>2.19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4456" calcext:value-type="float">
            <text:p>2.4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3864" calcext:value-type="float">
            <text:p>3.38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2576" calcext:value-type="float">
            <text:p>4.2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08" calcext:value-type="float">
            <text:p>4.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8306" calcext:value-type="float">
            <text:p>10.8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648" calcext:value-type="float">
            <text:p>3.9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588" calcext:value-type="float">
            <text:p>1.2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856" calcext:value-type="float">
            <text:p>1.1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784" calcext:value-type="float">
            <text:p>0.87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78" calcext:value-type="float">
            <text:p>0.75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216" calcext:value-type="float">
            <text:p>3.02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54" calcext:value-type="float">
            <text:p>1.47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24" calcext:value-type="float">
            <text:p>0.15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28" calcext:value-type="float">
            <text:p>2.3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886" calcext:value-type="float">
            <text:p>5.08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3178" calcext:value-type="float">
            <text:p>8.3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6638" calcext:value-type="float">
            <text:p>13.66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6942" calcext:value-type="float">
            <text:p>21.69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6304" calcext:value-type="float">
            <text:p>23.63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5744" calcext:value-type="float">
            <text:p>22.57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0428" calcext:value-type="float">
            <text:p>16.04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2506" calcext:value-type="float">
            <text:p>17.25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1908" calcext:value-type="float">
            <text:p>18.19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5898" calcext:value-type="float">
            <text:p>18.5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2072" calcext:value-type="float">
            <text:p>19.2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5102" calcext:value-type="float">
            <text:p>22.5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7118" calcext:value-type="float">
            <text:p>22.7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672" calcext:value-type="float">
            <text:p>17.1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552" calcext:value-type="float">
            <text:p>9.95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389" calcext:value-type="float">
            <text:p>13.3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274" calcext:value-type="float">
            <text:p>12.52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944" calcext:value-type="float">
            <text:p>7.39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346" calcext:value-type="float">
            <text:p>5.93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384" calcext:value-type="float">
            <text:p>6.03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5326" calcext:value-type="float">
            <text:p>8.53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666" calcext:value-type="float">
            <text:p>12.06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875" calcext:value-type="float">
            <text:p>16.8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7222" calcext:value-type="float">
            <text:p>20.7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022" calcext:value-type="float">
            <text:p>3.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12" calcext:value-type="float">
            <text:p>3.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144" calcext:value-type="float">
            <text:p>3.0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226" calcext:value-type="float">
            <text:p>14.2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0326" calcext:value-type="float">
            <text:p>28.03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9818" calcext:value-type="float">
            <text:p>25.98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6706" calcext:value-type="float">
            <text:p>26.67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5924" calcext:value-type="float">
            <text:p>28.5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0226" calcext:value-type="float">
            <text:p>29.0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.9824" calcext:value-type="float">
            <text:p>28.9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1312" calcext:value-type="float">
            <text:p>29.13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3578" calcext:value-type="float">
            <text:p>28.3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5212" calcext:value-type="float">
            <text:p>26.5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4902" calcext:value-type="float">
            <text:p>21.4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0174" calcext:value-type="float">
            <text:p>15.0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9478" calcext:value-type="float">
            <text:p>14.9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6992" calcext:value-type="float">
            <text:p>19.6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5552" calcext:value-type="float">
            <text:p>19.5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5766" calcext:value-type="float">
            <text:p>21.5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.964" calcext:value-type="float">
            <text:p>20.9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842" calcext:value-type="float">
            <text:p>22.8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9378" calcext:value-type="float">
            <text:p>24.93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4742" calcext:value-type="float">
            <text:p>25.47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4198" calcext:value-type="float">
            <text:p>26.41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137" calcext:value-type="float">
            <text:p>28.1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6128" calcext:value-type="float">
            <text:p>28.61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3822" calcext:value-type="float">
            <text:p>27.38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7312" calcext:value-type="float">
            <text:p>23.73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8788" calcext:value-type="float">
            <text:p>17.87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7902" calcext:value-type="float">
            <text:p>12.79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384" calcext:value-type="float">
            <text:p>9.3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6024" calcext:value-type="float">
            <text:p>9.6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816" calcext:value-type="float">
            <text:p>11.7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664" calcext:value-type="float">
            <text:p>9.86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0554" calcext:value-type="float">
            <text:p>13.0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064" calcext:value-type="float">
            <text:p>17.60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8844" calcext:value-type="float">
            <text:p>18.88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922" calcext:value-type="float">
            <text:p>20.09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1284" calcext:value-type="float">
            <text:p>15.12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1542" calcext:value-type="float">
            <text:p>12.15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5838" calcext:value-type="float">
            <text:p>9.58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079" calcext:value-type="float">
            <text:p>8.0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38" calcext:value-type="float">
            <text:p>11.8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3452" calcext:value-type="float">
            <text:p>13.3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1242" calcext:value-type="float">
            <text:p>15.12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4414" calcext:value-type="float">
            <text:p>17.44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2208" calcext:value-type="float">
            <text:p>21.22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8688" calcext:value-type="float">
            <text:p>21.8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7506" calcext:value-type="float">
            <text:p>21.75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849" calcext:value-type="float">
            <text:p>15.8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2652" calcext:value-type="float">
            <text:p>12.26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504" calcext:value-type="float">
            <text:p>7.55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298" calcext:value-type="float">
            <text:p>5.2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1732" calcext:value-type="float">
            <text:p>5.17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9764" calcext:value-type="float">
            <text:p>7.97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018" calcext:value-type="float">
            <text:p>12.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408" calcext:value-type="float">
            <text:p>9.9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0868" calcext:value-type="float">
            <text:p>14.0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0816" calcext:value-type="float">
            <text:p>18.08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226" calcext:value-type="float">
            <text:p>20.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6152" calcext:value-type="float">
            <text:p>22.6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3226" calcext:value-type="float">
            <text:p>23.32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4852" calcext:value-type="float">
            <text:p>23.4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3558" calcext:value-type="float">
            <text:p>21.35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8448" calcext:value-type="float">
            <text:p>21.84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9352" calcext:value-type="float">
            <text:p>20.93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781" calcext:value-type="float">
            <text:p>17.7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0818" calcext:value-type="float">
            <text:p>19.0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.5418" calcext:value-type="float">
            <text:p>21.54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627" calcext:value-type="float">
            <text:p>24.6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855" calcext:value-type="float">
            <text:p>24.8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9954" calcext:value-type="float">
            <text:p>24.99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8852" calcext:value-type="float">
            <text:p>16.88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984" calcext:value-type="float">
            <text:p>12.09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9764" calcext:value-type="float">
            <text:p>7.97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096" calcext:value-type="float">
            <text:p>6.0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759" calcext:value-type="float">
            <text:p>3.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4276" calcext:value-type="float">
            <text:p>14.42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5062" calcext:value-type="float">
            <text:p>20.50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.1304" calcext:value-type="float">
            <text:p>22.1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5144" calcext:value-type="float">
            <text:p>25.5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5214" calcext:value-type="float">
            <text:p>27.5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2116" calcext:value-type="float">
            <text:p>23.2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403" calcext:value-type="float">
            <text:p>14.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686" calcext:value-type="float">
            <text:p>19.6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964" calcext:value-type="float">
            <text:p>20.9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5254" calcext:value-type="float">
            <text:p>14.52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1148" calcext:value-type="float">
            <text:p>10.1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221" calcext:value-type="float">
            <text:p>10.2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6508" calcext:value-type="float">
            <text:p>14.6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4404" calcext:value-type="float">
            <text:p>18.44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.2702" calcext:value-type="float">
            <text:p>22.2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8794" calcext:value-type="float">
            <text:p>23.87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5566" calcext:value-type="float">
            <text:p>23.55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6768" calcext:value-type="float">
            <text:p>24.6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4368" calcext:value-type="float">
            <text:p>24.43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0628" calcext:value-type="float">
            <text:p>26.06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809" calcext:value-type="float">
            <text:p>22.8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3324" calcext:value-type="float">
            <text:p>18.33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8272" calcext:value-type="float">
            <text:p>14.82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542" calcext:value-type="float">
            <text:p>10.35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597" calcext:value-type="float">
            <text:p>15.5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419" calcext:value-type="float">
            <text:p>16.4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642" calcext:value-type="float">
            <text:p>15.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9096" calcext:value-type="float">
            <text:p>15.9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6214" calcext:value-type="float">
            <text:p>26.6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3962" calcext:value-type="float">
            <text:p>25.3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0922" calcext:value-type="float">
            <text:p>20.0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6976" calcext:value-type="float">
            <text:p>26.69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8796" calcext:value-type="float">
            <text:p>21.8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3734" calcext:value-type="float">
            <text:p>22.37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4948" calcext:value-type="float">
            <text:p>23.49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8764" calcext:value-type="float">
            <text:p>20.87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249" calcext:value-type="float">
            <text:p>24.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.9034" calcext:value-type="float">
            <text:p>23.90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265" calcext:value-type="float">
            <text:p>23.2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8932" calcext:value-type="float">
            <text:p>20.89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3658" calcext:value-type="float">
            <text:p>20.3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3256" calcext:value-type="float">
            <text:p>20.3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8966" calcext:value-type="float">
            <text:p>22.89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6986" calcext:value-type="float">
            <text:p>22.6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1746" calcext:value-type="float">
            <text:p>21.17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5366" calcext:value-type="float">
            <text:p>19.53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271" calcext:value-type="float">
            <text:p>20.2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1766" calcext:value-type="float">
            <text:p>22.17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6322" calcext:value-type="float">
            <text:p>20.63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845" calcext:value-type="float">
            <text:p>19.8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8828" calcext:value-type="float">
            <text:p>19.8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8234" calcext:value-type="float">
            <text:p>16.8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3228" calcext:value-type="float">
            <text:p>15.32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3982" calcext:value-type="float">
            <text:p>14.3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2866" calcext:value-type="float">
            <text:p>14.2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1666" calcext:value-type="float">
            <text:p>17.16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7058" calcext:value-type="float">
            <text:p>16.70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2676" calcext:value-type="float">
            <text:p>21.26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9616" calcext:value-type="float">
            <text:p>20.96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54" calcext:value-type="float">
            <text:p>5.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004" calcext:value-type="float">
            <text:p>1.1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774" calcext:value-type="float">
            <text:p>1.5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8362" calcext:value-type="float">
            <text:p>5.83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381" calcext:value-type="float">
            <text:p>9.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9838" calcext:value-type="float">
            <text:p>17.98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1752" calcext:value-type="float">
            <text:p>24.17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2046" calcext:value-type="float">
            <text:p>24.20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766" calcext:value-type="float">
            <text:p>23.7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2436" calcext:value-type="float">
            <text:p>24.24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1438" calcext:value-type="float">
            <text:p>20.14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844" calcext:value-type="float">
            <text:p>11.8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4148" calcext:value-type="float">
            <text:p>19.41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267" calcext:value-type="float">
            <text:p>18.2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9502" calcext:value-type="float">
            <text:p>17.95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4376" calcext:value-type="float">
            <text:p>16.4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5022" calcext:value-type="float">
            <text:p>15.5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322" calcext:value-type="float">
            <text:p>12.8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6504" calcext:value-type="float">
            <text:p>12.6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5394" calcext:value-type="float">
            <text:p>12.5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7532" calcext:value-type="float">
            <text:p>13.7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8874" calcext:value-type="float">
            <text:p>12.88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4224" calcext:value-type="float">
            <text:p>12.42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4468" calcext:value-type="float">
            <text:p>11.4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59" calcext:value-type="float">
            <text:p>11.8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698" calcext:value-type="float">
            <text:p>7.6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5506" calcext:value-type="float">
            <text:p>8.55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558" calcext:value-type="float">
            <text:p>12.05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2108" calcext:value-type="float">
            <text:p>19.2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0482" calcext:value-type="float">
            <text:p>25.04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2628" calcext:value-type="float">
            <text:p>27.26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9606" calcext:value-type="float">
            <text:p>27.9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7018" calcext:value-type="float">
            <text:p>26.7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2146" calcext:value-type="float">
            <text:p>23.21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132" calcext:value-type="float">
            <text:p>21.1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6912" calcext:value-type="float">
            <text:p>18.69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203" calcext:value-type="float">
            <text:p>16.2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8336" calcext:value-type="float">
            <text:p>13.83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6294" calcext:value-type="float">
            <text:p>15.62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6444" calcext:value-type="float">
            <text:p>18.6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6974" calcext:value-type="float">
            <text:p>22.6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691" calcext:value-type="float">
            <text:p>23.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2656" calcext:value-type="float">
            <text:p>23.2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8374" calcext:value-type="float">
            <text:p>23.8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4688" calcext:value-type="float">
            <text:p>19.4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5598" calcext:value-type="float">
            <text:p>15.55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9596" calcext:value-type="float">
            <text:p>13.95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6524" calcext:value-type="float">
            <text:p>10.65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4048" calcext:value-type="float">
            <text:p>14.40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3484" calcext:value-type="float">
            <text:p>14.3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7826" calcext:value-type="float">
            <text:p>13.78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1246" calcext:value-type="float">
            <text:p>14.12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2724" calcext:value-type="float">
            <text:p>21.27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161" calcext:value-type="float">
            <text:p>28.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2516" calcext:value-type="float">
            <text:p>28.25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2924" calcext:value-type="float">
            <text:p>28.29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2714" calcext:value-type="float">
            <text:p>28.27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2544" calcext:value-type="float">
            <text:p>27.25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9794" calcext:value-type="float">
            <text:p>25.9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7084" calcext:value-type="float">
            <text:p>23.70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.777" calcext:value-type="float">
            <text:p>21.7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8268" calcext:value-type="float">
            <text:p>24.82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2902" calcext:value-type="float">
            <text:p>23.2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8568" calcext:value-type="float">
            <text:p>18.8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4038" calcext:value-type="float">
            <text:p>21.40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8778" calcext:value-type="float">
            <text:p>18.8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033" calcext:value-type="float">
            <text:p>18.0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5246" calcext:value-type="float">
            <text:p>16.52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5428" calcext:value-type="float">
            <text:p>17.5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3288" calcext:value-type="float">
            <text:p>12.32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9022" calcext:value-type="float">
            <text:p>8.90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869" calcext:value-type="float">
            <text:p>10.8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631" calcext:value-type="float">
            <text:p>11.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3664" calcext:value-type="float">
            <text:p>8.36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568" calcext:value-type="float">
            <text:p>6.25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5006" calcext:value-type="float">
            <text:p>10.5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0058" calcext:value-type="float">
            <text:p>23.00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1342" calcext:value-type="float">
            <text:p>26.1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0948" calcext:value-type="float">
            <text:p>27.09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5352" calcext:value-type="float">
            <text:p>27.53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9514" calcext:value-type="float">
            <text:p>26.95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0064" calcext:value-type="float">
            <text:p>26.0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3112" calcext:value-type="float">
            <text:p>23.31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23" calcext:value-type="float">
            <text:p>25.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2452" calcext:value-type="float">
            <text:p>26.24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.1086" calcext:value-type="float">
            <text:p>21.1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7116" calcext:value-type="float">
            <text:p>18.7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816" calcext:value-type="float">
            <text:p>18.6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5358" calcext:value-type="float">
            <text:p>21.53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4956" calcext:value-type="float">
            <text:p>15.4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778" calcext:value-type="float">
            <text:p>17.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9624" calcext:value-type="float">
            <text:p>18.96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68" calcext:value-type="float">
            <text:p>18.4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8024" calcext:value-type="float">
            <text:p>19.8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0568" calcext:value-type="float">
            <text:p>20.0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4504" calcext:value-type="float">
            <text:p>17.45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1302" calcext:value-type="float">
            <text:p>18.13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362" calcext:value-type="float">
            <text:p>22.3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1766" calcext:value-type="float">
            <text:p>22.17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582" calcext:value-type="float">
            <text:p>24.5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8288" calcext:value-type="float">
            <text:p>25.82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5496" calcext:value-type="float">
            <text:p>24.54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6442" calcext:value-type="float">
            <text:p>26.64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2534" calcext:value-type="float">
            <text:p>25.25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7724" calcext:value-type="float">
            <text:p>25.77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3528" calcext:value-type="float">
            <text:p>27.35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.1104" calcext:value-type="float">
            <text:p>27.11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9412" calcext:value-type="float">
            <text:p>26.94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0552" calcext:value-type="float">
            <text:p>27.0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9526" calcext:value-type="float">
            <text:p>26.9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7216" calcext:value-type="float">
            <text:p>26.72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6706" calcext:value-type="float">
            <text:p>26.6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926" calcext:value-type="float">
            <text:p>25.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0036" calcext:value-type="float">
            <text:p>24.00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858" calcext:value-type="float">
            <text:p>21.8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536" calcext:value-type="float">
            <text:p>18.45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3264" calcext:value-type="float">
            <text:p>15.3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5512" calcext:value-type="float">
            <text:p>20.55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5302" calcext:value-type="float">
            <text:p>26.53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069" calcext:value-type="float">
            <text:p>27.0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1516" calcext:value-type="float">
            <text:p>26.15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3556" calcext:value-type="float">
            <text:p>26.3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5632" calcext:value-type="float">
            <text:p>26.5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536" calcext:value-type="float">
            <text:p>26.55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2902" calcext:value-type="float">
            <text:p>26.29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222" calcext:value-type="float">
            <text:p>25.52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2024" calcext:value-type="float">
            <text:p>25.20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5972" calcext:value-type="float">
            <text:p>22.59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3106" calcext:value-type="float">
            <text:p>20.3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3144" calcext:value-type="float">
            <text:p>18.31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3148" calcext:value-type="float">
            <text:p>17.31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935" calcext:value-type="float">
            <text:p>22.9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.4376" calcext:value-type="float">
            <text:p>22.4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883" calcext:value-type="float">
            <text:p>20.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4716" calcext:value-type="float">
            <text:p>21.47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3292" calcext:value-type="float">
            <text:p>20.3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0324" calcext:value-type="float">
            <text:p>18.0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0562" calcext:value-type="float">
            <text:p>20.0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4432" calcext:value-type="float">
            <text:p>20.44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1518" calcext:value-type="float">
            <text:p>18.15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7252" calcext:value-type="float">
            <text:p>14.7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2942" calcext:value-type="float">
            <text:p>16.2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8774" calcext:value-type="float">
            <text:p>19.87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7296" calcext:value-type="float">
            <text:p>21.72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5344" calcext:value-type="float">
            <text:p>23.53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0988" calcext:value-type="float">
            <text:p>26.09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3846" calcext:value-type="float">
            <text:p>27.38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783" calcext:value-type="float">
            <text:p>27.7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7608" calcext:value-type="float">
            <text:p>27.76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1452" calcext:value-type="float">
            <text:p>27.14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0984" calcext:value-type="float">
            <text:p>27.09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404" calcext:value-type="float">
            <text:p>25.4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6674" calcext:value-type="float">
            <text:p>25.66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3066" calcext:value-type="float">
            <text:p>27.30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107" calcext:value-type="float">
            <text:p>28.1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.4848" calcext:value-type="float">
            <text:p>27.48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204" calcext:value-type="float">
            <text:p>24.2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4378" calcext:value-type="float">
            <text:p>17.4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9516" calcext:value-type="float">
            <text:p>15.9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2258" calcext:value-type="float">
            <text:p>22.2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3362" calcext:value-type="float">
            <text:p>28.3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23" calcext:value-type="float">
            <text:p>28.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178" calcext:value-type="float">
            <text:p>26.1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7116" calcext:value-type="float">
            <text:p>24.7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0228" calcext:value-type="float">
            <text:p>15.0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706" calcext:value-type="float">
            <text:p>14.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2766" calcext:value-type="float">
            <text:p>18.27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8432" calcext:value-type="float">
            <text:p>19.84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242" calcext:value-type="float">
            <text:p>19.2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3474" calcext:value-type="float">
            <text:p>15.3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357" calcext:value-type="float">
            <text:p>21.3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568" calcext:value-type="float">
            <text:p>26.5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816" calcext:value-type="float">
            <text:p>27.8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9648" calcext:value-type="float">
            <text:p>27.9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9894" calcext:value-type="float">
            <text:p>27.98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5938" calcext:value-type="float">
            <text:p>26.59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3926" calcext:value-type="float">
            <text:p>22.39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1352" calcext:value-type="float">
            <text:p>22.13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056" calcext:value-type="float">
            <text:p>22.0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5064" calcext:value-type="float">
            <text:p>15.50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1648" calcext:value-type="float">
            <text:p>14.1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084" calcext:value-type="float">
            <text:p>13.5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2112" calcext:value-type="float">
            <text:p>12.2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0838" calcext:value-type="float">
            <text:p>11.08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65" calcext:value-type="float">
            <text:p>11.5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442" calcext:value-type="float">
            <text:p>8.34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054" calcext:value-type="float">
            <text:p>2.70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788" calcext:value-type="float">
            <text:p>0.47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12" calcext:value-type="float">
            <text:p>0.75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732" calcext:value-type="float">
            <text:p>3.07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042" calcext:value-type="float">
            <text:p>3.90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1638" calcext:value-type="float">
            <text:p>6.16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2748" calcext:value-type="float">
            <text:p>9.27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7628" calcext:value-type="float">
            <text:p>7.76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7536" calcext:value-type="float">
            <text:p>12.75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5652" calcext:value-type="float">
            <text:p>9.56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8924" calcext:value-type="float">
            <text:p>22.89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9354" calcext:value-type="float">
            <text:p>27.93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836" calcext:value-type="float">
            <text:p>25.8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7046" calcext:value-type="float">
            <text:p>19.70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8866" calcext:value-type="float">
            <text:p>17.88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2784" calcext:value-type="float">
            <text:p>15.27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3114" calcext:value-type="float">
            <text:p>12.31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6496" calcext:value-type="float">
            <text:p>14.6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348" calcext:value-type="float">
            <text:p>12.0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9302" calcext:value-type="float">
            <text:p>10.9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08" calcext:value-type="float">
            <text:p>4.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694" calcext:value-type="float">
            <text:p>1.7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72" calcext:value-type="float">
            <text:p>0.2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04" calcext:value-type="float">
            <text:p>0.23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06" calcext:value-type="float">
            <text:p>0.06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638" calcext:value-type="float">
            <text:p>0.76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62" calcext:value-type="float">
            <text:p>0.67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8916" calcext:value-type="float">
            <text:p>6.89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7818" calcext:value-type="float">
            <text:p>6.78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9716" calcext:value-type="float">
            <text:p>4.97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091" calcext:value-type="float">
            <text:p>5.0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6036" calcext:value-type="float">
            <text:p>3.60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528" calcext:value-type="float">
            <text:p>3.5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1926" calcext:value-type="float">
            <text:p>6.1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544" calcext:value-type="float">
            <text:p>4.75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174" calcext:value-type="float">
            <text:p>3.3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874" calcext:value-type="float">
            <text:p>1.78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572" calcext:value-type="float">
            <text:p>3.7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334" calcext:value-type="float">
            <text:p>2.33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94" calcext:value-type="float">
            <text:p>0.83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714" calcext:value-type="float">
            <text:p>1.87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78" calcext:value-type="float">
            <text:p>0.39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278" calcext:value-type="float">
            <text:p>4.02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2882" calcext:value-type="float">
            <text:p>13.28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9584" calcext:value-type="float">
            <text:p>13.95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0116" calcext:value-type="float">
            <text:p>10.01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92" calcext:value-type="float">
            <text:p>10.3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1438" calcext:value-type="float">
            <text:p>14.14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202" calcext:value-type="float">
            <text:p>14.2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3982" calcext:value-type="float">
            <text:p>11.3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088" calcext:value-type="float">
            <text:p>5.3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422" calcext:value-type="float">
            <text:p>8.24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9106" calcext:value-type="float">
            <text:p>8.9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567" calcext:value-type="float">
            <text:p>6.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4096" calcext:value-type="float">
            <text:p>8.4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831" calcext:value-type="float">
            <text:p>6.8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5068" calcext:value-type="float">
            <text:p>8.50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0042" calcext:value-type="float">
            <text:p>9.00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4842" calcext:value-type="float">
            <text:p>6.48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7012" calcext:value-type="float">
            <text:p>5.7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764" calcext:value-type="float">
            <text:p>3.4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398" calcext:value-type="float">
            <text:p>3.43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8594" calcext:value-type="float">
            <text:p>4.85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9346" calcext:value-type="float">
            <text:p>5.93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3432" calcext:value-type="float">
            <text:p>12.34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1596" calcext:value-type="float">
            <text:p>18.15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356" calcext:value-type="float">
            <text:p>25.3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4948" calcext:value-type="float">
            <text:p>23.49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6914" calcext:value-type="float">
            <text:p>22.69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0596" calcext:value-type="float">
            <text:p>22.05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251" calcext:value-type="float">
            <text:p>19.2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5418" calcext:value-type="float">
            <text:p>18.54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7168" calcext:value-type="float">
            <text:p>11.71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2168" calcext:value-type="float">
            <text:p>4.2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094" calcext:value-type="float">
            <text:p>8.0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4034" calcext:value-type="float">
            <text:p>16.40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311" calcext:value-type="float">
            <text:p>13.3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06" calcext:value-type="float">
            <text:p>12.99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3236" calcext:value-type="float">
            <text:p>10.3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3824" calcext:value-type="float">
            <text:p>10.38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9744" calcext:value-type="float">
            <text:p>9.97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2186" calcext:value-type="float">
            <text:p>10.2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975" calcext:value-type="float">
            <text:p>12.9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854" calcext:value-type="float">
            <text:p>10.98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4418" calcext:value-type="float">
            <text:p>10.4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9898" calcext:value-type="float">
            <text:p>8.98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4302" calcext:value-type="float">
            <text:p>9.43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4808" calcext:value-type="float">
            <text:p>16.48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3766" calcext:value-type="float">
            <text:p>20.37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0912" calcext:value-type="float">
            <text:p>21.09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3382" calcext:value-type="float">
            <text:p>23.33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4084" calcext:value-type="float">
            <text:p>26.40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8846" calcext:value-type="float">
            <text:p>25.88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104" calcext:value-type="float">
            <text:p>22.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0092" calcext:value-type="float">
            <text:p>22.00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1262" calcext:value-type="float">
            <text:p>25.12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7958" calcext:value-type="float">
            <text:p>22.79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529" calcext:value-type="float">
            <text:p>20.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77" calcext:value-type="float">
            <text:p>10.6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262" calcext:value-type="float">
            <text:p>10.4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022" calcext:value-type="float">
            <text:p>6.8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1578" calcext:value-type="float">
            <text:p>9.1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7452" calcext:value-type="float">
            <text:p>15.74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5882" calcext:value-type="float">
            <text:p>16.5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7892" calcext:value-type="float">
            <text:p>13.78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124" calcext:value-type="float">
            <text:p>11.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3082" calcext:value-type="float">
            <text:p>11.30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8754" calcext:value-type="float">
            <text:p>9.87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2722" calcext:value-type="float">
            <text:p>8.27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731" calcext:value-type="float">
            <text:p>7.7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4502" calcext:value-type="float">
            <text:p>13.45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38" calcext:value-type="float">
            <text:p>19.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2946" calcext:value-type="float">
            <text:p>24.29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7014" calcext:value-type="float">
            <text:p>24.70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0682" calcext:value-type="float">
            <text:p>26.06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0224" calcext:value-type="float">
            <text:p>25.02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2704" calcext:value-type="float">
            <text:p>23.27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6512" calcext:value-type="float">
            <text:p>22.65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914" calcext:value-type="float">
            <text:p>20.59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6818" calcext:value-type="float">
            <text:p>10.68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2052" calcext:value-type="float">
            <text:p>3.20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222" calcext:value-type="float">
            <text:p>2.4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0998" calcext:value-type="float">
            <text:p>10.0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3436" calcext:value-type="float">
            <text:p>14.34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2602" calcext:value-type="float">
            <text:p>11.26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504" calcext:value-type="float">
            <text:p>11.1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348" calcext:value-type="float">
            <text:p>12.3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514" calcext:value-type="float">
            <text:p>17.5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8708" calcext:value-type="float">
            <text:p>13.87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706" calcext:value-type="float">
            <text:p>5.6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79" calcext:value-type="float">
            <text:p>3.5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018" calcext:value-type="float">
            <text:p>2.4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298" calcext:value-type="float">
            <text:p>0.22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796" calcext:value-type="float">
            <text:p>5.67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9608" calcext:value-type="float">
            <text:p>7.96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8288" calcext:value-type="float">
            <text:p>7.82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1584" calcext:value-type="float">
            <text:p>9.15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4708" calcext:value-type="float">
            <text:p>8.47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38" calcext:value-type="float">
            <text:p>6.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5692" calcext:value-type="float">
            <text:p>5.56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856" calcext:value-type="float">
            <text:p>6.8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6124" calcext:value-type="float">
            <text:p>5.61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052" calcext:value-type="float">
            <text:p>8.0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6004" calcext:value-type="float">
            <text:p>8.6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642" calcext:value-type="float">
            <text:p>8.7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7128" calcext:value-type="float">
            <text:p>6.7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182" calcext:value-type="float">
            <text:p>4.0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017" calcext:value-type="float">
            <text:p>7.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7064" calcext:value-type="float">
            <text:p>7.7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2376" calcext:value-type="float">
            <text:p>12.2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222" calcext:value-type="float">
            <text:p>15.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905" calcext:value-type="float">
            <text:p>16.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094" calcext:value-type="float">
            <text:p>12.20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942" calcext:value-type="float">
            <text:p>9.09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116" calcext:value-type="float">
            <text:p>9.71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756" calcext:value-type="float">
            <text:p>12.7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7896" calcext:value-type="float">
            <text:p>12.78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7608" calcext:value-type="float">
            <text:p>15.76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6456" calcext:value-type="float">
            <text:p>21.64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0874" calcext:value-type="float">
            <text:p>23.0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23" calcext:value-type="float">
            <text:p>25.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6306" calcext:value-type="float">
            <text:p>24.63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8282" calcext:value-type="float">
            <text:p>19.82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526" calcext:value-type="float">
            <text:p>20.5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1894" calcext:value-type="float">
            <text:p>11.18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66" calcext:value-type="float">
            <text:p>0.12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5566" calcext:value-type="float">
            <text:p>14.55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978" calcext:value-type="float">
            <text:p>15.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202" calcext:value-type="float">
            <text:p>13.1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362" calcext:value-type="float">
            <text:p>11.8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6932" calcext:value-type="float">
            <text:p>13.69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205" calcext:value-type="float">
            <text:p>11.2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8676" calcext:value-type="float">
            <text:p>12.8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4954" calcext:value-type="float">
            <text:p>14.49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1196" calcext:value-type="float">
            <text:p>10.1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3526" calcext:value-type="float">
            <text:p>8.3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756" calcext:value-type="float">
            <text:p>8.77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7658" calcext:value-type="float">
            <text:p>10.76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002" calcext:value-type="float">
            <text:p>12.1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802" calcext:value-type="float">
            <text:p>8.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4174" calcext:value-type="float">
            <text:p>14.41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7808" calcext:value-type="float">
            <text:p>19.78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1958" calcext:value-type="float">
            <text:p>25.19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0084" calcext:value-type="float">
            <text:p>27.00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2496" calcext:value-type="float">
            <text:p>27.24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0148" calcext:value-type="float">
            <text:p>26.01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3012" calcext:value-type="float">
            <text:p>24.30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4248" calcext:value-type="float">
            <text:p>21.42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3054" calcext:value-type="float">
            <text:p>18.30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748" calcext:value-type="float">
            <text:p>5.7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8808" calcext:value-type="float">
            <text:p>9.88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7974" calcext:value-type="float">
            <text:p>12.7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5468" calcext:value-type="float">
            <text:p>16.5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7948" calcext:value-type="float">
            <text:p>17.7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5912" calcext:value-type="float">
            <text:p>16.59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0198" calcext:value-type="float">
            <text:p>15.0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4226" calcext:value-type="float">
            <text:p>13.42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1784" calcext:value-type="float">
            <text:p>13.17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2258" calcext:value-type="float">
            <text:p>10.22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8528" calcext:value-type="float">
            <text:p>10.8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4048" calcext:value-type="float">
            <text:p>14.4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9126" calcext:value-type="float">
            <text:p>24.9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1008" calcext:value-type="float">
            <text:p>27.10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9934" calcext:value-type="float">
            <text:p>26.99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2878" calcext:value-type="float">
            <text:p>23.28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21" calcext:value-type="float">
            <text:p>12.0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204" calcext:value-type="float">
            <text:p>12.02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228" calcext:value-type="float">
            <text:p>12.0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1634" calcext:value-type="float">
            <text:p>13.16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5238" calcext:value-type="float">
            <text:p>27.52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8002" calcext:value-type="float">
            <text:p>26.80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5626" calcext:value-type="float">
            <text:p>26.56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6216" calcext:value-type="float">
            <text:p>24.62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7842" calcext:value-type="float">
            <text:p>18.78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4388" calcext:value-type="float">
            <text:p>13.43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1328" calcext:value-type="float">
            <text:p>10.1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93" calcext:value-type="float">
            <text:p>14.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982" calcext:value-type="float">
            <text:p>20.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0554" calcext:value-type="float">
            <text:p>25.05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8448" calcext:value-type="float">
            <text:p>24.84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8114" calcext:value-type="float">
            <text:p>19.8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2476" calcext:value-type="float">
            <text:p>20.24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2064" calcext:value-type="float">
            <text:p>15.2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0236" calcext:value-type="float">
            <text:p>16.0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984" calcext:value-type="float">
            <text:p>21.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1516" calcext:value-type="float">
            <text:p>26.1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3264" calcext:value-type="float">
            <text:p>27.3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1536" calcext:value-type="float">
            <text:p>27.15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.7824" calcext:value-type="float">
            <text:p>24.78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6682" calcext:value-type="float">
            <text:p>14.66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5252" calcext:value-type="float">
            <text:p>19.52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9442" calcext:value-type="float">
            <text:p>26.94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2334" calcext:value-type="float">
            <text:p>12.23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276" calcext:value-type="float">
            <text:p>12.02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0258" calcext:value-type="float">
            <text:p>12.02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0258" calcext:value-type="float">
            <text:p>12.02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0504" calcext:value-type="float">
            <text:p>15.05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421" calcext:value-type="float">
            <text:p>17.4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3356" calcext:value-type="float">
            <text:p>22.33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.9144" calcext:value-type="float">
            <text:p>21.9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81" calcext:value-type="float">
            <text:p>13.8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338" calcext:value-type="float">
            <text:p>16.0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204" calcext:value-type="float">
            <text:p>18.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8486" calcext:value-type="float">
            <text:p>16.84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983" calcext:value-type="float">
            <text:p>16.9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4504" calcext:value-type="float">
            <text:p>17.4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0202" calcext:value-type="float">
            <text:p>20.02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441" calcext:value-type="float">
            <text:p>21.4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1262" calcext:value-type="float">
            <text:p>22.12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6824" calcext:value-type="float">
            <text:p>25.68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0606" calcext:value-type="float">
            <text:p>27.06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3204" calcext:value-type="float">
            <text:p>27.32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.0836" calcext:value-type="float">
            <text:p>28.08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.0284" calcext:value-type="float">
            <text:p>28.0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173" calcext:value-type="float">
            <text:p>28.1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2342" calcext:value-type="float">
            <text:p>28.2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2618" calcext:value-type="float">
            <text:p>28.26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2252" calcext:value-type="float">
            <text:p>28.22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4032" calcext:value-type="float">
            <text:p>27.40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3904" calcext:value-type="float">
            <text:p>26.39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5592" calcext:value-type="float">
            <text:p>18.55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1462" calcext:value-type="float">
            <text:p>8.14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942" calcext:value-type="float">
            <text:p>4.29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339" calcext:value-type="float">
            <text:p>9.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335" calcext:value-type="float">
            <text:p>13.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9708" calcext:value-type="float">
            <text:p>15.97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0638" calcext:value-type="float">
            <text:p>19.06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0208" calcext:value-type="float">
            <text:p>17.02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5264" calcext:value-type="float">
            <text:p>16.52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7756" calcext:value-type="float">
            <text:p>14.77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6986" calcext:value-type="float">
            <text:p>16.6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1652" calcext:value-type="float">
            <text:p>13.16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675" calcext:value-type="float">
            <text:p>18.6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7112" calcext:value-type="float">
            <text:p>22.71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3516" calcext:value-type="float">
            <text:p>21.35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0122" calcext:value-type="float">
            <text:p>25.0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285" calcext:value-type="float">
            <text:p>27.2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2886" calcext:value-type="float">
            <text:p>27.28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8682" calcext:value-type="float">
            <text:p>27.86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4348" calcext:value-type="float">
            <text:p>26.43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9036" calcext:value-type="float">
            <text:p>18.90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2534" calcext:value-type="float">
            <text:p>13.25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2886" calcext:value-type="float">
            <text:p>15.28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2858" calcext:value-type="float">
            <text:p>13.2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3938" calcext:value-type="float">
            <text:p>19.39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844" calcext:value-type="float">
            <text:p>14.9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2236" calcext:value-type="float">
            <text:p>11.2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712" calcext:value-type="float">
            <text:p>4.4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292" calcext:value-type="float">
            <text:p>6.82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576" calcext:value-type="float">
            <text:p>3.0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54" calcext:value-type="float">
            <text:p>0.27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66" calcext:value-type="float">
            <text:p>0.12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66" calcext:value-type="float">
            <text:p>0.09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42" calcext:value-type="float">
            <text:p>0.24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6904" calcext:value-type="float">
            <text:p>8.69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1954" calcext:value-type="float">
            <text:p>14.1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8338" calcext:value-type="float">
            <text:p>17.83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9552" calcext:value-type="float">
            <text:p>21.95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7688" calcext:value-type="float">
            <text:p>25.76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0724" calcext:value-type="float">
            <text:p>26.07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0832" calcext:value-type="float">
            <text:p>26.0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6004" calcext:value-type="float">
            <text:p>14.6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87" calcext:value-type="float">
            <text:p>7.5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7582" calcext:value-type="float">
            <text:p>26.75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9264" calcext:value-type="float">
            <text:p>27.9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2476" calcext:value-type="float">
            <text:p>26.2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66" calcext:value-type="float">
            <text:p>18.6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9594" calcext:value-type="float">
            <text:p>18.9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2338" calcext:value-type="float">
            <text:p>14.2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53" calcext:value-type="float">
            <text:p>10.9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278" calcext:value-type="float">
            <text:p>12.42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0238" calcext:value-type="float">
            <text:p>14.02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804" calcext:value-type="float">
            <text:p>3.8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9638" calcext:value-type="float">
            <text:p>16.96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619" calcext:value-type="float">
            <text:p>26.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8806" calcext:value-type="float">
            <text:p>26.88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9974" calcext:value-type="float">
            <text:p>25.99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0198" calcext:value-type="float">
            <text:p>6.0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18" calcext:value-type="float">
            <text:p>6.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168" calcext:value-type="float">
            <text:p>6.0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484" calcext:value-type="float">
            <text:p>23.4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1376" calcext:value-type="float">
            <text:p>28.13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2036" calcext:value-type="float">
            <text:p>28.20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2804" calcext:value-type="float">
            <text:p>28.28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784" calcext:value-type="float">
            <text:p>26.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3848" calcext:value-type="float">
            <text:p>19.38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2608" calcext:value-type="float">
            <text:p>20.26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5176" calcext:value-type="float">
            <text:p>5.51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654" calcext:value-type="float">
            <text:p>1.5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54" calcext:value-type="float">
            <text:p>5.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2176" calcext:value-type="float">
            <text:p>8.2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982" calcext:value-type="float">
            <text:p>9.5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144" calcext:value-type="float">
            <text:p>3.0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5" calcext:value-type="float">
            <text:p>3.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192" calcext:value-type="float">
            <text:p>2.11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43" calcext:value-type="float">
            <text:p>2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62" calcext:value-type="float">
            <text:p>0.28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882" calcext:value-type="float">
            <text:p>3.98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822" calcext:value-type="float">
            <text:p>4.58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824" calcext:value-type="float">
            <text:p>1.0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998" calcext:value-type="float">
            <text:p>1.69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688" calcext:value-type="float">
            <text:p>2.96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579" calcext:value-type="float">
            <text:p>3.5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558" calcext:value-type="float">
            <text:p>1.2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146" calcext:value-type="float">
            <text:p>1.01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522" calcext:value-type="float">
            <text:p>1.25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6" calcext:value-type="float">
            <text:p>0.47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48" calcext:value-type="float">
            <text:p>0.2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956" calcext:value-type="float">
            <text:p>2.2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726" calcext:value-type="float">
            <text:p>2.17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024" calcext:value-type="float">
            <text:p>0.6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96" calcext:value-type="float">
            <text:p>0.1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22" calcext:value-type="float">
            <text:p>0.44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82" calcext:value-type="float">
            <text:p>0.98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102" calcext:value-type="float">
            <text:p>1.2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7324" calcext:value-type="float">
            <text:p>5.73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197" calcext:value-type="float">
            <text:p>13.1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9088" calcext:value-type="float">
            <text:p>11.90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6006" calcext:value-type="float">
            <text:p>6.6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7772" calcext:value-type="float">
            <text:p>4.77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2824" calcext:value-type="float">
            <text:p>5.28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18" calcext:value-type="float">
            <text:p>8.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882" calcext:value-type="float">
            <text:p>5.1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627" calcext:value-type="float">
            <text:p>6.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256" calcext:value-type="float">
            <text:p>2.0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38" calcext:value-type="float">
            <text:p>0.64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248" calcext:value-type="float">
            <text:p>3.7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876" calcext:value-type="float">
            <text:p>1.88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32" calcext:value-type="float">
            <text:p>0.85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36" calcext:value-type="float">
            <text:p>0.09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22" calcext:value-type="float">
            <text:p>0.08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54" calcext:value-type="float">
            <text:p>0.09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272" calcext:value-type="float">
            <text:p>0.42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738" calcext:value-type="float">
            <text:p>0.97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8388" calcext:value-type="float">
            <text:p>6.83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1296" calcext:value-type="float">
            <text:p>15.12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.4392" calcext:value-type="float">
            <text:p>18.43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4486" calcext:value-type="float">
            <text:p>17.44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9414" calcext:value-type="float">
            <text:p>12.94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5822" calcext:value-type="float">
            <text:p>7.58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3314" calcext:value-type="float">
            <text:p>7.33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1286" calcext:value-type="float">
            <text:p>10.12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74" calcext:value-type="float">
            <text:p>7.6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4408" calcext:value-type="float">
            <text:p>8.4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7088" calcext:value-type="float">
            <text:p>7.7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0938" calcext:value-type="float">
            <text:p>4.0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274" calcext:value-type="float">
            <text:p>2.0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586" calcext:value-type="float">
            <text:p>1.45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702" calcext:value-type="float">
            <text:p>2.77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454" calcext:value-type="float">
            <text:p>5.3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158" calcext:value-type="float">
            <text:p>8.8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2936" calcext:value-type="float">
            <text:p>10.29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7996" calcext:value-type="float">
            <text:p>11.79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3666" calcext:value-type="float">
            <text:p>12.36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5992" calcext:value-type="float">
            <text:p>11.59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0832" calcext:value-type="float">
            <text:p>14.08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9268" calcext:value-type="float">
            <text:p>17.92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1268" calcext:value-type="float">
            <text:p>19.12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1004" calcext:value-type="float">
            <text:p>22.10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9256" calcext:value-type="float">
            <text:p>20.92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0388" calcext:value-type="float">
            <text:p>17.03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4514" calcext:value-type="float">
            <text:p>10.45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608" calcext:value-type="float">
            <text:p>11.56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0072" calcext:value-type="float">
            <text:p>12.00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8204" calcext:value-type="float">
            <text:p>1.82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418" calcext:value-type="float">
            <text:p>1.1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84" calcext:value-type="float">
            <text:p>0.7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84" calcext:value-type="float">
            <text:p>0.6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78" calcext:value-type="float">
            <text:p>0.1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048" calcext:value-type="float">
            <text:p>1.8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254" calcext:value-type="float">
            <text:p>1.92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1558" calcext:value-type="float">
            <text:p>11.15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272" calcext:value-type="float">
            <text:p>1.9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54" calcext:value-type="float">
            <text:p>0.24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284" calcext:value-type="float">
            <text:p>2.22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9484" calcext:value-type="float">
            <text:p>8.94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109" calcext:value-type="float">
            <text:p>14.1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8826" calcext:value-type="float">
            <text:p>12.88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4032" calcext:value-type="float">
            <text:p>9.40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7686" calcext:value-type="float">
            <text:p>9.76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948" calcext:value-type="float">
            <text:p>18.9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6696" calcext:value-type="float">
            <text:p>9.6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092" calcext:value-type="float">
            <text:p>2.2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28" calcext:value-type="float">
            <text:p>1.4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422" calcext:value-type="float">
            <text:p>1.04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054" calcext:value-type="float">
            <text:p>2.1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02" calcext:value-type="float">
            <text:p>0.6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26" calcext:value-type="float">
            <text:p>0.1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284" calcext:value-type="float">
            <text:p>1.92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1068" calcext:value-type="float">
            <text:p>3.10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4798" calcext:value-type="float">
            <text:p>5.47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983" calcext:value-type="float">
            <text:p>10.9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8922" calcext:value-type="float">
            <text:p>18.89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6858" calcext:value-type="float">
            <text:p>24.68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6398" calcext:value-type="float">
            <text:p>25.63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035" calcext:value-type="float">
            <text:p>22.0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0488" calcext:value-type="float">
            <text:p>16.04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9184" calcext:value-type="float">
            <text:p>14.91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3566" calcext:value-type="float">
            <text:p>13.35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2472" calcext:value-type="float">
            <text:p>12.24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2622" calcext:value-type="float">
            <text:p>12.26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386" calcext:value-type="float">
            <text:p>13.3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594" calcext:value-type="float">
            <text:p>12.95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292" calcext:value-type="float">
            <text:p>8.0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154" calcext:value-type="float">
            <text:p>10.7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4494" calcext:value-type="float">
            <text:p>12.44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6226" calcext:value-type="float">
            <text:p>11.62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9002" calcext:value-type="float">
            <text:p>7.9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0982" calcext:value-type="float">
            <text:p>11.09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892" calcext:value-type="float">
            <text:p>12.88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897" calcext:value-type="float">
            <text:p>12.8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896" calcext:value-type="float">
            <text:p>12.48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4836" calcext:value-type="float">
            <text:p>15.48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902" calcext:value-type="float">
            <text:p>19.9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5682" calcext:value-type="float">
            <text:p>24.56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9296" calcext:value-type="float">
            <text:p>25.9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.6972" calcext:value-type="float">
            <text:p>24.6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2882" calcext:value-type="float">
            <text:p>25.28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7942" calcext:value-type="float">
            <text:p>14.79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4318" calcext:value-type="float">
            <text:p>2.43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102" calcext:value-type="float">
            <text:p>1.21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108" calcext:value-type="float">
            <text:p>1.21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9298" calcext:value-type="float">
            <text:p>23.9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6486" calcext:value-type="float">
            <text:p>21.6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7722" calcext:value-type="float">
            <text:p>18.77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071" calcext:value-type="float">
            <text:p>13.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6502" calcext:value-type="float">
            <text:p>14.6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0208" calcext:value-type="float">
            <text:p>17.0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7562" calcext:value-type="float">
            <text:p>16.75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3642" calcext:value-type="float">
            <text:p>18.3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4578" calcext:value-type="float">
            <text:p>18.45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0464" calcext:value-type="float">
            <text:p>22.04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308" calcext:value-type="float">
            <text:p>16.3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156" calcext:value-type="float">
            <text:p>6.0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018" calcext:value-type="float">
            <text:p>6.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162" calcext:value-type="float">
            <text:p>6.01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168" calcext:value-type="float">
            <text:p>6.0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186" calcext:value-type="float">
            <text:p>6.01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0202" calcext:value-type="float">
            <text:p>23.02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2058" calcext:value-type="float">
            <text:p>21.20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8952" calcext:value-type="float">
            <text:p>15.89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5546" calcext:value-type="float">
            <text:p>25.55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.3264" calcext:value-type="float">
            <text:p>24.32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926" calcext:value-type="float">
            <text:p>19.9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9214" calcext:value-type="float">
            <text:p>17.9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7456" calcext:value-type="float">
            <text:p>17.7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756" calcext:value-type="float">
            <text:p>14.1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8052" calcext:value-type="float">
            <text:p>9.80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3156" calcext:value-type="float">
            <text:p>15.3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8264" calcext:value-type="float">
            <text:p>13.82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8504" calcext:value-type="float">
            <text:p>10.8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6764" calcext:value-type="float">
            <text:p>13.67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7758" calcext:value-type="float">
            <text:p>21.77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3248" calcext:value-type="float">
            <text:p>25.3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3066" calcext:value-type="float">
            <text:p>24.30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2832" calcext:value-type="float">
            <text:p>24.28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4976" calcext:value-type="float">
            <text:p>19.49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909" calcext:value-type="float">
            <text:p>15.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8934" calcext:value-type="float">
            <text:p>9.89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206" calcext:value-type="float">
            <text:p>16.2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5326" calcext:value-type="float">
            <text:p>17.53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7476" calcext:value-type="float">
            <text:p>12.74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9028" calcext:value-type="float">
            <text:p>14.9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3642" calcext:value-type="float">
            <text:p>24.36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.1056" calcext:value-type="float">
            <text:p>24.10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7932" calcext:value-type="float">
            <text:p>9.79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5664" calcext:value-type="float">
            <text:p>6.5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056" calcext:value-type="float">
            <text:p>12.4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7608" calcext:value-type="float">
            <text:p>24.7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756" calcext:value-type="float">
            <text:p>9.3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134" calcext:value-type="float">
            <text:p>4.6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288" calcext:value-type="float">
            <text:p>4.82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2726" calcext:value-type="float">
            <text:p>13.27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4136" calcext:value-type="float">
            <text:p>10.4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6132" calcext:value-type="float">
            <text:p>6.6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5082" calcext:value-type="float">
            <text:p>9.50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95" calcext:value-type="float">
            <text:p>10.3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6086" calcext:value-type="float">
            <text:p>10.60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839" calcext:value-type="float">
            <text:p>7.8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9188" calcext:value-type="float">
            <text:p>7.91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6588" calcext:value-type="float">
            <text:p>9.65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9568" calcext:value-type="float">
            <text:p>8.95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9514" calcext:value-type="float">
            <text:p>8.9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0658" calcext:value-type="float">
            <text:p>11.06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8008" calcext:value-type="float">
            <text:p>14.80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5326" calcext:value-type="float">
            <text:p>14.53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3964" calcext:value-type="float">
            <text:p>11.3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2988" calcext:value-type="float">
            <text:p>12.29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9378" calcext:value-type="float">
            <text:p>12.93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5978" calcext:value-type="float">
            <text:p>10.59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9796" calcext:value-type="float">
            <text:p>5.97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386" calcext:value-type="float">
            <text:p>9.4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4878" calcext:value-type="float">
            <text:p>9.4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3898" calcext:value-type="float">
            <text:p>8.3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1416" calcext:value-type="float">
            <text:p>6.1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568" calcext:value-type="float">
            <text:p>6.2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042" calcext:value-type="float">
            <text:p>4.50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6582" calcext:value-type="float">
            <text:p>3.65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022" calcext:value-type="float">
            <text:p>5.90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4976" calcext:value-type="float">
            <text:p>7.49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0222" calcext:value-type="float">
            <text:p>9.0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0314" calcext:value-type="float">
            <text:p>10.03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2188" calcext:value-type="float">
            <text:p>11.21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5764" calcext:value-type="float">
            <text:p>11.5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6566" calcext:value-type="float">
            <text:p>10.65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.921" calcext:value-type="float">
            <text:p>9.9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5544" calcext:value-type="float">
            <text:p>9.55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916" calcext:value-type="float">
            <text:p>8.9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2174" calcext:value-type="float">
            <text:p>7.21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0684" calcext:value-type="float">
            <text:p>6.06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478" calcext:value-type="float">
            <text:p>6.84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3382" calcext:value-type="float">
            <text:p>8.33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6702" calcext:value-type="float">
            <text:p>9.67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097" calcext:value-type="float">
            <text:p>8.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342" calcext:value-type="float">
            <text:p>6.63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942" calcext:value-type="float">
            <text:p>4.89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914" calcext:value-type="float">
            <text:p>4.0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808" calcext:value-type="float">
            <text:p>2.9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976" calcext:value-type="float">
            <text:p>2.39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61" calcext:value-type="float">
            <text:p>2.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182" calcext:value-type="float">
            <text:p>3.7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986" calcext:value-type="float">
            <text:p>9.4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38" calcext:value-type="float">
            <text:p>9.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4448" calcext:value-type="float">
            <text:p>10.4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218" calcext:value-type="float">
            <text:p>11.22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5542" calcext:value-type="float">
            <text:p>14.55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89" calcext:value-type="float">
            <text:p>16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1368" calcext:value-type="float">
            <text:p>18.1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3372" calcext:value-type="float">
            <text:p>18.33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7818" calcext:value-type="float">
            <text:p>18.7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9166" calcext:value-type="float">
            <text:p>17.91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4206" calcext:value-type="float">
            <text:p>15.42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8314" calcext:value-type="float">
            <text:p>11.83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0778" calcext:value-type="float">
            <text:p>8.0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5456" calcext:value-type="float">
            <text:p>7.54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9136" calcext:value-type="float">
            <text:p>8.91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0384" calcext:value-type="float">
            <text:p>9.03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1794" calcext:value-type="float">
            <text:p>12.17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378" calcext:value-type="float">
            <text:p>6.9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2254" calcext:value-type="float">
            <text:p>5.2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228" calcext:value-type="float">
            <text:p>6.3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9136" calcext:value-type="float">
            <text:p>8.9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6568" calcext:value-type="float">
            <text:p>8.6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628" calcext:value-type="float">
            <text:p>9.26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7392" calcext:value-type="float">
            <text:p>9.7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673" calcext:value-type="float">
            <text:p>11.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2122" calcext:value-type="float">
            <text:p>17.21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708" calcext:value-type="float">
            <text:p>15.7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6772" calcext:value-type="float">
            <text:p>8.67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156" calcext:value-type="float">
            <text:p>6.0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0168" calcext:value-type="float">
            <text:p>6.01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168" calcext:value-type="float">
            <text:p>6.01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162" calcext:value-type="float">
            <text:p>6.0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0054" calcext:value-type="float">
            <text:p>15.00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0786" calcext:value-type="float">
            <text:p>18.07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5768" calcext:value-type="float">
            <text:p>16.57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77" calcext:value-type="float">
            <text:p>15.7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8312" calcext:value-type="float">
            <text:p>13.83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4688" calcext:value-type="float">
            <text:p>13.46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4442" calcext:value-type="float">
            <text:p>13.4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7168" calcext:value-type="float">
            <text:p>17.71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5114" calcext:value-type="float">
            <text:p>10.5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552" calcext:value-type="float">
            <text:p>7.8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346" calcext:value-type="float">
            <text:p>7.7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868" calcext:value-type="float">
            <text:p>6.88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1694" calcext:value-type="float">
            <text:p>7.1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532" calcext:value-type="float">
            <text:p>8.3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956" calcext:value-type="float">
            <text:p>6.79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4798" calcext:value-type="float">
            <text:p>5.47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7446" calcext:value-type="float">
            <text:p>9.74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1492" calcext:value-type="float">
            <text:p>14.14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336" calcext:value-type="float">
            <text:p>15.3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1442" calcext:value-type="float">
            <text:p>13.14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2954" calcext:value-type="float">
            <text:p>16.29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5644" calcext:value-type="float">
            <text:p>14.56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4738" calcext:value-type="float">
            <text:p>17.47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4686" calcext:value-type="float">
            <text:p>18.46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.2026" calcext:value-type="float">
            <text:p>20.20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2168" calcext:value-type="float">
            <text:p>22.21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125" calcext:value-type="float">
            <text:p>22.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5048" calcext:value-type="float">
            <text:p>22.50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7616" calcext:value-type="float">
            <text:p>22.76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051" calcext:value-type="float">
            <text:p>21.0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5444" calcext:value-type="float">
            <text:p>22.54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7292" calcext:value-type="float">
            <text:p>19.72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6066" calcext:value-type="float">
            <text:p>18.6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482" calcext:value-type="float">
            <text:p>16.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799" calcext:value-type="float">
            <text:p>14.7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46" calcext:value-type="float">
            <text:p>14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4022" calcext:value-type="float">
            <text:p>13.4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2506" calcext:value-type="float">
            <text:p>11.25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5776" calcext:value-type="float">
            <text:p>11.57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4212" calcext:value-type="float">
            <text:p>12.42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8756" calcext:value-type="float">
            <text:p>16.8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2202" calcext:value-type="float">
            <text:p>9.22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132" calcext:value-type="float">
            <text:p>3.0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144" calcext:value-type="float">
            <text:p>3.0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138" calcext:value-type="float">
            <text:p>3.0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126" calcext:value-type="float">
            <text:p>3.01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866" calcext:value-type="float">
            <text:p>25.8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3788" calcext:value-type="float">
            <text:p>25.37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088" calcext:value-type="float">
            <text:p>26.0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4994" calcext:value-type="float">
            <text:p>25.49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9698" calcext:value-type="float">
            <text:p>22.96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2004" calcext:value-type="float">
            <text:p>21.2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9582" calcext:value-type="float">
            <text:p>15.95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7202" calcext:value-type="float">
            <text:p>13.72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304" calcext:value-type="float">
            <text:p>11.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828" calcext:value-type="float">
            <text:p>12.0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8714" calcext:value-type="float">
            <text:p>13.8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5536" calcext:value-type="float">
            <text:p>20.5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797" calcext:value-type="float">
            <text:p>22.7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4272" calcext:value-type="float">
            <text:p>21.4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5048" calcext:value-type="float">
            <text:p>16.50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909" calcext:value-type="float">
            <text:p>15.9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383" calcext:value-type="float">
            <text:p>22.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7398" calcext:value-type="float">
            <text:p>24.7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0462" calcext:value-type="float">
            <text:p>24.0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5446" calcext:value-type="float">
            <text:p>26.54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.0966" calcext:value-type="float">
            <text:p>27.09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298" calcext:value-type="float">
            <text:p>26.2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557" calcext:value-type="float">
            <text:p>25.5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1956" calcext:value-type="float">
            <text:p>24.1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.7714" calcext:value-type="float">
            <text:p>20.7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1094" calcext:value-type="float">
            <text:p>22.10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468" calcext:value-type="float">
            <text:p>21.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6994" calcext:value-type="float">
            <text:p>17.69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4438" calcext:value-type="float">
            <text:p>17.44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7996" calcext:value-type="float">
            <text:p>20.79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8024" calcext:value-type="float">
            <text:p>22.80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094" calcext:value-type="float">
            <text:p>23.0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.2784" calcext:value-type="float">
            <text:p>21.2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4634" calcext:value-type="float">
            <text:p>19.4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8572" calcext:value-type="float">
            <text:p>20.8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9108" calcext:value-type="float">
            <text:p>18.9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117" calcext:value-type="float">
            <text:p>15.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2496" calcext:value-type="float">
            <text:p>18.24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1174" calcext:value-type="float">
            <text:p>17.11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826" calcext:value-type="float">
            <text:p>17.8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3338" calcext:value-type="float">
            <text:p>19.33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537" calcext:value-type="float">
            <text:p>27.5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7318" calcext:value-type="float">
            <text:p>23.73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1412" calcext:value-type="float">
            <text:p>13.14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7096" calcext:value-type="float">
            <text:p>17.70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9062" calcext:value-type="float">
            <text:p>19.9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48" calcext:value-type="float">
            <text:p>24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0138" calcext:value-type="float">
            <text:p>24.0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7616" calcext:value-type="float">
            <text:p>25.76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8346" calcext:value-type="float">
            <text:p>24.83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6516" calcext:value-type="float">
            <text:p>24.65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7564" calcext:value-type="float">
            <text:p>23.75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.1672" calcext:value-type="float">
            <text:p>20.16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444" calcext:value-type="float">
            <text:p>19.54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447" calcext:value-type="float">
            <text:p>18.4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427" calcext:value-type="float">
            <text:p>17.4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258" calcext:value-type="float">
            <text:p>18.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539" calcext:value-type="float">
            <text:p>22.5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7154" calcext:value-type="float">
            <text:p>16.7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5156" calcext:value-type="float">
            <text:p>16.51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9694" calcext:value-type="float">
            <text:p>14.9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793" calcext:value-type="float">
            <text:p>14.7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602" calcext:value-type="float">
            <text:p>12.46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833" calcext:value-type="float">
            <text:p>22.8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5836" calcext:value-type="float">
            <text:p>26.5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0324" calcext:value-type="float">
            <text:p>27.03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0768" calcext:value-type="float">
            <text:p>15.07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138" calcext:value-type="float">
            <text:p>6.0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132" calcext:value-type="float">
            <text:p>6.0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0126" calcext:value-type="float">
            <text:p>6.0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138" calcext:value-type="float">
            <text:p>6.0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126" calcext:value-type="float">
            <text:p>6.01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132" calcext:value-type="float">
            <text:p>6.0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6602" calcext:value-type="float">
            <text:p>16.66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1406" calcext:value-type="float">
            <text:p>25.14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5806" calcext:value-type="float">
            <text:p>23.58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275" calcext:value-type="float">
            <text:p>19.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118" calcext:value-type="float">
            <text:p>14.1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4982" calcext:value-type="float">
            <text:p>16.49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9834" calcext:value-type="float">
            <text:p>21.98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7908" calcext:value-type="float">
            <text:p>27.7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689" calcext:value-type="float">
            <text:p>25.6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3382" calcext:value-type="float">
            <text:p>26.3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2628" calcext:value-type="float">
            <text:p>24.26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257" calcext:value-type="float">
            <text:p>25.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6622" calcext:value-type="float">
            <text:p>23.66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4036" calcext:value-type="float">
            <text:p>23.40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2656" calcext:value-type="float">
            <text:p>20.2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6872" calcext:value-type="float">
            <text:p>19.6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144" calcext:value-type="float">
            <text:p>6.0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138" calcext:value-type="float">
            <text:p>6.0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0144" calcext:value-type="float">
            <text:p>6.0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0138" calcext:value-type="float">
            <text:p>6.01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144" calcext:value-type="float">
            <text:p>6.0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126" calcext:value-type="float">
            <text:p>6.01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138" calcext:value-type="float">
            <text:p>6.0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0144" calcext:value-type="float">
            <text:p>6.0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2994" calcext:value-type="float">
            <text:p>27.29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0536" calcext:value-type="float">
            <text:p>28.05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5328" calcext:value-type="float">
            <text:p>27.53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562" calcext:value-type="float">
            <text:p>26.5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7084" calcext:value-type="float">
            <text:p>26.70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9898" calcext:value-type="float">
            <text:p>26.9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5424" calcext:value-type="float">
            <text:p>24.5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2248" calcext:value-type="float">
            <text:p>23.2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8186" calcext:value-type="float">
            <text:p>22.8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3962" calcext:value-type="float">
            <text:p>25.39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5858" calcext:value-type="float">
            <text:p>25.58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718" calcext:value-type="float">
            <text:p>20.7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5078" calcext:value-type="float">
            <text:p>19.50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679" calcext:value-type="float">
            <text:p>20.6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1438" calcext:value-type="float">
            <text:p>26.14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173" calcext:value-type="float">
            <text:p>25.1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9138" calcext:value-type="float">
            <text:p>24.9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411" calcext:value-type="float">
            <text:p>21.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3262" calcext:value-type="float">
            <text:p>14.3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8382" calcext:value-type="float">
            <text:p>9.83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7216" calcext:value-type="float">
            <text:p>8.7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5838" calcext:value-type="float">
            <text:p>15.58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0342" calcext:value-type="float">
            <text:p>24.03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5952" calcext:value-type="float">
            <text:p>3.59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096" calcext:value-type="float">
            <text:p>1.20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108" calcext:value-type="float">
            <text:p>1.21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5488" calcext:value-type="float">
            <text:p>8.54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106" calcext:value-type="float">
            <text:p>23.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4794" calcext:value-type="float">
            <text:p>24.4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8264" calcext:value-type="float">
            <text:p>19.8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895" calcext:value-type="float">
            <text:p>14.8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0854" calcext:value-type="float">
            <text:p>22.0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3124" calcext:value-type="float">
            <text:p>20.3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4778" calcext:value-type="float">
            <text:p>19.4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3816" calcext:value-type="float">
            <text:p>21.38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872" calcext:value-type="float">
            <text:p>1.08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88" calcext:value-type="float">
            <text:p>0.62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868" calcext:value-type="float">
            <text:p>0.88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3104" calcext:value-type="float">
            <text:p>4.31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031" calcext:value-type="float">
            <text:p>26.0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8508" calcext:value-type="float">
            <text:p>24.85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7878" calcext:value-type="float">
            <text:p>24.78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6458" calcext:value-type="float">
            <text:p>19.64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5314" calcext:value-type="float">
            <text:p>14.53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6388" calcext:value-type="float">
            <text:p>11.63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3152" calcext:value-type="float">
            <text:p>7.31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9254" calcext:value-type="float">
            <text:p>10.9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172" calcext:value-type="float">
            <text:p>11.9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3966" calcext:value-type="float">
            <text:p>9.3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8208" calcext:value-type="float">
            <text:p>9.8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704" calcext:value-type="float">
            <text:p>4.3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6304" calcext:value-type="float">
            <text:p>5.6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79" calcext:value-type="float">
            <text:p>3.8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688" calcext:value-type="float">
            <text:p>2.0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52" calcext:value-type="float">
            <text:p>0.0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332" calcext:value-type="float">
            <text:p>1.03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06" calcext:value-type="float">
            <text:p>0.75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24" calcext:value-type="float">
            <text:p>0.18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0934" calcext:value-type="float">
            <text:p>8.09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0894" calcext:value-type="float">
            <text:p>12.08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4992" calcext:value-type="float">
            <text:p>15.49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4696" calcext:value-type="float">
            <text:p>11.46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071" calcext:value-type="float">
            <text:p>10.0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5352" calcext:value-type="float">
            <text:p>12.53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172" calcext:value-type="float">
            <text:p>12.51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278" calcext:value-type="float">
            <text:p>10.2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3114" calcext:value-type="float">
            <text:p>12.31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6" calcext:value-type="float">
            <text:p>8.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2398" calcext:value-type="float">
            <text:p>17.2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8566" calcext:value-type="float">
            <text:p>20.8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3116" calcext:value-type="float">
            <text:p>19.3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472" calcext:value-type="float">
            <text:p>20.4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7688" calcext:value-type="float">
            <text:p>22.7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1762" calcext:value-type="float">
            <text:p>23.1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1036" calcext:value-type="float">
            <text:p>23.1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6064" calcext:value-type="float">
            <text:p>20.60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2154" calcext:value-type="float">
            <text:p>18.2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4796" calcext:value-type="float">
            <text:p>16.47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2088" calcext:value-type="float">
            <text:p>12.2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822" calcext:value-type="float">
            <text:p>15.8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4406" calcext:value-type="float">
            <text:p>25.44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6686" calcext:value-type="float">
            <text:p>25.66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5884" calcext:value-type="float">
            <text:p>26.58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2272" calcext:value-type="float">
            <text:p>17.22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234" calcext:value-type="float">
            <text:p>12.02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7414" calcext:value-type="float">
            <text:p>11.74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6322" calcext:value-type="float">
            <text:p>20.63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2502" calcext:value-type="float">
            <text:p>18.2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4988" calcext:value-type="float">
            <text:p>19.4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0744" calcext:value-type="float">
            <text:p>24.0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3656" calcext:value-type="float">
            <text:p>22.3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2858" calcext:value-type="float">
            <text:p>25.2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8396" calcext:value-type="float">
            <text:p>22.8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8452" calcext:value-type="float">
            <text:p>14.84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468" calcext:value-type="float">
            <text:p>3.9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924" calcext:value-type="float">
            <text:p>15.9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2402" calcext:value-type="float">
            <text:p>16.24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0754" calcext:value-type="float">
            <text:p>23.07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4278" calcext:value-type="float">
            <text:p>18.42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7556" calcext:value-type="float">
            <text:p>10.7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0138" calcext:value-type="float">
            <text:p>6.01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132" calcext:value-type="float">
            <text:p>6.01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15" calcext:value-type="float">
            <text:p>6.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8052" calcext:value-type="float">
            <text:p>15.80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3412" calcext:value-type="float">
            <text:p>23.34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0034" calcext:value-type="float">
            <text:p>20.00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6136" calcext:value-type="float">
            <text:p>11.61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9856" calcext:value-type="float">
            <text:p>5.98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8614" calcext:value-type="float">
            <text:p>20.86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7834" calcext:value-type="float">
            <text:p>23.78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89" calcext:value-type="float">
            <text:p>19.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4546" calcext:value-type="float">
            <text:p>20.45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106" calcext:value-type="float">
            <text:p>12.8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1086" calcext:value-type="float">
            <text:p>9.1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728" calcext:value-type="float">
            <text:p>7.97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278" calcext:value-type="float">
            <text:p>7.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656" calcext:value-type="float">
            <text:p>5.86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094" calcext:value-type="float">
            <text:p>9.20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81" calcext:value-type="float">
            <text:p>4.5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8496" calcext:value-type="float">
            <text:p>3.8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516" calcext:value-type="float">
            <text:p>4.25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3638" calcext:value-type="float">
            <text:p>4.36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746" calcext:value-type="float">
            <text:p>3.4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538" calcext:value-type="float">
            <text:p>2.6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5262" calcext:value-type="float">
            <text:p>6.5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.2012" calcext:value-type="float">
            <text:p>16.2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9772" calcext:value-type="float">
            <text:p>17.97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3094" calcext:value-type="float">
            <text:p>23.30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0378" calcext:value-type="float">
            <text:p>27.03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5112" calcext:value-type="float">
            <text:p>27.51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1312" calcext:value-type="float">
            <text:p>26.13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2996" calcext:value-type="float">
            <text:p>25.29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7988" calcext:value-type="float">
            <text:p>16.79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4142" calcext:value-type="float">
            <text:p>13.41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1892" calcext:value-type="float">
            <text:p>16.18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3936" calcext:value-type="float">
            <text:p>27.3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0756" calcext:value-type="float">
            <text:p>27.0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1486" calcext:value-type="float">
            <text:p>26.14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133" calcext:value-type="float">
            <text:p>26.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3442" calcext:value-type="float">
            <text:p>23.34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5088" calcext:value-type="float">
            <text:p>21.50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0732" calcext:value-type="float">
            <text:p>18.0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6638" calcext:value-type="float">
            <text:p>19.66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2918" calcext:value-type="float">
            <text:p>19.29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671" calcext:value-type="float">
            <text:p>19.6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3452" calcext:value-type="float">
            <text:p>16.34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0108" calcext:value-type="float">
            <text:p>9.0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0252" calcext:value-type="float">
            <text:p>9.02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0222" calcext:value-type="float">
            <text:p>9.0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0198" calcext:value-type="float">
            <text:p>9.01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1356" calcext:value-type="float">
            <text:p>27.1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4236" calcext:value-type="float">
            <text:p>27.42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0264" calcext:value-type="float">
            <text:p>27.02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159" calcext:value-type="float">
            <text:p>27.1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9716" calcext:value-type="float">
            <text:p>25.97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4024" calcext:value-type="float">
            <text:p>20.40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4846" calcext:value-type="float">
            <text:p>14.48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0424" calcext:value-type="float">
            <text:p>11.04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4758" calcext:value-type="float">
            <text:p>9.4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511" calcext:value-type="float">
            <text:p>17.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845" calcext:value-type="float">
            <text:p>22.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0616" calcext:value-type="float">
            <text:p>26.0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9876" calcext:value-type="float">
            <text:p>27.98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4066" calcext:value-type="float">
            <text:p>26.40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.4988" calcext:value-type="float">
            <text:p>25.49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5548" calcext:value-type="float">
            <text:p>26.55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205" calcext:value-type="float">
            <text:p>26.2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588" calcext:value-type="float">
            <text:p>8.1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168" calcext:value-type="float">
            <text:p>6.0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368" calcext:value-type="float">
            <text:p>2.83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581" calcext:value-type="float">
            <text:p>13.5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17" calcext:value-type="float">
            <text:p>28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212" calcext:value-type="float">
            <text:p>28.2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284" calcext:value-type="float">
            <text:p>28.2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372" calcext:value-type="float">
            <text:p>27.3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.717" calcext:value-type="float">
            <text:p>27.7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.1988" calcext:value-type="float">
            <text:p>28.19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.2708" calcext:value-type="float">
            <text:p>28.2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2784" calcext:value-type="float">
            <text:p>27.2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7698" calcext:value-type="float">
            <text:p>27.7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9706" calcext:value-type="float">
            <text:p>26.9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4842" calcext:value-type="float">
            <text:p>18.4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4884" calcext:value-type="float">
            <text:p>18.4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9942" calcext:value-type="float">
            <text:p>18.99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9614" calcext:value-type="float">
            <text:p>19.96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2272" calcext:value-type="float">
            <text:p>23.2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7962" calcext:value-type="float">
            <text:p>12.79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8668" calcext:value-type="float">
            <text:p>8.86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9374" calcext:value-type="float">
            <text:p>25.93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2482" calcext:value-type="float">
            <text:p>20.24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5596" calcext:value-type="float">
            <text:p>14.55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0758" calcext:value-type="float">
            <text:p>10.07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3258" calcext:value-type="float">
            <text:p>12.32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7326" calcext:value-type="float">
            <text:p>15.73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0148" calcext:value-type="float">
            <text:p>17.0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8112" calcext:value-type="float">
            <text:p>18.8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6212" calcext:value-type="float">
            <text:p>16.6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2378" calcext:value-type="float">
            <text:p>19.23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5354" calcext:value-type="float">
            <text:p>16.5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304" calcext:value-type="float">
            <text:p>17.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8172" calcext:value-type="float">
            <text:p>15.81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1178" calcext:value-type="float">
            <text:p>16.11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.6324" calcext:value-type="float">
            <text:p>21.6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9142" calcext:value-type="float">
            <text:p>14.91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9548" calcext:value-type="float">
            <text:p>16.9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7664" calcext:value-type="float">
            <text:p>13.76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08" calcext:value-type="float">
            <text:p>1.2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184" calcext:value-type="float">
            <text:p>8.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0646" calcext:value-type="float">
            <text:p>26.06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708" calcext:value-type="float">
            <text:p>24.7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.4134" calcext:value-type="float">
            <text:p>24.41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.0346" calcext:value-type="float">
            <text:p>23.03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4312" calcext:value-type="float">
            <text:p>20.43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9662" calcext:value-type="float">
            <text:p>19.96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5684" calcext:value-type="float">
            <text:p>19.56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.1516" calcext:value-type="float">
            <text:p>17.1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56" calcext:value-type="float">
            <text:p>14.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552" calcext:value-type="float">
            <text:p>14.4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9142" calcext:value-type="float">
            <text:p>14.9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996" calcext:value-type="float">
            <text:p>15.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3638" calcext:value-type="float">
            <text:p>16.36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4268" calcext:value-type="float">
            <text:p>13.42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8004" calcext:value-type="float">
            <text:p>12.80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6576" calcext:value-type="float">
            <text:p>3.6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8554" calcext:value-type="float">
            <text:p>23.85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9632" calcext:value-type="float">
            <text:p>22.96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6654" calcext:value-type="float">
            <text:p>21.66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3046" calcext:value-type="float">
            <text:p>20.30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4422" calcext:value-type="float">
            <text:p>18.44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0752" calcext:value-type="float">
            <text:p>13.07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1928" calcext:value-type="float">
            <text:p>10.19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1346" calcext:value-type="float">
            <text:p>10.13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6106" calcext:value-type="float">
            <text:p>11.61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5644" calcext:value-type="float">
            <text:p>11.5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788" calcext:value-type="float">
            <text:p>10.9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1102" calcext:value-type="float">
            <text:p>11.1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938" calcext:value-type="float">
            <text:p>12.4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514" calcext:value-type="float">
            <text:p>13.75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6876" calcext:value-type="float">
            <text:p>15.68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0276" calcext:value-type="float">
            <text:p>12.0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8796" calcext:value-type="float">
            <text:p>6.87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9642" calcext:value-type="float">
            <text:p>9.9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208" calcext:value-type="float">
            <text:p>8.32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384" calcext:value-type="float">
            <text:p>6.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2948" calcext:value-type="float">
            <text:p>22.29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2458" calcext:value-type="float">
            <text:p>23.24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2874" calcext:value-type="float">
            <text:p>21.28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398" calcext:value-type="float">
            <text:p>19.3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8398" calcext:value-type="float">
            <text:p>17.83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439" calcext:value-type="float">
            <text:p>17.4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7786" calcext:value-type="float">
            <text:p>17.77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.4364" calcext:value-type="float">
            <text:p>16.43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4098" calcext:value-type="float">
            <text:p>12.4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372" calcext:value-type="float">
            <text:p>13.2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91" calcext:value-type="float">
            <text:p>14.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0482" calcext:value-type="float">
            <text:p>13.04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878" calcext:value-type="float">
            <text:p>10.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826" calcext:value-type="float">
            <text:p>8.8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222" calcext:value-type="float">
            <text:p>7.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6374" calcext:value-type="float">
            <text:p>7.63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5974" calcext:value-type="float">
            <text:p>11.59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985" calcext:value-type="float">
            <text:p>17.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4822" calcext:value-type="float">
            <text:p>14.4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38" calcext:value-type="float">
            <text:p>1.21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9356" calcext:value-type="float">
            <text:p>10.9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744" calcext:value-type="float">
            <text:p>21.7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5346" calcext:value-type="float">
            <text:p>21.53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7414" calcext:value-type="float">
            <text:p>23.74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9236" calcext:value-type="float">
            <text:p>22.92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1138" calcext:value-type="float">
            <text:p>20.11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4876" calcext:value-type="float">
            <text:p>20.48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0288" calcext:value-type="float">
            <text:p>18.02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218" calcext:value-type="float">
            <text:p>16.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9992" calcext:value-type="float">
            <text:p>16.9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93" calcext:value-type="float">
            <text:p>14.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1556" calcext:value-type="float">
            <text:p>16.1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228" calcext:value-type="float">
            <text:p>18.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0418" calcext:value-type="float">
            <text:p>17.0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2908" calcext:value-type="float">
            <text:p>11.29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8286" calcext:value-type="float">
            <text:p>12.8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6986" calcext:value-type="float">
            <text:p>22.69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638" calcext:value-type="float">
            <text:p>4.06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042" calcext:value-type="float">
            <text:p>15.0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9814" calcext:value-type="float">
            <text:p>11.98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3348" calcext:value-type="float">
            <text:p>21.33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9324" calcext:value-type="float">
            <text:p>27.93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5496" calcext:value-type="float">
            <text:p>27.5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2454" calcext:value-type="float">
            <text:p>27.24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4726" calcext:value-type="float">
            <text:p>26.47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.3926" calcext:value-type="float">
            <text:p>25.39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4628" calcext:value-type="float">
            <text:p>25.4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43" calcext:value-type="float">
            <text:p>23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0082" calcext:value-type="float">
            <text:p>23.0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4414" calcext:value-type="float">
            <text:p>20.4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9896" calcext:value-type="float">
            <text:p>19.9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0932" calcext:value-type="float">
            <text:p>16.09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982" calcext:value-type="float">
            <text:p>17.9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99" calcext:value-type="float">
            <text:p>21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5358" calcext:value-type="float">
            <text:p>27.53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454" calcext:value-type="float">
            <text:p>1.74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138" calcext:value-type="float">
            <text:p>1.21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02" calcext:value-type="float">
            <text:p>1.2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32" calcext:value-type="float">
            <text:p>1.21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2222" calcext:value-type="float">
            <text:p>19.2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258" calcext:value-type="float">
            <text:p>27.2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2424" calcext:value-type="float">
            <text:p>27.24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081" calcext:value-type="float">
            <text:p>27.0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1494" calcext:value-type="float">
            <text:p>27.14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8458" calcext:value-type="float">
            <text:p>26.84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573" calcext:value-type="float">
            <text:p>24.5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4334" calcext:value-type="float">
            <text:p>22.43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.5302" calcext:value-type="float">
            <text:p>23.53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0036" calcext:value-type="float">
            <text:p>24.00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9324" calcext:value-type="float">
            <text:p>24.9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6668" calcext:value-type="float">
            <text:p>25.6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9262" calcext:value-type="float">
            <text:p>23.9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9376" calcext:value-type="float">
            <text:p>23.9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5334" calcext:value-type="float">
            <text:p>24.5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668" calcext:value-type="float">
            <text:p>23.56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0698" calcext:value-type="float">
            <text:p>22.06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6358" calcext:value-type="float">
            <text:p>23.63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3928" calcext:value-type="float">
            <text:p>26.3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5966" calcext:value-type="float">
            <text:p>19.59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8912" calcext:value-type="float">
            <text:p>4.8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08" calcext:value-type="float">
            <text:p>1.2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8956" calcext:value-type="float">
            <text:p>14.89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9318" calcext:value-type="float">
            <text:p>27.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93" calcext:value-type="float">
            <text:p>27.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0638" calcext:value-type="float">
            <text:p>28.06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287" calcext:value-type="float">
            <text:p>28.2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858" calcext:value-type="float">
            <text:p>27.8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6318" calcext:value-type="float">
            <text:p>27.63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.5538" calcext:value-type="float">
            <text:p>27.55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.6204" calcext:value-type="float">
            <text:p>27.62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2776" calcext:value-type="float">
            <text:p>26.27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3626" calcext:value-type="float">
            <text:p>19.3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32" calcext:value-type="float">
            <text:p>16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2068" calcext:value-type="float">
            <text:p>17.20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4212" calcext:value-type="float">
            <text:p>21.4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3122" calcext:value-type="float">
            <text:p>19.3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6116" calcext:value-type="float">
            <text:p>16.6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6066" calcext:value-type="float">
            <text:p>18.60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0272" calcext:value-type="float">
            <text:p>25.0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2082" calcext:value-type="float">
            <text:p>27.20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2904" calcext:value-type="float">
            <text:p>24.29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114" calcext:value-type="float">
            <text:p>1.21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102" calcext:value-type="float">
            <text:p>1.2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126" calcext:value-type="float">
            <text:p>1.21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102" calcext:value-type="float">
            <text:p>1.2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.208" calcext:value-type="float">
            <text:p>20.2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7974" calcext:value-type="float">
            <text:p>27.79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2196" calcext:value-type="float">
            <text:p>27.21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.0006" calcext:value-type="float">
            <text:p>27.0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3496" calcext:value-type="float">
            <text:p>26.34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066" calcext:value-type="float">
            <text:p>27.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9062" calcext:value-type="float">
            <text:p>25.9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1814" calcext:value-type="float">
            <text:p>22.1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8494" calcext:value-type="float">
            <text:p>23.84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4902" calcext:value-type="float">
            <text:p>21.4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0122" calcext:value-type="float">
            <text:p>22.01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9232" calcext:value-type="float">
            <text:p>23.92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411" calcext:value-type="float">
            <text:p>27.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.1064" calcext:value-type="float">
            <text:p>28.1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1604" calcext:value-type="float">
            <text:p>28.16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6254" calcext:value-type="float">
            <text:p>19.62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0198" calcext:value-type="float">
            <text:p>12.01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198" calcext:value-type="float">
            <text:p>12.01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198" calcext:value-type="float">
            <text:p>12.0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0204" calcext:value-type="float">
            <text:p>12.0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0186" calcext:value-type="float">
            <text:p>12.01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9446" calcext:value-type="float">
            <text:p>25.94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8514" calcext:value-type="float">
            <text:p>27.85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948" calcext:value-type="float">
            <text:p>27.9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047" calcext:value-type="float">
            <text:p>28.0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.612" calcext:value-type="float">
            <text:p>27.6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9382" calcext:value-type="float">
            <text:p>26.93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0412" calcext:value-type="float">
            <text:p>26.04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703" calcext:value-type="float">
            <text:p>26.7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.6626" calcext:value-type="float">
            <text:p>22.6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3538" calcext:value-type="float">
            <text:p>20.3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344" calcext:value-type="float">
            <text:p>19.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5706" calcext:value-type="float">
            <text:p>18.5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982" calcext:value-type="float">
            <text:p>17.9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0776" calcext:value-type="float">
            <text:p>19.07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6884" calcext:value-type="float">
            <text:p>16.6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5942" calcext:value-type="float">
            <text:p>22.5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8338" calcext:value-type="float">
            <text:p>23.83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4546" calcext:value-type="float">
            <text:p>26.45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9376" calcext:value-type="float">
            <text:p>26.93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3892" calcext:value-type="float">
            <text:p>26.38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0976" calcext:value-type="float">
            <text:p>26.09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8476" calcext:value-type="float">
            <text:p>26.84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6184" calcext:value-type="float">
            <text:p>26.61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4624" calcext:value-type="float">
            <text:p>26.46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7474" calcext:value-type="float">
            <text:p>26.74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4236" calcext:value-type="float">
            <text:p>27.42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8154" calcext:value-type="float">
            <text:p>27.8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5898" calcext:value-type="float">
            <text:p>27.58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7026" calcext:value-type="float">
            <text:p>24.70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4436" calcext:value-type="float">
            <text:p>25.44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2864" calcext:value-type="float">
            <text:p>25.28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.246" calcext:value-type="float">
            <text:p>24.2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9858" calcext:value-type="float">
            <text:p>24.9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2974" calcext:value-type="float">
            <text:p>26.29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6794" calcext:value-type="float">
            <text:p>25.6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4278" calcext:value-type="float">
            <text:p>24.4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1706" calcext:value-type="float">
            <text:p>22.1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2104" calcext:value-type="float">
            <text:p>20.2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.8574" calcext:value-type="float">
            <text:p>24.85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628" calcext:value-type="float">
            <text:p>26.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4698" calcext:value-type="float">
            <text:p>27.4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1328" calcext:value-type="float">
            <text:p>28.1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9592" calcext:value-type="float">
            <text:p>23.9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7704" calcext:value-type="float">
            <text:p>12.7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5062" calcext:value-type="float">
            <text:p>17.50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.6522" calcext:value-type="float">
            <text:p>21.65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.4554" calcext:value-type="float">
            <text:p>24.45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8212" calcext:value-type="float">
            <text:p>26.82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5874" calcext:value-type="float">
            <text:p>27.5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1358" calcext:value-type="float">
            <text:p>25.13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8306" calcext:value-type="float">
            <text:p>22.83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7832" calcext:value-type="float">
            <text:p>22.78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8166" calcext:value-type="float">
            <text:p>24.81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7852" calcext:value-type="float">
            <text:p>23.78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.901" calcext:value-type="float">
            <text:p>20.9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1804" calcext:value-type="float">
            <text:p>20.18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4038" calcext:value-type="float">
            <text:p>15.4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0774" calcext:value-type="float">
            <text:p>15.07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106" calcext:value-type="float">
            <text:p>10.4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5212" calcext:value-type="float">
            <text:p>11.5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24" calcext:value-type="float">
            <text:p>12.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8244" calcext:value-type="float">
            <text:p>9.8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3246" calcext:value-type="float">
            <text:p>12.3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1304" calcext:value-type="float">
            <text:p>10.1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3742" calcext:value-type="float">
            <text:p>14.37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4784" calcext:value-type="float">
            <text:p>10.47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2668" calcext:value-type="float">
            <text:p>14.2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186" calcext:value-type="float">
            <text:p>9.1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6268" calcext:value-type="float">
            <text:p>5.62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158" calcext:value-type="float">
            <text:p>4.61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2536" calcext:value-type="float">
            <text:p>11.25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4174" calcext:value-type="float">
            <text:p>26.41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5218" calcext:value-type="float">
            <text:p>26.52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9954" calcext:value-type="float">
            <text:p>21.99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205" calcext:value-type="float">
            <text:p>23.2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.3414" calcext:value-type="float">
            <text:p>21.34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976" calcext:value-type="float">
            <text:p>17.9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0708" calcext:value-type="float">
            <text:p>18.07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4562" calcext:value-type="float">
            <text:p>16.45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8084" calcext:value-type="float">
            <text:p>13.80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0414" calcext:value-type="float">
            <text:p>9.0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108" calcext:value-type="float">
            <text:p>12.9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3714" calcext:value-type="float">
            <text:p>12.3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7292" calcext:value-type="float">
            <text:p>16.7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2034" calcext:value-type="float">
            <text:p>18.20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739" calcext:value-type="float">
            <text:p>17.7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0414" calcext:value-type="float">
            <text:p>9.04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118" calcext:value-type="float">
            <text:p>8.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6052" calcext:value-type="float">
            <text:p>11.6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5394" calcext:value-type="float">
            <text:p>9.5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108" calcext:value-type="float">
            <text:p>4.5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976" calcext:value-type="float">
            <text:p>3.89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7854" calcext:value-type="float">
            <text:p>3.78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868" calcext:value-type="float">
            <text:p>1.1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876" calcext:value-type="float">
            <text:p>1.88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1916" calcext:value-type="float">
            <text:p>4.19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6212" calcext:value-type="float">
            <text:p>7.62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6622" calcext:value-type="float">
            <text:p>8.66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2722" calcext:value-type="float">
            <text:p>8.27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7696" calcext:value-type="float">
            <text:p>11.76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6086" calcext:value-type="float">
            <text:p>10.60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4774" calcext:value-type="float">
            <text:p>8.47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3362" calcext:value-type="float">
            <text:p>7.33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6812" calcext:value-type="float">
            <text:p>4.6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46" calcext:value-type="float">
            <text:p>4.2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696" calcext:value-type="float">
            <text:p>4.2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128" calcext:value-type="float">
            <text:p>3.7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506" calcext:value-type="float">
            <text:p>1.65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886" calcext:value-type="float">
            <text:p>1.48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836" calcext:value-type="float">
            <text:p>5.58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944" calcext:value-type="float">
            <text:p>4.6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44" calcext:value-type="float">
            <text:p>3.28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192" calcext:value-type="float">
            <text:p>0.9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22" calcext:value-type="float">
            <text:p>0.56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36" calcext:value-type="float">
            <text:p>0.03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366" calcext:value-type="float">
            <text:p>1.83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636" calcext:value-type="float">
            <text:p>1.86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1416" calcext:value-type="float">
            <text:p>15.14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9822" calcext:value-type="float">
            <text:p>12.98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2336" calcext:value-type="float">
            <text:p>16.2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378" calcext:value-type="float">
            <text:p>3.03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552" calcext:value-type="float">
            <text:p>0.35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6" calcext:value-type="float">
            <text:p>0.12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404" calcext:value-type="float">
            <text:p>0.14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16" calcext:value-type="float">
            <text:p>0.56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76" calcext:value-type="float">
            <text:p>0.2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16" calcext:value-type="float">
            <text:p>0.05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76" calcext:value-type="float">
            <text:p>0.1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996" calcext:value-type="float">
            <text:p>1.29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998" calcext:value-type="float">
            <text:p>4.39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867" calcext:value-type="float">
            <text:p>9.8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9198" calcext:value-type="float">
            <text:p>6.91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822" calcext:value-type="float">
            <text:p>2.18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47" calcext:value-type="float">
            <text:p>2.8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1444" calcext:value-type="float">
            <text:p>2.14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7806" calcext:value-type="float">
            <text:p>3.7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556" calcext:value-type="float">
            <text:p>4.45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76" calcext:value-type="float">
            <text:p>1.7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698" calcext:value-type="float">
            <text:p>0.4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2" calcext:value-type="float">
            <text:p>0.5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16" calcext:value-type="float">
            <text:p>0.5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782" calcext:value-type="float">
            <text:p>1.67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204" calcext:value-type="float">
            <text:p>1.8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008" calcext:value-type="float">
            <text:p>3.4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8628" calcext:value-type="float">
            <text:p>3.8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29" calcext:value-type="float">
            <text:p>4.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324" calcext:value-type="float">
            <text:p>7.83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358" calcext:value-type="float">
            <text:p>4.7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578" calcext:value-type="float">
            <text:p>3.15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776" calcext:value-type="float">
            <text:p>2.27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728" calcext:value-type="float">
            <text:p>1.37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848" calcext:value-type="float">
            <text:p>1.38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0682" calcext:value-type="float">
            <text:p>2.0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997" calcext:value-type="float">
            <text:p>8.9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7578" calcext:value-type="float">
            <text:p>15.75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2686" calcext:value-type="float">
            <text:p>14.26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5298" calcext:value-type="float">
            <text:p>15.52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1702" calcext:value-type="float">
            <text:p>14.17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176" calcext:value-type="float">
            <text:p>15.11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3492" calcext:value-type="float">
            <text:p>15.34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143" calcext:value-type="float">
            <text:p>22.1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0096" calcext:value-type="float">
            <text:p>24.0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7558" calcext:value-type="float">
            <text:p>20.7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8884" calcext:value-type="float">
            <text:p>17.8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2822" calcext:value-type="float">
            <text:p>10.2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225" calcext:value-type="float">
            <text:p>6.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8774" calcext:value-type="float">
            <text:p>7.87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564" calcext:value-type="float">
            <text:p>3.35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1378" calcext:value-type="float">
            <text:p>17.13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8086" calcext:value-type="float">
            <text:p>11.80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0702" calcext:value-type="float">
            <text:p>9.07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2478" calcext:value-type="float">
            <text:p>9.24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2156" calcext:value-type="float">
            <text:p>10.21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9274" calcext:value-type="float">
            <text:p>20.92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9266" calcext:value-type="float">
            <text:p>25.92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4816" calcext:value-type="float">
            <text:p>26.48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9472" calcext:value-type="float">
            <text:p>26.94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429" calcext:value-type="float">
            <text:p>27.4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.9342" calcext:value-type="float">
            <text:p>27.93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2798" calcext:value-type="float">
            <text:p>28.27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2924" calcext:value-type="float">
            <text:p>28.29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0998" calcext:value-type="float">
            <text:p>28.09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.3738" calcext:value-type="float">
            <text:p>27.37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1638" calcext:value-type="float">
            <text:p>27.1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3424" calcext:value-type="float">
            <text:p>26.3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4096" calcext:value-type="float">
            <text:p>26.4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0664" calcext:value-type="float">
            <text:p>26.0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8074" calcext:value-type="float">
            <text:p>26.80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906" calcext:value-type="float">
            <text:p>27.9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1664" calcext:value-type="float">
            <text:p>28.1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534" calcext:value-type="float">
            <text:p>27.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9474" calcext:value-type="float">
            <text:p>27.94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7456" calcext:value-type="float">
            <text:p>26.7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2284" calcext:value-type="float">
            <text:p>26.22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2128" calcext:value-type="float">
            <text:p>26.21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214" calcext:value-type="float">
            <text:p>26.2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588" calcext:value-type="float">
            <text:p>27.5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.104" calcext:value-type="float">
            <text:p>28.1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9846" calcext:value-type="float">
            <text:p>27.98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9438" calcext:value-type="float">
            <text:p>27.94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9408" calcext:value-type="float">
            <text:p>27.94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2096" calcext:value-type="float">
            <text:p>28.20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0932" calcext:value-type="float">
            <text:p>28.09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2768" calcext:value-type="float">
            <text:p>28.27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104" calcext:value-type="float">
            <text:p>28.1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0506" calcext:value-type="float">
            <text:p>28.05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.9174" calcext:value-type="float">
            <text:p>27.91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4062" calcext:value-type="float">
            <text:p>27.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1536" calcext:value-type="float">
            <text:p>27.1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4446" calcext:value-type="float">
            <text:p>27.4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2076" calcext:value-type="float">
            <text:p>27.2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0146" calcext:value-type="float">
            <text:p>28.0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992" calcext:value-type="float">
            <text:p>25.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8938" calcext:value-type="float">
            <text:p>23.89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3384" calcext:value-type="float">
            <text:p>18.3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9232" calcext:value-type="float">
            <text:p>20.92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2606" calcext:value-type="float">
            <text:p>25.26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466" calcext:value-type="float">
            <text:p>26.4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5526" calcext:value-type="float">
            <text:p>27.5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1334" calcext:value-type="float">
            <text:p>28.13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7524" calcext:value-type="float">
            <text:p>27.75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2238" calcext:value-type="float">
            <text:p>27.2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6448" calcext:value-type="float">
            <text:p>26.64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6934" calcext:value-type="float">
            <text:p>26.69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6748" calcext:value-type="float">
            <text:p>26.67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0762" calcext:value-type="float">
            <text:p>27.07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7096" calcext:value-type="float">
            <text:p>26.70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1468" calcext:value-type="float">
            <text:p>26.14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.5618" calcext:value-type="float">
            <text:p>25.56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.7962" calcext:value-type="float">
            <text:p>24.79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166" calcext:value-type="float">
            <text:p>20.1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8018" calcext:value-type="float">
            <text:p>16.8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543" calcext:value-type="float">
            <text:p>18.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8602" calcext:value-type="float">
            <text:p>17.8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7346" calcext:value-type="float">
            <text:p>19.73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3076" calcext:value-type="float">
            <text:p>17.30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094" calcext:value-type="float">
            <text:p>17.0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7478" calcext:value-type="float">
            <text:p>16.74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406" calcext:value-type="float">
            <text:p>17.4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5192" calcext:value-type="float">
            <text:p>19.51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405" calcext:value-type="float">
            <text:p>18.4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906" calcext:value-type="float">
            <text:p>21.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1016" calcext:value-type="float">
            <text:p>25.1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.071" calcext:value-type="float">
            <text:p>25.0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.451" calcext:value-type="float">
            <text:p>23.4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3542" calcext:value-type="float">
            <text:p>25.35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5906" calcext:value-type="float">
            <text:p>25.59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0286" calcext:value-type="float">
            <text:p>26.02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1304" calcext:value-type="float">
            <text:p>28.13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152" calcext:value-type="float">
            <text:p>28.1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8218" calcext:value-type="float">
            <text:p>26.82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0236" calcext:value-type="float">
            <text:p>25.02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9034" calcext:value-type="float">
            <text:p>23.90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257" calcext:value-type="float">
            <text:p>22.2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.7702" calcext:value-type="float">
            <text:p>20.77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0644" calcext:value-type="float">
            <text:p>16.0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596" calcext:value-type="float">
            <text:p>12.7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5752" calcext:value-type="float">
            <text:p>17.5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4468" calcext:value-type="float">
            <text:p>17.4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1914" calcext:value-type="float">
            <text:p>21.1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2104" calcext:value-type="float">
            <text:p>20.2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2822" calcext:value-type="float">
            <text:p>22.28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166" calcext:value-type="float">
            <text:p>20.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3594" calcext:value-type="float">
            <text:p>21.35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9028" calcext:value-type="float">
            <text:p>23.90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3788" calcext:value-type="float">
            <text:p>25.37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.7912" calcext:value-type="float">
            <text:p>23.79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5582" calcext:value-type="float">
            <text:p>22.55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1366" calcext:value-type="float">
            <text:p>23.13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7744" calcext:value-type="float">
            <text:p>26.77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.4418" calcext:value-type="float">
            <text:p>25.4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068" calcext:value-type="float">
            <text:p>28.0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8576" calcext:value-type="float">
            <text:p>28.85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3152" calcext:value-type="float">
            <text:p>28.31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829" calcext:value-type="float">
            <text:p>26.8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9168" calcext:value-type="float">
            <text:p>21.91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.7694" calcext:value-type="float">
            <text:p>16.76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9844" calcext:value-type="float">
            <text:p>11.98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9508" calcext:value-type="float">
            <text:p>8.9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926" calcext:value-type="float">
            <text:p>10.69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825" calcext:value-type="float">
            <text:p>9.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8342" calcext:value-type="float">
            <text:p>13.8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351" calcext:value-type="float">
            <text:p>15.3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2918" calcext:value-type="float">
            <text:p>10.29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233" calcext:value-type="float">
            <text:p>10.2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9444" calcext:value-type="float">
            <text:p>9.9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615" calcext:value-type="float">
            <text:p>9.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755" calcext:value-type="float">
            <text:p>13.7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0234" calcext:value-type="float">
            <text:p>15.02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259" calcext:value-type="float">
            <text:p>14.2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35" calcext:value-type="float">
            <text:p>14.2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8586" calcext:value-type="float">
            <text:p>15.85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4816" calcext:value-type="float">
            <text:p>17.48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5036" calcext:value-type="float">
            <text:p>19.5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3122" calcext:value-type="float">
            <text:p>22.3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0522" calcext:value-type="float">
            <text:p>21.05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9558" calcext:value-type="float">
            <text:p>24.95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6158" calcext:value-type="float">
            <text:p>22.61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.4068" calcext:value-type="float">
            <text:p>18.40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8854" calcext:value-type="float">
            <text:p>17.88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9866" calcext:value-type="float">
            <text:p>13.98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2518" calcext:value-type="float">
            <text:p>11.25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5998" calcext:value-type="float">
            <text:p>14.5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329" calcext:value-type="float">
            <text:p>19.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7478" calcext:value-type="float">
            <text:p>16.7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552" calcext:value-type="float">
            <text:p>8.7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39" calcext:value-type="float">
            <text:p>10.5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7984" calcext:value-type="float">
            <text:p>11.7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3416" calcext:value-type="float">
            <text:p>13.3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621" calcext:value-type="float">
            <text:p>18.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0102" calcext:value-type="float">
            <text:p>15.0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697" calcext:value-type="float">
            <text:p>20.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3402" calcext:value-type="float">
            <text:p>18.34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7202" calcext:value-type="float">
            <text:p>19.72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0704" calcext:value-type="float">
            <text:p>19.07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321" calcext:value-type="float">
            <text:p>15.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5006" calcext:value-type="float">
            <text:p>16.5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.7562" calcext:value-type="float">
            <text:p>16.75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0482" calcext:value-type="float">
            <text:p>19.04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.3232" calcext:value-type="float">
            <text:p>20.32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3962" calcext:value-type="float">
            <text:p>19.39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2156" calcext:value-type="float">
            <text:p>16.21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538" calcext:value-type="float">
            <text:p>14.35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2476" calcext:value-type="float">
            <text:p>8.24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086" calcext:value-type="float">
            <text:p>10.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278" calcext:value-type="float">
            <text:p>7.0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442" calcext:value-type="float">
            <text:p>4.4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972" calcext:value-type="float">
            <text:p>4.2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248" calcext:value-type="float">
            <text:p>3.1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126" calcext:value-type="float">
            <text:p>2.4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204" calcext:value-type="float">
            <text:p>3.32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244" calcext:value-type="float">
            <text:p>1.4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2874" calcext:value-type="float">
            <text:p>6.28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636" calcext:value-type="float">
            <text:p>7.56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9768" calcext:value-type="float">
            <text:p>6.97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853" calcext:value-type="float">
            <text:p>5.8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776" calcext:value-type="float">
            <text:p>4.67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111" calcext:value-type="float">
            <text:p>3.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954" calcext:value-type="float">
            <text:p>2.4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91" calcext:value-type="float">
            <text:p>2.6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9956" calcext:value-type="float">
            <text:p>4.99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0032" calcext:value-type="float">
            <text:p>7.00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254" calcext:value-type="float">
            <text:p>7.62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7582" calcext:value-type="float">
            <text:p>5.7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321" calcext:value-type="float">
            <text:p>3.3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6502" calcext:value-type="float">
            <text:p>2.65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0354" calcext:value-type="float">
            <text:p>3.0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716" calcext:value-type="float">
            <text:p>1.3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32" calcext:value-type="float">
            <text:p>0.1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56" calcext:value-type="float">
            <text:p>0.10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76" calcext:value-type="float">
            <text:p>0.05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72" calcext:value-type="float">
            <text:p>0.09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826" calcext:value-type="float">
            <text:p>0.28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172" calcext:value-type="float">
            <text:p>0.8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992" calcext:value-type="float">
            <text:p>4.69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4202" calcext:value-type="float">
            <text:p>19.42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737" calcext:value-type="float">
            <text:p>16.7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3952" calcext:value-type="float">
            <text:p>14.39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9688" calcext:value-type="float">
            <text:p>11.96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5532" calcext:value-type="float">
            <text:p>9.55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3842" calcext:value-type="float">
            <text:p>1.38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76" calcext:value-type="float">
            <text:p>0.2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02" calcext:value-type="float">
            <text:p>0.2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54" calcext:value-type="float">
            <text:p>0.42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6486" calcext:value-type="float">
            <text:p>3.6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7628" calcext:value-type="float">
            <text:p>10.76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03" calcext:value-type="float">
            <text:p>4.5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28" calcext:value-type="float">
            <text:p>0.26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586" calcext:value-type="float">
            <text:p>5.05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474" calcext:value-type="float">
            <text:p>2.74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6098" calcext:value-type="float">
            <text:p>7.6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657" calcext:value-type="float">
            <text:p>12.6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716" calcext:value-type="float">
            <text:p>2.87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4198" calcext:value-type="float">
            <text:p>2.41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602" calcext:value-type="float">
            <text:p>1.96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361" calcext:value-type="float">
            <text:p>5.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9014" calcext:value-type="float">
            <text:p>4.9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949" calcext:value-type="float">
            <text:p>2.9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4768" calcext:value-type="float">
            <text:p>2.47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016" calcext:value-type="float">
            <text:p>1.40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02" calcext:value-type="float">
            <text:p>0.82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654" calcext:value-type="float">
            <text:p>3.06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504" calcext:value-type="float">
            <text:p>3.9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69" calcext:value-type="float">
            <text:p>2.4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684" calcext:value-type="float">
            <text:p>2.4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502" calcext:value-type="float">
            <text:p>1.15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24" calcext:value-type="float">
            <text:p>0.66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334" calcext:value-type="float">
            <text:p>1.13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29" calcext:value-type="float">
            <text:p>1.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48" calcext:value-type="float">
            <text:p>1.8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086" calcext:value-type="float">
            <text:p>4.00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4976" calcext:value-type="float">
            <text:p>10.49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8034" calcext:value-type="float">
            <text:p>12.80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0498" calcext:value-type="float">
            <text:p>12.04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3562" calcext:value-type="float">
            <text:p>8.35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697" calcext:value-type="float">
            <text:p>8.6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025" calcext:value-type="float">
            <text:p>5.0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1308" calcext:value-type="float">
            <text:p>6.13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581" calcext:value-type="float">
            <text:p>7.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024" calcext:value-type="float">
            <text:p>9.3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466" calcext:value-type="float">
            <text:p>9.2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762" calcext:value-type="float">
            <text:p>9.97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666" calcext:value-type="float">
            <text:p>10.5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1084" calcext:value-type="float">
            <text:p>8.10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164" calcext:value-type="float">
            <text:p>5.21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604" calcext:value-type="float">
            <text:p>5.66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976" calcext:value-type="float">
            <text:p>5.39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7548" calcext:value-type="float">
            <text:p>6.75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618" calcext:value-type="float">
            <text:p>7.5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384" calcext:value-type="float">
            <text:p>8.43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3612" calcext:value-type="float">
            <text:p>9.36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12" calcext:value-type="float">
            <text:p>11.7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1506" calcext:value-type="float">
            <text:p>12.15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334" calcext:value-type="float">
            <text:p>17.3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108" calcext:value-type="float">
            <text:p>1.21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138" calcext:value-type="float">
            <text:p>1.21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504" calcext:value-type="float">
            <text:p>6.5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4214" calcext:value-type="float">
            <text:p>13.42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0178" calcext:value-type="float">
            <text:p>8.0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932" calcext:value-type="float">
            <text:p>6.79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9302" calcext:value-type="float">
            <text:p>4.93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4914" calcext:value-type="float">
            <text:p>3.4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256" calcext:value-type="float">
            <text:p>2.9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046" calcext:value-type="float">
            <text:p>3.80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242" calcext:value-type="float">
            <text:p>4.02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812" calcext:value-type="float">
            <text:p>5.5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807" calcext:value-type="float">
            <text:p>9.8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5004" calcext:value-type="float">
            <text:p>12.5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0122" calcext:value-type="float">
            <text:p>22.01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599" calcext:value-type="float">
            <text:p>10.5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198" calcext:value-type="float">
            <text:p>9.01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0204" calcext:value-type="float">
            <text:p>9.0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0192" calcext:value-type="float">
            <text:p>9.01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0198" calcext:value-type="float">
            <text:p>9.01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0186" calcext:value-type="float">
            <text:p>9.01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0204" calcext:value-type="float">
            <text:p>9.0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3262" calcext:value-type="float">
            <text:p>11.32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2878" calcext:value-type="float">
            <text:p>29.28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0064" calcext:value-type="float">
            <text:p>29.00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016" calcext:value-type="float">
            <text:p>29.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4586" calcext:value-type="float">
            <text:p>28.45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.2186" calcext:value-type="float">
            <text:p>28.21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.1874" calcext:value-type="float">
            <text:p>25.18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3592" calcext:value-type="float">
            <text:p>23.35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.4742" calcext:value-type="float">
            <text:p>25.4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number:number-style style:name="N153">
      <number:number number:decimal-places="3" number:min-decimal-places="3" number:min-integer-digits="1"/>
    </number:number-style>
    <number:number-style style:name="N15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4P2" style:volatile="true">
      <number:text loext:blank-width-char="-"> </number:text>
      <number:fill-character> </number:fill-character>
      <number:text loext:blank-width-char="-1">-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 loext:blank-width-char="-"> </number:text>
      <number:fill-character> </number:fill-character>
      <number:number number:decimal-places="1" number:min-decimal-places="1" number:min-integer-digits="1" number:grouping="true"/>
      <number:text loext:blank-width-char="-"> </number:text>
    </number:number-style>
    <number:number-style style:name="N155P1" style:volatile="true">
      <number:text>-</number:text>
      <number:fill-character> </number:fill-character>
      <number:number number:decimal-places="1" number:min-decimal-places="1" number:min-integer-digits="1" number:grouping="true"/>
      <number:text loext:blank-width-char="-"> </number:text>
    </number:number-style>
    <number:number-style style:name="N155P2" style:volatile="true">
      <number:text loext:blank-width-char="-"> </number:text>
      <number:fill-character> </number:fill-character>
      <number:text loext:blank-width-char="-1">-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3:48:43.492743629</meta:creation-date>
    <dc:date>2025-11-11T13:50:42.276882406</dc:date>
    <meta:editing-duration>PT1M59S</meta:editing-duration>
    <meta:editing-cycles>1</meta:editing-cycles>
    <meta:generator>LibreOffice/25.8.1.1$Linux_X86_64 LibreOffice_project/580$Build-1</meta:generator>
    <meta:document-statistic meta:table-count="1" meta:cell-count="17522" meta:object-count="0"/>
  </office:meta>
</office:document-meta>
</file>